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9000000D3B000026DC7CA659F6.svm"/>
  <manifest:file-entry manifest:media-type="" manifest:full-path="Pictures/2000009000000DEB000026DCBE5BEF23.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0.997cm" style:rel-column-width="3842*"/>
    </style:style>
    <style:style style:name="Table4.B" style:family="table-column">
      <style:table-column-properties style:column-width="2.81cm" style:rel-column-width="10832*"/>
    </style:style>
    <style:style style:name="Table4.C" style:family="table-column">
      <style:table-column-properties style:column-width="3.011cm" style:rel-column-width="11608*"/>
    </style:style>
    <style:style style:name="Table4.D" style:family="table-column">
      <style:table-column-properties style:column-width="2.402cm" style:rel-column-width="9262*"/>
    </style:style>
    <style:style style:name="Table4.E" style:family="table-column">
      <style:table-column-properties style:column-width="2.443cm" style:rel-column-width="9418*"/>
    </style:style>
    <style:style style:name="Table4.F" style:family="table-column">
      <style:table-column-properties style:column-width="2.746cm" style:rel-column-width="10588*"/>
    </style:style>
    <style:style style:name="Table4.G" style:family="table-column">
      <style:table-column-properties style:column-width="2.589cm" style:rel-column-width="9985*"/>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034cm" style:rel-column-width="3985*"/>
    </style:style>
    <style:style style:name="Table5.B" style:family="table-column">
      <style:table-column-properties style:column-width="2.769cm" style:rel-column-width="10676*"/>
    </style:style>
    <style:style style:name="Table5.C" style:family="table-column">
      <style:table-column-properties style:column-width="3.011cm" style:rel-column-width="11608*"/>
    </style:style>
    <style:style style:name="Table5.D" style:family="table-column">
      <style:table-column-properties style:column-width="6.087cm" style:rel-column-width="23468*"/>
    </style:style>
    <style:style style:name="Table5.E" style:family="table-column">
      <style:table-column-properties style:column-width="4.098cm" style:rel-column-width="15798*"/>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8" style:family="table">
      <style:table-properties style:width="17.014cm" fo:margin-left="-0.026cm" fo:margin-right="0.011cm" table:align="margins"/>
    </style:style>
    <style:style style:name="Table8.A" style:family="table-column">
      <style:table-column-properties style:column-width="5.69cm" style:rel-column-width="21917*"/>
    </style:style>
    <style:style style:name="Table8.B" style:family="table-column">
      <style:table-column-properties style:column-width="5.664cm" style:rel-column-width="21815*"/>
    </style:style>
    <style:style style:name="Table8.C" style:family="table-column">
      <style:table-column-properties style:column-width="5.66cm" style:rel-column-width="21803*"/>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0.995cm" style:rel-column-width="3835*"/>
    </style:style>
    <style:style style:name="Table6.B" style:family="table-column">
      <style:table-column-properties style:column-width="2.81cm" style:rel-column-width="10832*"/>
    </style:style>
    <style:style style:name="Table6.C" style:family="table-column">
      <style:table-column-properties style:column-width="3.011cm" style:rel-column-width="11608*"/>
    </style:style>
    <style:style style:name="Table6.D" style:family="table-column">
      <style:table-column-properties style:column-width="6.087cm" style:rel-column-width="23468*"/>
    </style:style>
    <style:style style:name="Table6.E" style:family="table-column">
      <style:table-column-properties style:column-width="4.096cm" style:rel-column-width="15792*"/>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3.053cm" style:rel-column-width="11771*"/>
    </style:style>
    <style:style style:name="Table14.B" style:family="table-column">
      <style:table-column-properties style:column-width="13.945cm" style:rel-column-width="53764*"/>
    </style:style>
    <style:style style:name="Table14.A1" style:family="table-cell">
      <style:table-cell-properties fo:padding="0.097cm" fo:border="none"/>
    </style:style>
    <style:style style:name="Table7" style:family="table">
      <style:table-properties style:width="16.999cm" table:align="margins"/>
    </style:style>
    <style:style style:name="Table7.A" style:family="table-column">
      <style:table-column-properties style:column-width="5.666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5.666cm" style:rel-column-width="2184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17" style:family="table">
      <style:table-properties style:width="16.999cm" table:align="margins"/>
    </style:style>
    <style:style style:name="Table17.A" style:family="table-column">
      <style:table-column-properties style:column-width="5.666cm" style:rel-column-width="21845*"/>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8" style:family="table">
      <style:table-properties style:width="16.999cm" table:align="margins"/>
    </style:style>
    <style:style style:name="Table18.A" style:family="table-column">
      <style:table-column-properties style:column-width="5.666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9" style:family="table">
      <style:table-properties style:width="16.999cm" table:align="margins"/>
    </style:style>
    <style:style style:name="Table19.A" style:family="table-column">
      <style:table-column-properties style:column-width="5.666cm" style:rel-column-width="21845*"/>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3" style:family="table">
      <style:table-properties style:width="16.999cm" table:align="margins"/>
    </style:style>
    <style:style style:name="Table13.A" style:family="table-column">
      <style:table-column-properties style:column-width="5.129cm" style:rel-column-width="19775*"/>
    </style:style>
    <style:style style:name="Table13.B" style:family="table-column">
      <style:table-column-properties style:column-width="11.869cm" style:rel-column-width="45760*"/>
    </style:style>
    <style:style style:name="Table13.A1" style:family="table-cell">
      <style:table-cell-properties fo:padding="0.097cm" fo:border="none"/>
    </style:style>
    <style:style style:name="Table10" style:family="table">
      <style:table-properties style:width="16.999cm" table:align="margins"/>
    </style:style>
    <style:style style:name="Table10.A" style:family="table-column">
      <style:table-column-properties style:column-width="5.666cm" style:rel-column-width="21842*"/>
    </style:style>
    <style:style style:name="Table10.C" style:family="table-column">
      <style:table-column-properties style:column-width="5.667cm" style:rel-column-width="2185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5.666cm" style:rel-column-width="2184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2" style:family="table">
      <style:table-properties style:width="16.999cm" table:align="margins"/>
    </style:style>
    <style:style style:name="Table12.A" style:family="table-column">
      <style:table-column-properties style:column-width="1.037cm" style:rel-column-width="3998*"/>
    </style:style>
    <style:style style:name="Table12.B" style:family="table-column">
      <style:table-column-properties style:column-width="7.103cm" style:rel-column-width="27385*"/>
    </style:style>
    <style:style style:name="Table12.C" style:family="table-column">
      <style:table-column-properties style:column-width="2.443cm" style:rel-column-width="9418*"/>
    </style:style>
    <style:style style:name="Table12.D" style:family="table-column">
      <style:table-column-properties style:column-width="6.415cm" style:rel-column-width="24734*"/>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5.129cm" style:rel-column-width="19775*"/>
    </style:style>
    <style:style style:name="Table23.B" style:family="table-column">
      <style:table-column-properties style:column-width="11.869cm" style:rel-column-width="45760*"/>
    </style:style>
    <style:style style:name="Table23.A1" style:family="table-cell">
      <style:table-cell-properties fo:padding="0.097cm" fo:border="none"/>
    </style:style>
    <style:style style:name="Table22" style:family="table">
      <style:table-properties style:width="16.999cm" fo:break-before="page" table:align="margins"/>
    </style:style>
    <style:style style:name="Table22.A" style:family="table-column">
      <style:table-column-properties style:column-width="1.037cm" style:rel-column-width="3998*"/>
    </style:style>
    <style:style style:name="Table22.B" style:family="table-column">
      <style:table-column-properties style:column-width="7.103cm" style:rel-column-width="27385*"/>
    </style:style>
    <style:style style:name="Table22.C" style:family="table-column">
      <style:table-column-properties style:column-width="2.443cm" style:rel-column-width="9418*"/>
    </style:style>
    <style:style style:name="Table22.D" style:family="table-column">
      <style:table-column-properties style:column-width="6.415cm" style:rel-column-width="24734*"/>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5.129cm" style:rel-column-width="19775*"/>
    </style:style>
    <style:style style:name="Table20.B" style:family="table-column">
      <style:table-column-properties style:column-width="11.869cm" style:rel-column-width="45760*"/>
    </style:style>
    <style:style style:name="Table20.A1" style:family="table-cell">
      <style:table-cell-properties fo:padding="0.097cm" fo:border="none"/>
    </style:style>
    <style:style style:name="Table21" style:family="table">
      <style:table-properties style:width="17.027cm" fo:margin-left="-0.028cm" fo:margin-right="0cm" table:align="margins"/>
    </style:style>
    <style:style style:name="Table21.A" style:family="table-column">
      <style:table-column-properties style:column-width="1.058cm" style:rel-column-width="4073*"/>
    </style:style>
    <style:style style:name="Table21.B" style:family="table-column">
      <style:table-column-properties style:column-width="7.096cm" style:rel-column-width="27312*"/>
    </style:style>
    <style:style style:name="Table21.C" style:family="table-column">
      <style:table-column-properties style:column-width="2.454cm" style:rel-column-width="9443*"/>
    </style:style>
    <style:style style:name="Table21.D" style:family="table-column">
      <style:table-column-properties style:column-width="6.419cm" style:rel-column-width="24707*"/>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5.129cm" style:rel-column-width="19775*"/>
    </style:style>
    <style:style style:name="Table1.B" style:family="table-column">
      <style:table-column-properties style:column-width="11.869cm" style:rel-column-width="45760*"/>
    </style:style>
    <style:style style:name="Table1.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5.129cm" style:rel-column-width="19775*"/>
    </style:style>
    <style:style style:name="Table2.B" style:family="table-column">
      <style:table-column-properties style:column-width="11.869cm" style:rel-column-width="45760*"/>
    </style:style>
    <style:style style:name="Table2.A1" style:family="table-cell">
      <style:table-cell-properties fo:padding="0.097cm" fo:border="none"/>
    </style:style>
    <style:style style:name="Example_3a_Postprocessing" style:display-name="Example:Postprocessing" style:family="table">
      <style:table-properties style:width="16.999cm" table:align="margins"/>
    </style:style>
    <style:style style:name="Example_3a_Postprocessing.A" style:display-name="Example:Postprocessing.A" style:family="table-column">
      <style:table-column-properties style:column-width="5.666cm" style:rel-column-width="21845*"/>
    </style:style>
    <style:style style:name="Example_3a_Postprocessing.A1" style:display-name="Example:Postprocessing.A1" style:family="table-cell">
      <style:table-cell-properties fo:padding="0.097cm" fo:border-left="0.002cm solid #000000" fo:border-right="none" fo:border-top="0.002cm solid #000000" fo:border-bottom="0.002cm solid #000000"/>
    </style:style>
    <style:style style:name="Example_3a_Postprocessing.C1" style:display-name="Example:Postprocessing.C1" style:family="table-cell">
      <style:table-cell-properties fo:padding="0.097cm" fo:border="0.002cm solid #000000"/>
    </style:style>
    <style:style style:name="Example_3a_Postprocessing.A2" style:display-name="Example:Postprocessing.A2" style:family="table-cell">
      <style:table-cell-properties fo:padding="0.097cm" fo:border-left="0.002cm solid #000000" fo:border-right="none" fo:border-top="none" fo:border-bottom="0.002cm solid #000000"/>
    </style:style>
    <style:style style:name="Example_3a_Postprocessing.C2" style:display-name="Example:Postprocessing.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5.129cm" style:rel-column-width="19775*"/>
    </style:style>
    <style:style style:name="Table3.B" style:family="table-column">
      <style:table-column-properties style:column-width="11.869cm" style:rel-column-width="45760*"/>
    </style:style>
    <style:style style:name="Table3.A1" style:family="table-cell">
      <style:table-cell-properties fo:padding="0.097cm" fo:border="none"/>
    </style:style>
    <style:style style:name="Table27" style:family="table">
      <style:table-properties style:width="16.999cm" table:align="margins"/>
    </style:style>
    <style:style style:name="Table27.A" style:family="table-column">
      <style:table-column-properties style:column-width="3.397cm" style:rel-column-width="13097*"/>
    </style:style>
    <style:style style:name="Table27.B" style:family="table-column">
      <style:table-column-properties style:column-width="3.399cm" style:rel-column-width="13104*"/>
    </style:style>
    <style:style style:name="Table27.C" style:family="table-column">
      <style:table-column-properties style:column-width="6.817cm" style:rel-column-width="26283*"/>
    </style:style>
    <style:style style:name="Table27.D" style:family="table-column">
      <style:table-column-properties style:column-width="2.237cm" style:rel-column-width="8622*"/>
    </style:style>
    <style:style style:name="Table27.E" style:family="table-column">
      <style:table-column-properties style:column-width="1.148cm" style:rel-column-width="4429*"/>
    </style:style>
    <style:style style:name="Table27.A1" style:family="table-cell">
      <style:table-cell-properties fo:padding="0.097cm" fo:border-left="0.002cm solid #000000" fo:border-right="none" fo:border-top="0.002cm solid #000000" fo:border-bottom="0.002cm solid #000000"/>
    </style:style>
    <style:style style:name="Table27.E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E2" style:family="table-cell">
      <style:table-cell-properties fo:padding="0.097cm" fo:border-left="0.002cm solid #000000" fo:border-right="0.002cm solid #000000" fo:border-top="none" fo:border-bottom="0.002cm solid #000000"/>
    </style:style>
    <style:style style:name="Table27.E3" style:family="table-cell" style:data-style-name="N0">
      <style:table-cell-properties fo:padding="0.097cm" fo:border-left="0.002cm solid #000000" fo:border-right="0.002cm solid #000000" fo:border-top="none" fo:border-bottom="0.002cm solid #000000"/>
    </style:style>
    <style:style style:name="Table27.B23" style:family="table-cell" style:data-style-name="N0">
      <style:table-cell-properties fo:padding="0.097cm" fo:border-left="0.002cm solid #000000" fo:border-right="none" fo:border-top="none" fo:border-bottom="0.002cm solid #000000"/>
    </style:style>
    <style:style style:name="Table32" style:family="table">
      <style:table-properties style:width="16.999cm" table:align="margins"/>
    </style:style>
    <style:style style:name="Table32.A" style:family="table-column">
      <style:table-column-properties style:column-width="1.037cm" style:rel-column-width="3998*"/>
    </style:style>
    <style:style style:name="Table32.B" style:family="table-column">
      <style:table-column-properties style:column-width="7.103cm" style:rel-column-width="27385*"/>
    </style:style>
    <style:style style:name="Table32.C" style:family="table-column">
      <style:table-column-properties style:column-width="2.443cm" style:rel-column-width="9418*"/>
    </style:style>
    <style:style style:name="Table32.D" style:family="table-column">
      <style:table-column-properties style:column-width="6.415cm" style:rel-column-width="2473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data-style-name="N100">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data-style-name="N100">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5.129cm" style:rel-column-width="19775*"/>
    </style:style>
    <style:style style:name="Table28.B" style:family="table-column">
      <style:table-column-properties style:column-width="11.869cm" style:rel-column-width="45760*"/>
    </style:style>
    <style:style style:name="Table28.A1" style:family="table-cell">
      <style:table-cell-properties fo:padding="0.097cm" fo:border="none"/>
    </style:style>
    <style:style style:name="Table29" style:family="table">
      <style:table-properties style:width="16.999cm" table:align="margins"/>
    </style:style>
    <style:style style:name="Table29.A" style:family="table-column">
      <style:table-column-properties style:column-width="2.616cm" style:rel-column-width="10084*"/>
    </style:style>
    <style:style style:name="Table29.B" style:family="table-column">
      <style:table-column-properties style:column-width="3.073cm" style:rel-column-width="11846*"/>
    </style:style>
    <style:style style:name="Table29.C" style:family="table-column">
      <style:table-column-properties style:column-width="5.569cm" style:rel-column-width="21468*"/>
    </style:style>
    <style:style style:name="Table29.D" style:family="table-column">
      <style:table-column-properties style:column-width="1.875cm" style:rel-column-width="7228*"/>
    </style:style>
    <style:style style:name="Table29.E" style:family="table-column">
      <style:table-column-properties style:column-width="2.141cm" style:rel-column-width="8255*"/>
    </style:style>
    <style:style style:name="Table29.F" style:family="table-column">
      <style:table-column-properties style:column-width="1.725cm" style:rel-column-width="6654*"/>
    </style:style>
    <style:style style:name="Table29.A1" style:family="table-cell">
      <style:table-cell-properties fo:padding="0.097cm" fo:border-left="0.002cm solid #000000" fo:border-right="none" fo:border-top="0.002cm solid #000000" fo:border-bottom="0.002cm solid #000000"/>
    </style:style>
    <style:style style:name="Table29.F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F2" style:family="table-cell">
      <style:table-cell-properties fo:padding="0.097cm" fo:border-left="0.002cm solid #000000" fo:border-right="0.002cm solid #000000" fo:border-top="none" fo:border-bottom="0.002cm solid #000000"/>
    </style:style>
    <style:style style:name="Table29.E3" style:family="table-cell" style:data-style-name="N0">
      <style:table-cell-properties fo:padding="0.097cm" fo:border-left="0.002cm solid #000000" fo:border-right="none" fo:border-top="none" fo:border-bottom="0.002cm solid #000000"/>
    </style:style>
    <style:style style:name="Table33" style:family="table">
      <style:table-properties style:width="16.999cm" table:align="margins"/>
    </style:style>
    <style:style style:name="Table33.A" style:family="table-column">
      <style:table-column-properties style:column-width="1.037cm" style:rel-column-width="3998*"/>
    </style:style>
    <style:style style:name="Table33.B" style:family="table-column">
      <style:table-column-properties style:column-width="7.103cm" style:rel-column-width="27385*"/>
    </style:style>
    <style:style style:name="Table33.C" style:family="table-column">
      <style:table-column-properties style:column-width="2.443cm" style:rel-column-width="9418*"/>
    </style:style>
    <style:style style:name="Table33.D" style:family="table-column">
      <style:table-column-properties style:column-width="6.415cm" style:rel-column-width="2473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data-style-name="N100">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data-style-name="N100">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397cm" style:rel-column-width="13097*"/>
    </style:style>
    <style:style style:name="Table31.B" style:family="table-column">
      <style:table-column-properties style:column-width="3.399cm" style:rel-column-width="13104*"/>
    </style:style>
    <style:style style:name="Table31.C" style:family="table-column">
      <style:table-column-properties style:column-width="5.542cm" style:rel-column-width="21366*"/>
    </style:style>
    <style:style style:name="Table31.D" style:family="table-column">
      <style:table-column-properties style:column-width="2.381cm" style:rel-column-width="9180*"/>
    </style:style>
    <style:style style:name="Table31.E" style:family="table-column">
      <style:table-column-properties style:column-width="2.279cm" style:rel-column-width="8788*"/>
    </style:style>
    <style:style style:name="Table31.1" style:family="table-row">
      <style:table-row-properties style:min-row-height="0.626cm"/>
    </style:style>
    <style:style style:name="Table31.A1" style:family="table-cell">
      <style:table-cell-properties fo:padding="0.097cm" fo:border-left="0.002cm solid #000000" fo:border-right="none" fo:border-top="0.002cm solid #000000" fo:border-bottom="0.002cm solid #000000"/>
    </style:style>
    <style:style style:name="Table31.E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E2" style:family="table-cell">
      <style:table-cell-properties fo:padding="0.097cm" fo:border-left="0.002cm solid #000000" fo:border-right="0.002cm solid #000000" fo:border-top="none" fo:border-bottom="0.002cm solid #000000"/>
    </style:style>
    <style:style style:name="Table31.E3" style:family="table-cell" style:data-style-name="N0">
      <style:table-cell-properties fo:padding="0.097cm" fo:border-left="0.002cm solid #000000" fo:border-right="0.002cm solid #000000" fo:border-top="none" fo:border-bottom="0.002cm solid #000000"/>
    </style:style>
    <style:style style:name="Table31.A5" style:family="table-cell">
      <style:table-cell-properties fo:background-color="#ffff99" fo:padding="0.097cm" fo:border-left="0.002cm solid #000000" fo:border-right="none" fo:border-top="none" fo:border-bottom="0.002cm solid #000000">
        <style:background-image/>
      </style:table-cell-properties>
    </style:style>
    <style:style style:name="Table31.E5"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31.B23" style:family="table-cell" style:data-style-name="N0">
      <style:table-cell-properties fo:padding="0.097cm" fo:border-left="0.002cm solid #000000" fo:border-right="none" fo:border-top="none" fo:border-bottom="0.002cm solid #000000"/>
    </style:style>
    <style:style style:name="Table34" style:family="table">
      <style:table-properties style:width="16.999cm" table:align="margins"/>
    </style:style>
    <style:style style:name="Table34.A" style:family="table-column">
      <style:table-column-properties style:column-width="1.037cm" style:rel-column-width="3998*"/>
    </style:style>
    <style:style style:name="Table34.B" style:family="table-column">
      <style:table-column-properties style:column-width="7.103cm" style:rel-column-width="27385*"/>
    </style:style>
    <style:style style:name="Table34.C" style:family="table-column">
      <style:table-column-properties style:column-width="2.443cm" style:rel-column-width="9418*"/>
    </style:style>
    <style:style style:name="Table34.D" style:family="table-column">
      <style:table-column-properties style:column-width="6.415cm" style:rel-column-width="2473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data-style-name="N100">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data-style-name="N100">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4.A4" style:family="table-cell" style:data-style-name="N0">
      <style:table-cell-properties fo:padding="0.097cm" fo:border-left="0.002cm solid #000000" fo:border-right="none" fo:border-top="none" fo:border-bottom="0.002cm solid #000000"/>
    </style:style>
    <style:style style:name="Table30" style:family="table">
      <style:table-properties style:width="16.999cm" table:align="margins"/>
    </style:style>
    <style:style style:name="Table30.A" style:family="table-column">
      <style:table-column-properties style:column-width="2.829cm" style:rel-column-width="10907*"/>
    </style:style>
    <style:style style:name="Table30.B" style:family="table-column">
      <style:table-column-properties style:column-width="4.242cm" style:rel-column-width="16354*"/>
    </style:style>
    <style:style style:name="Table30.C" style:family="table-column">
      <style:table-column-properties style:column-width="4.016cm" style:rel-column-width="15484*"/>
    </style:style>
    <style:style style:name="Table30.D" style:family="table-column">
      <style:table-column-properties style:column-width="1.732cm" style:rel-column-width="6677*"/>
    </style:style>
    <style:style style:name="Table30.E" style:family="table-column">
      <style:table-column-properties style:column-width="1.949cm" style:rel-column-width="7514*"/>
    </style:style>
    <style:style style:name="Table30.F" style:family="table-column">
      <style:table-column-properties style:column-width="2.23cm" style:rel-column-width="8599*"/>
    </style:style>
    <style:style style:name="Table30.A1" style:family="table-cell">
      <style:table-cell-properties fo:padding="0.097cm" fo:border-left="0.002cm solid #000000" fo:border-right="none" fo:border-top="0.002cm solid #000000" fo:border-bottom="0.002cm solid #000000"/>
    </style:style>
    <style:style style:name="Table30.F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F2" style:family="table-cell">
      <style:table-cell-properties fo:padding="0.097cm" fo:border-left="0.002cm solid #000000" fo:border-right="0.002cm solid #000000" fo:border-top="none" fo:border-bottom="0.002cm solid #000000"/>
    </style:style>
    <style:style style:name="Table30.E3" style:family="table-cell" style:data-style-name="N0">
      <style:table-cell-properties fo:padding="0.097cm" fo:border-left="0.002cm solid #000000" fo:border-right="none" fo:border-top="none" fo:border-bottom="0.002cm solid #000000"/>
    </style:style>
    <style:style style:name="Table30.A4" style:family="table-cell">
      <style:table-cell-properties fo:background-color="transparent" fo:padding="0.097cm" fo:border-left="0.002cm solid #000000" fo:border-right="none" fo:border-top="none" fo:border-bottom="0.002cm solid #000000">
        <style:background-image/>
      </style:table-cell-properties>
    </style:style>
    <style:style style:name="Table30.E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0.A5" style:family="table-cell">
      <style:table-cell-properties fo:background-color="#ffff99" fo:padding="0.097cm" fo:border-left="0.002cm solid #000000" fo:border-right="none" fo:border-top="none" fo:border-bottom="0.002cm solid #000000">
        <style:background-image/>
      </style:table-cell-properties>
    </style:style>
    <style:style style:name="Table30.E5"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30.F5"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0.A18" style:family="table-cell">
      <style:table-cell-properties fo:background-color="#ffcc99" fo:padding="0.097cm" fo:border-left="0.002cm solid #000000" fo:border-right="none" fo:border-top="none" fo:border-bottom="0.002cm solid #000000">
        <style:background-image/>
      </style:table-cell-properties>
    </style:style>
    <style:style style:name="Table30.E18" style:family="table-cell" style:data-style-name="N0">
      <style:table-cell-properties fo:background-color="#ffcc99" fo:padding="0.097cm" fo:border-left="0.002cm solid #000000" fo:border-right="none" fo:border-top="none" fo:border-bottom="0.002cm solid #000000">
        <style:background-image/>
      </style:table-cell-properties>
    </style:style>
    <style:style style:name="Table30.F18"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35" style:family="table">
      <style:table-properties style:width="16.979cm" table:align="right"/>
    </style:style>
    <style:style style:name="Table35.A" style:family="table-column">
      <style:table-column-properties style:column-width="1.011cm"/>
    </style:style>
    <style:style style:name="Table35.B" style:family="table-column">
      <style:table-column-properties style:column-width="7.094cm"/>
    </style:style>
    <style:style style:name="Table35.C" style:family="table-column">
      <style:table-column-properties style:column-width="2.454cm"/>
    </style:style>
    <style:style style:name="Table35.D" style:family="table-column">
      <style:table-column-properties style:column-width="6.421cm"/>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data-style-name="N100">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data-style-name="N100">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5.A4" style:family="table-cell" style:data-style-name="N0">
      <style:table-cell-properties fo:padding="0.097cm" fo:border-left="0.002cm solid #000000" fo:border-right="none" fo:border-top="none" fo:border-bottom="0.002cm solid #000000"/>
    </style:style>
    <style:style style:name="Table36" style:family="table">
      <style:table-properties style:width="16.999cm" table:align="margins"/>
    </style:style>
    <style:style style:name="Table36.A" style:family="table-column">
      <style:table-column-properties style:column-width="5.129cm" style:rel-column-width="19775*"/>
    </style:style>
    <style:style style:name="Table36.B" style:family="table-column">
      <style:table-column-properties style:column-width="11.869cm" style:rel-column-width="45760*"/>
    </style:style>
    <style:style style:name="Table36.A1" style:family="table-cell">
      <style:table-cell-properties fo:padding="0.097cm" fo:border="none"/>
    </style:style>
    <style:style style:name="Table37" style:family="table">
      <style:table-properties style:width="16.999cm" table:align="margins"/>
    </style:style>
    <style:style style:name="Table37.A" style:family="table-column">
      <style:table-column-properties style:column-width="2.616cm" style:rel-column-width="10084*"/>
    </style:style>
    <style:style style:name="Table37.B" style:family="table-column">
      <style:table-column-properties style:column-width="3.073cm" style:rel-column-width="11846*"/>
    </style:style>
    <style:style style:name="Table37.C" style:family="table-column">
      <style:table-column-properties style:column-width="5.569cm" style:rel-column-width="21468*"/>
    </style:style>
    <style:style style:name="Table37.D" style:family="table-column">
      <style:table-column-properties style:column-width="1.875cm" style:rel-column-width="7228*"/>
    </style:style>
    <style:style style:name="Table37.E" style:family="table-column">
      <style:table-column-properties style:column-width="2.141cm" style:rel-column-width="8255*"/>
    </style:style>
    <style:style style:name="Table37.F" style:family="table-column">
      <style:table-column-properties style:column-width="1.725cm" style:rel-column-width="6654*"/>
    </style:style>
    <style:style style:name="Table37.A1" style:family="table-cell">
      <style:table-cell-properties fo:padding="0.097cm" fo:border-left="0.002cm solid #000000" fo:border-right="none" fo:border-top="0.002cm solid #000000" fo:border-bottom="0.002cm solid #000000"/>
    </style:style>
    <style:style style:name="Table37.F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F2" style:family="table-cell">
      <style:table-cell-properties fo:padding="0.097cm" fo:border-left="0.002cm solid #000000" fo:border-right="0.002cm solid #000000" fo:border-top="none" fo:border-bottom="0.002cm solid #000000"/>
    </style:style>
    <style:style style:name="Table37.E3" style:family="table-cell" style:data-style-name="N0">
      <style:table-cell-properties fo:padding="0.097cm" fo:border-left="0.002cm solid #000000" fo:border-right="none" fo:border-top="none" fo:border-bottom="0.002cm solid #000000"/>
    </style:style>
    <style:style style:name="Table38" style:family="table">
      <style:table-properties style:width="16.999cm" table:align="margins"/>
    </style:style>
    <style:style style:name="Table38.A" style:family="table-column">
      <style:table-column-properties style:column-width="1.037cm" style:rel-column-width="3998*"/>
    </style:style>
    <style:style style:name="Table38.B" style:family="table-column">
      <style:table-column-properties style:column-width="7.103cm" style:rel-column-width="27385*"/>
    </style:style>
    <style:style style:name="Table38.C" style:family="table-column">
      <style:table-column-properties style:column-width="2.443cm" style:rel-column-width="9418*"/>
    </style:style>
    <style:style style:name="Table38.D" style:family="table-column">
      <style:table-column-properties style:column-width="6.415cm" style:rel-column-width="2473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data-style-name="N100">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data-style-name="N100">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24" style:family="table">
      <style:table-properties style:width="17.027cm" fo:margin-left="-0.028cm" fo:margin-right="0cm" table:align="margins"/>
    </style:style>
    <style:style style:name="Table24.A" style:family="table-column">
      <style:table-column-properties style:column-width="1.057cm" style:rel-column-width="4066*"/>
    </style:style>
    <style:style style:name="Table24.B" style:family="table-column">
      <style:table-column-properties style:column-width="7.435cm" style:rel-column-width="28615*"/>
    </style:style>
    <style:style style:name="Table24.C" style:family="table-column">
      <style:table-column-properties style:column-width="2.404cm" style:rel-column-width="9253*"/>
    </style:style>
    <style:style style:name="Table24.D" style:family="table-column">
      <style:table-column-properties style:column-width="6.131cm" style:rel-column-width="23601*"/>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1.563cm" style:rel-column-width="6025*"/>
    </style:style>
    <style:style style:name="Table25.B" style:family="table-column">
      <style:table-column-properties style:column-width="1.251cm" style:rel-column-width="4821*"/>
    </style:style>
    <style:style style:name="Table25.C" style:family="table-column">
      <style:table-column-properties style:column-width="1.395cm" style:rel-column-width="5379*"/>
    </style:style>
    <style:style style:name="Table25.D" style:family="table-column">
      <style:table-column-properties style:column-width="1.131cm" style:rel-column-width="4359*"/>
    </style:style>
    <style:style style:name="Table25.E" style:family="table-column">
      <style:table-column-properties style:column-width="1.822cm" style:rel-column-width="7024*"/>
    </style:style>
    <style:style style:name="Table25.F" style:family="table-column">
      <style:table-column-properties style:column-width="2.327cm" style:rel-column-width="8969*"/>
    </style:style>
    <style:style style:name="Table25.G" style:family="table-column">
      <style:table-column-properties style:column-width="3.644cm" style:rel-column-width="14049*"/>
    </style:style>
    <style:style style:name="Table25.H" style:family="table-column">
      <style:table-column-properties style:column-width="3.866cm" style:rel-column-width="14909*"/>
    </style:style>
    <style:style style:name="Table25.A1" style:family="table-cell">
      <style:table-cell-properties fo:padding="0.097cm" fo:border-left="0.002cm solid #000000" fo:border-right="none" fo:border-top="0.002cm solid #000000" fo:border-bottom="0.002cm solid #000000"/>
    </style:style>
    <style:style style:name="Table25.H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H2" style:family="table-cell">
      <style:table-cell-properties fo:padding="0.097cm" fo:border-left="0.002cm solid #000000" fo:border-right="0.002cm solid #000000" fo:border-top="none" fo:border-bottom="0.002cm solid #000000"/>
    </style:style>
    <style:style style:name="Table26" style:family="table">
      <style:table-properties style:width="16.999cm" fo:break-before="page" table:align="margins"/>
    </style:style>
    <style:style style:name="Table26.A" style:family="table-column">
      <style:table-column-properties style:column-width="1.563cm" style:rel-column-width="6025*"/>
    </style:style>
    <style:style style:name="Table26.B" style:family="table-column">
      <style:table-column-properties style:column-width="1.251cm" style:rel-column-width="4821*"/>
    </style:style>
    <style:style style:name="Table26.C" style:family="table-column">
      <style:table-column-properties style:column-width="1.395cm" style:rel-column-width="5379*"/>
    </style:style>
    <style:style style:name="Table26.D" style:family="table-column">
      <style:table-column-properties style:column-width="1.131cm" style:rel-column-width="4359*"/>
    </style:style>
    <style:style style:name="Table26.E" style:family="table-column">
      <style:table-column-properties style:column-width="1.822cm" style:rel-column-width="7024*"/>
    </style:style>
    <style:style style:name="Table26.F" style:family="table-column">
      <style:table-column-properties style:column-width="2.327cm" style:rel-column-width="8969*"/>
    </style:style>
    <style:style style:name="Table26.G" style:family="table-column">
      <style:table-column-properties style:column-width="3.644cm" style:rel-column-width="14049*"/>
    </style:style>
    <style:style style:name="Table26.H" style:family="table-column">
      <style:table-column-properties style:column-width="3.866cm" style:rel-column-width="14909*"/>
    </style:style>
    <style:style style:name="Table26.A1" style:family="table-cell">
      <style:table-cell-properties fo:padding="0.097cm" fo:border-left="0.002cm solid #000000" fo:border-right="none" fo:border-top="0.002cm solid #000000" fo:border-bottom="0.002cm solid #000000"/>
    </style:style>
    <style:style style:name="Table26.H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H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1.018cm" style:rel-column-width="3923*"/>
    </style:style>
    <style:style style:name="Table16.B" style:family="table-column">
      <style:table-column-properties style:column-width="5.78cm" style:rel-column-width="22284*"/>
    </style:style>
    <style:style style:name="Table16.C" style:family="table-column">
      <style:table-column-properties style:column-width="2.789cm" style:rel-column-width="10751*"/>
    </style:style>
    <style:style style:name="Table16.D" style:family="table-column">
      <style:table-column-properties style:column-width="2.441cm" style:rel-column-width="9411*"/>
    </style:style>
    <style:style style:name="Table16.E" style:family="table-column">
      <style:table-column-properties style:column-width="4.971cm" style:rel-column-width="19166*"/>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3.053cm" style:rel-column-width="11771*"/>
    </style:style>
    <style:style style:name="Table15.B" style:family="table-column">
      <style:table-column-properties style:column-width="13.945cm" style:rel-column-width="53764*"/>
    </style:style>
    <style:style style:name="Table15.A1" style:family="table-cell">
      <style:table-cell-properties fo:padding="0.097cm" fo:border="none"/>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tandard">
      <style:text-properties style:font-name="Liberation Serif" fo:font-style="normal" style:font-style-asian="normal" style:font-style-complex="normal"/>
    </style:style>
    <style:style style:name="P4" style:family="paragraph" style:parent-style-name="Standard">
      <style:text-properties style:font-name="Liberation Serif" fo:font-style="italic" style:font-style-asian="italic" style:font-style-complex="italic"/>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text-properties style:font-name="Liberation Serif" fo:font-weight="bold" style:font-weight-asian="bold" style:font-weight-complex="bold"/>
    </style:style>
    <style:style style:name="P7" style:family="paragraph" style:parent-style-name="Standard">
      <style:text-properties style:font-name="DejaVu Sans"/>
    </style:style>
    <style:style style:name="P8" style:family="paragraph" style:parent-style-name="Standard">
      <style:text-properties style:font-name="DejaVu Sans" fo:font-style="normal" style:font-style-asian="normal" style:font-style-complex="normal"/>
    </style:style>
    <style:style style:name="P9" style:family="paragraph" style:parent-style-name="Standard">
      <style:paragraph-properties fo:text-align="center" style:justify-single-word="false"/>
    </style:style>
    <style:style style:name="P10" style:family="paragraph" style:parent-style-name="Standard">
      <style:text-properties fo:color="#808080"/>
    </style:style>
    <style:style style:name="P11" style:family="paragraph" style:parent-style-name="Standard">
      <style:text-properties fo:color="#808080" style:font-name="DejaVu Sans"/>
    </style:style>
    <style:style style:name="P12" style:family="paragraph" style:parent-style-name="Standard">
      <style:text-properties fo:color="#808080" style:font-name="DejaVu Sans" fo:font-style="normal" style:font-style-asian="normal" style:font-style-complex="normal"/>
    </style:style>
    <style:style style:name="P13" style:family="paragraph" style:parent-style-name="Standard">
      <style:text-properties fo:color="#808080" style:font-name="Liberation Serif"/>
    </style:style>
    <style:style style:name="P14" style:family="paragraph" style:parent-style-name="Standard">
      <style:paragraph-properties fo:text-align="center" style:justify-single-word="false"/>
      <style:text-properties fo:color="#808080" style:font-name="Liberation Serif"/>
    </style:style>
    <style:style style:name="P15" style:family="paragraph" style:parent-style-name="Standard">
      <style:paragraph-properties fo:text-align="start" style:justify-single-word="false"/>
    </style:style>
    <style:style style:name="P16" style:family="paragraph" style:parent-style-name="Standard">
      <style:text-properties fo:color="#c0c0c0"/>
    </style:style>
    <style:style style:name="P17" style:family="paragraph" style:parent-style-name="Standard">
      <style:text-properties fo:color="#c0c0c0" style:font-name="Liberation Serif"/>
    </style:style>
    <style:style style:name="P18" style:family="paragraph" style:parent-style-name="Standard">
      <style:paragraph-properties fo:text-align="center" style:justify-single-word="false"/>
      <style:text-properties fo:color="#c0c0c0" style:font-name="Liberation Serif"/>
    </style:style>
    <style:style style:name="P19" style:family="paragraph" style:parent-style-name="Standard">
      <style:text-properties fo:color="#c0c0c0" style:font-name="Liberation Serif" fo:font-weight="bold" style:font-weight-asian="bold" style:font-weight-complex="bold"/>
    </style:style>
    <style:style style:name="P20" style:family="paragraph" style:parent-style-name="Standard">
      <style:paragraph-properties fo:text-align="start" style:justify-single-word="false"/>
      <style:text-properties fo:color="#c0c0c0" style:text-position="0% 100%"/>
    </style:style>
    <style:style style:name="P21" style:family="paragraph" style:parent-style-name="Standard">
      <style:text-properties style:use-window-font-color="true"/>
    </style:style>
    <style:style style:name="P22" style:family="paragraph" style:parent-style-name="Standard">
      <style:paragraph-properties fo:text-align="center" style:justify-single-word="false"/>
      <style:text-properties style:use-window-font-color="true" style:font-name="Liberation Serif"/>
    </style:style>
    <style:style style:name="P23" style:family="paragraph" style:parent-style-name="Standard">
      <style:text-properties style:use-window-font-color="true" style:text-position="0% 100%"/>
    </style:style>
    <style:style style:name="P24" style:family="paragraph" style:parent-style-name="Standard">
      <style:paragraph-properties fo:text-align="center" style:justify-single-word="false"/>
      <style:text-properties style:use-window-font-color="true" style:text-position="0% 100%"/>
    </style:style>
    <style:style style:name="P25" style:family="paragraph" style:parent-style-name="Standard">
      <style:paragraph-properties fo:text-align="start" style:justify-single-word="false"/>
      <style:text-properties style:use-window-font-color="true" style:text-position="0% 100%"/>
    </style:style>
    <style:style style:name="P26" style:family="paragraph" style:parent-style-name="Standard">
      <style:paragraph-properties fo:text-align="start" style:justify-single-word="false"/>
      <style:text-properties style:use-window-font-color="true" style:text-position="0% 100%" fo:font-style="italic" style:font-style-asian="italic" style:font-style-complex="italic"/>
    </style:style>
    <style:style style:name="P27" style:family="paragraph" style:parent-style-name="Standard">
      <style:paragraph-properties fo:text-align="start" style:justify-single-word="false"/>
      <style:text-properties style:use-window-font-color="true" style:text-position="0% 100%" fo:font-weight="bold" style:font-weight-asian="bold" style:font-weight-complex="bold"/>
    </style:style>
    <style:style style:name="P28" style:family="paragraph" style:parent-style-name="Standard">
      <style:text-properties style:text-position="0% 100%"/>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text-position="sub 58%"/>
    </style:style>
    <style:style style:name="P31" style:family="paragraph" style:parent-style-name="Standard">
      <style:text-properties fo:font-style="italic" style:font-style-asian="italic" style:font-style-complex="italic"/>
    </style:style>
    <style:style style:name="P32" style:family="paragraph" style:parent-style-name="Table_20_Contents">
      <style:text-properties style:font-name="Liberation Serif"/>
    </style:style>
    <style:style style:name="P33" style:family="paragraph" style:parent-style-name="Table_20_Contents">
      <style:paragraph-properties fo:text-align="center" style:justify-single-word="false"/>
      <style:text-properties style:font-name="Liberation Serif"/>
    </style:style>
    <style:style style:name="P34" style:family="paragraph" style:parent-style-name="Table_20_Contents">
      <style:text-properties style:font-name="Liberation Serif" fo:font-weight="bold" style:font-weight-asian="bold" style:font-weight-complex="bold"/>
    </style:style>
    <style:style style:name="P35"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36" style:family="paragraph" style:parent-style-name="Table_20_Contents">
      <style:text-properties style:font-name="Liberation Serif" fo:font-size="10.5pt" fo:font-weight="bold" style:font-size-asian="10.5pt" style:font-weight-asian="bold" style:font-size-complex="10.5pt" style:font-weight-complex="bold"/>
    </style:style>
    <style:style style:name="P37" style:family="paragraph" style:parent-style-name="Table_20_Contents">
      <style:paragraph-properties fo:text-align="center" style:justify-single-word="false"/>
      <style:text-properties style:font-name="Liberation Serif" fo:font-size="10.5pt" fo:font-weight="bold" style:font-size-asian="10.5pt" style:font-weight-asian="bold" style:font-size-complex="10.5pt" style:font-weight-complex="bold"/>
    </style:style>
    <style:style style:name="P38" style:family="paragraph" style:parent-style-name="Table_20_Contents">
      <style:text-properties style:font-name="Liberation Serif" fo:font-style="italic" style:font-style-asian="italic" style:font-style-complex="italic"/>
    </style:style>
    <style:style style:name="P39" style:family="paragraph" style:parent-style-name="Table_20_Contents">
      <style:text-properties fo:color="#808080" style:font-name="Liberation Serif"/>
    </style:style>
    <style:style style:name="P40" style:family="paragraph" style:parent-style-name="Table_20_Contents">
      <style:paragraph-properties fo:text-align="center" style:justify-single-word="false"/>
      <style:text-properties fo:color="#808080" style:font-name="Liberation Serif"/>
    </style:style>
    <style:style style:name="P41" style:family="paragraph" style:parent-style-name="Table_20_Contents">
      <style:text-properties fo:color="#808080" style:font-name="Liberation Serif" fo:font-style="normal" style:font-style-asian="normal" style:font-style-complex="normal"/>
    </style:style>
    <style:style style:name="P42" style:family="paragraph" style:parent-style-name="Table_20_Contents">
      <style:paragraph-properties fo:text-align="center" style:justify-single-word="false"/>
      <style:text-properties fo:color="#808080" style:font-name="Liberation Serif" fo:font-style="normal" style:font-style-asian="normal" style:font-style-complex="normal"/>
    </style:style>
    <style:style style:name="P43" style:family="paragraph" style:parent-style-name="Table_20_Contents">
      <style:text-properties fo:color="#808080" style:font-name="Liberation Serif" fo:font-weight="bold" style:font-weight-asian="bold" style:font-weight-complex="bold"/>
    </style:style>
    <style:style style:name="P44" style:family="paragraph" style:parent-style-name="Table_20_Contents">
      <style:paragraph-properties fo:text-align="center" style:justify-single-word="false"/>
      <style:text-properties fo:color="#808080" style:font-name="Liberation Serif" fo:font-weight="bold" style:font-weight-asian="bold" style:font-weight-complex="bold"/>
    </style:style>
    <style:style style:name="P45" style:family="paragraph" style:parent-style-name="Table_20_Contents">
      <style:paragraph-properties fo:text-align="center" style:justify-single-word="false"/>
      <style:text-properties fo:color="#808080"/>
    </style:style>
    <style:style style:name="P46" style:family="paragraph" style:parent-style-name="Table_20_Contents">
      <style:text-properties fo:color="#808080" style:text-position="sub 58%" style:font-name="Liberation Serif"/>
    </style:style>
    <style:style style:name="P47" style:family="paragraph" style:parent-style-name="Table_20_Contents">
      <style:text-properties fo:color="#808080" style:text-position="0% 100%" style:font-name="Liberation Serif"/>
    </style:style>
    <style:style style:name="P48" style:family="paragraph" style:parent-style-name="Table_20_Contents">
      <style:text-properties style:use-window-font-color="true"/>
    </style:style>
    <style:style style:name="P49" style:family="paragraph" style:parent-style-name="Table_20_Contents">
      <style:text-properties style:use-window-font-color="true" style:font-name="Liberation Serif"/>
    </style:style>
    <style:style style:name="P50" style:family="paragraph" style:parent-style-name="Table_20_Contents">
      <style:paragraph-properties fo:text-align="center" style:justify-single-word="false"/>
      <style:text-properties style:use-window-font-color="true" style:font-name="Liberation Serif"/>
    </style:style>
    <style:style style:name="P51" style:family="paragraph" style:parent-style-name="Table_20_Contents">
      <style:text-properties style:use-window-font-color="true" style:font-name="Liberation Serif" fo:font-weight="bold" style:font-weight-asian="bold" style:font-weight-complex="bold"/>
    </style:style>
    <style:style style:name="P52" style:family="paragraph" style:parent-style-name="Table_20_Contents">
      <style:text-properties style:use-window-font-color="true" fo:font-style="italic" style:font-style-asian="italic" style:font-style-complex="italic"/>
    </style:style>
    <style:style style:name="P53" style:family="paragraph" style:parent-style-name="Table_20_Contents">
      <style:text-properties style:use-window-font-color="true" fo:font-style="normal" fo:font-weight="bold" style:font-style-asian="normal" style:font-weight-asian="bold" style:font-style-complex="normal" style:font-weight-complex="bold"/>
    </style:style>
    <style:style style:name="P54" style:family="paragraph" style:parent-style-name="Table_20_Contents">
      <style:text-properties style:use-window-font-color="true" fo:font-style="normal" fo:font-weight="normal" style:font-style-asian="normal" style:font-weight-asian="normal" style:font-style-complex="normal" style:font-weight-complex="normal"/>
    </style:style>
    <style:style style:name="P55" style:family="paragraph" style:parent-style-name="Table_20_Contents">
      <style:text-properties style:text-position="sub 58%" style:font-name="Liberation Serif"/>
    </style:style>
    <style:style style:name="P56" style:family="paragraph" style:parent-style-name="Table_20_Contents">
      <style:text-properties style:text-position="0% 100%" style:font-name="Liberation Serif"/>
    </style:style>
    <style:style style:name="P57" style:family="paragraph" style:parent-style-name="Table_20_Contents">
      <style:text-properties fo:color="#c0c0c0" style:font-name="Liberation Serif"/>
    </style:style>
    <style:style style:name="P58" style:family="paragraph" style:parent-style-name="Table_20_Contents">
      <style:paragraph-properties fo:text-align="center" style:justify-single-word="false"/>
      <style:text-properties fo:color="#c0c0c0" style:font-name="Liberation Serif"/>
    </style:style>
    <style:style style:name="P59" style:family="paragraph" style:parent-style-name="Table_20_Contents">
      <style:text-properties fo:color="#c0c0c0" style:font-name="Liberation Serif" fo:font-size="10.5pt" fo:font-weight="bold" style:font-size-asian="10.5pt" style:font-weight-asian="bold" style:font-size-complex="10.5pt" style:font-weight-complex="bold"/>
    </style:style>
    <style:style style:name="P60" style:family="paragraph" style:parent-style-name="Table_20_Contents">
      <style:paragraph-properties fo:text-align="center" style:justify-single-word="false"/>
      <style:text-properties fo:color="#c0c0c0" style:font-name="Liberation Serif" fo:font-size="10.5pt" fo:font-weight="bold" style:font-size-asian="10.5pt" style:font-weight-asian="bold" style:font-size-complex="10.5pt" style:font-weight-complex="bold"/>
    </style:style>
    <style:style style:name="P61" style:family="paragraph" style:parent-style-name="Text_20_body">
      <style:text-properties style:font-name="Liberation Serif"/>
    </style:style>
    <style:style style:name="P62" style:family="paragraph" style:parent-style-name="Text_20_body">
      <style:text-properties style:font-name="Liberation Serif" fo:font-style="normal" style:font-style-asian="normal" style:font-style-complex="normal"/>
    </style:style>
    <style:style style:name="P63" style:family="paragraph" style:parent-style-name="Text_20_body">
      <style:text-properties style:text-position="0% 100%" fo:font-style="normal" style:font-style-asian="normal" style:font-style-complex="normal"/>
    </style:style>
    <style:style style:name="P64" style:family="paragraph" style:parent-style-name="Text_20_body">
      <style:text-properties fo:color="#808080" style:font-name="Liberation Serif" fo:font-style="normal" style:font-style-asian="normal" style:font-style-complex="normal"/>
    </style:style>
    <style:style style:name="P65" style:family="paragraph" style:parent-style-name="Text_20_body">
      <style:text-properties fo:color="#808080" fo:font-style="normal" style:font-style-asian="normal" style:font-style-complex="normal"/>
    </style:style>
    <style:style style:name="P66" style:family="paragraph" style:parent-style-name="Text_20_body">
      <style:text-properties fo:color="#808080" fo:font-style="normal" fo:font-weight="bold" style:font-style-asian="normal" style:font-weight-asian="bold" style:font-style-complex="normal" style:font-weight-complex="bold"/>
    </style:style>
    <style:style style:name="P67" style:family="paragraph" style:parent-style-name="Text_20_body">
      <style:text-properties fo:color="#808080" style:text-position="0% 100%" fo:font-style="normal" style:font-style-asian="normal" style:font-style-complex="normal"/>
    </style:style>
    <style:style style:name="P68" style:family="paragraph" style:parent-style-name="Text_20_body">
      <style:text-properties fo:font-style="italic" style:font-style-asian="italic" style:font-style-complex="italic"/>
    </style:style>
    <style:style style:name="P69" style:family="paragraph" style:parent-style-name="Text_20_body">
      <style:text-properties style:use-window-font-color="true" style:text-position="0% 100%"/>
    </style:style>
    <style:style style:name="P70" style:family="paragraph" style:parent-style-name="Text_20_body">
      <style:paragraph-properties fo:text-align="start" style:justify-single-word="false"/>
      <style:text-properties style:use-window-font-color="true" style:text-position="0% 100%"/>
    </style:style>
    <style:style style:name="P71" style:family="paragraph" style:parent-style-name="Text_20_body">
      <style:text-properties fo:font-weight="bold" style:font-weight-asian="bold" style:font-weight-complex="bold"/>
    </style:style>
    <style:style style:name="P72" style:family="paragraph" style:parent-style-name="Text_20_body">
      <style:text-properties fo:background-color="#ffff00"/>
    </style:style>
    <style:style style:name="P73" style:family="paragraph" style:parent-style-name="Text_20_body">
      <style:text-properties fo:font-style="normal" style:font-style-asian="normal" style:font-style-complex="normal"/>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P77" style:family="paragraph" style:parent-style-name="Standard">
      <style:paragraph-properties fo:margin-left="0cm" fo:margin-right="0cm" fo:text-align="start" style:justify-single-word="false" fo:text-indent="0cm" style:auto-text-indent="false"/>
      <style:text-properties style:use-window-font-color="true" style:text-position="0% 100%"/>
    </style:style>
    <style:style style:name="P78" style:family="paragraph" style:parent-style-name="Text_20_body">
      <style:paragraph-properties fo:margin-left="1.251cm" fo:margin-right="0cm" fo:text-indent="0cm" style:auto-text-indent="false"/>
    </style:style>
    <style:style style:name="P79" style:family="paragraph" style:parent-style-name="Standard" style:list-style-name="L3"/>
    <style:style style:name="P80" style:family="paragraph" style:parent-style-name="Standard" style:list-style-name="L4"/>
    <style:style style:name="P81" style:family="paragraph" style:parent-style-name="Standard" style:list-style-name="L5">
      <style:text-properties style:font-name="Liberation Serif"/>
    </style:style>
    <style:style style:name="P82" style:family="paragraph" style:parent-style-name="Standard" style:list-style-name="L6">
      <style:text-properties style:font-name="Liberation Serif"/>
    </style:style>
    <style:style style:name="P83" style:family="paragraph" style:parent-style-name="Standard" style:list-style-name="L7">
      <style:text-properties style:font-name="Liberation Serif"/>
    </style:style>
    <style:style style:name="P84" style:family="paragraph" style:parent-style-name="Standard" style:list-style-name="L8">
      <style:text-properties style:font-name="Liberation Serif"/>
    </style:style>
    <style:style style:name="P85" style:family="paragraph" style:parent-style-name="Standard" style:list-style-name="L8">
      <style:text-properties style:font-name="Liberation Serif" fo:font-style="normal" style:font-style-asian="normal" style:font-style-complex="normal"/>
    </style:style>
    <style:style style:name="P86" style:family="paragraph" style:parent-style-name="Standard" style:list-style-name="L9">
      <style:text-properties style:font-name="Liberation Serif"/>
    </style:style>
    <style:style style:name="P87" style:family="paragraph" style:parent-style-name="Standard" style:list-style-name="L10">
      <style:text-properties style:font-name="Liberation Serif"/>
    </style:style>
    <style:style style:name="P88" style:family="paragraph" style:parent-style-name="Standard" style:list-style-name="L12">
      <style:text-properties style:font-name="Liberation Serif"/>
    </style:style>
    <style:style style:name="P89" style:family="paragraph" style:parent-style-name="Standard" style:list-style-name="L12">
      <style:text-properties style:font-name="Liberation Serif" fo:font-weight="normal" style:font-weight-asian="normal" style:font-weight-complex="normal"/>
    </style:style>
    <style:style style:name="P90" style:family="paragraph" style:parent-style-name="Standard" style:list-style-name="L14">
      <style:text-properties style:font-name="Liberation Serif"/>
    </style:style>
    <style:style style:name="P91" style:family="paragraph" style:parent-style-name="Standard" style:list-style-name="L9">
      <style:text-properties style:font-name="DejaVu Sans"/>
    </style:style>
    <style:style style:name="P92" style:family="paragraph" style:parent-style-name="Standard" style:list-style-name="L11">
      <style:text-properties style:font-name="DejaVu Sans"/>
    </style:style>
    <style:style style:name="P93" style:family="paragraph" style:parent-style-name="Standard" style:list-style-name="L12"/>
    <style:style style:name="P94" style:family="paragraph" style:parent-style-name="Standard" style:list-style-name="L14"/>
    <style:style style:name="P95" style:family="paragraph" style:parent-style-name="Standard" style:list-style-name="L15"/>
    <style:style style:name="P96" style:family="paragraph" style:parent-style-name="Standard" style:list-style-name="L18">
      <style:text-properties style:use-window-font-color="true"/>
    </style:style>
    <style:style style:name="P97" style:family="paragraph" style:parent-style-name="Standard" style:list-style-name="L20">
      <style:paragraph-properties fo:text-align="start" style:justify-single-word="false"/>
      <style:text-properties style:use-window-font-color="true" style:text-position="0% 100%"/>
    </style:style>
    <style:style style:name="P98" style:family="paragraph" style:parent-style-name="Standard" style:list-style-name="L22">
      <style:paragraph-properties fo:text-align="start" style:justify-single-word="false"/>
      <style:text-properties style:use-window-font-color="true" style:text-position="0% 100%"/>
    </style:style>
    <style:style style:name="P99" style:family="paragraph" style:parent-style-name="Standard" style:list-style-name="L23">
      <style:paragraph-properties fo:text-align="start" style:justify-single-word="false"/>
      <style:text-properties style:use-window-font-color="true" style:text-position="0% 100%"/>
    </style:style>
    <style:style style:name="P100" style:family="paragraph" style:parent-style-name="Standard" style:list-style-name="L25">
      <style:paragraph-properties fo:text-align="start" style:justify-single-word="false"/>
      <style:text-properties style:use-window-font-color="true" style:text-position="0% 100%"/>
    </style:style>
    <style:style style:name="P101" style:family="paragraph" style:parent-style-name="Standard" style:list-style-name="L26">
      <style:paragraph-properties fo:text-align="start" style:justify-single-word="false"/>
      <style:text-properties style:use-window-font-color="true" style:text-position="0% 100%"/>
    </style:style>
    <style:style style:name="P102" style:family="paragraph" style:parent-style-name="Standard" style:list-style-name="L21">
      <style:paragraph-properties fo:text-align="start" style:justify-single-word="false"/>
      <style:text-properties style:use-window-font-color="true" style:text-position="0% 100%" fo:font-style="italic" style:font-style-asian="italic" style:font-style-complex="italic"/>
    </style:style>
    <style:style style:name="P103" style:family="paragraph" style:parent-style-name="Standard" style:list-style-name="L22">
      <style:paragraph-properties fo:text-align="start" style:justify-single-word="false"/>
      <style:text-properties style:use-window-font-color="true" style:text-position="0% 100%" fo:font-style="italic" style:font-style-asian="italic" style:font-style-complex="italic"/>
    </style:style>
    <style:style style:name="P104" style:family="paragraph" style:parent-style-name="Standard" style:list-style-name="L23">
      <style:paragraph-properties fo:text-align="start" style:justify-single-word="false"/>
      <style:text-properties style:use-window-font-color="true" style:text-position="0% 100%" fo:background-color="#ffff00"/>
    </style:style>
    <style:style style:name="P105" style:family="paragraph" style:parent-style-name="Standard" style:list-style-name="L23">
      <style:paragraph-properties fo:text-align="start" style:justify-single-word="false"/>
      <style:text-properties style:use-window-font-color="true" style:text-position="0% 100%" fo:font-style="normal" fo:background-color="transparent" style:font-style-asian="normal" style:font-style-complex="normal"/>
    </style:style>
    <style:style style:name="P106" style:family="paragraph" style:parent-style-name="Standard" style:list-style-name="L23">
      <style:paragraph-properties fo:text-align="start" style:justify-single-word="false"/>
      <style:text-properties style:use-window-font-color="true" style:text-position="0% 100%" fo:font-style="normal" fo:background-color="#ffff00" style:font-style-asian="normal" style:font-style-complex="normal"/>
    </style:style>
    <style:style style:name="P107" style:family="paragraph" style:parent-style-name="Standard" style:list-style-name="L23">
      <style:paragraph-properties fo:text-align="start" style:justify-single-word="false"/>
      <style:text-properties style:use-window-font-color="true" style:text-position="0% 100%" fo:font-style="normal" style:font-style-asian="normal" style:font-style-complex="normal"/>
    </style:style>
    <style:style style:name="P108" style:family="paragraph" style:parent-style-name="Standard" style:list-style-name="L24">
      <style:paragraph-properties fo:text-align="start" style:justify-single-word="false"/>
      <style:text-properties style:use-window-font-color="true" style:text-position="0% 100%" fo:font-style="normal" style:font-style-asian="normal" style:font-style-complex="normal"/>
    </style:style>
    <style:style style:name="P109" style:family="paragraph" style:parent-style-name="Standard" style:list-style-name="L21">
      <style:paragraph-properties fo:text-align="start" style:justify-single-word="false"/>
    </style:style>
    <style:style style:name="P110" style:family="paragraph" style:parent-style-name="Standard" style:list-style-name="L24">
      <style:paragraph-properties fo:text-align="start" style:justify-single-word="false"/>
    </style:style>
    <style:style style:name="P111" style:family="paragraph" style:parent-style-name="Standard" style:list-style-name="L28">
      <style:paragraph-properties fo:text-align="start" style:justify-single-word="false"/>
      <style:text-properties fo:color="#c0c0c0"/>
    </style:style>
    <style:style style:name="P112" style:family="paragraph" style:parent-style-name="Standard" style:list-style-name="L28">
      <style:paragraph-properties fo:text-align="start" style:justify-single-word="false"/>
      <style:text-properties fo:color="#c0c0c0" style:text-position="0% 100%"/>
    </style:style>
    <style:style style:name="P113" style:family="paragraph" style:parent-style-name="Standard" style:list-style-name="L29">
      <style:paragraph-properties fo:text-align="start" style:justify-single-word="false"/>
      <style:text-properties fo:color="#c0c0c0" style:text-position="0% 100%"/>
    </style:style>
    <style:style style:name="P114" style:family="paragraph" style:parent-style-name="Standard" style:list-style-name="L32">
      <style:text-properties fo:color="#c0c0c0"/>
    </style:style>
    <style:style style:name="P115" style:family="paragraph" style:parent-style-name="Standard" style:list-style-name="L11">
      <style:paragraph-properties fo:margin-left="0cm" fo:margin-right="0cm" fo:text-indent="0cm" style:auto-text-indent="false"/>
      <style:text-properties style:font-name="DejaVu Sans"/>
    </style:style>
    <style:style style:name="P116" style:family="paragraph" style:parent-style-name="Standard" style:list-style-name="L13">
      <style:paragraph-properties fo:margin-left="0cm" fo:margin-right="0cm" fo:text-indent="0cm" style:auto-text-indent="false"/>
      <style:text-properties style:font-name="DejaVu Sans"/>
    </style:style>
    <style:style style:name="P117" style:family="paragraph" style:parent-style-name="Standard" style:list-style-name="L16">
      <style:paragraph-properties fo:margin-left="0cm" fo:margin-right="0cm" fo:text-indent="0cm" style:auto-text-indent="false"/>
      <style:text-properties style:font-name="DejaVu Sans"/>
    </style:style>
    <style:style style:name="P118" style:family="paragraph" style:parent-style-name="Standard" style:list-style-name="L30">
      <style:paragraph-properties fo:margin-left="0cm" fo:margin-right="0cm" fo:text-indent="0cm" style:auto-text-indent="false"/>
      <style:text-properties style:font-name="DejaVu Sans"/>
    </style:style>
    <style:style style:name="P119" style:family="paragraph" style:parent-style-name="Standard" style:list-style-name="L17">
      <style:paragraph-properties fo:margin-left="0cm" fo:margin-right="0cm" fo:text-indent="0cm" style:auto-text-indent="false"/>
      <style:text-properties style:use-window-font-color="true" style:font-name="DejaVu Sans"/>
    </style:style>
    <style:style style:name="P120" style:family="paragraph" style:parent-style-name="Standard" style:list-style-name="L19">
      <style:paragraph-properties fo:margin-left="0cm" fo:margin-right="0cm" fo:text-indent="0cm" style:auto-text-indent="false"/>
      <style:text-properties style:use-window-font-color="true" style:font-name="DejaVu Sans"/>
    </style:style>
    <style:style style:name="P121" style:family="paragraph" style:parent-style-name="Standard" style:list-style-name="L30">
      <style:paragraph-properties fo:margin-left="0cm" fo:margin-right="0cm" fo:text-indent="0cm" style:auto-text-indent="false"/>
    </style:style>
    <style:style style:name="P122" style:family="paragraph" style:parent-style-name="Standard" style:list-style-name="L23">
      <style:paragraph-properties fo:margin-left="0cm" fo:margin-right="0cm" fo:text-align="start" style:justify-single-word="false" fo:text-indent="-0.635cm" style:auto-text-indent="false"/>
      <style:text-properties style:use-window-font-color="true" style:text-position="0% 100%"/>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list-style-name="L15"/>
    <style:style style:name="P126" style:family="paragraph" style:parent-style-name="Text_20_body" style:list-style-name="L27">
      <style:paragraph-properties fo:text-align="start" style:justify-single-word="false"/>
      <style:text-properties style:use-window-font-color="true" style:text-position="0% 100%"/>
    </style:style>
    <style:style style:name="P127" style:family="paragraph" style:parent-style-name="Text_20_body" style:list-style-name="L27">
      <style:paragraph-properties fo:text-align="start" style:justify-single-word="false"/>
    </style:style>
    <style:style style:name="P128" style:family="paragraph" style:parent-style-name="Text_20_body" style:list-style-name="L31">
      <style:text-properties fo:font-style="normal" style:font-style-asian="normal" style:font-style-complex="normal"/>
    </style:style>
    <style:style style:name="P129" style:family="paragraph" style:parent-style-name="Text_20_body" style:list-style-name="L33"/>
    <style:style style:name="P130" style:family="paragraph" style:parent-style-name="Text_20_body" style:list-style-name="L15">
      <style:paragraph-properties fo:margin-top="0cm" fo:margin-bottom="0cm"/>
    </style:style>
    <style:style style:name="P131" style:family="paragraph" style:parent-style-name="Heading_20_2">
      <style:text-properties fo:color="#808080"/>
    </style:style>
    <style:style style:name="P132" style:family="paragraph" style:parent-style-name="Heading_20_2">
      <style:text-properties fo:font-style="italic" style:font-style-asian="italic" style:font-style-complex="italic"/>
    </style:style>
    <style:style style:name="P133" style:family="paragraph" style:parent-style-name="Heading_20_3">
      <style:text-properties fo:color="#808080"/>
    </style:style>
    <style:style style:name="P134" style:family="paragraph" style:parent-style-name="Heading_20_3">
      <style:text-properties style:font-name="Liberation Serif" fo:font-weight="bold" style:font-weight-asian="bold" style:font-weight-complex="bold"/>
    </style:style>
    <style:style style:name="P135" style:family="paragraph" style:parent-style-name="Heading_20_3">
      <style:text-properties fo:font-weight="bold" style:font-weight-asian="bold" style:font-weight-complex="bold"/>
    </style:style>
    <style:style style:name="P136" style:family="paragraph" style:parent-style-name="Heading_20_3">
      <style:text-properties fo:font-style="italic" style:font-style-asian="italic" style:font-style-complex="italic"/>
    </style:style>
    <style:style style:name="P137" style:family="paragraph" style:parent-style-name="Heading_20_4">
      <style:text-properties style:use-window-font-color="true"/>
    </style:style>
    <style:style style:name="P138" style:family="paragraph" style:parent-style-name="Heading_20_4">
      <style:paragraph-properties fo:text-align="start" style:justify-single-word="false"/>
      <style:text-properties style:use-window-font-color="true" style:text-position="0% 100%"/>
    </style:style>
    <style:style style:name="P139" style:family="paragraph" style:parent-style-name="Heading_20_4">
      <style:paragraph-properties fo:text-align="start" style:justify-single-word="false"/>
      <style:text-properties fo:color="#c0c0c0" style:text-position="0% 100%"/>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DejaVu Sans"/>
    </style:style>
    <style:style style:name="T4" style:family="text">
      <style:text-properties style:font-name="Liberation Serif"/>
    </style:style>
    <style:style style:name="T5" style:family="text">
      <style:text-properties style:font-name="Liberation Serif" fo:font-style="italic" style:font-style-asian="italic" style:font-style-complex="italic"/>
    </style:style>
    <style:style style:name="T6" style:family="text">
      <style:text-properties style:text-position="sub 58%"/>
    </style:style>
    <style:style style:name="T7" style:family="text">
      <style:text-properties style:text-position="sub 58%"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background-color="#ff9966" style:font-style-asian="normal" style:font-style-complex="normal"/>
    </style:style>
    <style:style style:name="T15" style:family="text">
      <style:text-properties fo:color="#808080"/>
    </style:style>
    <style:style style:name="T16" style:family="text">
      <style:text-properties style:use-window-font-color="true"/>
    </style:style>
    <style:style style:name="T17" style:family="text">
      <style:text-properties style:use-window-font-color="true" style:text-position="0% 100%"/>
    </style:style>
    <style:style style:name="T18" style:family="text">
      <style:text-properties style:use-window-font-color="true" style:text-position="0% 100%" fo:font-style="italic" style:font-style-asian="italic" style:font-style-complex="italic"/>
    </style:style>
    <style:style style:name="T19" style:family="text">
      <style:text-properties style:use-window-font-color="true" style:text-position="0% 100%" fo:font-weight="bold" style:font-weight-asian="bold" style:font-weight-complex="bold"/>
    </style:style>
    <style:style style:name="T20" style:family="text">
      <style:text-properties fo:background-color="#ffff00"/>
    </style:style>
    <style:style style:name="T21" style:family="text">
      <style:text-properties fo:background-color="transparent"/>
    </style:style>
    <style:style style:name="T2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left-to-right parser with unbounded look-ahead using delayed reductions (Notes) / Efficient GLR parsing using delayed reductions</text:p>
      <text:p text:style-name="P9">Rehno Lindequ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4">Background<text:tab/>1</text:p>
          <text:p text:style-name="P75">Parsers overview<text:tab/>1</text:p>
          <text:p text:style-name="P75">LR Parsers<text:tab/>2</text:p>
          <text:p text:style-name="P74">Previous work<text:tab/>2</text:p>
          <text:p text:style-name="P75">Existing optimization<text:tab/>2</text:p>
          <text:p text:style-name="P75">LR parsers using backtracking<text:tab/>2</text:p>
          <text:p text:style-name="P74">Objectives<text:tab/>2</text:p>
          <text:p text:style-name="P74">Observations<text:tab/>2</text:p>
          <text:p text:style-name="P74">The LD algorithm<text:tab/>3</text:p>
          <text:p text:style-name="P75">Analysis of LR(k)<text:tab/>3</text:p>
          <text:p text:style-name="P75">Naïve LR(0) with delays<text:tab/>5</text:p>
          <text:p text:style-name="P75">Delayed reductions<text:tab/>6</text:p>
          <text:p text:style-name="P76">Offset parameters<text:tab/>7</text:p>
          <text:p text:style-name="P76">Old Solution: Secondary shuffle stack<text:tab/>7</text:p>
          <text:p text:style-name="P75">Adding ignore actions<text:tab/>8</text:p>
          <text:p text:style-name="P75">Replacing the table-based representation<text:tab/>9</text:p>
          <text:p text:style-name="P74">Implementation<text:tab/>10</text:p>
          <text:p text:style-name="P74">Results<text:tab/>11</text:p>
          <text:p text:style-name="P75">Redundancy<text:tab/>11</text:p>
          <text:p text:style-name="P74">Parser construction<text:tab/>11</text:p>
          <text:p text:style-name="P74">Future work<text:tab/>11</text:p>
          <text:p text:style-name="P75">Other Context-free grammars (that are not LR(k)):<text:tab/>11</text:p>
          <text:p text:style-name="P75">Etc:<text:tab/>11</text:p>
          <text:p text:style-name="P74">Old Algorithm<text:tab/>12</text:p>
        </text:index-body>
      </text:table-of-content>
      <text:p text:style-name="Standard"/>
      <text:h text:style-name="Heading_20_1" text:outline-level="1">Abstract</text:h>
      <text:p text:style-name="Text_20_body">We do away with the restrictive ordering requirements imposed by traditional parser algorithms, which we have found to limit both the performance and the generality of the algorithm.</text:p>
      <text:h text:style-name="Heading_20_1" text:outline-level="1">Background</text:h>
      <text:h text:style-name="Heading_20_2" text:outline-level="2">Parsers overview</text:h>
      <text:p text:style-name="Text_20_body">Types of parser: </text:p>
      <text:list xml:id="list131532761" text:style-name="L1">
        <text:list-item>
          <text:p text:style-name="P123"><text:span text:style-name="T1">LR</text:span> parsers. Left-to-right parsing, right-most derivation. The classical parser algorithm. Uses a table-based approach. Can parse most context-free programming languages. Bottom-up approach to parsing.</text:p>
        </text:list-item>
        <text:list-item>
          <text:p text:style-name="P123"><text:span text:style-name="T1">LALR</text:span> parsers. Lookahead LR parser. A simple extension of the LR parser with improved performance but applicable to a slightly more restricted set of grammars. LALR(1) is most <text:soft-page-break/>widely used parser generators.</text:p>
        </text:list-item>
        <text:list-item>
          <text:p text:style-name="P123"><text:span text:style-name="T1">SLR</text:span> parsers. Simple LR parser. A basic LR parser that is slightly more powerful than LR(0) parsers, but less powerful than LALR(1) and LR(1).</text:p>
        </text:list-item>
        <text:list-item>
          <text:p text:style-name="P123"><text:span text:style-name="T1">GLR</text:span> parsers. Generalized LR parser. Parses all context-free grammars. Often used for natural language processing. Efficiency is a little sub-par to LR parsers, but there's also lots of research still being done here.</text:p>
        </text:list-item>
        <text:list-item>
          <text:p text:style-name="P123"><text:span text:style-name="T1">LL</text:span> parsers. Left-to-right parsing, left-most derivation. LL(n) grammars are a subset of LR(n) while LR(n) is a subset of LL(n+1). <text:s/>A top-down strategy somewhat opposite to the bottom-up approach used by LR.</text:p>
        </text:list-item>
        <text:list-item>
          <text:p text:style-name="P123"><text:span text:style-name="T1">LL(*)</text:span> parser. Probably the best variant of the LL parser. User-specified lookahead. Usually uses some form of Finite Automata to generate a parser rather than a table. Very popular due to the ANTLR parser. Another very interesting LL(*) parser under development is Gazelle.</text:p>
        </text:list-item>
        <text:list-item>
          <text:p text:style-name="P123"><text:span text:style-name="T1">Earley</text:span> parsers. Can parse all context-free languages. Typically used for natural language processing. Has O(n<text:span text:style-name="T2">3</text:span>) worst-case complexity, O(n<text:span text:style-name="T2">2</text:span>) for unambiguous grammars and O(n) for all LR(k) grammars. <text:span text:style-name="T8">[todo: This approach appears to be similar to ours in terms of ideology...? I.e. dynamic programming solves overlapping sub-problems. Is our solution also an example of dynamic programming?]</text:span></text:p>
        </text:list-item>
        <text:list-item>
          <text:p text:style-name="P123"><text:span text:style-name="T1">Scannerless GLR</text:span> parsers. <text:s/>?</text:p>
        </text:list-item>
      </text:list>
      <text:h text:style-name="Heading_20_2" text:outline-level="2">LR Parsers</text:h>
      <text:p text:style-name="Text_20_body">LR parser work by applying a series of shift and reduce actions to an input stream which results in an output stream.</text:p>
      <text:h text:style-name="Heading_20_1" text:outline-level="1">Previous work</text:h>
      <text:h text:style-name="Heading_20_2" text:outline-level="2">Existing optimization</text:h>
      <text:p text:style-name="Text_20_body">Existing optimizations focus mostly on reducing the number of states in a parsing <text:s/>table by finding redundancies. The popular LALR (Lookahead LR) algorithm is the most well-known of these, although it does place some minor restrictions on the class of grammars that may be parsed.</text:p>
      <text:h text:style-name="Heading_20_2" text:outline-level="2">LR parsers using backtracking</text:h>
      <text:p text:style-name="Text_20_body">There exists LALR grammars that use back-tracking to resolve ambiguity... (doesn't seem very interesting however)</text:p>
      <text:h text:style-name="Heading_20_2" text:outline-level="2">Earley parser</text:h>
      <text:p text:style-name="Text_20_body">[todo] (This is the parser we're trying to “beat” in terms of efficiency since it can do all context-free grammars. If efficiency is worse, then the algorithm wouldn't be worth-while)</text:p>
      <text:p text:style-name="Text_20_body"/>
      <text:p text:style-name="Text_20_body"><text:s text:c="11"/>A Faster Earley Parser </text:p>
      <text:p text:style-name="Text_20_body"><text:s text:c="9"/>Philippe McLean &amp; R. Nigel Horspool </text:p>
      <text:p text:style-name="Text_20_body"><text:s text:c="3"/>Dept. of Computer Science, University of Victoria </text:p>
      <text:p text:style-name="Text_20_body"><text:soft-page-break/><text:s text:c="12"/>Victoria, BC, Canada V8W 3P6 </text:p>
      <text:p text:style-name="Text_20_body">E-mail: pmclean@csc.uvic.ca, <text:a xlink:type="simple" xlink:href="mailto:nigelh@csc.uvic.ca">nigelh@csc.uvic.ca</text:a> </text:p>
      <text:p text:style-name="Text_20_body"/>
      <text:p text:style-name="Text_20_body"/>
      <text:p text:style-name="Text_20_body">Practical Earley Parsing </text:p>
      <text:p text:style-name="Text_20_body"><text:s/>J OHN AYCOCK1 <text:s text:c="4"/>R. N IGEL H ORSPOOL2 </text:p>
      <text:p text:style-name="Text_20_body"><text:s text:c="15"/>AND </text:p>
      <text:p text:style-name="Text_20_body">(Also important for handling rules with empty sets)</text:p>
      <text:p text:style-name="Text_20_body"/>
      <text:h text:style-name="Heading_20_2" text:outline-level="2">Generalized LR parsers</text:h>
      <text:p text:style-name="Text_20_body"/>
      <text:p text:style-name="Text_20_body">[todo]</text:p>
      <text:h text:style-name="Heading_20_1" text:outline-level="1">Objectives</text:h>
      <text:list xml:id="list240746293" text:style-name="L2">
        <text:list-item>
          <text:p text:style-name="P124">We want our parser algorithm to exhibit the following properties:</text:p>
        </text:list-item>
        <text:list-item>
          <text:p text:style-name="P124">Linear time parsing (No backtracking). Number of parsing steps &lt;= constant * number of tokens.</text:p>
        </text:list-item>
        <text:list-item>
          <text:p text:style-name="P124">Unbounded lookahead for tokens (I.e LR(k) class grammars)</text:p>
          <text:list>
            <text:list-item>
              <text:p text:style-name="P124">Lookahead outside of a state's context (i.e. in the parent(s) context). (This appears to be the most difficult property to achieve)</text:p>
            </text:list-item>
          </text:list>
        </text:list-item>
        <text:list-item>
          <text:p text:style-name="P124">Parse table should be finite length (hence it should be recursive)</text:p>
        </text:list-item>
        <text:list-item>
          <text:p text:style-name="P124">Parse table should be as small as possible without sacrificing the time efficiency of the parser (hence we need to minimize redundancies)</text:p>
        </text:list-item>
      </text:list>
      <text:p text:style-name="Text_20_body">For a more detailed rationale regarding the need for unbounded look-ahead, see this document: <text:a xlink:type="simple" xlink:href="http://www.antlr.org/article/needlook.html">http://www.antlr.org/article/needlook.html</text:a> </text:p>
      <text:h text:style-name="Heading_20_1" text:outline-level="1">Observations</text:h>
      <text:p text:style-name="Standard">We can make some general observations with regard to the size of our generated parse tables and the strength of the related grammars:</text:p>
      <text:list xml:id="list720433028" text:style-name="L3">
        <text:list-item>
          <text:p text:style-name="P79">It can be seen that the size of the table is directly related to the number of states required by the grammar.</text:p>
        </text:list-item>
        <text:list-item>
          <text:p text:style-name="P79">The number of states must necessarily increase with the number of look-ahead tokens that is required by the grammar.</text:p>
        </text:list-item>
      </text:list>
      <text:p text:style-name="Standard"/>
      <text:p text:style-name="Standard">Hence there is only two ways of reducing the size of a such a table:</text:p>
      <text:list xml:id="list1432597808" text:style-name="L4">
        <text:list-item>
          <text:p text:style-name="P80">Exploit the redundancy present in the table to perform compression. This often involves removing or combining unnecessary states.</text:p>
        </text:list-item>
        <text:list-item>
          <text:p text:style-name="P80">Increase the amount of state data that is kept while performing the parsing itself.</text:p>
        </text:list-item>
      </text:list>
      <text:p text:style-name="Standard"/>
      <text:p text:style-name="Standard">We will develop an algorithm that makes use of both of these ideas to (try to) decrease the table size <text:soft-page-break/>without decreasing parsing efficiency.</text:p>
      <text:p text:style-name="Standard"/>
      <text:p text:style-name="Standard"/>
      <text:p text:style-name="P10">The greatest problem with LR grammars that require a lookahead greater than one is that this lookahead is likely to be unspecified. For example a non-terminal in some rule may depend on some token following another non-terminal. Usually there is no guarantee that this intervening symbol is bound to a certain length and moreover, generating states for every possible combination of lookahead symbols very quickly becomes restrictively expensive. We propose an unbounded and efficient solution to this problem.</text:p>
      <text:p text:style-name="P1"/>
      <text:h text:style-name="Heading_20_1" text:outline-level="1">Introduction</text:h>
      <text:p text:style-name="Text_20_body">The original inspiration for our algorithm comes from the classical LR(k) algorithms [knuth], with the parsing actions remaining quite similar. But in order to extend the algorithm to a full context-free grammar and to construct the actual parse tables driving the algorithm we've leaned heavily on concepts from Earley [Earley].</text:p>
      <text:h text:style-name="Heading_20_1" text:outline-level="1">The “LD” algorithm</text:h>
      <text:h text:style-name="Heading_20_2" text:outline-level="2">Analysis of LR(k)</text:h>
      <text:p text:style-name="P1">The basic algorithm has its foundation in the traditional LR(1) parser implementation described by <text:span text:style-name="T8">[todo: See Donald Knuth etc.]</text:span> Although such an implementation would be inefficient we notice that we could implement unbounded lookahead by adding lookahead actions and states to the normal LR parse table before any reduction occurs. Then we simply delay the reduce action of the current rule until the all the necessary sequence of lookahead symbols have been recognized or we decide that no reduction should occur (either because there is an alternative rule that does not reduce at this point or because an error state has been reached due to a syntax error in the input tokens).</text:p>
      <text:p text:style-name="P1">Unfortunately this method will not have a strictly linear performance. Once the lookahead is completed the parser again shift the same string of tokens, in some sense duplicating the work just performed by the lookahead actions. To achieve linear performance we must combine the lookahead states with the regular LR parsing actions. To this end we introduce a delay action into our parsing algorithm to effectively delay the decision of making a reduce action and which rule should be used when. Once enough tokens have been shifted by the LR parsing algorithm, we will also know which reduce action to take.</text:p>
      <text:p text:style-name="P1"/>
      <text:p text:style-name="P1">For example consider the following simple grammar (Where x, y and z are terminal tokens):</text:p>
      <text:p text:style-name="P1"/>
      <text:p text:style-name="P7">A → x</text:p>
      <text:p text:style-name="P7">B → x</text:p>
      <text:p text:style-name="P7">C → ABy</text:p>
      <text:p text:style-name="P7">D → Baz</text:p>
      <text:p text:style-name="P7">S → C</text:p>
      <text:p text:style-name="P7">S → D</text:p>
      <text:p text:style-name="P7"/>
      <text:p text:style-name="P1">This grammar requires a lookahead of 2. So in a classic LR(2) parser, the following sequence of actions are taken (Note that $ is the special end-of-stream terminal):</text:p>
      <text:p text:style-name="P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5">Step</text:p>
          </table:table-cell>
          <table:table-cell table:style-name="Table4.A1" office:value-type="string">
            <text:p text:style-name="P34">Output tokens</text:p>
          </table:table-cell>
          <table:table-cell table:style-name="Table4.A1" office:value-type="string">
            <text:p text:style-name="P34">Input tokens</text:p>
          </table:table-cell>
          <table:table-cell table:style-name="Table4.A1" office:value-type="string">
            <text:p text:style-name="P34">Action</text:p>
          </table:table-cell>
          <table:table-cell table:style-name="Table4.A1" office:value-type="string">
            <text:p text:style-name="P34">Look-ahead</text:p>
          </table:table-cell>
          <table:table-cell table:style-name="Table4.A1" office:value-type="string">
            <text:p text:style-name="P35">Current State</text:p>
          </table:table-cell>
          <table:table-cell table:style-name="Table4.G1" office:value-type="string">
            <text:p text:style-name="P35">State stack</text:p>
          </table:table-cell>
        </table:table-row>
        <text:soft-page-break/>
        <table:table-row>
          <table:table-cell table:style-name="Table4.A2" office:value-type="string">
            <text:p text:style-name="P33">1</text:p>
          </table:table-cell>
          <table:table-cell table:style-name="Table4.A2" office:value-type="string">
            <text:p text:style-name="P55">1</text:p>
          </table:table-cell>
          <table:table-cell table:style-name="Table4.A2" office:value-type="string">
            <text:p text:style-name="P32">xxy$</text:p>
          </table:table-cell>
          <table:table-cell table:style-name="Table4.A2" office:value-type="string">
            <text:p text:style-name="P32"/>
          </table:table-cell>
          <table:table-cell table:style-name="Table4.A2" office:value-type="string">
            <text:p text:style-name="P32"/>
          </table:table-cell>
          <table:table-cell table:style-name="Table4.A2" office:value-type="string">
            <text:p text:style-name="P33"/>
          </table:table-cell>
          <table:table-cell table:style-name="Table4.G2" office:value-type="string">
            <text:p text:style-name="P33"/>
          </table:table-cell>
        </table:table-row>
        <table:table-row>
          <table:table-cell table:style-name="Table4.A2" office:value-type="string">
            <text:p text:style-name="P33">2</text:p>
          </table:table-cell>
          <table:table-cell table:style-name="Table4.A2" office:value-type="string">
            <text:p text:style-name="P32"><text:span text:style-name="T6">1</text:span>x<text:span text:style-name="T6">2</text:span></text:p>
          </table:table-cell>
          <table:table-cell table:style-name="Table4.A2" office:value-type="string">
            <text:p text:style-name="P32">xy$</text:p>
          </table:table-cell>
          <table:table-cell table:style-name="Table4.A2" office:value-type="string">
            <text:p text:style-name="P32">Shift(x)</text:p>
          </table:table-cell>
          <table:table-cell table:style-name="Table4.A2" office:value-type="string">
            <text:p text:style-name="P32"/>
          </table:table-cell>
          <table:table-cell table:style-name="Table4.A2" office:value-type="string">
            <text:p text:style-name="P33">1</text:p>
          </table:table-cell>
          <table:table-cell table:style-name="Table4.G2" office:value-type="string">
            <text:p text:style-name="P33">1</text:p>
          </table:table-cell>
        </table:table-row>
        <table:table-row>
          <table:table-cell table:style-name="Table4.A2" office:value-type="string">
            <text:p text:style-name="P33">3</text:p>
          </table:table-cell>
          <table:table-cell table:style-name="Table4.A2" office:value-type="string">
            <text:p text:style-name="P32"><text:span text:style-name="T6">1</text:span>A</text:p>
          </table:table-cell>
          <table:table-cell table:style-name="Table4.A2" office:value-type="string">
            <text:p text:style-name="P32">xy$</text:p>
          </table:table-cell>
          <table:table-cell table:style-name="Table4.A2" office:value-type="string">
            <text:p text:style-name="P32">Reduce(A)</text:p>
          </table:table-cell>
          <table:table-cell table:style-name="Table4.A2" office:value-type="string">
            <text:p text:style-name="P32">xy</text:p>
          </table:table-cell>
          <table:table-cell table:style-name="Table4.A2" office:value-type="string">
            <text:p text:style-name="P33">2</text:p>
          </table:table-cell>
          <table:table-cell table:style-name="Table4.G2" office:value-type="string">
            <text:p text:style-name="P33">1, 2</text:p>
          </table:table-cell>
        </table:table-row>
        <table:table-row>
          <table:table-cell table:style-name="Table4.A2" office:value-type="string">
            <text:p text:style-name="P40">4</text:p>
          </table:table-cell>
          <table:table-cell table:style-name="Table4.A2" office:value-type="string">
            <text:p text:style-name="P39"><text:span text:style-name="T6">1</text:span>A<text:span text:style-name="T6">3</text:span></text:p>
          </table:table-cell>
          <table:table-cell table:style-name="Table4.A2" office:value-type="string">
            <text:p text:style-name="P39">xy$</text:p>
          </table:table-cell>
          <table:table-cell table:style-name="Table4.A2" office:value-type="string">
            <text:p text:style-name="P39">Goto(3)</text:p>
          </table:table-cell>
          <table:table-cell table:style-name="Table4.A2" office:value-type="string">
            <text:p text:style-name="P32"/>
          </table:table-cell>
          <table:table-cell table:style-name="Table4.A2" office:value-type="string">
            <text:p text:style-name="P40">1</text:p>
          </table:table-cell>
          <table:table-cell table:style-name="Table4.G2" office:value-type="string">
            <text:p text:style-name="P40">1</text:p>
          </table:table-cell>
        </table:table-row>
        <table:table-row>
          <table:table-cell table:style-name="Table4.A2" office:value-type="string">
            <text:p text:style-name="P33">5</text:p>
          </table:table-cell>
          <table:table-cell table:style-name="Table4.A2" office:value-type="string">
            <text:p text:style-name="P32"><text:span text:style-name="T6">1</text:span>A<text:span text:style-name="T6">3</text:span>x<text:span text:style-name="T6">4</text:span></text:p>
          </table:table-cell>
          <table:table-cell table:style-name="Table4.A2" office:value-type="string">
            <text:p text:style-name="P32">y$</text:p>
          </table:table-cell>
          <table:table-cell table:style-name="Table4.A2" office:value-type="string">
            <text:p text:style-name="P32">Shift(x)</text:p>
          </table:table-cell>
          <table:table-cell table:style-name="Table4.A2" office:value-type="string">
            <text:p text:style-name="P32"/>
          </table:table-cell>
          <table:table-cell table:style-name="Table4.A2" office:value-type="string">
            <text:p text:style-name="P33">3</text:p>
          </table:table-cell>
          <table:table-cell table:style-name="Table4.G2" office:value-type="string">
            <text:p text:style-name="P33">1, 3</text:p>
          </table:table-cell>
        </table:table-row>
        <table:table-row>
          <table:table-cell table:style-name="Table4.A2" office:value-type="string">
            <text:p text:style-name="P33">6</text:p>
          </table:table-cell>
          <table:table-cell table:style-name="Table4.A2" office:value-type="string">
            <text:p text:style-name="P32"><text:span text:style-name="T6">1</text:span>A<text:span text:style-name="T6">3</text:span>B</text:p>
          </table:table-cell>
          <table:table-cell table:style-name="Table4.A2" office:value-type="string">
            <text:p text:style-name="P32">y$</text:p>
          </table:table-cell>
          <table:table-cell table:style-name="Table4.A2" office:value-type="string">
            <text:p text:style-name="P32">Reduce(B)</text:p>
          </table:table-cell>
          <table:table-cell table:style-name="Table4.A2" office:value-type="string">
            <text:p text:style-name="P32">y$</text:p>
          </table:table-cell>
          <table:table-cell table:style-name="Table4.A2" office:value-type="string">
            <text:p text:style-name="P33">4</text:p>
          </table:table-cell>
          <table:table-cell table:style-name="Table4.G2" office:value-type="string">
            <text:p text:style-name="P33">1, 3, 4</text:p>
          </table:table-cell>
        </table:table-row>
        <table:table-row>
          <table:table-cell table:style-name="Table4.A2" office:value-type="string">
            <text:p text:style-name="P42">7</text:p>
          </table:table-cell>
          <table:table-cell table:style-name="Table4.A2" office:value-type="string">
            <text:p text:style-name="P41"><text:span text:style-name="T6">1</text:span>A<text:span text:style-name="T6">3</text:span>B<text:span text:style-name="T6">5</text:span></text:p>
          </table:table-cell>
          <table:table-cell table:style-name="Table4.A2" office:value-type="string">
            <text:p text:style-name="P41">y$</text:p>
          </table:table-cell>
          <table:table-cell table:style-name="Table4.A2" office:value-type="string">
            <text:p text:style-name="P41">Goto(5)</text:p>
          </table:table-cell>
          <table:table-cell table:style-name="Table4.A2" office:value-type="string">
            <text:p text:style-name="P41"/>
          </table:table-cell>
          <table:table-cell table:style-name="Table4.A2" office:value-type="string">
            <text:p text:style-name="P42">4</text:p>
          </table:table-cell>
          <table:table-cell table:style-name="Table4.G2" office:value-type="string">
            <text:p text:style-name="P42">1, 3</text:p>
          </table:table-cell>
        </table:table-row>
        <table:table-row>
          <table:table-cell table:style-name="Table4.A2" office:value-type="string">
            <text:p text:style-name="P33">8</text:p>
          </table:table-cell>
          <table:table-cell table:style-name="Table4.A2" office:value-type="string">
            <text:p text:style-name="P32"><text:span text:style-name="T6">1</text:span>A<text:span text:style-name="T6">3</text:span>B<text:span text:style-name="T6">5</text:span>y<text:span text:style-name="T6">6</text:span></text:p>
          </table:table-cell>
          <table:table-cell table:style-name="Table4.A2" office:value-type="string">
            <text:p text:style-name="P32">$</text:p>
          </table:table-cell>
          <table:table-cell table:style-name="Table4.A2" office:value-type="string">
            <text:p text:style-name="P32">Shift(y)</text:p>
          </table:table-cell>
          <table:table-cell table:style-name="Table4.A2" office:value-type="string">
            <text:p text:style-name="P32"/>
          </table:table-cell>
          <table:table-cell table:style-name="Table4.A2" office:value-type="string">
            <text:p text:style-name="P33">5</text:p>
          </table:table-cell>
          <table:table-cell table:style-name="Table4.G2" office:value-type="string">
            <text:p text:style-name="P33">1, 3, 5</text:p>
          </table:table-cell>
        </table:table-row>
        <table:table-row>
          <table:table-cell table:style-name="Table4.A2" office:value-type="string">
            <text:p text:style-name="P33">9</text:p>
          </table:table-cell>
          <table:table-cell table:style-name="Table4.A2" office:value-type="string">
            <text:p text:style-name="P32"><text:span text:style-name="T6">1</text:span>C</text:p>
          </table:table-cell>
          <table:table-cell table:style-name="Table4.A2" office:value-type="string">
            <text:p text:style-name="P32">$</text:p>
          </table:table-cell>
          <table:table-cell table:style-name="Table4.A2" office:value-type="string">
            <text:p text:style-name="P32">Reduce(C)</text:p>
          </table:table-cell>
          <table:table-cell table:style-name="Table4.A2" office:value-type="string">
            <text:p text:style-name="P32">$</text:p>
          </table:table-cell>
          <table:table-cell table:style-name="Table4.A2" office:value-type="string">
            <text:p text:style-name="P33">6</text:p>
          </table:table-cell>
          <table:table-cell table:style-name="Table4.G2" office:value-type="string">
            <text:p text:style-name="P33">1, 3, 5, 6</text:p>
          </table:table-cell>
        </table:table-row>
        <table:table-row>
          <table:table-cell table:style-name="Table4.A2" office:value-type="string">
            <text:p text:style-name="P40">10</text:p>
          </table:table-cell>
          <table:table-cell table:style-name="Table4.A2" office:value-type="string">
            <text:p text:style-name="P39"><text:span text:style-name="T6">1</text:span>C<text:span text:style-name="T6">7</text:span></text:p>
          </table:table-cell>
          <table:table-cell table:style-name="Table4.A2" office:value-type="string">
            <text:p text:style-name="P39">$</text:p>
          </table:table-cell>
          <table:table-cell table:style-name="Table4.A2" office:value-type="string">
            <text:p text:style-name="P39">Goto(7)</text:p>
          </table:table-cell>
          <table:table-cell table:style-name="Table4.A2" office:value-type="string">
            <text:p text:style-name="P39"/>
          </table:table-cell>
          <table:table-cell table:style-name="Table4.A2" office:value-type="string">
            <text:p text:style-name="P40">1</text:p>
          </table:table-cell>
          <table:table-cell table:style-name="Table4.G2" office:value-type="string">
            <text:p text:style-name="P45">1</text:p>
          </table:table-cell>
        </table:table-row>
        <table:table-row>
          <table:table-cell table:style-name="Table4.A2" office:value-type="string">
            <text:p text:style-name="P33">11</text:p>
          </table:table-cell>
          <table:table-cell table:style-name="Table4.A2" office:value-type="string">
            <text:p text:style-name="P32"><text:span text:style-name="T6">1</text:span>S</text:p>
          </table:table-cell>
          <table:table-cell table:style-name="Table4.A2" office:value-type="string">
            <text:p text:style-name="P32">$</text:p>
          </table:table-cell>
          <table:table-cell table:style-name="Table4.A2" office:value-type="string">
            <text:p text:style-name="P32">Reduce(S)</text:p>
          </table:table-cell>
          <table:table-cell table:style-name="Table4.A2" office:value-type="string">
            <text:p text:style-name="P32">$</text:p>
          </table:table-cell>
          <table:table-cell table:style-name="Table4.A2" office:value-type="string">
            <text:p text:style-name="P33">7</text:p>
          </table:table-cell>
          <table:table-cell table:style-name="Table4.G2" office:value-type="string">
            <text:p text:style-name="P33">1, 7</text:p>
          </table:table-cell>
        </table:table-row>
        <table:table-row>
          <table:table-cell table:style-name="Table4.A2" office:value-type="string">
            <text:p text:style-name="P40">12</text:p>
          </table:table-cell>
          <table:table-cell table:style-name="Table4.A2" office:value-type="string">
            <text:p text:style-name="P39"><text:span text:style-name="T6">1</text:span>S<text:span text:style-name="T6">8</text:span></text:p>
          </table:table-cell>
          <table:table-cell table:style-name="Table4.A2" office:value-type="string">
            <text:p text:style-name="P39">$</text:p>
          </table:table-cell>
          <table:table-cell table:style-name="Table4.A2" office:value-type="string">
            <text:p text:style-name="P39">Goto(8)</text:p>
          </table:table-cell>
          <table:table-cell table:style-name="Table4.A2" office:value-type="string">
            <text:p text:style-name="P32"/>
          </table:table-cell>
          <table:table-cell table:style-name="Table4.A2" office:value-type="string">
            <text:p text:style-name="P40">1</text:p>
          </table:table-cell>
          <table:table-cell table:style-name="Table4.G2" office:value-type="string">
            <text:p text:style-name="P45">1</text:p>
          </table:table-cell>
        </table:table-row>
        <table:table-row>
          <table:table-cell table:style-name="Table4.A2" office:value-type="string">
            <text:p text:style-name="P50">13</text:p>
          </table:table-cell>
          <table:table-cell table:style-name="Table4.A2" office:value-type="string">
            <text:p text:style-name="P49"><text:span text:style-name="T6">1</text:span>S<text:span text:style-name="T6">8</text:span></text:p>
          </table:table-cell>
          <table:table-cell table:style-name="Table4.A2" office:value-type="string">
            <text:p text:style-name="P32">$</text:p>
          </table:table-cell>
          <table:table-cell table:style-name="Table4.A2" office:value-type="string">
            <text:p text:style-name="P32">Accept</text:p>
          </table:table-cell>
          <table:table-cell table:style-name="Table4.A2" office:value-type="string">
            <text:p text:style-name="P32">$</text:p>
          </table:table-cell>
          <table:table-cell table:style-name="Table4.A2" office:value-type="string">
            <text:p text:style-name="P33">8</text:p>
          </table:table-cell>
          <table:table-cell table:style-name="Table4.G2" office:value-type="string">
            <text:p text:style-name="P33">1, 8</text:p>
          </table:table-cell>
        </table:table-row>
      </table:table>
      <text:p text:style-name="P2">Example – LR(2) parsing sequence</text:p>
      <text:p text:style-name="P1">Let us make some observations on this process:</text:p>
      <text:list xml:id="list1145799641" text:style-name="L5">
        <text:list-item>
          <text:p text:style-name="P81">A lookahead greater than 1 is both technically challenging and sometimes redundant.</text:p>
        </text:list-item>
      </text:list>
      <text:list xml:id="list2002900170" text:style-name="L6">
        <text:list-item>
          <text:list>
            <text:list-item>
              <text:p text:style-name="P82">In <text:span text:style-name="T8">step 3</text:span>, we need to look ahead 2 symbols to know that we must reduce 'A' rather than 'B'. In a simple LR implementation this will require two comparison operations (one for 'x' and one for 'y'). We must also make allowance for the case where only one lookahead symbol is available (the end-of-stream token, '$').</text:p>
            </text:list-item>
            <text:list-item>
              <text:p text:style-name="P82">We further note that the first lookahead comparison with 'x' in <text:span text:style-name="T8">step 3</text:span> is only relevant for catching a syntax error in the input. Seeing as this happens during the following shift operation in <text:span text:style-name="T8">step 5</text:span>, it is redundant.</text:p>
            </text:list-item>
            <text:list-item>
              <text:p text:style-name="P82">At first glance, it appears that <text:span text:style-name="T8">step 6</text:span> is only required to look ahead one token to see that 'B' must be reduced. The extra comparison with '$' is clearly redundant. But in fact, we needn't look ahead even one token. We've already derived 'A' which must be followed by 'y' (we've already seen 'y' during our previous lookahead operation, which is how we knew that 'A' must be reduced).</text:p>
            </text:list-item>
            <text:list-item>
              <text:p text:style-name="P82">Similarly, <text:span text:style-name="T8">step 9</text:span>, <text:span text:style-name="T8">11</text:span> and <text:span text:style-name="T8">13</text:span> do not require any lookahead whatsoever. This would be the case even in an LR(1) grammar.</text:p>
            </text:list-item>
          </text:list>
        </text:list-item>
      </text:list>
      <text:list xml:id="list322337316" text:style-name="L7">
        <text:list-item>
          <text:p text:style-name="P83">A stack of the previous states needs to be maintained. (I believe that parser generators probably use the call stack to the same effect). When a rule is reduced, the same number of states must be popped as the number of symbols contained (directly) by the grammar rule that induced the reduce action. (Hence when we reduce we reduce by a rule, not by a <text:span text:style-name="T8">production</text:span> which can consist of multiple rules).</text:p>
        </text:list-item>
        <text:list-item>
          <text:p text:style-name="P83">Suppose we attempted to constructed a LR(1) table for this grammar. We would find that a reduce-reduce error occurs wherever a lookahead greater than 1 is needed.</text:p>
        </text:list-item>
      </text:list>
      <text:p text:style-name="P1"/>
      <text:h text:style-name="Heading_20_2" text:outline-level="2">Naïve LR(0) with delays</text:h>
      <text:p text:style-name="P1">We attempt to address these problems by using a “delay” action. The purpose of this action is to delay the reduction while continuing with our regular parsing algorithm. In essence we attempt to simultaneously parse the follow set of the non-terminal while doing a lookahead. This means we can do away completely with our look-ahead column, making it quite similar to an LR(0) algorithm (It would still be possible to use an LR(1) lookahead combined with delays, in fact this was my <text:soft-page-break/>initial intention). For simplicity we leave the out the state stack, and require that the algorithm never returns to a previous state. We use the | symbol to represent a cursor (or pointer if you wish) into our output buffer, indicating the position where a reduction should have taken place, but was delayed. Delays are evaluated in Last-In-First-Out order (and can be managed as a stack of pointers or indexe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5">Step</text:p>
          </table:table-cell>
          <table:table-cell table:style-name="Table5.A1" office:value-type="string">
            <text:p text:style-name="P34">Output tokens</text:p>
          </table:table-cell>
          <table:table-cell table:style-name="Table5.A1" office:value-type="string">
            <text:p text:style-name="P34">Input tokens</text:p>
          </table:table-cell>
          <table:table-cell table:style-name="Table5.A1" office:value-type="string">
            <text:p text:style-name="P34">Action</text:p>
          </table:table-cell>
          <table:table-cell table:style-name="Table5.E1" office:value-type="string">
            <text:p text:style-name="P35">Current State</text:p>
          </table:table-cell>
        </table:table-row>
        <table:table-row>
          <table:table-cell table:style-name="Table5.A2" office:value-type="string">
            <text:p text:style-name="P33">1</text:p>
          </table:table-cell>
          <table:table-cell table:style-name="Table5.A2" office:value-type="string">
            <text:p text:style-name="P55"/>
          </table:table-cell>
          <table:table-cell table:style-name="Table5.A2" office:value-type="string">
            <text:p text:style-name="P32">xxy$</text:p>
          </table:table-cell>
          <table:table-cell table:style-name="Table5.A2" office:value-type="string">
            <text:p text:style-name="P32"/>
          </table:table-cell>
          <table:table-cell table:style-name="Table5.E2" office:value-type="string">
            <text:p text:style-name="P33"/>
          </table:table-cell>
        </table:table-row>
        <table:table-row>
          <table:table-cell table:style-name="Table5.A2" office:value-type="string">
            <text:p text:style-name="P33">2</text:p>
          </table:table-cell>
          <table:table-cell table:style-name="Table5.A2" office:value-type="string">
            <text:p text:style-name="P32">x</text:p>
          </table:table-cell>
          <table:table-cell table:style-name="Table5.A2" office:value-type="string">
            <text:p text:style-name="P32">xy$</text:p>
          </table:table-cell>
          <table:table-cell table:style-name="Table5.A2" office:value-type="string">
            <text:p text:style-name="P32">Shift(x)</text:p>
          </table:table-cell>
          <table:table-cell table:style-name="Table5.E2" office:value-type="string">
            <text:p text:style-name="P33">1</text:p>
          </table:table-cell>
        </table:table-row>
        <table:table-row>
          <table:table-cell table:style-name="Table5.A2" office:value-type="string">
            <text:p text:style-name="P33">3</text:p>
          </table:table-cell>
          <table:table-cell table:style-name="Table5.A2" office:value-type="string">
            <text:p text:style-name="P56">x|</text:p>
          </table:table-cell>
          <table:table-cell table:style-name="Table5.A2" office:value-type="string">
            <text:p text:style-name="P32">xy$</text:p>
          </table:table-cell>
          <table:table-cell table:style-name="Table5.A2" office:value-type="string">
            <text:p text:style-name="P32">Delay(3)</text:p>
          </table:table-cell>
          <table:table-cell table:style-name="Table5.E2" office:value-type="string">
            <text:p text:style-name="P33">2</text:p>
          </table:table-cell>
        </table:table-row>
        <table:table-row>
          <table:table-cell table:style-name="Table5.A2" office:value-type="string">
            <text:p text:style-name="P33">4</text:p>
          </table:table-cell>
          <table:table-cell table:style-name="Table5.A2" office:value-type="string">
            <text:p text:style-name="P32"><text:span text:style-name="T9">x|</text:span>x</text:p>
          </table:table-cell>
          <table:table-cell table:style-name="Table5.A2" office:value-type="string">
            <text:p text:style-name="P32">y$</text:p>
          </table:table-cell>
          <table:table-cell table:style-name="Table5.A2" office:value-type="string">
            <text:p text:style-name="P32">Shift(x)</text:p>
          </table:table-cell>
          <table:table-cell table:style-name="Table5.E2" office:value-type="string">
            <text:p text:style-name="P33">3</text:p>
          </table:table-cell>
        </table:table-row>
        <table:table-row>
          <table:table-cell table:style-name="Table5.A2" office:value-type="string">
            <text:p text:style-name="P33">5</text:p>
          </table:table-cell>
          <table:table-cell table:style-name="Table5.A2" office:value-type="string">
            <text:p text:style-name="P32"><text:span text:style-name="T9">x|</text:span>x<text:span text:style-name="T9">|</text:span></text:p>
          </table:table-cell>
          <table:table-cell table:style-name="Table5.A2" office:value-type="string">
            <text:p text:style-name="P32">y$</text:p>
          </table:table-cell>
          <table:table-cell table:style-name="Table5.A2" office:value-type="string">
            <text:p text:style-name="P32">Delay(5)</text:p>
          </table:table-cell>
          <table:table-cell table:style-name="Table5.E2" office:value-type="string">
            <text:p text:style-name="P33">4</text:p>
          </table:table-cell>
        </table:table-row>
        <table:table-row>
          <table:table-cell table:style-name="Table5.A2" office:value-type="string">
            <text:p text:style-name="P50">6</text:p>
          </table:table-cell>
          <table:table-cell table:style-name="Table5.A2" office:value-type="string">
            <text:p text:style-name="P32"><text:span text:style-name="T9">x|</text:span>x<text:span text:style-name="T9">|y</text:span></text:p>
          </table:table-cell>
          <table:table-cell table:style-name="Table5.A2" office:value-type="string">
            <text:p text:style-name="P49">$</text:p>
          </table:table-cell>
          <table:table-cell table:style-name="Table5.A2" office:value-type="string">
            <text:p text:style-name="P49">Shift(y)</text:p>
          </table:table-cell>
          <table:table-cell table:style-name="Table5.E2" office:value-type="string">
            <text:p text:style-name="P33">5</text:p>
          </table:table-cell>
        </table:table-row>
        <table:table-row>
          <table:table-cell table:style-name="Table5.A2" office:value-type="string">
            <text:p text:style-name="P33">7</text:p>
          </table:table-cell>
          <table:table-cell table:style-name="Table5.A2" office:value-type="string">
            <text:p text:style-name="P56">x|By</text:p>
          </table:table-cell>
          <table:table-cell table:style-name="Table5.A2" office:value-type="string">
            <text:p text:style-name="P32">$</text:p>
          </table:table-cell>
          <table:table-cell table:style-name="Table5.A2" office:value-type="string">
            <text:p text:style-name="P32">Reduce(B)</text:p>
          </table:table-cell>
          <table:table-cell table:style-name="Table5.E2" office:value-type="string">
            <text:p text:style-name="P33">6</text:p>
          </table:table-cell>
        </table:table-row>
        <table:table-row>
          <table:table-cell table:style-name="Table5.A2" office:value-type="string">
            <text:p text:style-name="P33">8</text:p>
          </table:table-cell>
          <table:table-cell table:style-name="Table5.A2" office:value-type="string">
            <text:p text:style-name="P56">x|By</text:p>
          </table:table-cell>
          <table:table-cell table:style-name="Table5.A2" office:value-type="string">
            <text:p text:style-name="P32">$</text:p>
          </table:table-cell>
          <table:table-cell table:style-name="Table5.A2" office:value-type="string">
            <text:p text:style-name="P32">Goto(7)</text:p>
          </table:table-cell>
          <table:table-cell table:style-name="Table5.E2" office:value-type="string">
            <text:p text:style-name="P33">6</text:p>
          </table:table-cell>
        </table:table-row>
        <table:table-row>
          <table:table-cell table:style-name="Table5.A2" office:value-type="string">
            <text:p text:style-name="P33">9</text:p>
          </table:table-cell>
          <table:table-cell table:style-name="Table5.A2" office:value-type="string">
            <text:p text:style-name="P32"><text:span text:style-name="T10">A</text:span><text:span text:style-name="T9">By</text:span></text:p>
          </table:table-cell>
          <table:table-cell table:style-name="Table5.A2" office:value-type="string">
            <text:p text:style-name="P32">$</text:p>
          </table:table-cell>
          <table:table-cell table:style-name="Table5.A2" office:value-type="string">
            <text:p text:style-name="P32">Reduce(A)</text:p>
          </table:table-cell>
          <table:table-cell table:style-name="Table5.E2" office:value-type="string">
            <text:p text:style-name="P33">7</text:p>
          </table:table-cell>
        </table:table-row>
        <table:table-row>
          <table:table-cell table:style-name="Table5.A2" office:value-type="string">
            <text:p text:style-name="P33">10</text:p>
          </table:table-cell>
          <table:table-cell table:style-name="Table5.A2" office:value-type="string">
            <text:p text:style-name="P32"><text:span text:style-name="T10">A</text:span><text:span text:style-name="T9">By</text:span></text:p>
          </table:table-cell>
          <table:table-cell table:style-name="Table5.A2" office:value-type="string">
            <text:p text:style-name="P32">$</text:p>
          </table:table-cell>
          <table:table-cell table:style-name="Table5.A2" office:value-type="string">
            <text:p text:style-name="P32">Goto(8)</text:p>
          </table:table-cell>
          <table:table-cell table:style-name="Table5.E2" office:value-type="string">
            <text:p text:style-name="P33">7</text:p>
          </table:table-cell>
        </table:table-row>
        <table:table-row>
          <table:table-cell table:style-name="Table5.A2" office:value-type="string">
            <text:p text:style-name="P33">11</text:p>
          </table:table-cell>
          <table:table-cell table:style-name="Table5.A2" office:value-type="string">
            <text:p text:style-name="P32"><text:span text:style-name="T10">A</text:span><text:span text:style-name="T9">By</text:span><text:span text:style-name="T9">|</text:span></text:p>
          </table:table-cell>
          <table:table-cell table:style-name="Table5.A2" office:value-type="string">
            <text:p text:style-name="P32">$</text:p>
          </table:table-cell>
          <table:table-cell table:style-name="Table5.A2" office:value-type="string">
            <text:p text:style-name="P32">Delay(9)</text:p>
          </table:table-cell>
          <table:table-cell table:style-name="Table5.E2" office:value-type="string">
            <text:p text:style-name="P33">8</text:p>
          </table:table-cell>
        </table:table-row>
        <table:table-row>
          <table:table-cell table:style-name="Table5.A2" office:value-type="string">
            <text:p text:style-name="P33">12</text:p>
          </table:table-cell>
          <table:table-cell table:style-name="Table5.A2" office:value-type="string">
            <text:p text:style-name="P56">C</text:p>
          </table:table-cell>
          <table:table-cell table:style-name="Table5.A2" office:value-type="string">
            <text:p text:style-name="P32">$</text:p>
          </table:table-cell>
          <table:table-cell table:style-name="Table5.A2" office:value-type="string">
            <text:p text:style-name="P32">Reduce(C)</text:p>
          </table:table-cell>
          <table:table-cell table:style-name="Table5.E2" office:value-type="string">
            <text:p text:style-name="P33">9</text:p>
          </table:table-cell>
        </table:table-row>
        <table:table-row>
          <table:table-cell table:style-name="Table5.A2" office:value-type="string">
            <text:p text:style-name="P33">13</text:p>
          </table:table-cell>
          <table:table-cell table:style-name="Table5.A2" office:value-type="string">
            <text:p text:style-name="P56">C</text:p>
          </table:table-cell>
          <table:table-cell table:style-name="Table5.A2" office:value-type="string">
            <text:p text:style-name="P32">$</text:p>
          </table:table-cell>
          <table:table-cell table:style-name="Table5.A2" office:value-type="string">
            <text:p text:style-name="P32">Goto(10)</text:p>
          </table:table-cell>
          <table:table-cell table:style-name="Table5.E2" office:value-type="string">
            <text:p text:style-name="P33">9</text:p>
          </table:table-cell>
        </table:table-row>
        <table:table-row>
          <table:table-cell table:style-name="Table5.A2" office:value-type="string">
            <text:p text:style-name="P33">14</text:p>
          </table:table-cell>
          <table:table-cell table:style-name="Table5.A2" office:value-type="string">
            <text:p text:style-name="P32">C<text:span text:style-name="T9">|</text:span></text:p>
          </table:table-cell>
          <table:table-cell table:style-name="Table5.A2" office:value-type="string">
            <text:p text:style-name="P32">$</text:p>
          </table:table-cell>
          <table:table-cell table:style-name="Table5.A2" office:value-type="string">
            <text:p text:style-name="P32">Delay(11)</text:p>
          </table:table-cell>
          <table:table-cell table:style-name="Table5.E2" office:value-type="string">
            <text:p text:style-name="P33">10</text:p>
          </table:table-cell>
        </table:table-row>
        <table:table-row>
          <table:table-cell table:style-name="Table5.A2" office:value-type="string">
            <text:p text:style-name="P33">15</text:p>
          </table:table-cell>
          <table:table-cell table:style-name="Table5.A2" office:value-type="string">
            <text:p text:style-name="P32">S</text:p>
          </table:table-cell>
          <table:table-cell table:style-name="Table5.A2" office:value-type="string">
            <text:p text:style-name="P32">$</text:p>
          </table:table-cell>
          <table:table-cell table:style-name="Table5.A2" office:value-type="string">
            <text:p text:style-name="P32">Reduce(S)</text:p>
          </table:table-cell>
          <table:table-cell table:style-name="Table5.E2" office:value-type="string">
            <text:p text:style-name="P33">11</text:p>
          </table:table-cell>
        </table:table-row>
        <table:table-row>
          <table:table-cell table:style-name="Table5.A2" office:value-type="string">
            <text:p text:style-name="P33">16</text:p>
          </table:table-cell>
          <table:table-cell table:style-name="Table5.A2" office:value-type="string">
            <text:p text:style-name="P32">S</text:p>
          </table:table-cell>
          <table:table-cell table:style-name="Table5.A2" office:value-type="string">
            <text:p text:style-name="P32">$</text:p>
          </table:table-cell>
          <table:table-cell table:style-name="Table5.A2" office:value-type="string">
            <text:p text:style-name="P32">Goto(12)</text:p>
          </table:table-cell>
          <table:table-cell table:style-name="Table5.E2" office:value-type="string">
            <text:p text:style-name="P33">11</text:p>
          </table:table-cell>
        </table:table-row>
        <table:table-row>
          <table:table-cell table:style-name="Table5.A2" office:value-type="string">
            <text:p text:style-name="P33">17</text:p>
          </table:table-cell>
          <table:table-cell table:style-name="Table5.A2" office:value-type="string">
            <text:p text:style-name="P32">S</text:p>
          </table:table-cell>
          <table:table-cell table:style-name="Table5.A2" office:value-type="string">
            <text:p text:style-name="P32">$</text:p>
          </table:table-cell>
          <table:table-cell table:style-name="Table5.A2" office:value-type="string">
            <text:p text:style-name="P32">Accept</text:p>
          </table:table-cell>
          <table:table-cell table:style-name="Table5.E2" office:value-type="string">
            <text:p text:style-name="P33">12</text:p>
          </table:table-cell>
        </table:table-row>
      </table:table>
      <text:p text:style-name="P2">Example 2 – LR(0) parsing sequence with delays</text:p>
      <text:p text:style-name="P2"/>
      <text:p text:style-name="P1">So the questions that come to mind with regard to this simple algorithm are:</text:p>
      <text:list xml:id="list1549924669" text:style-name="L8">
        <text:list-item>
          <text:p text:style-name="P84">Why reduce starting from the right hand side? (I.e. LIFO order). The answer is simply that succeeding non-terminals in a grammar rule <text:span text:style-name="T8">must</text:span><text:span text:style-name="T13"> have a shorter lookahead than the preceding non-terminals. To see this realize that a non-terminal closer towards the end of a production rule is either part of the preceding non-terminal's lookahead, or otherwise the preceding non-terminal can be reduced before this non-terminal is reached. If the non-terminal is part of the preceding non-terminal's lookahead set, then the preceding non-terminal must necessarily depend on the same look-ahead symbols as the later non-terminal. However, the reverse is not true. An earlier non-terminal may depend on more lookahead symbols than its successor.</text:span></text:p>
        </text:list-item>
        <text:list-item>
          <text:p text:style-name="P85">Does the algorithm still works in linear time? It is easy to see that it does indeed: </text:p>
          <text:list>
            <text:list-item>
              <text:p text:style-name="P85">There are no more than three actions per non-terminal token: Delay, reduce, goto.</text:p>
            </text:list-item>
            <text:list-item>
              <text:p text:style-name="P85">There is exactly one action per terminal token: Shift.</text:p>
            </text:list-item>
          </text:list>
        </text:list-item>
      </text:list>
      <text:p text:style-name="Standard"/>
      <text:p text:style-name="P3">Unfortunately this basic algorithm is unsuitable for our purposes because it lacks several important properties we have stated as requirements.</text:p>
      <text:list xml:id="list390952935" text:style-name="L9">
        <text:list-item text:start-value="1">
          <text:p text:style-name="P86"><text:soft-page-break/>Cannot parse all LR(k) grammars:</text:p>
          <text:list>
            <text:list-item>
              <text:p text:style-name="P86">No recursive definitions. Because we have removed the state stack, the number of states in the parse table become unbounded whenever any cycles are present in the grammar.</text:p>
            </text:list-item>
            <text:list-item>
              <text:p text:style-name="P86">Look-ahead is only possible within a grammar rule. For example, consider this grammar:</text:p>
              <text:p text:style-name="P91">X → a</text:p>
              <text:p text:style-name="P86"><text:span text:style-name="T3">Y → a<text:line-break/>A → X<text:line-break/>B → Y<text:line-break/>C → Ab<text:line-break/>D → Ac</text:span><text:line-break/><text:line-break/>We will end up with this sequence of delays:<text:line-break/>a |<text:span text:style-name="T6">(X or Y) </text:span>|<text:span text:style-name="T6">(A or B) </text:span>b<text:line-break/><text:line-break/>Because we reduce from right to left, the algorithm would reduce A or B before reducing X or Y! Clearly the order of reductions is no longer LIFO...</text:p>
            </text:list-item>
            <text:list-item>
              <text:p text:style-name="P86">There is no action to ignore delayed reductions. D, E and F are all conflicting rules in this grammar:<text:line-break/><text:span text:style-name="T3">A → a<text:line-break/>B → a<text:line-break/>C → aa<text:line-break/>D → ABx<text:line-break/></text:span><text:span text:style-name="T3">E → aay<text:line-break/></text:span><text:span text:style-name="T3">F → Dz<text:line-break/>S → D <text:line-break/>S → E <text:line-break/>S → F</text:span></text:p>
            </text:list-item>
          </text:list>
        </text:list-item>
        <text:list-item>
          <text:p text:style-name="P86">The algorithm is not very efficient if we use the traditional approach of employing a state table. Firstly, because no state is reused the size of the table grows quickly. Secondly <text:line-break/>many rows will be filled with a single action for each token (when the action is already pre-determined and there is no real decision to make). This exactly the same problem we see in a LR(0) parse table for reduce actions.</text:p>
        </text:list-item>
      </text:list>
      <text:p text:style-name="P1"/>
      <text:p text:style-name="P1">We will address each of these issues by making modifications to this basic algorithm. </text:p>
      <text:h text:style-name="Heading_20_2" text:outline-level="2">Delayed reductions</text:h>
      <text:p text:style-name="Text_20_body">First let us address issue 1.2: <text:span text:style-name="T5">Look-ahead is only possible within a grammar rule.</text:span></text:p>
      <text:p text:style-name="P62">Suppose that we allow look-ahead past the end of a grammar rule. Let's consider the implications of this. Most importantly we need to understand the order in which delayed reductions may be evaluated. As we've already seen, within a rule productions that rely on the same lookahead sets should be reduced from right to left. However we also note that parent rules cannot be reduced before all their child rules are evaluated.</text:p>
      <text:p text:style-name="P62">For example, consider the grammar:</text:p>
      <text:p text:style-name="P8">A → x</text:p>
      <text:p text:style-name="P8">B → x</text:p>
      <text:p text:style-name="P8">C → AA</text:p>
      <text:p text:style-name="P8">D → BB</text:p>
      <text:p text:style-name="P8"><text:soft-page-break/>E → CaCa</text:p>
      <text:p text:style-name="P8">F → DaDa</text:p>
      <text:p text:style-name="P8">G → Eb</text:p>
      <text:p text:style-name="P8">H → Fc</text:p>
      <text:p text:style-name="Text_20_body"/>
      <text:p text:style-name="Text_20_body">The input string 'xxaxxac' will end up having the following set of delays: x|<text:span text:style-name="T6">0</text:span>x|<text:span text:style-name="T6">1</text:span>|<text:span text:style-name="T6">2</text:span>ax|<text:span text:style-name="T6">3</text:span>x|<text:span text:style-name="T6">4</text:span>|<text:span text:style-name="T6">5</text:span>a|<text:span text:style-name="T6">6</text:span>c|<text:span text:style-name="T6">7</text:span></text:p>
      <text:p text:style-name="Standard">The order of reductions we require is: 4, 3, 5, 1, 0, 2, 6, 7.</text:p>
      <text:h text:style-name="Heading_20_3" text:outline-level="3">Offset parameters</text:h>
      <text:p text:style-name="P63">Because there is no recursion in the parse table it is possible to know at which position each delay occurred. In other words in our current naïve implementation we could apply our reduce actions without actually maintaining a delay history. (In fact we could do away with the delay actions altogether).</text:p>
      <text:p text:style-name="P63">Suppose we add an offset parameter to the reduce action that indicates the position of the delay cursor relative to the end of the stack.</text:p>
      <text:p text:style-name="Standard"><text:span text:style-name="T11">I.e. </text:span>r(C→AA, -3) means “reduce by the rule C→AA, three symbols back”.</text:p>
      <text:p text:style-name="Standard"/>
      <text:p text:style-name="Standard">This would work very well indeed. We will get back to this idea once we add recursion back into the system.</text:p>
      <text:h text:style-name="P133" text:outline-level="3">Old Solution: Secondary shuffle stack</text:h>
      <text:p text:style-name="P64">At first this problems appears to require a somewhat inelegant solution since it requires us to somehow shuffle the order in which delays are placed into a stack. But instead of attempting this “reshuffle” we instead delay the reordering until the actual reductions are evaluated.</text:p>
      <text:p text:style-name="P65"><text:span text:style-name="T4">For this purpose we must unfortunately introduce two new reduce and two new ignore actions with a “secondary delay stack” (an efficient way of evaluating all of the additional parse actions is </text:span><text:span text:style-name="T4">discussed later under </text:span><text:span text:style-name="T5">Implementation</text:span><text:span text:style-name="T4">). </text:span></text:p>
      <text:p text:style-name="P12">A → x</text:p>
      <text:p text:style-name="P12">B → x</text:p>
      <text:p text:style-name="P12">C → AA</text:p>
      <text:p text:style-name="P12">D → BB</text:p>
      <text:p text:style-name="P12">E → CaCa</text:p>
      <text:p text:style-name="P12">F → DaDa</text:p>
      <text:p text:style-name="P12">G → Eb</text:p>
      <text:p text:style-name="P12">H → Fc</text:p>
      <text:p text:style-name="P12"/>
      <table:table table:name="Table8" table:style-name="Table8">
        <table:table-column table:style-name="Table8.A"/>
        <table:table-column table:style-name="Table8.B"/>
        <table:table-column table:style-name="Table8.C"/>
        <table:table-row>
          <table:table-cell table:style-name="Table8.A1" office:value-type="string">
            <text:p text:style-name="P66">Output buffer</text:p>
          </table:table-cell>
          <table:table-cell table:style-name="Table8.A1" office:value-type="string">
            <text:p text:style-name="P66">Actions</text:p>
          </table:table-cell>
          <table:table-cell table:style-name="Table8.C1" office:value-type="string">
            <text:p text:style-name="P66">Delay stack</text:p>
          </table:table-cell>
        </table:table-row>
        <table:table-row>
          <table:table-cell table:style-name="Table8.A2" office:value-type="string">
            <text:p text:style-name="P65">x|<text:span text:style-name="T6">0</text:span>x|<text:span text:style-name="T6">1</text:span>|<text:span text:style-name="T6">2</text:span>ax|<text:span text:style-name="T6">3</text:span>x|<text:span text:style-name="T6">4</text:span>|<text:span text:style-name="T6">5</text:span>a|<text:span text:style-name="T6">6</text:span>c|<text:span text:style-name="T6">7</text:span></text:p>
          </table:table-cell>
          <table:table-cell table:style-name="Table8.A2" office:value-type="string">
            <text:p text:style-name="P65"><text:span text:style-name="T9">sd</text:span><text:span text:style-name="T6">0</text:span><text:span text:style-name="T9">sd</text:span><text:span text:style-name="T6">1</text:span><text:span text:style-name="T9">d</text:span><text:span text:style-name="T6">2</text:span><text:span text:style-name="T9">sd</text:span><text:span text:style-name="T6">3</text:span><text:span text:style-name="T9">sd</text:span><text:span text:style-name="T6">4</text:span><text:span text:style-name="T9">d</text:span><text:span text:style-name="T6">5</text:span><text:span text:style-name="T9">sd</text:span><text:span text:style-name="T6">6</text:span><text:span text:style-name="T9">sd</text:span><text:span text:style-name="T6">7</text:span></text:p>
          </table:table-cell>
          <table:table-cell table:style-name="Table8.C2" office:value-type="string">
            <text:p text:style-name="P65"/>
          </table:table-cell>
        </table:table-row>
        <table:table-row>
          <table:table-cell table:style-name="Table8.A2" office:value-type="string">
            <text:p text:style-name="P65"><text:span text:style-name="T9">BB</text:span><text:span text:style-name="T9">|</text:span><text:span text:style-name="T6">2</text:span><text:span text:style-name="T9">aBB|</text:span><text:span text:style-name="T6">5</text:span><text:span text:style-name="T9">a|</text:span><text:span text:style-name="T6">6</text:span><text:span text:style-name="T9">c|</text:span><text:span text:style-name="T6">7</text:span></text:p>
          </table:table-cell>
          <table:table-cell table:style-name="Table8.A2" office:value-type="string">
            <text:p text:style-name="P65">wwwr<text:span text:style-name="T6">4</text:span>r<text:span text:style-name="T6">3</text:span><text:span text:style-name="T9">wr</text:span><text:span text:style-name="T6">0</text:span><text:span text:style-name="T9">r</text:span><text:span text:style-name="T6">1</text:span></text:p>
          </table:table-cell>
          <table:table-cell table:style-name="Table8.C2" office:value-type="string">
            <text:p text:style-name="P65">7, 6, 5, 2</text:p>
          </table:table-cell>
        </table:table-row>
        <table:table-row>
          <table:table-cell table:style-name="Table8.A2" office:value-type="string">
            <text:p text:style-name="P65">DaD<text:span text:style-name="T9">a|</text:span><text:span text:style-name="T6">6</text:span><text:span text:style-name="T9">c|</text:span><text:span text:style-name="T6">7</text:span></text:p>
          </table:table-cell>
          <table:table-cell table:style-name="Table8.A2" office:value-type="string">
            <text:p text:style-name="P67">Now the question is, can we reduce from left-to-right for the D's?</text:p>
          </table:table-cell>
          <table:table-cell table:style-name="Table8.C2" office:value-type="string">
            <text:p text:style-name="P65">7, 6</text:p>
          </table:table-cell>
        </table:table-row>
        <text:soft-page-break/>
        <table:table-row>
          <table:table-cell table:style-name="Table8.A2" office:value-type="string">
            <text:p text:style-name="P65"/>
          </table:table-cell>
          <table:table-cell table:style-name="Table8.A2" office:value-type="string">
            <text:p text:style-name="P65"/>
          </table:table-cell>
          <table:table-cell table:style-name="Table8.C2" office:value-type="string">
            <text:p text:style-name="P65"/>
          </table:table-cell>
        </table:table-row>
      </table:table>
      <text:p text:style-name="P65"/>
      <text:p text:style-name="P65">TODO: ...</text:p>
      <text:p text:style-name="P65">Reduce/Ignore next (r<text:span text:style-name="T6">n </text:span><text:span text:style-name="T9">/ i</text:span><text:span text:style-name="T6">n</text:span>): Pop the delay cursor on the top of the delay stack and push it onto the secondary stack. </text:p>
      <text:p text:style-name="P65">Reduce/Ignore previous (r<text:span text:style-name="T6">n </text:span><text:span text:style-name="T9">/ i</text:span><text:span text:style-name="T6">n</text:span>): Re</text:p>
      <text:h text:style-name="P131" text:outline-level="2">Old: Adding ignore actions</text:h>
      <text:p text:style-name="P13">Next we'll tackle issue 1.3: <text:span text:style-name="T8">There is no action to ignore delayed reductions.</text:span></text:p>
      <text:p text:style-name="P13">We solve this issue just as prosaically as we've hinted - by adding an “ignore” action to the parser. Let us parse our previous counter-example using ignore actions.</text:p>
      <text:p text:style-name="P13"/>
      <text:p text:style-name="P13">This is our grammar</text:p>
      <text:p text:style-name="P11">A → a<text:line-break/>B → a<text:line-break/>C → aa<text:line-break/>D → ABx<text:line-break/>E → aay<text:line-break/>F → Dz<text:line-break/>S → D <text:line-break/>S → E </text:p>
      <text:p text:style-name="P13"/>
      <text:p text:style-name="P13">And we'll use the input string 'aaz'.</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4">Step</text:p>
          </table:table-cell>
          <table:table-cell table:style-name="Table6.A1" office:value-type="string">
            <text:p text:style-name="P43">Output tokens</text:p>
          </table:table-cell>
          <table:table-cell table:style-name="Table6.A1" office:value-type="string">
            <text:p text:style-name="P43">Input tokens</text:p>
          </table:table-cell>
          <table:table-cell table:style-name="Table6.A1" office:value-type="string">
            <text:p text:style-name="P43">Action</text:p>
          </table:table-cell>
          <table:table-cell table:style-name="Table6.E1" office:value-type="string">
            <text:p text:style-name="P44">Current State</text:p>
          </table:table-cell>
        </table:table-row>
        <table:table-row>
          <table:table-cell table:style-name="Table6.A2" office:value-type="string">
            <text:p text:style-name="P40">1</text:p>
          </table:table-cell>
          <table:table-cell table:style-name="Table6.A2" office:value-type="string">
            <text:p text:style-name="P46"/>
          </table:table-cell>
          <table:table-cell table:style-name="Table6.A2" office:value-type="string">
            <text:p text:style-name="P39">aaz$</text:p>
          </table:table-cell>
          <table:table-cell table:style-name="Table6.A2" office:value-type="string">
            <text:p text:style-name="P39"/>
          </table:table-cell>
          <table:table-cell table:style-name="Table6.E2" office:value-type="string">
            <text:p text:style-name="P40"/>
          </table:table-cell>
        </table:table-row>
        <table:table-row>
          <table:table-cell table:style-name="Table6.A2" office:value-type="string">
            <text:p text:style-name="P40">2</text:p>
          </table:table-cell>
          <table:table-cell table:style-name="Table6.A2" office:value-type="string">
            <text:p text:style-name="P39">a</text:p>
          </table:table-cell>
          <table:table-cell table:style-name="Table6.A2" office:value-type="string">
            <text:p text:style-name="P39">az$</text:p>
          </table:table-cell>
          <table:table-cell table:style-name="Table6.A2" office:value-type="string">
            <text:p text:style-name="P39">Shift(a)</text:p>
          </table:table-cell>
          <table:table-cell table:style-name="Table6.E2" office:value-type="string">
            <text:p text:style-name="P40">1</text:p>
          </table:table-cell>
        </table:table-row>
        <table:table-row>
          <table:table-cell table:style-name="Table6.A2" office:value-type="string">
            <text:p text:style-name="P40">3</text:p>
          </table:table-cell>
          <table:table-cell table:style-name="Table6.A2" office:value-type="string">
            <text:p text:style-name="P47">a|</text:p>
          </table:table-cell>
          <table:table-cell table:style-name="Table6.A2" office:value-type="string">
            <text:p text:style-name="P39">az$</text:p>
          </table:table-cell>
          <table:table-cell table:style-name="Table6.A2" office:value-type="string">
            <text:p text:style-name="P39">Delay(3)</text:p>
          </table:table-cell>
          <table:table-cell table:style-name="Table6.E2" office:value-type="string">
            <text:p text:style-name="P40">2</text:p>
          </table:table-cell>
        </table:table-row>
        <table:table-row>
          <table:table-cell table:style-name="Table6.A2" office:value-type="string">
            <text:p text:style-name="P40">4</text:p>
          </table:table-cell>
          <table:table-cell table:style-name="Table6.A2" office:value-type="string">
            <text:p text:style-name="P47">a|a</text:p>
          </table:table-cell>
          <table:table-cell table:style-name="Table6.A2" office:value-type="string">
            <text:p text:style-name="P39">z$</text:p>
          </table:table-cell>
          <table:table-cell table:style-name="Table6.A2" office:value-type="string">
            <text:p text:style-name="P39">Shift(a)</text:p>
          </table:table-cell>
          <table:table-cell table:style-name="Table6.E2" office:value-type="string">
            <text:p text:style-name="P40">3</text:p>
          </table:table-cell>
        </table:table-row>
        <table:table-row>
          <table:table-cell table:style-name="Table6.A2" office:value-type="string">
            <text:p text:style-name="P40">5</text:p>
          </table:table-cell>
          <table:table-cell table:style-name="Table6.A2" office:value-type="string">
            <text:p text:style-name="P47">a|a|</text:p>
          </table:table-cell>
          <table:table-cell table:style-name="Table6.A2" office:value-type="string">
            <text:p text:style-name="P39">z$</text:p>
          </table:table-cell>
          <table:table-cell table:style-name="Table6.A2" office:value-type="string">
            <text:p text:style-name="P39">Delay(5)</text:p>
          </table:table-cell>
          <table:table-cell table:style-name="Table6.E2" office:value-type="string">
            <text:p text:style-name="P40">4</text:p>
          </table:table-cell>
        </table:table-row>
        <table:table-row>
          <table:table-cell table:style-name="Table6.A2" office:value-type="string">
            <text:p text:style-name="P40">6</text:p>
          </table:table-cell>
          <table:table-cell table:style-name="Table6.A2" office:value-type="string">
            <text:p text:style-name="P47">a|a|z</text:p>
          </table:table-cell>
          <table:table-cell table:style-name="Table6.A2" office:value-type="string">
            <text:p text:style-name="P39">$</text:p>
          </table:table-cell>
          <table:table-cell table:style-name="Table6.A2" office:value-type="string">
            <text:p text:style-name="P39">Shift(z)</text:p>
          </table:table-cell>
          <table:table-cell table:style-name="Table6.E2" office:value-type="string">
            <text:p text:style-name="P40">5</text:p>
          </table:table-cell>
        </table:table-row>
        <table:table-row>
          <table:table-cell table:style-name="Table6.A2" office:value-type="string">
            <text:p text:style-name="P40">7</text:p>
          </table:table-cell>
          <table:table-cell table:style-name="Table6.A2" office:value-type="string">
            <text:p text:style-name="P47">a|az</text:p>
          </table:table-cell>
          <table:table-cell table:style-name="Table6.A2" office:value-type="string">
            <text:p text:style-name="P39">$</text:p>
          </table:table-cell>
          <table:table-cell table:style-name="Table6.A2" office:value-type="string">
            <text:p text:style-name="P39">Ignore</text:p>
          </table:table-cell>
          <table:table-cell table:style-name="Table6.E2" office:value-type="string">
            <text:p text:style-name="P40">6</text:p>
          </table:table-cell>
        </table:table-row>
        <table:table-row>
          <table:table-cell table:style-name="Table6.A2" office:value-type="string">
            <text:p text:style-name="P40">8</text:p>
          </table:table-cell>
          <table:table-cell table:style-name="Table6.A2" office:value-type="string">
            <text:p text:style-name="P47">a|az</text:p>
          </table:table-cell>
          <table:table-cell table:style-name="Table6.A2" office:value-type="string">
            <text:p text:style-name="P39">$</text:p>
          </table:table-cell>
          <table:table-cell table:style-name="Table6.A2" office:value-type="string">
            <text:p text:style-name="P39">Goto(7)</text:p>
          </table:table-cell>
          <table:table-cell table:style-name="Table6.E2" office:value-type="string">
            <text:p text:style-name="P40">6</text:p>
          </table:table-cell>
        </table:table-row>
        <table:table-row>
          <table:table-cell table:style-name="Table6.A2" office:value-type="string">
            <text:p text:style-name="P40">9</text:p>
          </table:table-cell>
          <table:table-cell table:style-name="Table6.A2" office:value-type="string">
            <text:p text:style-name="P47">aaz</text:p>
          </table:table-cell>
          <table:table-cell table:style-name="Table6.A2" office:value-type="string">
            <text:p text:style-name="P39">$</text:p>
          </table:table-cell>
          <table:table-cell table:style-name="Table6.A2" office:value-type="string">
            <text:p text:style-name="P39">Ignore</text:p>
          </table:table-cell>
          <table:table-cell table:style-name="Table6.E2" office:value-type="string">
            <text:p text:style-name="P40">7</text:p>
          </table:table-cell>
        </table:table-row>
        <table:table-row>
          <table:table-cell table:style-name="Table6.A2" office:value-type="string">
            <text:p text:style-name="P40">10</text:p>
          </table:table-cell>
          <table:table-cell table:style-name="Table6.A2" office:value-type="string">
            <text:p text:style-name="P47">aaz</text:p>
          </table:table-cell>
          <table:table-cell table:style-name="Table6.A2" office:value-type="string">
            <text:p text:style-name="P39">$</text:p>
          </table:table-cell>
          <table:table-cell table:style-name="Table6.A2" office:value-type="string">
            <text:p text:style-name="P39">Goto(8)</text:p>
          </table:table-cell>
          <table:table-cell table:style-name="Table6.E2" office:value-type="string">
            <text:p text:style-name="P40">7</text:p>
          </table:table-cell>
        </table:table-row>
        <table:table-row>
          <table:table-cell table:style-name="Table6.A2" office:value-type="string">
            <text:p text:style-name="P40">11</text:p>
          </table:table-cell>
          <table:table-cell table:style-name="Table6.A2" office:value-type="string">
            <text:p text:style-name="P47">aa</text:p>
          </table:table-cell>
          <table:table-cell table:style-name="Table6.A2" office:value-type="string">
            <text:p text:style-name="P39">$</text:p>
          </table:table-cell>
          <table:table-cell table:style-name="Table6.A2" office:value-type="string">
            <text:p text:style-name="P39">Delay(9)</text:p>
          </table:table-cell>
          <table:table-cell table:style-name="Table6.E2" office:value-type="string">
            <text:p text:style-name="P40">8</text:p>
          </table:table-cell>
        </table:table-row>
        <table:table-row>
          <table:table-cell table:style-name="Table6.A2" office:value-type="string">
            <text:p text:style-name="P40">12</text:p>
          </table:table-cell>
          <table:table-cell table:style-name="Table6.A2" office:value-type="string">
            <text:p text:style-name="P47">C</text:p>
          </table:table-cell>
          <table:table-cell table:style-name="Table6.A2" office:value-type="string">
            <text:p text:style-name="P39">$</text:p>
          </table:table-cell>
          <table:table-cell table:style-name="Table6.A2" office:value-type="string">
            <text:p text:style-name="P39">Reduce(C)</text:p>
          </table:table-cell>
          <table:table-cell table:style-name="Table6.E2" office:value-type="string">
            <text:p text:style-name="P40">9</text:p>
          </table:table-cell>
        </table:table-row>
        <table:table-row>
          <table:table-cell table:style-name="Table6.A2" office:value-type="string">
            <text:p text:style-name="P40">13</text:p>
          </table:table-cell>
          <table:table-cell table:style-name="Table6.A2" office:value-type="string">
            <text:p text:style-name="P47">C</text:p>
          </table:table-cell>
          <table:table-cell table:style-name="Table6.A2" office:value-type="string">
            <text:p text:style-name="P39">$</text:p>
          </table:table-cell>
          <table:table-cell table:style-name="Table6.A2" office:value-type="string">
            <text:p text:style-name="P39">Goto(10)</text:p>
          </table:table-cell>
          <table:table-cell table:style-name="Table6.E2" office:value-type="string">
            <text:p text:style-name="P40">9</text:p>
          </table:table-cell>
        </table:table-row>
        <table:table-row>
          <table:table-cell table:style-name="Table6.A2" office:value-type="string">
            <text:p text:style-name="P40">14</text:p>
          </table:table-cell>
          <table:table-cell table:style-name="Table6.A2" office:value-type="string">
            <text:p text:style-name="P39">C<text:span text:style-name="T9">|</text:span></text:p>
          </table:table-cell>
          <table:table-cell table:style-name="Table6.A2" office:value-type="string">
            <text:p text:style-name="P39">$</text:p>
          </table:table-cell>
          <table:table-cell table:style-name="Table6.A2" office:value-type="string">
            <text:p text:style-name="P39">Delay(11)</text:p>
          </table:table-cell>
          <table:table-cell table:style-name="Table6.E2" office:value-type="string">
            <text:p text:style-name="P40">10</text:p>
          </table:table-cell>
        </table:table-row>
        <table:table-row>
          <table:table-cell table:style-name="Table6.A2" office:value-type="string">
            <text:p text:style-name="P40">15</text:p>
          </table:table-cell>
          <table:table-cell table:style-name="Table6.A2" office:value-type="string">
            <text:p text:style-name="P39">S</text:p>
          </table:table-cell>
          <table:table-cell table:style-name="Table6.A2" office:value-type="string">
            <text:p text:style-name="P39">$</text:p>
          </table:table-cell>
          <table:table-cell table:style-name="Table6.A2" office:value-type="string">
            <text:p text:style-name="P39">Reduce(S)</text:p>
          </table:table-cell>
          <table:table-cell table:style-name="Table6.E2" office:value-type="string">
            <text:p text:style-name="P40">11</text:p>
          </table:table-cell>
        </table:table-row>
        <text:soft-page-break/>
        <table:table-row>
          <table:table-cell table:style-name="Table6.A2" office:value-type="string">
            <text:p text:style-name="P40">16</text:p>
          </table:table-cell>
          <table:table-cell table:style-name="Table6.A2" office:value-type="string">
            <text:p text:style-name="P39">S</text:p>
          </table:table-cell>
          <table:table-cell table:style-name="Table6.A2" office:value-type="string">
            <text:p text:style-name="P39">$</text:p>
          </table:table-cell>
          <table:table-cell table:style-name="Table6.A2" office:value-type="string">
            <text:p text:style-name="P39">Goto(12)</text:p>
          </table:table-cell>
          <table:table-cell table:style-name="Table6.E2" office:value-type="string">
            <text:p text:style-name="P40">11</text:p>
          </table:table-cell>
        </table:table-row>
        <table:table-row>
          <table:table-cell table:style-name="Table6.A2" office:value-type="string">
            <text:p text:style-name="P40">17</text:p>
          </table:table-cell>
          <table:table-cell table:style-name="Table6.A2" office:value-type="string">
            <text:p text:style-name="P39">S</text:p>
          </table:table-cell>
          <table:table-cell table:style-name="Table6.A2" office:value-type="string">
            <text:p text:style-name="P39">$</text:p>
          </table:table-cell>
          <table:table-cell table:style-name="Table6.A2" office:value-type="string">
            <text:p text:style-name="P39">Accept</text:p>
          </table:table-cell>
          <table:table-cell table:style-name="Table6.E2" office:value-type="string">
            <text:p text:style-name="P40">12</text:p>
          </table:table-cell>
        </table:table-row>
      </table:table>
      <text:p text:style-name="P14">Example 3 – The addition of “ignore” actions.</text:p>
      <text:p text:style-name="P13"/>
      <text:p text:style-name="P13">[todo: a more formal treatment might be needed here to prove that this really works as advertised]</text:p>
      <text:p text:style-name="P1"/>
      <text:h text:style-name="Heading_20_2" text:outline-level="2">Replacing the table-based representation</text:h>
      <text:p text:style-name="P1">We resolve the remaining two issues simultaneously:</text:p>
      <text:p text:style-name="P1"><text:tab/>Issue 1.1: <text:span text:style-name="T8">No recursive definitions.</text:span></text:p>
      <text:p text:style-name="P1"><text:tab/>Issue 2: <text:span text:style-name="T8">The algorithm is not very efficient.</text:span></text:p>
      <text:p text:style-name="P1"/>
      <text:p text:style-name="P1">Issue 1.1 was a consequence of removing the state stack from the algorithm and to some extent issue 2 is as well, because the inability of our algorithm to create cycles in the table causes it to grow in size much faster. But issue 2 also suffers from the inability to specify many actions in a single table cell since we might know that a sequence of actions may take place without any branching logic. Lastly, we've also added quite a few different actions to the parsing algorithm which is .</text:p>
      <text:p text:style-name="P1"/>
      <text:p text:style-name="P1">So one may already suspect that using a parsing tables is a rather sub-optimal solution:</text:p>
      <text:list xml:id="list2157710505" text:style-name="L10">
        <text:list-item>
          <text:p text:style-name="P87">A parse table is space-inefficient</text:p>
          <text:list>
            <text:list-item>
              <text:p text:style-name="P87">The table tends to be sparse since a very limited number of tokens may be shifted during any parsing step.</text:p>
            </text:list-item>
            <text:list-item>
              <text:p text:style-name="P87">It creates new rows for every parse action even when a sequence of parse actions can be pre-determined.</text:p>
            </text:list-item>
          </text:list>
        </text:list-item>
      </text:list>
      <text:p text:style-name="P1">There is one caveat to keep in mind. Every shift action has the possibility to lead to an error state. So, theoretically every shift action would need to introduce a branch in the parsing algorithm. Practically however, this is an easy case to resolve. We'll discuss it in greater detail below...</text:p>
      <text:p text:style-name="P1"/>
      <text:p text:style-name="P1"><text:span text:style-name="T4">Suppose that during the construction of the parsing algorithm we find every state in which the parser must make a decision based on the next token in the input stream, excluding any possibility </text:span><text:span text:style-name="T4">for errors in the input. We call each of these states 'pivot points'.</text:span></text:p>
      <text:p text:style-name="P1">Now split our traditional parsing table into two separate cross-referencing data structures. The first is a “pivot table” which contains a row for each pivot point in the grammar. Every cell in the pivot table references a row in our second table, the “action table”.</text:p>
      <text:p text:style-name="P1"/>
      <text:p text:style-name="P1">The action table is really a set of sequential strings of actions that need to be taken by the parser. </text:p>
      <text:p text:style-name="P1">For example. Let's use the following short-hand notation:</text:p>
      <text:p text:style-name="P1"><text:tab/>s(x): Shift terminal token 'x' onto the output stack</text:p>
      <text:p text:style-name="P1"><text:tab/>r(2, -4): Reduce “left” by rule number 2, four tokens back.</text:p>
      <text:p text:style-name="P1"><text:tab/>p(5): Pivot the next shift action using row 5 of the pivot table.</text:p>
      <text:p text:style-name="P1"><text:tab/>a: Accept</text:p>
      <text:p text:style-name="P1"/>
      <text:p text:style-name="P4">[todo: Every time a pivot action occurs the current state is pushed onto the stack????]</text:p>
      <text:p text:style-name="P1"/>
      <text:h text:style-name="Heading_20_3" text:outline-level="3">Simultaneously parsing recursive and non-recursive rules</text:h>
      <text:p text:style-name="P1">Now consider how we can add recursion back into the table. Obviously we'll need to make use of the pivot action since it is the only action that can branch into a new state. Furthermore, recursion <text:soft-page-break/>implies that a stack is required to hold previous states.</text:p>
      <text:p text:style-name="P1"/>
      <text:p text:style-name="P1">The following extremely grammar will be used to demonstrate this:</text:p>
      <text:p text:style-name="P7"/>
      <table:table table:name="Table14" table:style-name="Table14">
        <table:table-column table:style-name="Table14.A"/>
        <table:table-column table:style-name="Table14.B"/>
        <table:table-row>
          <table:table-cell table:style-name="Table14.A1" office:value-type="string">
            <text:p text:style-name="Standard">1. <text:span text:style-name="T3">A → z</text:span></text:p>
            <text:p text:style-name="Standard">2. <text:span text:style-name="T3">A → xAx<text:line-break/></text:span>3. <text:span text:style-name="T3">S → Ay</text:span></text:p>
          </table:table-cell>
          <table:table-cell table:style-name="Table14.A1" office:value-type="string">
            <text:p text:style-name="Table_20_Contents">with this string: xxzxxy$</text:p>
          </table:table-cell>
        </table:table-row>
      </table:table>
      <text:p text:style-name="P1"/>
      <text:p text:style-name="P1">We want the following sequence of actions: </text:p>
      <table:table table:name="Table7" table:style-name="Table7">
        <table:table-column table:style-name="Table7.A" table:number-columns-repeated="3"/>
        <table:table-row>
          <table:table-cell table:style-name="Table7.A1" office:value-type="string">
            <text:p text:style-name="P1">xxz</text:p>
          </table:table-cell>
          <table:table-cell table:style-name="Table7.A1" office:value-type="string">
            <text:p text:style-name="P1">xxy$</text:p>
          </table:table-cell>
          <table:table-cell table:style-name="Table7.C1" office:value-type="string">
            <text:p text:style-name="P1">s(x), s(x), s(z)</text:p>
          </table:table-cell>
        </table:table-row>
        <table:table-row>
          <table:table-cell table:style-name="Table7.A2" office:value-type="string">
            <text:p text:style-name="P32">xxA</text:p>
          </table:table-cell>
          <table:table-cell table:style-name="Table7.A2" office:value-type="string">
            <text:p text:style-name="P32">xxy$</text:p>
          </table:table-cell>
          <table:table-cell table:style-name="Table7.C2" office:value-type="string">
            <text:p text:style-name="P1">r(1,0)</text:p>
          </table:table-cell>
        </table:table-row>
        <table:table-row>
          <table:table-cell table:style-name="Table7.A2" office:value-type="string">
            <text:p text:style-name="P32">xxAx</text:p>
          </table:table-cell>
          <table:table-cell table:style-name="Table7.A2" office:value-type="string">
            <text:p text:style-name="P32">xy$</text:p>
          </table:table-cell>
          <table:table-cell table:style-name="Table7.C2" office:value-type="string">
            <text:p text:style-name="P1">s(x)</text:p>
          </table:table-cell>
        </table:table-row>
        <table:table-row>
          <table:table-cell table:style-name="Table7.A2" office:value-type="string">
            <text:p text:style-name="P32">xA</text:p>
          </table:table-cell>
          <table:table-cell table:style-name="Table7.A2" office:value-type="string">
            <text:p text:style-name="P32">xy$</text:p>
          </table:table-cell>
          <table:table-cell table:style-name="Table7.C2" office:value-type="string">
            <text:p text:style-name="P1">r(2,0)</text:p>
          </table:table-cell>
        </table:table-row>
      </table:table>
      <table:table table:name="Table9" table:style-name="Table9">
        <table:table-column table:style-name="Table9.A" table:number-columns-repeated="3"/>
        <table:table-row>
          <table:table-cell table:style-name="Table9.A1" office:value-type="string">
            <text:p text:style-name="P32">xAx</text:p>
          </table:table-cell>
          <table:table-cell table:style-name="Table9.A1" office:value-type="string">
            <text:p text:style-name="P32">y$</text:p>
          </table:table-cell>
          <table:table-cell table:style-name="Table9.C1" office:value-type="string">
            <text:p text:style-name="P1">s(x)</text:p>
          </table:table-cell>
        </table:table-row>
      </table:table>
      <table:table table:name="Table17" table:style-name="Table17">
        <table:table-column table:style-name="Table17.A" table:number-columns-repeated="3"/>
        <table:table-row>
          <table:table-cell table:style-name="Table17.A1" office:value-type="string">
            <text:p text:style-name="P32">A</text:p>
          </table:table-cell>
          <table:table-cell table:style-name="Table17.A1" office:value-type="string">
            <text:p text:style-name="P32">y$</text:p>
          </table:table-cell>
          <table:table-cell table:style-name="Table17.C1" office:value-type="string">
            <text:p text:style-name="P1">r(2, 0)</text:p>
          </table:table-cell>
        </table:table-row>
      </table:table>
      <table:table table:name="Table18" table:style-name="Table18">
        <table:table-column table:style-name="Table18.A" table:number-columns-repeated="3"/>
        <table:table-row>
          <table:table-cell table:style-name="Table18.A1" office:value-type="string">
            <text:p text:style-name="P32">Ay</text:p>
          </table:table-cell>
          <table:table-cell table:style-name="Table18.A1" office:value-type="string">
            <text:p text:style-name="P32">$</text:p>
          </table:table-cell>
          <table:table-cell table:style-name="Table18.C1" office:value-type="string">
            <text:p text:style-name="P1">s(y)</text:p>
          </table:table-cell>
        </table:table-row>
      </table:table>
      <table:table table:name="Table19" table:style-name="Table19">
        <table:table-column table:style-name="Table19.A" table:number-columns-repeated="3"/>
        <table:table-row>
          <table:table-cell table:style-name="Table19.A1" office:value-type="string">
            <text:p text:style-name="P32">S</text:p>
          </table:table-cell>
          <table:table-cell table:style-name="Table19.A1" office:value-type="string">
            <text:p text:style-name="P32">$</text:p>
          </table:table-cell>
          <table:table-cell table:style-name="Table19.C1" office:value-type="string">
            <text:p text:style-name="P1">r(3, 0), a</text:p>
          </table:table-cell>
        </table:table-row>
      </table:table>
      <text:p text:style-name="P1"/>
      <text:p text:style-name="P61">Fine, but using a slightly more complicated grammar:</text:p>
      <table:table table:name="Table13" table:style-name="Table13">
        <table:table-column table:style-name="Table13.A"/>
        <table:table-column table:style-name="Table13.B"/>
        <table:table-row>
          <table:table-cell table:style-name="Table13.A1" office:value-type="string">
            <text:list xml:id="list1417473919" text:style-name="L11">
              <text:list-item>
                <text:p text:style-name="P115">A → z</text:p>
              </text:list-item>
              <text:list-item>
                <text:p text:style-name="P115">A → xAx</text:p>
              </text:list-item>
              <text:list-item>
                <text:p text:style-name="P115">B → xxzxx</text:p>
              </text:list-item>
              <text:list-item>
                <text:p text:style-name="P115">S → Ay</text:p>
              </text:list-item>
              <text:list-item>
                <text:p text:style-name="P92">S → B</text:p>
              </text:list-item>
            </text:list>
          </table:table-cell>
          <table:table-cell table:style-name="Table13.A1" office:value-type="string">
            <text:p text:style-name="Table_20_Contents">with this string: xxzxxy$</text:p>
          </table:table-cell>
        </table:table-row>
      </table:table>
      <text:p text:style-name="Standard">Now we can't reduce every action immediately due to the lookahead. (In other words we have delays). So, we want <text:span text:style-name="T4">this sequence of actions: </text:span></text:p>
      <text:p text:style-name="P1"/>
      <table:table table:name="Table10" table:style-name="Table10">
        <table:table-column table:style-name="Table10.A" table:number-columns-repeated="2"/>
        <table:table-column table:style-name="Table10.C"/>
        <table:table-row>
          <table:table-cell table:style-name="Table10.A1" office:value-type="string">
            <text:p text:style-name="P32">xxzxxy</text:p>
          </table:table-cell>
          <table:table-cell table:style-name="Table10.A1" office:value-type="string">
            <text:p text:style-name="P32">$</text:p>
          </table:table-cell>
          <table:table-cell table:style-name="Table10.C1" office:value-type="string">
            <text:p text:style-name="P1">s(x), s(x), s(z), s(x), s(x), s(y)</text:p>
          </table:table-cell>
        </table:table-row>
        <table:table-row>
          <table:table-cell table:style-name="Table10.A2" office:value-type="string">
            <text:p text:style-name="P32">xxAxxy</text:p>
          </table:table-cell>
          <table:table-cell table:style-name="Table10.A2" office:value-type="string">
            <text:p text:style-name="P32">$</text:p>
          </table:table-cell>
          <table:table-cell table:style-name="Table10.C2" office:value-type="string">
            <text:p text:style-name="P1">r(1,-3)</text:p>
          </table:table-cell>
        </table:table-row>
        <table:table-row>
          <table:table-cell table:style-name="Table10.A2" office:value-type="string">
            <text:p text:style-name="P32">xAxy</text:p>
          </table:table-cell>
          <table:table-cell table:style-name="Table10.A2" office:value-type="string">
            <text:p text:style-name="P32">$</text:p>
          </table:table-cell>
          <table:table-cell table:style-name="Table10.C2" office:value-type="string">
            <text:p text:style-name="P1">r(2,-2)</text:p>
          </table:table-cell>
        </table:table-row>
        <table:table-row>
          <table:table-cell table:style-name="Table10.A2" office:value-type="string">
            <text:p text:style-name="P32">Ay</text:p>
          </table:table-cell>
          <table:table-cell table:style-name="Table10.A2" office:value-type="string">
            <text:p text:style-name="P32">$</text:p>
          </table:table-cell>
          <table:table-cell table:style-name="Table10.C2" office:value-type="string">
            <text:p text:style-name="P1">r(2,-1)</text:p>
          </table:table-cell>
        </table:table-row>
      </table:table>
      <table:table table:name="Table11" table:style-name="Table11">
        <table:table-column table:style-name="Table11.A" table:number-columns-repeated="3"/>
        <table:table-row>
          <table:table-cell table:style-name="Table11.A1" office:value-type="string">
            <text:p text:style-name="P32">S</text:p>
          </table:table-cell>
          <table:table-cell table:style-name="Table11.A1" office:value-type="string">
            <text:p text:style-name="P32">$</text:p>
          </table:table-cell>
          <table:table-cell table:style-name="Table11.C1" office:value-type="string">
            <text:p text:style-name="P1">r(4, 0), a</text:p>
          </table:table-cell>
        </table:table-row>
      </table:table>
      <text:p text:style-name="P1"/>
      <text:p text:style-name="P1">So let's analyze what decisions the parser will need to take to execute this sequence of actions...</text:p>
      <text:list xml:id="list1624192645" text:style-name="L12">
        <text:list-item>
          <text:p text:style-name="P88">The first character 'x' will always occur. (shift x)</text:p>
        </text:list-item>
        <text:list-item>
          <text:p text:style-name="P88">Next we can decide either another x or z must occur (pivot {x, z})</text:p>
        </text:list-item>
        <text:list-item>
          <text:p text:style-name="P88">If it is x:</text:p>
          <text:list>
            <text:list-item>
              <text:p text:style-name="P88">Next we can decide either another x or z must occur (pivot {x, z})</text:p>
            </text:list-item>
            <text:list-item>
              <text:p text:style-name="P88">If it is x:</text:p>
              <text:list>
                <text:list-item>
                  <text:p text:style-name="P88">Next we can decide either another x or z must occur (pivot {x, z})</text:p>
                </text:list-item>
                <text:list-item>
                  <text:p text:style-name="P88">If it is x:</text:p>
                  <text:list>
                    <text:list-item>
                      <text:p text:style-name="P93">Only S → Ay may be reduced from this point forward</text:p>
                    </text:list-item>
                    <text:list-item>
                      <text:p text:style-name="P93">Do:</text:p>
                      <text:list>
                        <text:list-item>
                          <text:p text:style-name="P88">Either another x or z must occur (pivot {x, z})</text:p>
                        </text:list-item>
                        <text:list-item>
                          <text:p text:style-name="P88"><text:soft-page-break/>If it is x:</text:p>
                          <text:list>
                            <text:list-item>
                              <text:p text:style-name="P88">Repeat from step 2 (Do)</text:p>
                            </text:list-item>
                            <text:list-item>
                              <text:p text:style-name="P88">Return here once we're done (z has been found) and do the following</text:p>
                            </text:list-item>
                            <text:list-item>
                              <text:p text:style-name="P88">s(x), r(2, 0)</text:p>
                            </text:list-item>
                          </text:list>
                        </text:list-item>
                        <text:list-item>
                          <text:p text:style-name="P88">If it is z:</text:p>
                          <text:list>
                            <text:list-item>
                              <text:p text:style-name="P88">r(1, 0)</text:p>
                            </text:list-item>
                          </text:list>
                        </text:list-item>
                      </text:list>
                    </text:list-item>
                    <text:list-item>
                      <text:p text:style-name="P88">s(x), r(2, 0)</text:p>
                    </text:list-item>
                  </text:list>
                </text:list-item>
                <text:list-item>
                  <text:p text:style-name="P88">If it is z:</text:p>
                  <text:list>
                    <text:list-item>
                      <text:p text:style-name="P89">etc...</text:p>
                    </text:list-item>
                  </text:list>
                </text:list-item>
                <text:list-item>
                  <text:p text:style-name="P89">etc...</text:p>
                </text:list-item>
              </text:list>
            </text:list-item>
            <text:list-item>
              <text:p text:style-name="P88">If it is z:</text:p>
              <text:list>
                <text:list-item>
                  <text:p text:style-name="P88">We know that the remaining string must be xx, so we have the sequence of shift reduce actions: s(x), s(x)</text:p>
                </text:list-item>
                <text:list-item>
                  <text:p text:style-name="P88">Next we can decide either y or $ must occur (pivot {y, $})</text:p>
                </text:list-item>
                <text:list-item>
                  <text:p text:style-name="P88">If it is y:</text:p>
                  <text:list>
                    <text:list-item>
                      <text:p text:style-name="P88">r(1,-3), r(2,-2), r(2,-1), r(4,0), a</text:p>
                    </text:list-item>
                  </text:list>
                </text:list-item>
                <text:list-item>
                  <text:p text:style-name="P88">If it is $:</text:p>
                  <text:list>
                    <text:list-item>
                      <text:p text:style-name="P88">r(3, -1), r(5, -1), a</text:p>
                    </text:list-item>
                  </text:list>
                </text:list-item>
              </text:list>
            </text:list-item>
          </text:list>
        </text:list-item>
        <text:list-item>
          <text:p text:style-name="P88">If it is z:</text:p>
          <text:list>
            <text:list-item>
              <text:p text:style-name="P88">We know that the remaining string must be xy, so we have the sequence of shift reduce actions: r(1, 0), s(x), r(2, 0) s(y), r(4, 0), a</text:p>
            </text:list-item>
          </text:list>
        </text:list-item>
      </text:list>
      <text:p text:style-name="P1"/>
      <text:p text:style-name="P1">This becomes complicated quickly, so we'll put it into an action table instead:</text:p>
      <text:p text:style-name="P1"/>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7">Row</text:p>
          </table:table-cell>
          <table:table-cell table:style-name="Table12.A1" office:value-type="string">
            <text:p text:style-name="P36">Actions</text:p>
          </table:table-cell>
          <table:table-cell table:style-name="Table12.A1" office:value-type="string">
            <text:p text:style-name="P36">(Incoming from row):</text:p>
          </table:table-cell>
          <table:table-cell table:style-name="Table12.D1" office:value-type="string">
            <text:p text:style-name="P36">Parsed</text:p>
          </table:table-cell>
        </table:table-row>
        <table:table-row>
          <table:table-cell table:style-name="Table12.A2" office:value-type="string">
            <text:p text:style-name="P33">0</text:p>
          </table:table-cell>
          <table:table-cell table:style-name="Table12.A2" office:value-type="string">
            <text:p text:style-name="P32">s(x), p {x→1, z→2}</text:p>
          </table:table-cell>
          <table:table-cell table:style-name="Table12.A2" office:value-type="string">
            <text:p text:style-name="P32"/>
          </table:table-cell>
          <table:table-cell table:style-name="Table12.D2" office:value-type="string">
            <text:p text:style-name="P32">→x</text:p>
          </table:table-cell>
        </table:table-row>
        <table:table-row>
          <table:table-cell table:style-name="Table12.A2" office:value-type="string">
            <text:p text:style-name="P33">1</text:p>
          </table:table-cell>
          <table:table-cell table:style-name="Table12.A2" office:value-type="string">
            <text:p text:style-name="P32">p {x→3, z→4}</text:p>
          </table:table-cell>
          <table:table-cell table:style-name="Table12.A2" office:value-type="string">
            <text:p text:style-name="P32">0</text:p>
          </table:table-cell>
          <table:table-cell table:style-name="Table12.D2" office:value-type="string">
            <text:p text:style-name="P32">xx</text:p>
          </table:table-cell>
        </table:table-row>
        <table:table-row>
          <table:table-cell table:style-name="Table12.A2" office:value-type="string">
            <text:p text:style-name="P33">2</text:p>
          </table:table-cell>
          <table:table-cell table:style-name="Table12.A2" office:value-type="string">
            <text:p text:style-name="P32">r(1, 0), s(x), r(2,0), s(y), r(S), a</text:p>
          </table:table-cell>
          <table:table-cell table:style-name="Table12.A2" office:value-type="string">
            <text:p text:style-name="P32">0</text:p>
          </table:table-cell>
          <table:table-cell table:style-name="Table12.D2" office:value-type="string">
            <text:p text:style-name="P32">xz→xA→xAx→A→Ay→S</text:p>
          </table:table-cell>
        </table:table-row>
        <table:table-row>
          <table:table-cell table:style-name="Table12.A2" office:value-type="string">
            <text:p text:style-name="P33">3</text:p>
          </table:table-cell>
          <table:table-cell table:style-name="Table12.A2" office:value-type="string">
            <text:p text:style-name="P32">p {x→7, z→8} s(x), r(2, 0), s(x), r(2, 0), s(x), r(2, 0), s(y), r(4, 0), a</text:p>
          </table:table-cell>
          <table:table-cell table:style-name="Table12.A2" office:value-type="string">
            <text:p text:style-name="P32">0, 1...7/8</text:p>
          </table:table-cell>
          <table:table-cell table:style-name="Table12.D2" office:value-type="string">
            <text:p text:style-name="P32">xxx→xxx...x→xxA→xxAx→xA→ xAx→A→Ay→S</text:p>
          </table:table-cell>
        </table:table-row>
        <table:table-row>
          <table:table-cell table:style-name="Table12.A2" office:value-type="string">
            <text:p text:style-name="P33">4</text:p>
          </table:table-cell>
          <table:table-cell table:style-name="Table12.A2" office:value-type="string">
            <text:p text:style-name="P32">s(x), s(x), p {y→5, $→6} </text:p>
          </table:table-cell>
          <table:table-cell table:style-name="Table12.A2" office:value-type="string">
            <text:p text:style-name="P32">0, 1</text:p>
          </table:table-cell>
          <table:table-cell table:style-name="Table12.D2" office:value-type="string">
            <text:p text:style-name="P32">xxz→xxzxx</text:p>
          </table:table-cell>
        </table:table-row>
        <table:table-row>
          <table:table-cell table:style-name="Table12.A2" office:value-type="string">
            <text:p text:style-name="P33">5</text:p>
          </table:table-cell>
          <table:table-cell table:style-name="Table12.A2" office:value-type="string">
            <text:p text:style-name="P32">r(1, -3), r(2, -2), r(2, -1), r(4, 0), a</text:p>
          </table:table-cell>
          <table:table-cell table:style-name="Table12.A2" office:value-type="string">
            <text:p text:style-name="P32">0, 1, 4</text:p>
          </table:table-cell>
          <table:table-cell table:style-name="Table12.D2" office:value-type="string">
            <text:p text:style-name="P32">xxzxxy→xxAxxy→xAxy→Ay→S</text:p>
          </table:table-cell>
        </table:table-row>
        <table:table-row>
          <table:table-cell table:style-name="Table12.A2" office:value-type="string">
            <text:p text:style-name="P33">6</text:p>
          </table:table-cell>
          <table:table-cell table:style-name="Table12.A2" office:value-type="string">
            <text:p text:style-name="P32">r(3, -1), r(5, -1), a</text:p>
          </table:table-cell>
          <table:table-cell table:style-name="Table12.A2" office:value-type="string">
            <text:p text:style-name="P32">0, 1, 4</text:p>
          </table:table-cell>
          <table:table-cell table:style-name="Table12.D2" office:value-type="string">
            <text:p text:style-name="P32">xxzxx$→B$→S$</text:p>
          </table:table-cell>
        </table:table-row>
        <table:table-row>
          <table:table-cell table:style-name="Table12.A2" office:value-type="string">
            <text:p text:style-name="P33">7</text:p>
          </table:table-cell>
          <table:table-cell table:style-name="Table12.A2" office:value-type="string">
            <text:p text:style-name="P32">p {x→7, z→8}, s(x), r(2, 0)</text:p>
          </table:table-cell>
          <table:table-cell table:style-name="Table12.A2" office:value-type="string">
            <text:p text:style-name="P32">0, 1, 3/7...7/8</text:p>
          </table:table-cell>
          <table:table-cell table:style-name="Table12.D2" office:value-type="string">
            <text:p text:style-name="P32">xxxx...→xxxx...x→xxxA</text:p>
          </table:table-cell>
        </table:table-row>
        <table:table-row>
          <table:table-cell table:style-name="Table12.A2" office:value-type="string">
            <text:p text:style-name="P33">8</text:p>
          </table:table-cell>
          <table:table-cell table:style-name="Table12.A2" office:value-type="string">
            <text:p text:style-name="P32">r(A)</text:p>
          </table:table-cell>
          <table:table-cell table:style-name="Table12.A2" office:value-type="string">
            <text:p text:style-name="P32">0, 1, 3/7</text:p>
          </table:table-cell>
          <table:table-cell table:style-name="Table12.D2" office:value-type="string">
            <text:p text:style-name="P32">xxx...z→xxx...A</text:p>
          </table:table-cell>
        </table:table-row>
      </table:table>
      <text:p text:style-name="P2">Example: Simultaneously recursive and non-recursive rules</text:p>
      <text:p text:style-name="P1"/>
      <text:h text:style-name="P134" text:outline-level="3">Simultaneously parsing multiple recursive rules</text:h>
      <text:p text:style-name="P1">Now let's try an example of simultaneously recursive rules (with somewhat simpler rules)</text:p>
      <table:table table:name="Table23" table:style-name="Table23">
        <table:table-column table:style-name="Table23.A"/>
        <table:table-column table:style-name="Table23.B"/>
        <table:table-row>
          <table:table-cell table:style-name="Table23.A1" office:value-type="string">
            <text:list xml:id="list2034229128" text:style-name="L13">
              <text:list-item>
                <text:p text:style-name="P116">A → x</text:p>
              </text:list-item>
              <text:list-item>
                <text:p text:style-name="P116">A → xA</text:p>
              </text:list-item>
              <text:list-item>
                <text:p text:style-name="P116">B → x</text:p>
              </text:list-item>
              <text:list-item>
                <text:p text:style-name="P116">B → xB</text:p>
              </text:list-item>
              <text:list-item>
                <text:p text:style-name="P116">S → Ay</text:p>
              </text:list-item>
              <text:list-item>
                <text:p text:style-name="P116"><text:soft-page-break/>S → Bz</text:p>
              </text:list-item>
            </text:list>
          </table:table-cell>
          <table:table-cell table:style-name="Table23.A1" office:value-type="string">
            <text:p text:style-name="Table_20_Contents"/>
          </table:table-cell>
        </table:table-row>
      </table:table>
      <text:p text:style-name="P1"/>
      <text:p text:style-name="P1">Notice that when the parser traverses up the stack of “states” that we need to execute different actions based on the lookahead we reached. Although, we “know” what actions were supposed to take place, we need to make use of the states recorded in the state stack.</text:p>
      <text:p text:style-name="Standard">We have two options: </text:p>
      <text:list xml:id="list210102489" text:style-name="L14">
        <text:list-item>
          <text:p text:style-name="P94">Using a technique similar to the LR goto table. For this technique we assign a variable that holds the current row number. (Let's call this LastPivot). Every time we reach a pivot, we assign the target row number to LastPivot. When we return to a previous row, we do not reassign LastPivot. Instead we use it as the parameter for the goto action. The other parameter for goto will be a row number to jump to.</text:p>
        </text:list-item>
        <text:list-item>
          <text:p text:style-name="P90">Creating a return action that matches the row to return to an offset. This is very similar to option 1 except that instead of using the row we are returning <text:span text:style-name="T1">from</text:span> we are using the one we are returning <text:span text:style-name="T1">to</text:span>. Depending on how many rows it is possible to return from it might be better to instead make decisions based on which row we're returning to<text:span text:style-name="T8">.</text:span></text:p>
        </text:list-item>
      </text:list>
      <text:p text:style-name="P4"/>
      <text:p text:style-name="P4">[todo: For now I'll use option 1 since it is slightly simpler, but <text:s/>it'll take some study to determine which of these is better. Perhaps ideally we would not branch at all since we've already made the decision what reduce “path” should be taken. One idea is to add the “return address” to the pivot table, but unfortunately this solution only works for a look-ahead of 1. Perhaps... fill in a goto for each relevant row when a “leaf” pivot is reached...]</text:p>
      <text:p text:style-name="Standard"/>
      <text:p text:style-name="Standard">New action:</text:p>
      <text:p text:style-name="Standard"><text:tab/>g(2, 4): Goto row 4 if LastPivot = 2. Otherwise, continue. Do not modify the “state stack”.</text:p>
      <text:p text:style-name="Standard"/>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7">Row</text:p>
          </table:table-cell>
          <table:table-cell table:style-name="Table22.A1" office:value-type="string">
            <text:p text:style-name="P36">Actions</text:p>
          </table:table-cell>
          <table:table-cell table:style-name="Table22.A1" office:value-type="string">
            <text:p text:style-name="P36">(Incoming from row):</text:p>
          </table:table-cell>
          <table:table-cell table:style-name="Table22.D1" office:value-type="string">
            <text:p text:style-name="P36">Parsed</text:p>
          </table:table-cell>
        </table:table-row>
        <table:table-row>
          <table:table-cell table:style-name="Table22.A2" office:value-type="string">
            <text:p text:style-name="P33">0</text:p>
          </table:table-cell>
          <table:table-cell table:style-name="Table22.A2" office:value-type="string">
            <text:p text:style-name="P32">s(x), p {x→1, y→2, z→3}, g(3, 4), r(2,-1), r(5, 0), a</text:p>
          </table:table-cell>
          <table:table-cell table:style-name="Table22.A2" office:value-type="string">
            <text:p text:style-name="P32"/>
          </table:table-cell>
          <table:table-cell table:style-name="Table22.D2" office:value-type="string">
            <text:p text:style-name="P32">→x→(xAy/xBz)→(Ay/Bz)→S</text:p>
          </table:table-cell>
        </table:table-row>
        <table:table-row>
          <table:table-cell table:style-name="Table22.A2" office:value-type="string">
            <text:p text:style-name="P33">1</text:p>
          </table:table-cell>
          <table:table-cell table:style-name="Table22.A2" office:value-type="string">
            <text:p text:style-name="P32">p {x→1, y→2, z→3}, g(3, 5), r(2, -1)</text:p>
          </table:table-cell>
          <table:table-cell table:style-name="Table22.A2" office:value-type="string">
            <text:p text:style-name="P32">0/1</text:p>
          </table:table-cell>
          <table:table-cell table:style-name="Table22.D2" office:value-type="string">
            <text:p text:style-name="P32">xx...→x...xy→x...x(A/B)y→x(A/B)y</text:p>
          </table:table-cell>
        </table:table-row>
        <table:table-row>
          <table:table-cell table:style-name="Table22.A2" office:value-type="string">
            <text:p text:style-name="P33">2</text:p>
          </table:table-cell>
          <table:table-cell table:style-name="Table22.A2" office:value-type="string">
            <text:p text:style-name="P32"/>
          </table:table-cell>
          <table:table-cell table:style-name="Table22.A2" office:value-type="string">
            <text:p text:style-name="P32">0/1</text:p>
          </table:table-cell>
          <table:table-cell table:style-name="Table22.D2" office:value-type="string">
            <text:p text:style-name="P32">x...y</text:p>
          </table:table-cell>
        </table:table-row>
        <table:table-row>
          <table:table-cell table:style-name="Table22.A2" office:value-type="string">
            <text:p text:style-name="P33">3</text:p>
          </table:table-cell>
          <table:table-cell table:style-name="Table22.A2" office:value-type="string">
            <text:p text:style-name="P32"/>
          </table:table-cell>
          <table:table-cell table:style-name="Table22.A2" office:value-type="string">
            <text:p text:style-name="P32">0/1</text:p>
          </table:table-cell>
          <table:table-cell table:style-name="Table22.D2" office:value-type="string">
            <text:p text:style-name="P32">x...z</text:p>
          </table:table-cell>
        </table:table-row>
        <table:table-row>
          <table:table-cell table:style-name="Table22.A2" office:value-type="string">
            <text:p text:style-name="P33">4</text:p>
          </table:table-cell>
          <table:table-cell table:style-name="Table22.A2" office:value-type="string">
            <text:p text:style-name="P32">r(3, -1), r(6, 0), a</text:p>
          </table:table-cell>
          <table:table-cell table:style-name="Table22.A2" office:value-type="string">
            <text:p text:style-name="P32">Goto from 0</text:p>
          </table:table-cell>
          <table:table-cell table:style-name="Table22.D2" office:value-type="string">
            <text:p text:style-name="P32">(see row 0)</text:p>
          </table:table-cell>
        </table:table-row>
        <table:table-row>
          <table:table-cell table:style-name="Table22.A2" office:value-type="string">
            <text:p text:style-name="P33">5</text:p>
          </table:table-cell>
          <table:table-cell table:style-name="Table22.A2" office:value-type="string">
            <text:p text:style-name="P32">r(1, -1)</text:p>
          </table:table-cell>
          <table:table-cell table:style-name="Table22.A2" office:value-type="string">
            <text:p text:style-name="P32">Goto from 1</text:p>
          </table:table-cell>
          <table:table-cell table:style-name="Table22.D2" office:value-type="string">
            <text:p text:style-name="P32">(see row 1)</text:p>
          </table:table-cell>
        </table:table-row>
      </table:table>
      <text:p text:style-name="P2">Example: Simultaneously recursive rules</text:p>
      <text:p text:style-name="P1"/>
      <text:h text:style-name="P134" text:outline-level="3">Left-recursive rules</text:h>
      <text:p text:style-name="P1">Notice that that the recursive examples shown so far is reduced on the right every time. This is an example of <text:span text:style-name="T8">right recursion</text:span>. <text:span text:style-name="T8">Left recursion</text:span><text:span text:style-name="T13"> is somewhat more difficult to parse and needs some additional work to get it going. Let's take this left recursive grammar:</text:span></text:p>
      <text:p text:style-name="P4">[todo: Recent research suggests using “parser combinators” for recursive descent. Probably worth checking out.</text:p>
      <text:list xml:id="list1355747702" text:style-name="L15">
        <text:list-item>
          <text:p text:style-name="P95"><text:bookmark text:name="cite_note-FrostHafiz2006-1"/><text:span text:style-name="T5">Frost, R. and Hafiz, R. (2006) </text:span><text:a xlink:type="simple" xlink:href="http://portal.acm.org/citation.cfm?id=1149988"><text:span text:style-name="T5">"A New Top-Down Parsing Algorithm to Accommodate Ambiguity and Left Recursion in Polynomial Time."</text:span></text:a><text:span text:style-name="T5"> ACM SIGPLAN Notices, Volume 41 Issue 5, Pages: 46 - 54. </text:span></text:p>
        </text:list-item>
        <text:list-item>
          <text:p text:style-name="P130"><text:span text:style-name="T8">Frost, R., Hafiz, R. and Callaghan, P. (2007) </text:span><text:a xlink:type="simple" xlink:href="http://acl.ldc.upenn.edu/W/W07/W07-2215.pdf"><text:span text:style-name="T8">"Modular and Efficient Top-Down Parsing for Ambiguous Left-Recursive Grammars."</text:span></text:a><text:span text:style-name="T8"> 10th International Workshop on Parsing Technologies (IWPT), ACL-SIGPARSE , Pages: 109 - 120, June 2007, Prague. </text:span></text:p>
        </text:list-item>
        <text:list-item>
          <text:p text:style-name="P125"><text:bookmark text:name="cite_note-FrostHafizCallaghan_2008-3"/><text:span text:style-name="T8">Frost, R., Hafiz, R. and Callaghan, P. (2008) </text:span><text:a xlink:type="simple" xlink:href="http://cs.uwindsor.ca/%7Ehafiz/PADL_PAPER_FINAL.pdf"><text:span text:style-name="T8">"Parser Combinators for Ambiguous Left-Recursive Grammars."</text:span></text:a><text:span text:style-name="T8"> 10th International Symposium on Practical Aspects of Declarative </text:span><text:span text:style-name="T5">]</text:span></text:p>
        </text:list-item>
      </text:list>
      <text:p text:style-name="P3"/>
      <table:table table:name="Table20" table:style-name="Table20">
        <table:table-column table:style-name="Table20.A"/>
        <table:table-column table:style-name="Table20.B"/>
        <table:table-row>
          <table:table-cell table:style-name="Table20.A1" office:value-type="string">
            <text:list xml:id="list1760580373" text:style-name="L16">
              <text:list-item>
                <text:p text:style-name="P117">A → x</text:p>
              </text:list-item>
              <text:list-item>
                <text:p text:style-name="P117">A → Ax</text:p>
              </text:list-item>
              <text:list-item>
                <text:p text:style-name="P117">B → x</text:p>
              </text:list-item>
              <text:list-item>
                <text:p text:style-name="P117">B → Bx</text:p>
              </text:list-item>
              <text:list-item>
                <text:p text:style-name="P117">S → Ay</text:p>
              </text:list-item>
              <text:list-item>
                <text:p text:style-name="P117">S → Bz</text:p>
              </text:list-item>
            </text:list>
          </table:table-cell>
          <table:table-cell table:style-name="Table20.A1" office:value-type="string">
            <text:p text:style-name="Table_20_Contents">with this string: xxxy$</text:p>
          </table:table-cell>
        </table:table-row>
      </table:table>
      <text:p text:style-name="P5"/>
      <text:p text:style-name="P15"><text:span text:style-name="T4">In order to reduce rule 2 we must always first reduce the A contained by rule 2. Unfortunately there is no way of knowing how many tokens back the first x is since we'll need to </text:span>reduce A → x first.</text:p>
      <text:p text:style-name="P15">For example, if we build up our table up to this point:</text:p>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7">Row</text:p>
          </table:table-cell>
          <table:table-cell table:style-name="Table21.A1" office:value-type="string">
            <text:p text:style-name="P36">Actions</text:p>
          </table:table-cell>
          <table:table-cell table:style-name="Table21.A1" office:value-type="string">
            <text:p text:style-name="P36">(Incoming from row):</text:p>
          </table:table-cell>
          <table:table-cell table:style-name="Table21.D1" office:value-type="string">
            <text:p text:style-name="P36">Parsed</text:p>
          </table:table-cell>
        </table:table-row>
        <table:table-row>
          <table:table-cell table:style-name="Table21.A2" office:value-type="string">
            <text:p text:style-name="P33">0</text:p>
          </table:table-cell>
          <table:table-cell table:style-name="Table21.A2" office:value-type="string">
            <text:p text:style-name="P32">s(x), p {x→1, y→2, z→3}, g(3, 4), </text:p>
          </table:table-cell>
          <table:table-cell table:style-name="Table21.A2" office:value-type="string">
            <text:p text:style-name="P32"/>
          </table:table-cell>
          <table:table-cell table:style-name="Table21.D2" office:value-type="string">
            <text:p text:style-name="P32">→x</text:p>
          </table:table-cell>
        </table:table-row>
        <table:table-row>
          <table:table-cell table:style-name="Table21.A2" office:value-type="string">
            <text:p text:style-name="P33">1</text:p>
          </table:table-cell>
          <table:table-cell table:style-name="Table21.A2" office:value-type="string">
            <text:p text:style-name="P32">p {x→1, y→2, z→3}</text:p>
          </table:table-cell>
          <table:table-cell table:style-name="Table21.A2" office:value-type="string">
            <text:p text:style-name="P32">0/1</text:p>
          </table:table-cell>
          <table:table-cell table:style-name="Table21.D2" office:value-type="string">
            <text:p text:style-name="P32">xx</text:p>
          </table:table-cell>
        </table:table-row>
        <table:table-row>
          <table:table-cell table:style-name="Table21.A2" office:value-type="string">
            <text:p text:style-name="P33">2</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2"/>
          </table:table-cell>
        </table:table-row>
        <table:table-row>
          <table:table-cell table:style-name="Table21.A2" office:value-type="string">
            <text:p text:style-name="P33">3</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2"/>
          </table:table-cell>
        </table:table-row>
        <text:soft-page-break/>
        <table:table-row>
          <table:table-cell table:style-name="Table21.A2" office:value-type="string">
            <text:p text:style-name="P33">4</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2"/>
          </table:table-cell>
        </table:table-row>
        <table:table-row>
          <table:table-cell table:style-name="Table21.A2" office:value-type="string">
            <text:p text:style-name="P33">5</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2"/>
          </table:table-cell>
        </table:table-row>
      </table:table>
      <text:p text:style-name="P22">Example</text:p>
      <text:h text:style-name="P137" text:outline-level="4"/>
      <text:h text:style-name="P137" text:outline-level="4">New Solution: Rearranging non-terminals as a post-processing step</text:h>
      <text:p text:style-name="P21">Let's take a brief detour to the implementation of such a parser (which will be discussed more fully later on) and consider the representation of the parsed output. From a user's perspective, we want to see a “tree” of non-terminals ending in terminal leaf nodes.</text:p>
      <text:p text:style-name="P21"/>
      <text:p text:style-name="P21">Consider our previous recursive example:</text:p>
      <table:table table:name="Table1" table:style-name="Table1">
        <table:table-column table:style-name="Table1.A"/>
        <table:table-column table:style-name="Table1.B"/>
        <table:table-row>
          <table:table-cell table:style-name="Table1.A1" office:value-type="string">
            <text:list xml:id="list1200426832" text:style-name="L17">
              <text:list-item>
                <text:p text:style-name="P119">A → x</text:p>
              </text:list-item>
              <text:list-item>
                <text:p text:style-name="P119">A → Ax</text:p>
              </text:list-item>
              <text:list-item>
                <text:p text:style-name="P119">S → Ay</text:p>
              </text:list-item>
            </text:list>
          </table:table-cell>
          <table:table-cell table:style-name="Table1.A1" office:value-type="string">
            <text:p text:style-name="P48">with this string: xxxy$</text:p>
          </table:table-cell>
        </table:table-row>
      </table:table>
      <text:p text:style-name="P21"/>
      <text:p text:style-name="P21">The user wishes to see the following output as a “Tree” like this:</text:p>
      <text:p text:style-name="P21"><draw:frame draw:style-name="fr1" draw:name="graphics1" text:anchor-type="paragraph" svg:x="3.888cm" svg:y="0cm" svg:width="2.489cm" svg:height="6.948cm" draw:z-index="0"><draw:image xlink:href="Pictures/2000009000000DEB000026DCBE5BEF23.svm" xlink:type="simple" xlink:show="embed" xlink:actuate="onLoad"/></draw:frame></text:p>
      <text:p text:style-name="P21">So we could write this representation in text form like this: S{A{A{A{x}, x}, x}, y}</text:p>
      <text:p text:style-name="P21"><draw:frame draw:style-name="fr1" draw:name="graphics2" text:anchor-type="paragraph" svg:x="6.805cm" svg:y="1.577cm" svg:width="2.895cm" svg:height="8.504cm" draw:z-index="1"><draw:image xlink:href="Pictures/2000009000000D3B000026DC7CA659F6.svm" xlink:type="simple" xlink:show="embed" xlink:actuate="onLoad"/></draw:frame>First off, let's start annotating the non-terminals with the rule number that was used to reduce said non-terminal. So we have: S<text:span text:style-name="T6">3</text:span>{A<text:span text:style-name="T6">2</text:span>{A<text:span text:style-name="T6">2</text:span>{A<text:span text:style-name="T6">1</text:span>{x}, x}, x}, y}</text:p>
      <text:p text:style-name="P21"/>
      <text:p text:style-name="P21"><text:soft-page-break/></text:p>
      <text:p text:style-name="P21">For maximum cache efficiency, decreased memory fragmentation and in general, reduced memory usage, we could store the tree as a flattened array. Here we have two options:</text:p>
      <text:list xml:id="list1337959076" text:style-name="L18">
        <text:list-item>
          <text:p text:style-name="P96">Depth-first order: SAAAxxxy</text:p>
        </text:list-item>
        <text:list-item>
          <text:p text:style-name="P96">Breadth-first order: SAyAxAxAx</text:p>
        </text:list-item>
      </text:list>
      <text:p text:style-name="P21">Determining which of these layouts is best from a performance perspective is a little abstruse (and probably doesn't have much effect). So instead we'll choose the one that suits our algorithm best: Depth-first ordering.</text:p>
      <text:p text:style-name="P21"/>
      <text:p text:style-name="Standard">So we'll define a “parse match” C structure to hold each symbol that is produced by the algorithm, consisting of an id (representing either the terminal/nonterminal symbol), the number of child tokens directly beneath this token and an offset to the next token (i.e. the next sibling in the tree). For short we'll write the match as a 3-tupple '(ID, length, offset)' where ID is the terminal/nonterminal token, length is the number of child tokens directly bellow and offset is the offset to the next token. Now, the first child token's parse <text:s/>automatically follows its parent match. We could wrap the “match” structure in a more conventional tree node class with functions like GetNextMatch, GetChildMatch, etc if we wished (or simply replace this following section with an equivalent tree builder, which would be trivial). We will use the “match” structure for both non-terminal and terminals, but for terminals the offset and length describes their indexes into the original source code text data. (See the section on the implementation...)</text:p>
      <text:p text:style-name="Standard"/>
      <text:p text:style-name="Standard">Now suppose we had the following set of actions: s(x),r(A<text:span text:style-name="T6">1</text:span>,0), s(x), r(A<text:span text:style-name="T6">2</text:span>, 0), s(x), r(A<text:span text:style-name="T6">2</text:span>, 0), s(y), r(S<text:span text:style-name="T6">3</text:span>, 0), and instead of building the above mentioned tree, directly, we simply record each terminal and non-terminal as it is shifted/reduced. (Note: In the actual implementation we won't record the nonterminals, we'll record the rule numbers. Furthermore we'll record the nonterminals in a separate buffer from the terminals, but more about this later...)</text:p>
      <text:p text:style-name="Standard"/>
      <text:p text:style-name="Standard">For example we record: 'x, A<text:span text:style-name="T6">1</text:span><text:span text:style-name="T9">, </text:span>x, A<text:span text:style-name="T6">2</text:span>, x, A<text:span text:style-name="T6">2</text:span>, y, S<text:span text:style-name="T6">3</text:span>'. <text:s/></text:p>
      <text:p text:style-name="P28">To build the depth first tree is easy and efficient:</text:p>
      <text:p text:style-name="P28"/>
      <text:p text:style-name="P28">Simply traverse the output string from front-to-back, recursively child token matches to the final output buffer. We know exactly how many symbols each rule contains so we can construct the tree easily. So our list of matches output by the post-processing step will look as follows: (Note: ignore the terminal 3-tupples for now).</text:p>
      <text:p text:style-name="P28"/>
      <text:p text:style-name="Standard"><text:span text:style-name="T9">(S</text:span><text:span text:style-name="T6">3</text:span>, 2, 7<text:span text:style-name="T9">), (A</text:span><text:span text:style-name="T6">2</text:span>, 2, 5<text:span text:style-name="T9">), (A</text:span><text:span text:style-name="T6">2</text:span><text:span text:style-name="T9">, 2, 3), (A</text:span><text:span text:style-name="T6">1</text:span><text:span text:style-name="T9">, 1, 1), (x, ?, ?), (x, ?, ?) , (x, ?, ?), (y, ?, ?)</text:span></text:p>
      <text:p text:style-name="P28"/>
      <text:p text:style-name="Standard"><text:span text:style-name="T9">So for example: The first (A</text:span><text:span text:style-name="T6">2</text:span><text:span text:style-name="T9">, 2, 5) is followed by (y, ?, ?) since it is the 6</text:span><text:span text:style-name="T2">th</text:span><text:span text:style-name="T9"> match from (A</text:span><text:span text:style-name="T6">2</text:span><text:span text:style-name="T9">, 2, 5). In other words we use a zero-based index for offset where 0 would be the match directly following the current match.</text:span></text:p>
      <text:p text:style-name="Standard"/>
      <text:p text:style-name="Standard">This should be a relatively efficient implementation and, as we shall see, it also allows us to handle delayed reductions and left-recursion very easily:</text:p>
      <text:p text:style-name="Standard"/>
      <text:p text:style-name="Standard">So let's first do it using a right-recursive grammar with lookahead:</text:p>
      <table:table table:name="Table2" table:style-name="Table2">
        <table:table-column table:style-name="Table2.A"/>
        <table:table-column table:style-name="Table2.B"/>
        <table:table-row>
          <table:table-cell table:style-name="Table2.A1" office:value-type="string">
            <text:list xml:id="list1490055555" text:style-name="L19">
              <text:list-item>
                <text:p text:style-name="P120">A → x</text:p>
              </text:list-item>
              <text:list-item>
                <text:p text:style-name="P120">A → xA</text:p>
              </text:list-item>
              <text:list-item>
                <text:p text:style-name="P120">B → x</text:p>
              </text:list-item>
              <text:list-item>
                <text:p text:style-name="P120">B → xB</text:p>
              </text:list-item>
              <text:list-item>
                <text:p text:style-name="P120">S → Ay</text:p>
              </text:list-item>
              <text:list-item>
                <text:p text:style-name="P120"><text:soft-page-break/>S → Bz</text:p>
              </text:list-item>
            </text:list>
          </table:table-cell>
          <table:table-cell table:style-name="Table2.A1" office:value-type="string">
            <text:p text:style-name="P48">with this string: xxxy$</text:p>
          </table:table-cell>
        </table:table-row>
      </table:table>
      <text:p text:style-name="P21"/>
      <text:p text:style-name="P21">Now, this results in the following set of actions:</text:p>
      <text:p text:style-name="P21"/>
      <text:p text:style-name="P21">s(x), s(x), s(x), s(y), r(A<text:span text:style-name="T6">1</text:span>, -1), r(A<text:span text:style-name="T6">2</text:span>, -1), r(A<text:span text:style-name="T6">2</text:span>, -1), r(S<text:span text:style-name="T6">3</text:span>, 0)</text:p>
      <text:p text:style-name="P21"/>
      <text:p text:style-name="P21">So, we have this set of matches:</text:p>
      <text:p text:style-name="P21">xxxyA<text:span text:style-name="T6">1</text:span>A<text:span text:style-name="T6">2</text:span>A<text:span text:style-name="T6">2</text:span>S<text:span text:style-name="T6">3</text:span></text:p>
      <text:p text:style-name="P23"/>
      <text:p text:style-name="P23">Now we must explain how delays in the reduction rules are incorporated. The post-processing steps look as follows: </text:p>
      <text:p text:style-name="P23"/>
      <table:table table:name="Example:Postprocessing" table:style-name="Example_3a_Postprocessing">
        <table:table-column table:style-name="Example_3a_Postprocessing.A" table:number-columns-repeated="3"/>
        <table:table-row>
          <table:table-cell table:style-name="Example_3a_Postprocessing.A1" office:value-type="string">
            <text:p text:style-name="P29">Output</text:p>
          </table:table-cell>
          <table:table-cell table:style-name="Example_3a_Postprocessing.A1" office:value-type="string">
            <text:p text:style-name="P29">Input</text:p>
          </table:table-cell>
          <table:table-cell table:style-name="Example_3a_Postprocessing.C1" office:value-type="string">
            <text:p text:style-name="P29">Tokens skipped</text:p>
          </table:table-cell>
        </table:table-row>
        <table:table-row>
          <table:table-cell table:style-name="Example_3a_Postprocessing.A2" office:value-type="string">
            <text:p text:style-name="P30"/>
          </table:table-cell>
          <table:table-cell table:style-name="Example_3a_Postprocessing.A2" office:value-type="string">
            <text:p text:style-name="Standard">xxxyA<text:span text:style-name="T6">1</text:span>A<text:span text:style-name="T6">2</text:span>A<text:span text:style-name="T6">2</text:span>S<text:span text:style-name="T6">3</text:span></text:p>
          </table:table-cell>
          <table:table-cell table:style-name="Example_3a_Postprocessing.C2" office:value-type="float" office:value="0">
            <text:p text:style-name="Standard">0</text:p>
          </table:table-cell>
        </table:table-row>
        <table:table-row>
          <table:table-cell table:style-name="Example_3a_Postprocessing.A2" office:value-type="string">
            <text:p text:style-name="Standard">(S<text:span text:style-name="T6">3</text:span><text:span text:style-name="T9">, 2, _)</text:span></text:p>
          </table:table-cell>
          <table:table-cell table:style-name="Example_3a_Postprocessing.A2" office:value-type="string">
            <text:p text:style-name="Standard">xxxyA<text:span text:style-name="T6">1</text:span>A<text:span text:style-name="T6">2</text:span>A<text:span text:style-name="T6">2</text:span></text:p>
          </table:table-cell>
          <table:table-cell table:style-name="Example_3a_Postprocessing.C2" office:value-type="float" office:value="0">
            <text:p text:style-name="Standard">0</text:p>
          </table:table-cell>
        </table:table-row>
        <table:table-row>
          <table:table-cell table:style-name="Example_3a_Postprocessing.A2" office:value-type="string">
            <text:p text:style-name="Standard">(S<text:span text:style-name="T6">3</text:span><text:span text:style-name="T9">, 2, _), </text:span>(A<text:span text:style-name="T6">2</text:span>, 2, _)</text:p>
          </table:table-cell>
          <table:table-cell table:style-name="Example_3a_Postprocessing.A2" office:value-type="string">
            <text:p text:style-name="Standard">xxxyA<text:span text:style-name="T6">1</text:span>A<text:span text:style-name="T6">2</text:span></text:p>
          </table:table-cell>
          <table:table-cell table:style-name="Example_3a_Postprocessing.C2" office:value-type="float" office:value="0">
            <text:p text:style-name="Standard">0</text:p>
          </table:table-cell>
        </table:table-row>
        <table:table-row>
          <table:table-cell table:style-name="Example_3a_Postprocessing.A2" office:value-type="string">
            <text:p text:style-name="Standard">(S<text:span text:style-name="T6">3</text:span><text:span text:style-name="T9">, 2, _), </text:span>(A<text:span text:style-name="T6">2</text:span>, 2, _), (A<text:span text:style-name="T6">2</text:span>, 2, _)</text:p>
          </table:table-cell>
          <table:table-cell table:style-name="Example_3a_Postprocessing.A2" office:value-type="string">
            <text:p text:style-name="Standard">xxxyA<text:span text:style-name="T6">1</text:span></text:p>
          </table:table-cell>
          <table:table-cell table:style-name="Example_3a_Postprocessing.C2" office:value-type="float" office:value="0">
            <text:p text:style-name="Standard">0</text:p>
          </table:table-cell>
        </table:table-row>
        <table:table-row>
          <table:table-cell table:style-name="Example_3a_Postprocessing.A2" office:value-type="string">
            <text:p text:style-name="Standard">(S<text:span text:style-name="T6">3</text:span><text:span text:style-name="T9">, 2, _), </text:span>(A<text:span text:style-name="T6">2</text:span>, 2, _), (A<text:span text:style-name="T6">2</text:span>, 2, _), (A<text:span text:style-name="T6">2</text:span>, 1, 1)</text:p>
          </table:table-cell>
          <table:table-cell table:style-name="Example_3a_Postprocessing.A2" office:value-type="string">
            <text:p text:style-name="Standard">xxxy</text:p>
          </table:table-cell>
          <table:table-cell table:style-name="Example_3a_Postprocessing.C2" office:value-type="float" office:value="0">
            <text:p text:style-name="Standard">0</text:p>
          </table:table-cell>
        </table:table-row>
        <table:table-row>
          <table:table-cell table:style-name="Example_3a_Postprocessing.A2" office:value-type="string">
            <text:p text:style-name="Standard">(S<text:span text:style-name="T6">3</text:span><text:span text:style-name="T9">, 2, _), </text:span>(A<text:span text:style-name="T6">2</text:span>, 2, _), (A<text:span text:style-name="T6">2</text:span>, 2, _), (A<text:span text:style-name="T6">1</text:span>, 1, 1), (x, ?, ?)</text:p>
          </table:table-cell>
          <table:table-cell table:style-name="Example_3a_Postprocessing.A2" office:value-type="string">
            <text:p text:style-name="Standard">xxy</text:p>
          </table:table-cell>
          <table:table-cell table:style-name="Example_3a_Postprocessing.C2" office:value-type="float" office:value="1">
            <text:p text:style-name="Standard">1</text:p>
          </table:table-cell>
        </table:table-row>
        <table:table-row>
          <table:table-cell table:style-name="Example_3a_Postprocessing.A2" office:value-type="string">
            <text:p text:style-name="Standard">(S<text:span text:style-name="T6">3</text:span><text:span text:style-name="T9">, 2, _), </text:span>(A<text:span text:style-name="T6">2</text:span>, 2, _), (A<text:span text:style-name="T6">2</text:span>, 2, 2), (A<text:span text:style-name="T6">1</text:span>, 1,1), (x, ?, ?), (x, ?, ?)</text:p>
          </table:table-cell>
          <table:table-cell table:style-name="Example_3a_Postprocessing.A2" office:value-type="string">
            <text:p text:style-name="Standard">xy</text:p>
          </table:table-cell>
          <table:table-cell table:style-name="Example_3a_Postprocessing.C2" office:value-type="float" office:value="1">
            <text:p text:style-name="Standard">1</text:p>
          </table:table-cell>
        </table:table-row>
        <table:table-row>
          <table:table-cell table:style-name="Example_3a_Postprocessing.A2" office:value-type="string">
            <text:p text:style-name="Standard">(S<text:span text:style-name="T6">3</text:span><text:span text:style-name="T9">, 2, _), </text:span>(A<text:span text:style-name="T6">2</text:span>, 2, 5), (A<text:span text:style-name="T6">2</text:span>, 2, 2), (A<text:span text:style-name="T6">1</text:span>, 1,1), (x, ?, ?), (x, ?, ?), (x, ?, ?)</text:p>
          </table:table-cell>
          <table:table-cell table:style-name="Example_3a_Postprocessing.A2" office:value-type="string">
            <text:p text:style-name="Standard">y</text:p>
          </table:table-cell>
          <table:table-cell table:style-name="Example_3a_Postprocessing.C2" office:value-type="float" office:value="1">
            <text:p text:style-name="Standard">1</text:p>
          </table:table-cell>
        </table:table-row>
        <table:table-row>
          <table:table-cell table:style-name="Example_3a_Postprocessing.A2" office:value-type="string">
            <text:p text:style-name="Standard">(S<text:span text:style-name="T6">3</text:span><text:span text:style-name="T9">, 2, 6), </text:span>(A<text:span text:style-name="T6">2</text:span>, 2, 5), (A<text:span text:style-name="T6">2</text:span>, 2, 2), (A<text:span text:style-name="T6">1</text:span>, 1,1), (x, ?, ?), (x, ?, ?), (x, ?, ?), (y, ?, ?)</text:p>
          </table:table-cell>
          <table:table-cell table:style-name="Example_3a_Postprocessing.A2" office:value-type="string">
            <text:p text:style-name="Standard"/>
          </table:table-cell>
          <table:table-cell table:style-name="Example_3a_Postprocessing.C2" office:value-type="float" office:value="0">
            <text:p text:style-name="Standard">0</text:p>
          </table:table-cell>
        </table:table-row>
      </table:table>
      <text:p text:style-name="P24">Example: Post-processing steps (right-recursive grammar with lookahead)</text:p>
      <text:p text:style-name="P25"/>
      <text:p text:style-name="P25">This is done simply by using a recursive function that looks up the reduction's children in a depth-first manner (passing along the current position in the input).</text:p>
      <text:p text:style-name="P25"/>
      <text:p text:style-name="P25">First let's remind ourselves of the ordering rules we have thus far:</text:p>
      <text:list xml:id="list39064750" text:style-name="L20">
        <text:list-item>
          <text:p text:style-name="P97">Delayed reductions on the same level that with overlapping lookahead happen from right to left.</text:p>
        </text:list-item>
        <text:list-item>
          <text:p text:style-name="P97">Independent reductions on the same level happen from left to right (whose lookahead do not overlap)</text:p>
        </text:list-item>
        <text:list-item>
          <text:p text:style-name="P97">Parent reductions always happen after child non-terminals have been evaluated. (I.e. child reductions are on the left and parent reductions are on the right)</text:p>
        </text:list-item>
      </text:list>
      <text:p text:style-name="P25"/>
      <text:p text:style-name="P25">Let's suppose we are rearranging a leaf non-terminal. In other words the non-terminal contains only terminal tokens.</text:p>
      <text:p text:style-name="P25">Now we know that non-terminals are always reduced from left to right inside rules.</text:p>
      <text:p text:style-name="P15"><text:span text:style-name="T17">So, for a simple rule A</text:span>→x we might have any of these output strings:</text:p>
      <text:p text:style-name="P15"><text:soft-page-break/></text:p>
      <text:list xml:id="list1165418282" text:style-name="L21">
        <text:list-item>
          <text:p text:style-name="P109">'xA' if there is no lookahead</text:p>
        </text:list-item>
        <text:list-item>
          <text:p text:style-name="P109">'xyzA' if we had to lookahead past y and z to find x</text:p>
        </text:list-item>
        <text:list-item>
          <text:p text:style-name="P109">'yxAB' if we had to lookahead past x to reduce B (A happens first due to rule 1) </text:p>
        </text:list-item>
        <text:list-item>
          <text:p text:style-name="P109">'xyBA' if we had to lookahead past y to reduce A (B happens first due to rule 1) </text:p>
        </text:list-item>
        <text:list-item>
          <text:p text:style-name="P109">'yxAzB' if we had to lookahead past A and z to find <text:s/>B→y (A happens first due to rule 1) </text:p>
        </text:list-item>
        <text:list-item>
          <text:p text:style-name="P109">'yxzAB' if we had to lookahead past z to find <text:s/>A→x and B→y (A happens first due to rule 1) </text:p>
        </text:list-item>
        <text:list-item>
          <text:p text:style-name="P109">'xAyB' if we have A→x, B→y independently (Rule 2: Independent reductions)</text:p>
        </text:list-item>
        <text:list-item>
          <text:p text:style-name="P109">'xyAzB' if we lookahead past y to find A→x and lookahead past z to find B→y (Rule2: independent reductions) (NB! This is a weird one: y is not considered part of the “lookahead”?) <text:span text:style-name="T8">[todo: need to study this special case to make sure it fits!]</text:span><text:line-break/>Consider:<text:line-break/>A→x<text:line-break/>B→y<text:line-break/>C→y<text:line-break/>S→ABz<text:line-break/>S→ACw<text:line-break/>S→Az</text:p>
        </text:list-item>
      </text:list>
      <text:p text:style-name="P15"/>
      <text:p text:style-name="P15">On other hand we can't have </text:p>
      <text:list xml:id="list1736391185" text:continue-numbering="true" text:style-name="L21">
        <text:list-item>
          <text:p text:style-name="P109">INVALID: 'yxBA' if we had to lookahead past x to reduce B→y (Due to rule 1) </text:p>
        </text:list-item>
        <text:list-item>
          <text:p text:style-name="P102">[todo: any others??]</text:p>
        </text:list-item>
      </text:list>
      <text:p text:style-name="P25"/>
      <text:p text:style-name="P25">Now suppose that C contains other non-terminal nodes. The following are possible output strings:</text:p>
      <text:list xml:id="list1408952206" text:style-name="L22">
        <text:list-item>
          <text:p text:style-name="P98">'xAC': if C contains rule A→x</text:p>
        </text:list-item>
        <text:list-item>
          <text:p text:style-name="P98">'xAyC': if we had to look past 'y' to reduce rule C→A</text:p>
        </text:list-item>
        <text:list-item>
          <text:p text:style-name="P98">'yxACzB': if C contains rule A→x and we had to lookahead past x and z to find <text:s/>B→y</text:p>
        </text:list-item>
        <text:list-item>
          <text:p text:style-name="P103">[todo: any others??]</text:p>
        </text:list-item>
      </text:list>
      <text:p text:style-name="P25"/>
      <text:p text:style-name="P25">We must exploit these properties to try and find an efficient (linear time) sorting algorithm.</text:p>
      <text:p text:style-name="P25">Note that:</text:p>
      <text:list xml:id="list929666700" text:style-name="L23">
        <text:list-item>
          <text:p text:style-name="P99">Every non-terminal is to the right of the tokens it contains.</text:p>
        </text:list-item>
        <text:list-item>
          <text:p text:style-name="P99">There may be delayed reductions interleaved with the non-terminal's tokens</text:p>
        </text:list-item>
      </text:list>
      <text:p text:style-name="P25"/>
      <text:p text:style-name="P25">So let us consider the implications if we were to write a single leaf non-terminal with its children to the output stream:</text:p>
      <text:list xml:id="list767541866" text:continue-numbering="true" text:style-name="L23">
        <text:list-item>
          <text:p text:style-name="P99">Suppose the leaf non-terminal A required 0 look-ahead and contained k (terminal) tokens</text:p>
          <text:list>
            <text:list-item>
              <text:p text:style-name="P99">Let c = k</text:p>
            </text:list-item>
            <text:list-item>
              <text:p text:style-name="P99">For every token 'TOK' to the left of A:</text:p>
              <text:list>
                <text:list-item>
                  <text:p text:style-name="P99">If the token TOK is a terminal:</text:p>
                  <text:list>
                    <text:list-item>
                      <text:p text:style-name="P99">Push TOK onto a stack 'WaitingStack'. </text:p>
                    </text:list-item>
                    <text:list-item>
                      <text:p text:style-name="P99">Decrement c by one</text:p>
                    </text:list-item>
                  </text:list>
                </text:list-item>
                <text:list-item>
                  <text:p text:style-name="P99">If the token TOK is a non-terminal:</text:p>
                  <text:list>
                    <text:list-item>
                      <text:p text:style-name="P99">Check whether the delay used to reduce TOK &gt; c, the number of tokens left in A (those not pushed to the WaitingStack yet). (In this case it must be since A does not contain any non-terminals.</text:p>
                    </text:list-item>
                    <text:list-item>
                      <text:p text:style-name="P99">If the delay is &gt; c then this non-terminal occurs before the current non-terminal... </text:p>
                      <text:list>
                        <text:list-item>
                          <text:p text:style-name="P99">We ignore it for now: we just need to step over the non-terminal token and continue with the next token to the left of it</text:p>
                        </text:list-item>
                      </text:list>
                    </text:list-item>
                  </text:list>
                </text:list-item>
              </text:list>
            </text:list-item>
            <text:list-item>
              <text:p text:style-name="P99">Once c = 0 (in other words we've found all terminals and pushed them onto <text:soft-page-break/>'WaitingStack' we can simply pop them off of the stack and write them all to the output. (I.e. we've reversed the order of the terminal tokens...)</text:p>
            </text:list-item>
          </text:list>
        </text:list-item>
        <text:list-item>
          <text:p text:style-name="P99">Suppose the non-terminal A had n look-ahead rather than 0. This changes the algorithm as follows:</text:p>
          <text:list>
            <text:list-item>
              <text:p text:style-name="P99">Let c = <text:span text:style-name="T20">k + n</text:span></text:p>
            </text:list-item>
            <text:list-item>
              <text:p text:style-name="P99">For every token 'TOK' to the left of A:</text:p>
              <text:list>
                <text:list-item>
                  <text:p text:style-name="P99">If the token TOK is a terminal:</text:p>
                  <text:list>
                    <text:list-item>
                      <text:p text:style-name="P99"><text:span text:style-name="T20">if c &lt;= k: </text:span>Push TOK onto a stack 'WaitingStack'. </text:p>
                    </text:list-item>
                    <text:list-item>
                      <text:p text:style-name="P99">Decrement c by one</text:p>
                    </text:list-item>
                  </text:list>
                </text:list-item>
                <text:list-item>
                  <text:p text:style-name="P99">If the token TOK is a non-terminal:</text:p>
                  <text:list>
                    <text:list-item>
                      <text:p text:style-name="P99">Check whether the delay used to reduce TOK &gt; c, the number of tokens left in A (those not pushed to the WaitingStack yet).</text:p>
                    </text:list-item>
                    <text:list-item>
                      <text:p text:style-name="P99">If the delay is &gt; c then this non-terminal occurs before the current non-terminal... </text:p>
                      <text:list>
                        <text:list-item>
                          <text:p text:style-name="P99">We ignore it for now: we just need to step over the non-terminal token and continue with the next token to the left of it</text:p>
                        </text:list-item>
                      </text:list>
                    </text:list-item>
                    <text:list-item>
                      <text:p text:style-name="P104">Else if the delay is &lt; c then this non-terminal (e.g. B) was reduced before A was reduced but comes after A in the output stream. E.g. ABz where Bz is the lookahead for A.</text:p>
                      <text:list>
                        <text:list-item>
                          <text:p text:style-name="P104">We need to skip past B. If B is a leaf non-terminal we can simply do the same thing as for A (except without writing to the WaitingStack for now)</text:p>
                        </text:list-item>
                        <text:list-item>
                          <text:p text:style-name="P104">If B contains more non-terminals we'll need to use a more complex algorithm discussed later.</text:p>
                        </text:list-item>
                      </text:list>
                    </text:list-item>
                  </text:list>
                </text:list-item>
              </text:list>
            </text:list-item>
            <text:list-item>
              <text:p text:style-name="P99">Once c = 0 (in other words we've found all terminals and pushed them onto 'WaitingStack' we can simply pop them off of the stack and write them all to the output. (I.e. we've reversed the order of the terminal tokens...)</text:p>
            </text:list-item>
          </text:list>
          <text:p text:style-name="P99"/>
          <text:p text:style-name="P122">If the nonterminal has child tokens, it is a little more complicated:</text:p>
          <text:list text:continue-numbering="true">
            <text:list-item>
              <text:p text:style-name="P105">Let c = k + n</text:p>
            </text:list-item>
            <text:list-item>
              <text:p text:style-name="P105">For every token 'TOK' to the left of A:</text:p>
              <text:list>
                <text:list-item>
                  <text:p text:style-name="P105">If the token TOK is a terminal:</text:p>
                  <text:list>
                    <text:list-item>
                      <text:p text:style-name="P105">if c &lt;= k: Push TOK onto a stack 'WaitingStack'. </text:p>
                    </text:list-item>
                    <text:list-item>
                      <text:p text:style-name="P105">Decrement c by one</text:p>
                    </text:list-item>
                  </text:list>
                </text:list-item>
                <text:list-item>
                  <text:p text:style-name="P105">If the token TOK is a non-terminal:</text:p>
                  <text:list>
                    <text:list-item>
                      <text:p text:style-name="P105">Check whether the delay used to reduce TOK &gt; c, the number of tokens left in A (those not pushed to the WaitingStack yet).</text:p>
                    </text:list-item>
                    <text:list-item>
                      <text:p text:style-name="P105">If the delay is &gt; c then this non-terminal occurs before the current non-terminal... </text:p>
                      <text:list>
                        <text:list-item>
                          <text:p text:style-name="P105">We ignore it for now: we just need to step over the non-terminal token and continue with the next token to the left of it</text:p>
                        </text:list-item>
                      </text:list>
                    </text:list-item>
                    <text:list-item>
                      <text:p text:style-name="P105">Else if the delay is &lt; c</text:p>
                      <text:list>
                        <text:list-item>
                          <text:p text:style-name="P106">If c &lt;= k, the non-terminal token (e.g. B) is a child of A...</text:p>
                        </text:list-item>
                        <text:list-item>
                          <text:p text:style-name="P106">Else if c &gt; k, the non-terminal follows A and can be skipped.</text:p>
                        </text:list-item>
                      </text:list>
                    </text:list-item>
                  </text:list>
                </text:list-item>
              </text:list>
            </text:list-item>
            <text:list-item>
              <text:p text:style-name="P107"><text:span text:style-name="T21">Once c = 0 (in other words we've found all terminals and pushed them onto </text:span><text:span text:style-name="T17">'WaitingStack' we can simply pop them off of the stack and write them all to the output. (I.e. we've reversed the order of the terminal tokens...)</text:span></text:p>
            </text:list-item>
          </text:list>
        </text:list-item>
      </text:list>
      <text:p text:style-name="P25"/>
      <text:p text:style-name="P25"/>
      <text:p text:style-name="P25">Suppose we use the parser to help us out:</text:p>
      <text:p text:style-name="P25">Let 'NonterminalDescendantsStack' be a growing stack of integers.</text:p>
      <text:p text:style-name="P25">Every time a reduction takes place we output the number of descendant non-terminals is contained in the reduction.</text:p>
      <text:p text:style-name="P25"><text:soft-page-break/>So if we reduce a leaf non-terminal we write 0 to the NonterminalDescendantsStack.</text:p>
      <text:p text:style-name="P25">If we reduce a nonterminal containing four leaf nonterminals, we write 4 to the NonterminalDescendantStack.</text:p>
      <text:p text:style-name="P25">Although we know what the number is for non-recursive rules, if we have branching rules this number must be calculated:</text:p>
      <text:p text:style-name="P77">Suppose we reduce a rule A with three non-terminals (direct children) and a lookahead of 4 and the current position in NonterminalDescendantStack is k. (i.e. NonterminalDescendantStack[k] must be written next)</text:p>
      <text:list xml:id="list1860723363" text:style-name="L24">
        <text:list-item>
          <text:p text:style-name="P110"><text:span text:style-name="T17">This could look like WXYZabcdA (where the lookahead is four terminals), in which case the number of descendants is the sum of the number of descendants for W,X,Y and Z.<text:line-break/>Now, the number of descendants is <text:line-break/>(NonterminalDescendantsStack[k-1]+1) <text:line-break/></text:span><text:span text:style-name="T17">+ (NonterminalDescendantsStack[k-1-(NonterminalDescendantsStack[k-1]+1)]+1) <text:line-break/>+ (NonterminalDescendantsStack[k-1-(NonterminalDescendantsStack[k-1-(NonterminalDescendantsStack[k-1]+1)]+1)]+1) <text:line-break/>+ (NonterminalDescendantsStack[k-1-(NonterminalDescendantsStack[k-1-(NonterminalDescendantsStack[k-1-(NonterminalDescendantsStack[k-1]+1)]+1)]+1)]+1)<text:line-break/>In other words we can use the previous value to step back and calculate the sum of each non-terminal reduced.<text:line-break/></text:span><text:span text:style-name="T18">[todo: this will be clearer if I write down the pseudo-code]</text:span></text:p>
        </text:list-item>
        <text:list-item>
          <text:p text:style-name="P108">However, the lookahead could also include other non-terminals. In this case we must first step past the lookahead non-terminals in the list.<text:line-break/>For example we have WXYZaDEbA (where the lookahead is the string 'aDEb'). So we must ignore NonterminalDescendants[k-1] and NonterminalDescendants[k-1-(NonterminalDescendants[k-1]+1)], starting instead from NonterminalDescendants[(NonterminalDescendants[k-1-(NonterminalDescendants[k-1]+1)]+1)...<text:line-break/>In order for this to work we must know the number of lookahead non-terminals skipped by every reduce action. This can be predetermined luckily...</text:p>
        </text:list-item>
        <text:list-item>
          <text:p text:style-name="P108"/>
        </text:list-item>
      </text:list>
      <text:p text:style-name="P26">[todo: Unfortunately I believe this part of the algorithm probably increases the complexity to something like O(n + log(n))... Need to work this out though]</text:p>
      <text:p text:style-name="P25"/>
      <text:p text:style-name="P25">Observe: if we have a list of reductions and i is an index into that list, NonterminalDescendants[i] will be the number of non-terminal descendants corresponding to reduction number i.</text:p>
      <text:p text:style-name="P25"/>
      <text:h text:style-name="P138" text:outline-level="4">Attempt 1: Parser output revisited</text:h>
      <text:p text:style-name="P25">To make things easier we'll output only indexes into the action tables where reduce actions take place. So the parser does not output anything when a shift action takes place and the output index will point to a rule such as r(A→x, delay). We will redefine the delay parameter to only take into account nonterminals. So we have the following information available about every reduce action:</text:p>
      <text:list xml:id="list284985052" text:style-name="L25">
        <text:list-item>
          <text:p text:style-name="P100">The grammar rule (number). Which gives us:</text:p>
          <text:list>
            <text:list-item>
              <text:p text:style-name="P100">The non-terminal produced</text:p>
            </text:list-item>
            <text:list-item>
              <text:p text:style-name="P100">The length of the grammar rule (non-terminals + terminals)</text:p>
            </text:list-item>
            <text:list-item>
              <text:p text:style-name="P100">The string of terminals / non-terminals reduced</text:p>
            </text:list-item>
          </text:list>
        </text:list-item>
        <text:list-item>
          <text:p text:style-name="P100">The number of direct non-terminals in the lookahead set (I.e. the delay)</text:p>
        </text:list-item>
      </text:list>
      <text:p text:style-name="P25">We can use the number of direct non-terminals to calculate the total number of non-terminals to skip by looking it up in the 'NonterminalDescendants' table).</text:p>
      <text:p text:style-name="P25"/>
      <text:p text:style-name="P25">Since we're only outputing indexes of reductions this makes the intermediate output much smaller <text:soft-page-break/>and we no longer have to perform any work for the shift except to check for correctness. For error recovery we will possibly need to do something special however...?? (not sure yet)</text:p>
      <text:p text:style-name="P25"/>
      <text:h text:style-name="P138" text:outline-level="4">Attempt 1: Rearranging non-terminals revisited</text:h>
      <text:p text:style-name="P25">So now, we use the same technique, but we have an iterator into the parser output (a list of action indexes) traveling from right to left hierarchically, and left-to-right inside a rule and an iterator into the lexer output traveling strictly from left to right.</text:p>
      <text:p text:style-name="P25"/>
      <text:list xml:id="list1227859143" text:style-name="L26">
        <text:list-item>
          <text:p text:style-name="P101">Read the parser rule, output a match</text:p>
        </text:list-item>
        <text:list-item>
          <text:p text:style-name="P101">Output the rule contents:</text:p>
          <text:list>
            <text:list-item>
              <text:p text:style-name="P101">If the rule contains non-terminals, move the output iterator to the first reduction in the rule.</text:p>
            </text:list-item>
            <text:list-item>
              <text:p text:style-name="P101">For each token in the rule:</text:p>
              <text:list>
                <text:list-item>
                  <text:p text:style-name="P101">If the token is a terminal, output it and increment the lexer iterator.</text:p>
                </text:list-item>
                <text:list-item>
                  <text:p text:style-name="P101">If the token is a non-terminal, output the match and repeat this algorithm. Continue from here once done.</text:p>
                </text:list-item>
              </text:list>
            </text:list-item>
          </text:list>
        </text:list-item>
      </text:list>
      <text:p text:style-name="P25">Not going to work because delays may be interleaved anywhere</text:p>
      <text:p text:style-name="P25"/>
      <text:h text:style-name="P138" text:outline-level="4">Attempt 2: Parser output revisited</text:h>
      <text:p text:style-name="P70">We output only the rule numbers used for reductions. In the reshuffling step we can easily deduce how many terminal and non-terminals needed to be shifted. </text:p>
      <text:p text:style-name="P70">However this time we guarantee that tokens in a rule is output in a right-to-left order regardless of any look-aheads. To do this we must insert tokens into the stream which will usually be an O(n) (worst-case) operation. However it is possible to circumvent this problem by inserting tokens pre-emptively. We'll define a special “ignore” token that can be replaced later by the appropriate rule if it needs to be. If the ignore token does not need to be replaced, we simply leave it as is and let the shuffle operation skip over it.</text:p>
      <text:p text:style-name="P70">We only need to output an ignore token when the token needs to look ahead <text:span text:style-name="T8">past another reduction that does not also depend on the same lookahead</text:span>. Hence if we've only skipped over a couple of terminals there's no need to output an ignore token, we simply output the reduce rule directly.</text:p>
      <text:p text:style-name="P70">We'll change the reduce actions to look as follows:</text:p>
      <text:p text:style-name="P70"><text:tab/>r(rule, delay)</text:p>
      <text:list xml:id="list527417681" text:style-name="L27">
        <text:list-item>
          <text:p text:style-name="P126">rule is some rule number (e.g. A→x) or a special token representing an ignore action.</text:p>
        </text:list-item>
        <text:list-item>
          <text:p text:style-name="P127"><text:span text:style-name="T17">delay is the number of </text:span><text:span text:style-name="T19">ignore tokens</text:span><text:span text:style-name="T17"> to look back at before deducing this reduction (terminals are not included).</text:span></text:p>
        </text:list-item>
      </text:list>
      <text:p text:style-name="P25">Hence, using the delay we can overwrite the ignore token previously output directly with the correct reduce action.</text:p>
      <text:p text:style-name="P25">Now all we need to do is to prove that the exact delay can be decided by the algorithm.</text:p>
      <text:p text:style-name="P25"/>
      <text:p text:style-name="P25">As before recursion is the most tricky case to resolve. Suppose we have the following grammar with A/B requiring a lookahead whereas C requires none.</text:p>
      <text:p text:style-name="P25"/>
      <table:table table:name="Table3" table:style-name="Table3">
        <table:table-column table:style-name="Table3.A"/>
        <table:table-column table:style-name="Table3.B"/>
        <table:table-row>
          <table:table-cell table:style-name="Table3.A1" office:value-type="string">
            <text:list xml:id="list428255728" text:continue-list="list1490055555" text:style-name="L19">
              <text:list-item text:start-value="1">
                <text:p text:style-name="P120">A → x</text:p>
              </text:list-item>
              <text:list-item>
                <text:p text:style-name="P120">B → x</text:p>
              </text:list-item>
              <text:list-item>
                <text:p text:style-name="P120">C → y</text:p>
              </text:list-item>
              <text:list-item>
                <text:p text:style-name="P120">D → AC</text:p>
              </text:list-item>
              <text:list-item>
                <text:p text:style-name="P120">D → ACD</text:p>
              </text:list-item>
              <text:list-item>
                <text:p text:style-name="P120"><text:soft-page-break/>E → BC</text:p>
              </text:list-item>
              <text:list-item>
                <text:p text:style-name="P120">E → BCE</text:p>
              </text:list-item>
              <text:list-item>
                <text:p text:style-name="P120">S → Dz</text:p>
              </text:list-item>
              <text:list-item>
                <text:p text:style-name="P120">S → Ew</text:p>
              </text:list-item>
            </text:list>
          </table:table-cell>
          <table:table-cell table:style-name="Table3.A1" office:value-type="string">
            <text:p text:style-name="P48"><text:span text:style-name="T1">input:</text:span> xyxyxyz$</text:p>
            <text:p text:style-name="P48"><text:span text:style-name="T1">result:</text:span> <text:bookmark-start text:name="DDE_LINK1"/>{{13{13{13}4}5}5}8<text:bookmark-end text:name="DDE_LINK1"/></text:p>
            <text:p text:style-name="P48"><text:span text:style-name="T1">properties:</text:span> right-recursive, lookahead</text:p>
          </table:table-cell>
        </table:table-row>
      </table:table>
      <text:p text:style-name="P25"/>
      <text:p text:style-name="P25">The following actions must take place: (note added the {} symbols for clarity)</text:p>
      <text:p text:style-name="P25"/>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34">Parsed terminals</text:p>
          </table:table-cell>
          <table:table-cell table:style-name="Table27.A1" office:value-type="string">
            <text:p text:style-name="P34">Output rules</text:p>
          </table:table-cell>
          <table:table-cell table:style-name="Table27.A1" office:value-type="string">
            <text:p text:style-name="P51">Input</text:p>
          </table:table-cell>
          <table:table-cell table:style-name="Table27.A1" office:value-type="string">
            <text:p text:style-name="P6">Actions</text:p>
          </table:table-cell>
          <table:table-cell table:style-name="Table27.E1" office:value-type="string">
            <text:p text:style-name="P6">Row</text:p>
          </table:table-cell>
        </table:table-row>
        <table:table-row>
          <table:table-cell table:style-name="Table27.A2" office:value-type="string">
            <text:p text:style-name="P32"/>
          </table:table-cell>
          <table:table-cell table:style-name="Table27.A2" office:value-type="string">
            <text:p text:style-name="P32"/>
          </table:table-cell>
          <table:table-cell table:style-name="Table27.A2" office:value-type="string">
            <text:p text:style-name="P49">xyxyxyz$</text:p>
          </table:table-cell>
          <table:table-cell table:style-name="Table27.A2" office:value-type="string">
            <text:p text:style-name="P1"/>
          </table:table-cell>
          <table:table-cell table:style-name="Table27.E2" office:value-type="string">
            <text:p text:style-name="P1"/>
          </table:table-cell>
        </table:table-row>
        <table:table-row>
          <table:table-cell table:style-name="Table27.A2" office:value-type="string">
            <text:p text:style-name="P32">x</text:p>
          </table:table-cell>
          <table:table-cell table:style-name="Table27.A2" office:value-type="string">
            <text:p text:style-name="P32"/>
          </table:table-cell>
          <table:table-cell table:style-name="Table27.A2" office:value-type="string">
            <text:p text:style-name="P32">yxyxyz$</text:p>
          </table:table-cell>
          <table:table-cell table:style-name="Table27.A2" office:value-type="string">
            <text:p text:style-name="P1">s(x)</text:p>
          </table:table-cell>
          <table:table-cell table:style-name="Table27.E3" office:value-type="float" office:value="0">
            <text:p text:style-name="P1">0</text:p>
          </table:table-cell>
        </table:table-row>
        <table:table-row>
          <table:table-cell table:style-name="Table27.A2" office:value-type="string">
            <text:p text:style-name="P32">x</text:p>
          </table:table-cell>
          <table:table-cell table:style-name="Table27.A2" office:value-type="string">
            <text:p text:style-name="P32">i</text:p>
          </table:table-cell>
          <table:table-cell table:style-name="Table27.A2" office:value-type="string">
            <text:p text:style-name="P32">yxyxyz$</text:p>
          </table:table-cell>
          <table:table-cell table:style-name="Table27.A2" office:value-type="string">
            <text:p text:style-name="P1">r(i,0)</text:p>
          </table:table-cell>
          <table:table-cell table:style-name="Table27.E3" office:value-type="float" office:value="0">
            <text:p text:style-name="P1">0</text:p>
          </table:table-cell>
        </table:table-row>
        <table:table-row>
          <table:table-cell table:style-name="Table27.A2" office:value-type="string">
            <text:p text:style-name="P32">xy</text:p>
          </table:table-cell>
          <table:table-cell table:style-name="Table27.A2" office:value-type="string">
            <text:p text:style-name="P32">i</text:p>
          </table:table-cell>
          <table:table-cell table:style-name="Table27.A2" office:value-type="string">
            <text:p text:style-name="P32">xyxyz$</text:p>
          </table:table-cell>
          <table:table-cell table:style-name="Table27.A2" office:value-type="string">
            <text:p text:style-name="P1">s(y)</text:p>
          </table:table-cell>
          <table:table-cell table:style-name="Table27.E3" office:value-type="float" office:value="0">
            <text:p text:style-name="P1">0</text:p>
          </table:table-cell>
        </table:table-row>
        <table:table-row>
          <table:table-cell table:style-name="Table27.A2" office:value-type="string">
            <text:p text:style-name="P32">xy</text:p>
          </table:table-cell>
          <table:table-cell table:style-name="Table27.A2" office:value-type="string">
            <text:p text:style-name="P32">i3</text:p>
          </table:table-cell>
          <table:table-cell table:style-name="Table27.A2" office:value-type="string">
            <text:p text:style-name="P32">xyxyz$</text:p>
          </table:table-cell>
          <table:table-cell table:style-name="Table27.A2" office:value-type="string">
            <text:p text:style-name="Standard">r(3,0)</text:p>
          </table:table-cell>
          <table:table-cell table:style-name="Table27.E3" office:value-type="float" office:value="0">
            <text:p text:style-name="Standard">0</text:p>
          </table:table-cell>
        </table:table-row>
        <table:table-row>
          <table:table-cell table:style-name="Table27.A2" office:value-type="string">
            <text:p text:style-name="P32">xyx</text:p>
          </table:table-cell>
          <table:table-cell table:style-name="Table27.A2" office:value-type="string">
            <text:p text:style-name="P32">i3</text:p>
          </table:table-cell>
          <table:table-cell table:style-name="Table27.A2" office:value-type="string">
            <text:p text:style-name="P32">yxyz$</text:p>
          </table:table-cell>
          <table:table-cell table:style-name="Table27.A2" office:value-type="string">
            <text:p text:style-name="P1">p(x)</text:p>
          </table:table-cell>
          <table:table-cell table:style-name="Table27.E2" office:value-type="string">
            <text:p text:style-name="P1">0 &gt; 1</text:p>
          </table:table-cell>
        </table:table-row>
        <table:table-row>
          <table:table-cell table:style-name="Table27.A2" office:value-type="string">
            <text:p text:style-name="P32">xyx</text:p>
          </table:table-cell>
          <table:table-cell table:style-name="Table27.A2" office:value-type="string">
            <text:p text:style-name="P32">i3i</text:p>
          </table:table-cell>
          <table:table-cell table:style-name="Table27.A2" office:value-type="string">
            <text:p text:style-name="P32">yxyz$</text:p>
          </table:table-cell>
          <table:table-cell table:style-name="Table27.A2" office:value-type="string">
            <text:p text:style-name="P1">r(i,0)</text:p>
          </table:table-cell>
          <table:table-cell table:style-name="Table27.E3" office:value-type="float" office:value="1">
            <text:p text:style-name="P1">1</text:p>
          </table:table-cell>
        </table:table-row>
        <table:table-row>
          <table:table-cell table:style-name="Table27.A2" office:value-type="string">
            <text:p text:style-name="P32">xyxy</text:p>
          </table:table-cell>
          <table:table-cell table:style-name="Table27.A2" office:value-type="string">
            <text:p text:style-name="P32">i3i</text:p>
          </table:table-cell>
          <table:table-cell table:style-name="Table27.A2" office:value-type="string">
            <text:p text:style-name="P32">xyz$</text:p>
          </table:table-cell>
          <table:table-cell table:style-name="Table27.A2" office:value-type="string">
            <text:p text:style-name="P1">s(y)</text:p>
          </table:table-cell>
          <table:table-cell table:style-name="Table27.E3" office:value-type="float" office:value="1">
            <text:p text:style-name="P1">1</text:p>
          </table:table-cell>
        </table:table-row>
        <table:table-row>
          <table:table-cell table:style-name="Table27.A2" office:value-type="string">
            <text:p text:style-name="P32">xyxy</text:p>
          </table:table-cell>
          <table:table-cell table:style-name="Table27.A2" office:value-type="string">
            <text:p text:style-name="P32">i3i3</text:p>
          </table:table-cell>
          <table:table-cell table:style-name="Table27.A2" office:value-type="string">
            <text:p text:style-name="P32">xyz$</text:p>
          </table:table-cell>
          <table:table-cell table:style-name="Table27.A2" office:value-type="string">
            <text:p text:style-name="P1">r(3,0)</text:p>
          </table:table-cell>
          <table:table-cell table:style-name="Table27.E3" office:value-type="float" office:value="1">
            <text:p text:style-name="P1">1</text:p>
          </table:table-cell>
        </table:table-row>
        <table:table-row>
          <table:table-cell table:style-name="Table27.A2" office:value-type="string">
            <text:p text:style-name="P32">xyxyx</text:p>
          </table:table-cell>
          <table:table-cell table:style-name="Table27.A2" office:value-type="string">
            <text:p text:style-name="P32">i3i3</text:p>
          </table:table-cell>
          <table:table-cell table:style-name="Table27.A2" office:value-type="string">
            <text:p text:style-name="P32">yz$</text:p>
          </table:table-cell>
          <table:table-cell table:style-name="Table27.A2" office:value-type="string">
            <text:p text:style-name="P1">p(x)</text:p>
          </table:table-cell>
          <table:table-cell table:style-name="Table27.E3" office:value-type="float" office:value="1">
            <text:p text:style-name="P1">1</text:p>
          </table:table-cell>
        </table:table-row>
        <table:table-row>
          <table:table-cell table:style-name="Table27.A2" office:value-type="string">
            <text:p text:style-name="P32">xyxyx</text:p>
          </table:table-cell>
          <table:table-cell table:style-name="Table27.A2" office:value-type="string">
            <text:p text:style-name="P32">i3i3i</text:p>
          </table:table-cell>
          <table:table-cell table:style-name="Table27.A2" office:value-type="string">
            <text:p text:style-name="P32">yz$</text:p>
          </table:table-cell>
          <table:table-cell table:style-name="Table27.A2" office:value-type="string">
            <text:p text:style-name="P1">r(i,0)</text:p>
          </table:table-cell>
          <table:table-cell table:style-name="Table27.E3" office:value-type="float" office:value="1">
            <text:p text:style-name="P1">1</text:p>
          </table:table-cell>
        </table:table-row>
        <table:table-row>
          <table:table-cell table:style-name="Table27.A2" office:value-type="string">
            <text:p text:style-name="P32">xyxyxy</text:p>
          </table:table-cell>
          <table:table-cell table:style-name="Table27.A2" office:value-type="string">
            <text:p text:style-name="P32">i3i3i</text:p>
          </table:table-cell>
          <table:table-cell table:style-name="Table27.A2" office:value-type="string">
            <text:p text:style-name="P32">z$</text:p>
          </table:table-cell>
          <table:table-cell table:style-name="Table27.A2" office:value-type="string">
            <text:p text:style-name="P1">s(y)</text:p>
          </table:table-cell>
          <table:table-cell table:style-name="Table27.E3" office:value-type="float" office:value="1">
            <text:p text:style-name="P1">1</text:p>
          </table:table-cell>
        </table:table-row>
        <table:table-row>
          <table:table-cell table:style-name="Table27.A2" office:value-type="string">
            <text:p text:style-name="P32">xyxyxy</text:p>
          </table:table-cell>
          <table:table-cell table:style-name="Table27.A2" office:value-type="string">
            <text:p text:style-name="P32">i3i3i3</text:p>
          </table:table-cell>
          <table:table-cell table:style-name="Table27.A2" office:value-type="string">
            <text:p text:style-name="P32">z$</text:p>
          </table:table-cell>
          <table:table-cell table:style-name="Table27.A2" office:value-type="string">
            <text:p text:style-name="P1">r(3,0)</text:p>
          </table:table-cell>
          <table:table-cell table:style-name="Table27.E3" office:value-type="float" office:value="1">
            <text:p text:style-name="P1">1</text:p>
          </table:table-cell>
        </table:table-row>
        <table:table-row>
          <table:table-cell table:style-name="Table27.A2" office:value-type="string">
            <text:p text:style-name="P32">xyxyxyz</text:p>
          </table:table-cell>
          <table:table-cell table:style-name="Table27.A2" office:value-type="string">
            <text:p text:style-name="P32">i3i3i3</text:p>
          </table:table-cell>
          <table:table-cell table:style-name="Table27.A2" office:value-type="string">
            <text:p text:style-name="P32">$</text:p>
          </table:table-cell>
          <table:table-cell table:style-name="Table27.A2" office:value-type="string">
            <text:p text:style-name="P1">p(z)</text:p>
          </table:table-cell>
          <table:table-cell table:style-name="Table27.E2" office:value-type="string">
            <text:p text:style-name="P1">1 &gt; 2</text:p>
          </table:table-cell>
        </table:table-row>
        <table:table-row>
          <table:table-cell table:style-name="Table27.A2" office:value-type="string">
            <text:p text:style-name="P32">xyxyxyz</text:p>
          </table:table-cell>
          <table:table-cell table:style-name="Table27.A2" office:value-type="string">
            <text:p text:style-name="P32">i3i3{i3}4</text:p>
          </table:table-cell>
          <table:table-cell table:style-name="Table27.A2" office:value-type="string">
            <text:p text:style-name="P32">$</text:p>
          </table:table-cell>
          <table:table-cell table:style-name="Table27.A2" office:value-type="string">
            <text:p text:style-name="P1">r(4,0)</text:p>
          </table:table-cell>
          <table:table-cell table:style-name="Table27.E3" office:value-type="float" office:value="2">
            <text:p text:style-name="P1">2</text:p>
          </table:table-cell>
        </table:table-row>
        <table:table-row>
          <table:table-cell table:style-name="Table27.A2" office:value-type="string">
            <text:p text:style-name="P32">xyxyxyz</text:p>
          </table:table-cell>
          <table:table-cell table:style-name="Table27.A2" office:value-type="string">
            <text:p text:style-name="P32">i3i3{13}4</text:p>
          </table:table-cell>
          <table:table-cell table:style-name="Table27.A2" office:value-type="string">
            <text:p text:style-name="P32">$</text:p>
          </table:table-cell>
          <table:table-cell table:style-name="Table27.A2" office:value-type="string">
            <text:p text:style-name="P1">r(1,-1)</text:p>
          </table:table-cell>
          <table:table-cell table:style-name="Table27.E2" office:value-type="string">
            <text:p text:style-name="P1">2 &gt; 1</text:p>
          </table:table-cell>
        </table:table-row>
        <table:table-row>
          <table:table-cell table:style-name="Table27.A2" office:value-type="string">
            <text:p text:style-name="P32">xyxyxyz</text:p>
          </table:table-cell>
          <table:table-cell table:style-name="Table27.A2" office:value-type="string">
            <text:p text:style-name="P32">i3{i3{13}4}5</text:p>
          </table:table-cell>
          <table:table-cell table:style-name="Table27.A2" office:value-type="string">
            <text:p text:style-name="P32">$</text:p>
          </table:table-cell>
          <table:table-cell table:style-name="Table27.A2" office:value-type="string">
            <text:p text:style-name="P1">r(5,0)</text:p>
          </table:table-cell>
          <table:table-cell table:style-name="Table27.E3" office:value-type="float" office:value="1">
            <text:p text:style-name="P1">1</text:p>
          </table:table-cell>
        </table:table-row>
        <table:table-row>
          <table:table-cell table:style-name="Table27.A2" office:value-type="string">
            <text:p text:style-name="P32">xyxyxyz</text:p>
          </table:table-cell>
          <table:table-cell table:style-name="Table27.A2" office:value-type="string">
            <text:p text:style-name="P32">i3{13{13}4}5</text:p>
          </table:table-cell>
          <table:table-cell table:style-name="Table27.A2" office:value-type="string">
            <text:p text:style-name="P32">$</text:p>
          </table:table-cell>
          <table:table-cell table:style-name="Table27.A2" office:value-type="string">
            <text:p text:style-name="P1">r(1,-1)</text:p>
          </table:table-cell>
          <table:table-cell table:style-name="Table27.E3" office:value-type="float" office:value="1">
            <text:p text:style-name="P1">1</text:p>
          </table:table-cell>
        </table:table-row>
        <table:table-row>
          <table:table-cell table:style-name="Table27.A2" office:value-type="string">
            <text:p text:style-name="P32">xyxyxyz</text:p>
          </table:table-cell>
          <table:table-cell table:style-name="Table27.A2" office:value-type="string">
            <text:p text:style-name="P32">{i3{13{13}4}5}5</text:p>
          </table:table-cell>
          <table:table-cell table:style-name="Table27.A2" office:value-type="string">
            <text:p text:style-name="P32">$</text:p>
          </table:table-cell>
          <table:table-cell table:style-name="Table27.A2" office:value-type="string">
            <text:p text:style-name="P1">r(5,0)</text:p>
          </table:table-cell>
          <table:table-cell table:style-name="Table27.E3" office:value-type="float" office:value="1">
            <text:p text:style-name="P1">1</text:p>
          </table:table-cell>
        </table:table-row>
        <table:table-row>
          <table:table-cell table:style-name="Table27.A2" office:value-type="string">
            <text:p text:style-name="P32">xyxyxyz</text:p>
          </table:table-cell>
          <table:table-cell table:style-name="Table27.A2" office:value-type="string">
            <text:p text:style-name="P32">{13{13{13}4}5}5</text:p>
          </table:table-cell>
          <table:table-cell table:style-name="Table27.A2" office:value-type="string">
            <text:p text:style-name="P32">$</text:p>
          </table:table-cell>
          <table:table-cell table:style-name="Table27.A2" office:value-type="string">
            <text:p text:style-name="P1">r(1,-1)</text:p>
          </table:table-cell>
          <table:table-cell table:style-name="Table27.E2" office:value-type="string">
            <text:p text:style-name="P1">1 &gt; 0</text:p>
          </table:table-cell>
        </table:table-row>
        <table:table-row>
          <table:table-cell table:style-name="Table27.A2" office:value-type="string">
            <text:p text:style-name="P32">xyxyxyz</text:p>
          </table:table-cell>
          <table:table-cell table:style-name="Table27.A2" office:value-type="string">
            <text:p text:style-name="P32">{{13{13{13}4}5}5}8</text:p>
          </table:table-cell>
          <table:table-cell table:style-name="Table27.A2" office:value-type="string">
            <text:p text:style-name="P32">$</text:p>
          </table:table-cell>
          <table:table-cell table:style-name="Table27.A2" office:value-type="string">
            <text:p text:style-name="P1">r(8,0)</text:p>
          </table:table-cell>
          <table:table-cell table:style-name="Table27.E3" office:value-type="float" office:value="0">
            <text:p text:style-name="P1">0</text:p>
          </table:table-cell>
        </table:table-row>
        <table:table-row>
          <table:table-cell table:style-name="Table27.A2" office:value-type="string">
            <text:p text:style-name="P32">xyxyxyz</text:p>
          </table:table-cell>
          <table:table-cell table:style-name="Table27.B23" office:value-type="float" office:value="1313134558">
            <text:p text:style-name="P32">1313134558</text:p>
          </table:table-cell>
          <table:table-cell table:style-name="Table27.A2" office:value-type="string">
            <text:p text:style-name="P32">$</text:p>
          </table:table-cell>
          <table:table-cell table:style-name="Table27.A2" office:value-type="string">
            <text:p text:style-name="P4">accept</text:p>
          </table:table-cell>
          <table:table-cell table:style-name="Table27.E3" office:value-type="float" office:value="0">
            <text:p text:style-name="P1">0</text:p>
          </table:table-cell>
        </table:table-row>
      </table:table>
      <text:p text:style-name="P15"/>
      <text:p text:style-name="P15">We have the following action tabl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7">Row</text:p>
          </table:table-cell>
          <table:table-cell table:style-name="Table32.A1" office:value-type="string">
            <text:p text:style-name="P36">Actions</text:p>
          </table:table-cell>
          <table:table-cell table:style-name="Table32.C1" office:value-type="float" office:value="0">
            <text:p text:style-name="P36">(Incoming from row):</text:p>
          </table:table-cell>
          <table:table-cell table:style-name="Table32.D1" office:value-type="string">
            <text:p text:style-name="P36">Parsed</text:p>
          </table:table-cell>
        </table:table-row>
        <table:table-row>
          <table:table-cell table:style-name="Table32.A2" office:value-type="string">
            <text:p text:style-name="P33">0</text:p>
          </table:table-cell>
          <table:table-cell table:style-name="Table32.A2" office:value-type="string">
            <text:p text:style-name="P32">s(x), r(i), s(y), r(3), p{x &gt; 1, z &gt; 2, w &gt; 3}, g{3 &gt; 5}, r(8), <text:span text:style-name="T8">accept</text:span></text:p>
          </table:table-cell>
          <table:table-cell table:style-name="Table32.C2" office:value-type="float" office:value="0">
            <text:p text:style-name="P32">NA, 1/2/3</text:p>
          </table:table-cell>
          <table:table-cell table:style-name="Table32.D2" office:value-type="string">
            <text:p text:style-name="P32">xy(x|z|w)</text:p>
          </table:table-cell>
        </table:table-row>
        <table:table-row>
          <table:table-cell table:style-name="Table32.A2" office:value-type="string">
            <text:p text:style-name="P33">1</text:p>
          </table:table-cell>
          <table:table-cell table:style-name="Table32.A2" office:value-type="string">
            <text:p text:style-name="P32">r(i), s(y), r(3), p{x &gt; 1, z &gt; 2, w &gt; 3}, g{3 &gt; 4}, r(5), r<text:span text:style-name="T6">p</text:span>(1), <text:span text:style-name="T8">return</text:span></text:p>
          </table:table-cell>
          <table:table-cell table:style-name="Table32.C2" office:value-type="float" office:value="0">
            <text:p text:style-name="P32">0, 1, 2/3</text:p>
          </table:table-cell>
          <table:table-cell table:style-name="Table32.D2" office:value-type="string">
            <text:p text:style-name="P32">xy(xy...)(x|z|w)</text:p>
          </table:table-cell>
        </table:table-row>
        <text:soft-page-break/>
        <table:table-row>
          <table:table-cell table:style-name="Table32.A2" office:value-type="string">
            <text:p text:style-name="P33">2</text:p>
          </table:table-cell>
          <table:table-cell table:style-name="Table32.A2" office:value-type="string">
            <text:p text:style-name="P32">r(4), r<text:span text:style-name="T6">p</text:span>(1), <text:span text:style-name="T8">return</text:span></text:p>
          </table:table-cell>
          <table:table-cell table:style-name="Table32.C2" office:value-type="float" office:value="0">
            <text:p text:style-name="P32">0/1</text:p>
          </table:table-cell>
          <table:table-cell table:style-name="Table32.D2" office:value-type="string">
            <text:p text:style-name="P32">xy(xy...)z</text:p>
          </table:table-cell>
        </table:table-row>
        <table:table-row>
          <table:table-cell table:style-name="Table32.A2" office:value-type="string">
            <text:p text:style-name="P33">3</text:p>
          </table:table-cell>
          <table:table-cell table:style-name="Table32.A2" office:value-type="string">
            <text:p text:style-name="P32">r(6), r<text:span text:style-name="T6">p</text:span>(2), <text:span text:style-name="T8">return</text:span></text:p>
          </table:table-cell>
          <table:table-cell table:style-name="Table32.C2" office:value-type="float" office:value="36526">
            <text:p text:style-name="P32">0/1</text:p>
          </table:table-cell>
          <table:table-cell table:style-name="Table32.D2" office:value-type="string">
            <text:p text:style-name="P32">xy(xy...)w</text:p>
          </table:table-cell>
        </table:table-row>
        <table:table-row>
          <table:table-cell table:style-name="Table32.A2" office:value-type="string">
            <text:p text:style-name="P33">4</text:p>
          </table:table-cell>
          <table:table-cell table:style-name="Table32.A2" office:value-type="string">
            <text:p text:style-name="P32">r(7), r<text:span text:style-name="T6">p</text:span>(2), <text:span text:style-name="T8">return</text:span></text:p>
          </table:table-cell>
          <table:table-cell table:style-name="Table32.C2">
            <text:p text:style-name="P32"/>
          </table:table-cell>
          <table:table-cell table:style-name="Table32.D2" office:value-type="string">
            <text:p text:style-name="P32"/>
          </table:table-cell>
        </table:table-row>
        <table:table-row>
          <table:table-cell table:style-name="Table32.A2" office:value-type="string">
            <text:p text:style-name="P33">5</text:p>
          </table:table-cell>
          <table:table-cell table:style-name="Table32.A2" office:value-type="string">
            <text:p text:style-name="P32">r(9), <text:span text:style-name="T8">accept</text:span></text:p>
          </table:table-cell>
          <table:table-cell table:style-name="Table32.C2">
            <text:p text:style-name="P32"/>
          </table:table-cell>
          <table:table-cell table:style-name="Table32.D2" office:value-type="string">
            <text:p text:style-name="P32"/>
          </table:table-cell>
        </table:table-row>
      </table:table>
      <text:p text:style-name="P25"/>
      <text:p text:style-name="P25">And with a left-recursive grammar</text:p>
      <text:p text:style-name="P25"/>
      <table:table table:name="Table28" table:style-name="Table28">
        <table:table-column table:style-name="Table28.A"/>
        <table:table-column table:style-name="Table28.B"/>
        <table:table-row>
          <table:table-cell table:style-name="Table28.A1" office:value-type="string">
            <text:list xml:id="list1105558740" text:continue-list="list428255728" text:style-name="L19">
              <text:list-item text:start-value="1">
                <text:p text:style-name="P120">A → x</text:p>
              </text:list-item>
              <text:list-item>
                <text:p text:style-name="P120">B → x</text:p>
              </text:list-item>
              <text:list-item>
                <text:p text:style-name="P120">C → y</text:p>
              </text:list-item>
              <text:list-item>
                <text:p text:style-name="P120">D → AC</text:p>
              </text:list-item>
              <text:list-item>
                <text:p text:style-name="P120">D → DAC</text:p>
              </text:list-item>
              <text:list-item>
                <text:p text:style-name="P120">E → BC</text:p>
              </text:list-item>
              <text:list-item>
                <text:p text:style-name="P120">E → EBC</text:p>
              </text:list-item>
              <text:list-item>
                <text:p text:style-name="P120">S → Dz</text:p>
              </text:list-item>
              <text:list-item>
                <text:p text:style-name="P120">S → Ew</text:p>
              </text:list-item>
            </text:list>
          </table:table-cell>
          <table:table-cell table:style-name="Table28.A1" office:value-type="string">
            <text:p text:style-name="P48"><text:span text:style-name="T1">input:</text:span> xyxyxyz$</text:p>
            <text:p text:style-name="P48"><text:span text:style-name="T1">result:</text:span> {{{{13}413}513}5}8</text:p>
            <text:p text:style-name="P48"><text:span text:style-name="T1">properties:</text:span> left-recursive, lookahead</text:p>
            <text:p text:style-name="P48"/>
            <text:p text:style-name="P52">Alternative:</text:p>
            <text:p text:style-name="P53">input:<text:span text:style-name="T22"> xyxyxyw$</text:span></text:p>
            <text:p text:style-name="P54">result: {{{{23}623}723}7}9</text:p>
          </table:table-cell>
        </table:table-row>
      </table:table>
      <text:p text:style-name="P25"/>
      <text:p text:style-name="P25">The following actions must take place:</text:p>
      <text:p text:style-name="P25"/>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34">Parsed terminals</text:p>
          </table:table-cell>
          <table:table-cell table:style-name="Table29.A1" office:value-type="string">
            <text:p text:style-name="P34">Output rules</text:p>
          </table:table-cell>
          <table:table-cell table:style-name="Table29.A1" office:value-type="string">
            <text:p text:style-name="P51">Input</text:p>
          </table:table-cell>
          <table:table-cell table:style-name="Table29.A1" office:value-type="string">
            <text:p text:style-name="P6">Actions</text:p>
          </table:table-cell>
          <table:table-cell table:style-name="Table29.A1" office:value-type="string">
            <text:p text:style-name="P6">Row</text:p>
          </table:table-cell>
          <table:table-cell table:style-name="Table29.F1" office:value-type="string">
            <text:p text:style-name="P6">Notes</text:p>
          </table:table-cell>
        </table:table-row>
        <table:table-row>
          <table:table-cell table:style-name="Table29.A2" office:value-type="string">
            <text:p text:style-name="P32"/>
          </table:table-cell>
          <table:table-cell table:style-name="Table29.A2" office:value-type="string">
            <text:p text:style-name="P32"/>
          </table:table-cell>
          <table:table-cell table:style-name="Table29.A2" office:value-type="string">
            <text:p text:style-name="P49">xyxyxyz$</text:p>
          </table:table-cell>
          <table:table-cell table:style-name="Table29.A2" office:value-type="string">
            <text:p text:style-name="P1"/>
          </table:table-cell>
          <table:table-cell table:style-name="Table29.A2" office:value-type="string">
            <text:p text:style-name="P1"/>
          </table:table-cell>
          <table:table-cell table:style-name="Table29.F2" office:value-type="string">
            <text:p text:style-name="P1"/>
          </table:table-cell>
        </table:table-row>
        <table:table-row>
          <table:table-cell table:style-name="Table29.A2" office:value-type="string">
            <text:p text:style-name="P32">x</text:p>
          </table:table-cell>
          <table:table-cell table:style-name="Table29.A2" office:value-type="string">
            <text:p text:style-name="P32"/>
          </table:table-cell>
          <table:table-cell table:style-name="Table29.A2" office:value-type="string">
            <text:p text:style-name="P32">yxyxyz$</text:p>
          </table:table-cell>
          <table:table-cell table:style-name="Table29.A2" office:value-type="string">
            <text:p text:style-name="P1">s(x)</text:p>
          </table:table-cell>
          <table:table-cell table:style-name="Table29.E3" office:value-type="float" office:value="0">
            <text:p text:style-name="P1">0</text:p>
          </table:table-cell>
          <table:table-cell table:style-name="Table29.F2" office:value-type="string">
            <text:p text:style-name="P1"/>
          </table:table-cell>
        </table:table-row>
        <table:table-row>
          <table:table-cell table:style-name="Table29.A2" office:value-type="string">
            <text:p text:style-name="P32">x</text:p>
          </table:table-cell>
          <table:table-cell table:style-name="Table29.A2" office:value-type="string">
            <text:p text:style-name="P32">i</text:p>
          </table:table-cell>
          <table:table-cell table:style-name="Table29.A2" office:value-type="string">
            <text:p text:style-name="P32">yxyxyz$</text:p>
          </table:table-cell>
          <table:table-cell table:style-name="Table29.A2" office:value-type="string">
            <text:p text:style-name="P1">r(i,0)</text:p>
          </table:table-cell>
          <table:table-cell table:style-name="Table29.E3" office:value-type="float" office:value="0">
            <text:p text:style-name="P1">0</text:p>
          </table:table-cell>
          <table:table-cell table:style-name="Table29.F2" office:value-type="string">
            <text:p text:style-name="P1">i = 1 / 2</text:p>
          </table:table-cell>
        </table:table-row>
        <table:table-row>
          <table:table-cell table:style-name="Table29.A2" office:value-type="string">
            <text:p text:style-name="P32">xy</text:p>
          </table:table-cell>
          <table:table-cell table:style-name="Table29.A2" office:value-type="string">
            <text:p text:style-name="P32">i</text:p>
          </table:table-cell>
          <table:table-cell table:style-name="Table29.A2" office:value-type="string">
            <text:p text:style-name="P32">xyxyz$</text:p>
          </table:table-cell>
          <table:table-cell table:style-name="Table29.A2" office:value-type="string">
            <text:p text:style-name="P1">s(y)</text:p>
          </table:table-cell>
          <table:table-cell table:style-name="Table29.E3" office:value-type="float" office:value="0">
            <text:p text:style-name="P1">0</text:p>
          </table:table-cell>
          <table:table-cell table:style-name="Table29.F2" office:value-type="string">
            <text:p text:style-name="P1"/>
          </table:table-cell>
        </table:table-row>
        <table:table-row>
          <table:table-cell table:style-name="Table29.A2" office:value-type="string">
            <text:p text:style-name="P32">xy</text:p>
          </table:table-cell>
          <table:table-cell table:style-name="Table29.A2" office:value-type="string">
            <text:p text:style-name="P32">i3</text:p>
          </table:table-cell>
          <table:table-cell table:style-name="Table29.A2" office:value-type="string">
            <text:p text:style-name="P32">xyxyz$</text:p>
          </table:table-cell>
          <table:table-cell table:style-name="Table29.A2" office:value-type="string">
            <text:p text:style-name="Standard">r(3,0)</text:p>
          </table:table-cell>
          <table:table-cell table:style-name="Table29.E3" office:value-type="float" office:value="0">
            <text:p text:style-name="Standard">0</text:p>
          </table:table-cell>
          <table:table-cell table:style-name="Table29.F2" office:value-type="string">
            <text:p text:style-name="Standard"/>
          </table:table-cell>
        </table:table-row>
        <table:table-row>
          <table:table-cell table:style-name="Table29.A2" office:value-type="string">
            <text:p text:style-name="P32">xy</text:p>
          </table:table-cell>
          <table:table-cell table:style-name="Table29.A2" office:value-type="string">
            <text:p text:style-name="P32">i3i</text:p>
          </table:table-cell>
          <table:table-cell table:style-name="Table29.A2" office:value-type="string">
            <text:p text:style-name="P32">xyxyz$</text:p>
          </table:table-cell>
          <table:table-cell table:style-name="Table29.A2" office:value-type="string">
            <text:p text:style-name="Standard">r(i,0)</text:p>
          </table:table-cell>
          <table:table-cell table:style-name="Table29.E3" office:value-type="float" office:value="0">
            <text:p text:style-name="Standard">0</text:p>
          </table:table-cell>
          <table:table-cell table:style-name="Table29.F2" office:value-type="string">
            <text:p text:style-name="P1">i = 4 / 6</text:p>
          </table:table-cell>
        </table:table-row>
        <table:table-row>
          <table:table-cell table:style-name="Table29.A2" office:value-type="string">
            <text:p text:style-name="P32">xyx</text:p>
          </table:table-cell>
          <table:table-cell table:style-name="Table29.A2" office:value-type="string">
            <text:p text:style-name="P32">i3i</text:p>
          </table:table-cell>
          <table:table-cell table:style-name="Table29.A2" office:value-type="string">
            <text:p text:style-name="P32">yxyz$</text:p>
          </table:table-cell>
          <table:table-cell table:style-name="Table29.A2" office:value-type="string">
            <text:p text:style-name="P1">p(x)</text:p>
          </table:table-cell>
          <table:table-cell table:style-name="Table29.A2" office:value-type="string">
            <text:p text:style-name="P1">0 &gt; 1</text:p>
          </table:table-cell>
          <table:table-cell table:style-name="Table29.F2" office:value-type="string">
            <text:p text:style-name="P1"/>
          </table:table-cell>
        </table:table-row>
        <table:table-row>
          <table:table-cell table:style-name="Table29.A2" office:value-type="string">
            <text:p text:style-name="P32">xyx</text:p>
          </table:table-cell>
          <table:table-cell table:style-name="Table29.A2" office:value-type="string">
            <text:p text:style-name="P32">i3ii</text:p>
          </table:table-cell>
          <table:table-cell table:style-name="Table29.A2" office:value-type="string">
            <text:p text:style-name="P32">yxyz$</text:p>
          </table:table-cell>
          <table:table-cell table:style-name="Table29.A2" office:value-type="string">
            <text:p text:style-name="P1">r(i,0)</text:p>
          </table:table-cell>
          <table:table-cell table:style-name="Table29.E3" office:value-type="float" office:value="1">
            <text:p text:style-name="P1">1</text:p>
          </table:table-cell>
          <table:table-cell table:style-name="Table29.F2" office:value-type="string">
            <text:p text:style-name="P1">i = 1 / 2</text:p>
          </table:table-cell>
        </table:table-row>
        <table:table-row>
          <table:table-cell table:style-name="Table29.A2" office:value-type="string">
            <text:p text:style-name="P32">xyxy</text:p>
          </table:table-cell>
          <table:table-cell table:style-name="Table29.A2" office:value-type="string">
            <text:p text:style-name="P32">i3ii</text:p>
          </table:table-cell>
          <table:table-cell table:style-name="Table29.A2" office:value-type="string">
            <text:p text:style-name="P32">xyz$</text:p>
          </table:table-cell>
          <table:table-cell table:style-name="Table29.A2" office:value-type="string">
            <text:p text:style-name="P1">s(y)</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text:p>
          </table:table-cell>
          <table:table-cell table:style-name="Table29.A2" office:value-type="string">
            <text:p text:style-name="P32">i3ii3</text:p>
          </table:table-cell>
          <table:table-cell table:style-name="Table29.A2" office:value-type="string">
            <text:p text:style-name="P32">xyz$</text:p>
          </table:table-cell>
          <table:table-cell table:style-name="Table29.A2" office:value-type="string">
            <text:p text:style-name="P1">r(3,0)</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text:p>
          </table:table-cell>
          <table:table-cell table:style-name="Table29.A2" office:value-type="string">
            <text:p text:style-name="P32">i3ii3i</text:p>
          </table:table-cell>
          <table:table-cell table:style-name="Table29.A2" office:value-type="string">
            <text:p text:style-name="P32">xyz$</text:p>
          </table:table-cell>
          <table:table-cell table:style-name="Table29.A2" office:value-type="string">
            <text:p text:style-name="P1">r(i,0)</text:p>
          </table:table-cell>
          <table:table-cell table:style-name="Table29.E3" office:value-type="float" office:value="1">
            <text:p text:style-name="P1">1</text:p>
          </table:table-cell>
          <table:table-cell table:style-name="Table29.F2" office:value-type="string">
            <text:p text:style-name="P1">i = 5 / 7</text:p>
          </table:table-cell>
        </table:table-row>
        <table:table-row>
          <table:table-cell table:style-name="Table29.A2" office:value-type="string">
            <text:p text:style-name="P32">xyxyx</text:p>
          </table:table-cell>
          <table:table-cell table:style-name="Table29.A2" office:value-type="string">
            <text:p text:style-name="P32">i3ii3i</text:p>
          </table:table-cell>
          <table:table-cell table:style-name="Table29.A2" office:value-type="string">
            <text:p text:style-name="P32">yz$</text:p>
          </table:table-cell>
          <table:table-cell table:style-name="Table29.A2" office:value-type="string">
            <text:p text:style-name="P1">p(x)</text:p>
          </table:table-cell>
          <table:table-cell table:style-name="Table29.A2" office:value-type="string">
            <text:p text:style-name="P1">1 &gt; 1</text:p>
          </table:table-cell>
          <table:table-cell table:style-name="Table29.F2" office:value-type="string">
            <text:p text:style-name="P1"/>
          </table:table-cell>
        </table:table-row>
        <table:table-row>
          <table:table-cell table:style-name="Table29.A2" office:value-type="string">
            <text:p text:style-name="P32">xyxyx</text:p>
          </table:table-cell>
          <table:table-cell table:style-name="Table29.A2" office:value-type="string">
            <text:p text:style-name="P32">i3ii3ii</text:p>
          </table:table-cell>
          <table:table-cell table:style-name="Table29.A2" office:value-type="string">
            <text:p text:style-name="P32">yz$</text:p>
          </table:table-cell>
          <table:table-cell table:style-name="Table29.A2" office:value-type="string">
            <text:p text:style-name="P1">r(i,0)</text:p>
          </table:table-cell>
          <table:table-cell table:style-name="Table29.E3" office:value-type="float" office:value="1">
            <text:p text:style-name="P1">1</text:p>
          </table:table-cell>
          <table:table-cell table:style-name="Table29.F2" office:value-type="string">
            <text:p text:style-name="P1">i = 1 / 2</text:p>
          </table:table-cell>
        </table:table-row>
        <table:table-row>
          <table:table-cell table:style-name="Table29.A2" office:value-type="string">
            <text:p text:style-name="P32">xyxyxy</text:p>
          </table:table-cell>
          <table:table-cell table:style-name="Table29.A2" office:value-type="string">
            <text:p text:style-name="P32">i3ii3ii</text:p>
          </table:table-cell>
          <table:table-cell table:style-name="Table29.A2" office:value-type="string">
            <text:p text:style-name="P32">z$</text:p>
          </table:table-cell>
          <table:table-cell table:style-name="Table29.A2" office:value-type="string">
            <text:p text:style-name="P1">s(y)</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xy</text:p>
          </table:table-cell>
          <table:table-cell table:style-name="Table29.A2" office:value-type="string">
            <text:p text:style-name="P32">i3ii3ii3</text:p>
          </table:table-cell>
          <table:table-cell table:style-name="Table29.A2" office:value-type="string">
            <text:p text:style-name="P32">z$</text:p>
          </table:table-cell>
          <table:table-cell table:style-name="Table29.A2" office:value-type="string">
            <text:p text:style-name="P1">r(3,0)</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xy</text:p>
          </table:table-cell>
          <table:table-cell table:style-name="Table29.A2" office:value-type="string">
            <text:p text:style-name="P32">i3ii3ii3i</text:p>
          </table:table-cell>
          <table:table-cell table:style-name="Table29.A2" office:value-type="string">
            <text:p text:style-name="P32">z$</text:p>
          </table:table-cell>
          <table:table-cell table:style-name="Table29.A2" office:value-type="string">
            <text:p text:style-name="P1">r(i,0)</text:p>
          </table:table-cell>
          <table:table-cell table:style-name="Table29.E3" office:value-type="float" office:value="1">
            <text:p text:style-name="P1">1</text:p>
          </table:table-cell>
          <table:table-cell table:style-name="Table29.F2" office:value-type="string">
            <text:p text:style-name="P1">i = 5 / 7</text:p>
          </table:table-cell>
        </table:table-row>
        <table:table-row>
          <table:table-cell table:style-name="Table29.A2" office:value-type="string">
            <text:p text:style-name="P32">xyxyxyz</text:p>
          </table:table-cell>
          <table:table-cell table:style-name="Table29.A2" office:value-type="string">
            <text:p text:style-name="P32">i3ii3ii3i</text:p>
          </table:table-cell>
          <table:table-cell table:style-name="Table29.A2" office:value-type="string">
            <text:p text:style-name="P32">$</text:p>
          </table:table-cell>
          <table:table-cell table:style-name="Table29.A2" office:value-type="string">
            <text:p text:style-name="P1">p(z)</text:p>
          </table:table-cell>
          <table:table-cell table:style-name="Table29.A2" office:value-type="string">
            <text:p text:style-name="P1">1 &gt; 2 &gt; 1</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i3ii3ii3}5</text:p>
          </table:table-cell>
          <table:table-cell table:style-name="Table29.A2" office:value-type="string">
            <text:p text:style-name="P32">$</text:p>
          </table:table-cell>
          <table:table-cell table:style-name="Table29.A2" office:value-type="string">
            <text:p text:style-name="P1">r(5,-1)</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i3ii3i13}5</text:p>
          </table:table-cell>
          <table:table-cell table:style-name="Table29.A2" office:value-type="string">
            <text:p text:style-name="P32">$</text:p>
          </table:table-cell>
          <table:table-cell table:style-name="Table29.A2" office:value-type="string">
            <text:p text:style-name="P1">r(1,-1)</text:p>
          </table:table-cell>
          <table:table-cell table:style-name="Table29.A2" office:value-type="string">
            <text:p text:style-name="P1">1 &gt; 1</text:p>
          </table:table-cell>
          <table:table-cell table:style-name="Table29.F2" office:value-type="string">
            <text:p text:style-name="P1"/>
          </table:table-cell>
        </table:table-row>
        <text:soft-page-break/>
        <table:table-row>
          <table:table-cell table:style-name="Table29.A2" office:value-type="string">
            <text:p text:style-name="P32">xyxyxyz</text:p>
          </table:table-cell>
          <table:table-cell table:style-name="Table29.A2" office:value-type="string">
            <text:p text:style-name="P32">{{i3ii3}513}5</text:p>
          </table:table-cell>
          <table:table-cell table:style-name="Table29.A2" office:value-type="string">
            <text:p text:style-name="P32">$</text:p>
          </table:table-cell>
          <table:table-cell table:style-name="Table29.A2" office:value-type="string">
            <text:p text:style-name="P1">r(5,-1)</text:p>
          </table:table-cell>
          <table:table-cell table:style-name="Table29.E3" office:value-type="float" office:value="1">
            <text:p text:style-name="P1">1</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i3i13}513}5</text:p>
          </table:table-cell>
          <table:table-cell table:style-name="Table29.A2" office:value-type="string">
            <text:p text:style-name="P32">$</text:p>
          </table:table-cell>
          <table:table-cell table:style-name="Table29.A2" office:value-type="string">
            <text:p text:style-name="P1">r(1,-1)</text:p>
          </table:table-cell>
          <table:table-cell table:style-name="Table29.A2" office:value-type="string">
            <text:p text:style-name="P1">1 &gt; 0</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i3}413}513}5</text:p>
          </table:table-cell>
          <table:table-cell table:style-name="Table29.A2" office:value-type="string">
            <text:p text:style-name="P32">$</text:p>
          </table:table-cell>
          <table:table-cell table:style-name="Table29.A2" office:value-type="string">
            <text:p text:style-name="P1">r(4,-1)</text:p>
          </table:table-cell>
          <table:table-cell table:style-name="Table29.E3" office:value-type="float" office:value="0">
            <text:p text:style-name="P1">0</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13}413}513}5</text:p>
          </table:table-cell>
          <table:table-cell table:style-name="Table29.A2" office:value-type="string">
            <text:p text:style-name="P32">$</text:p>
          </table:table-cell>
          <table:table-cell table:style-name="Table29.A2" office:value-type="string">
            <text:p text:style-name="P1">r(1,-1)</text:p>
          </table:table-cell>
          <table:table-cell table:style-name="Table29.E3" office:value-type="float" office:value="0">
            <text:p text:style-name="P1">0</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A2" office:value-type="string">
            <text:p text:style-name="P32">{{{{13}413}513}5}8</text:p>
          </table:table-cell>
          <table:table-cell table:style-name="Table29.A2" office:value-type="string">
            <text:p text:style-name="P32">$</text:p>
          </table:table-cell>
          <table:table-cell table:style-name="Table29.A2" office:value-type="string">
            <text:p text:style-name="P1">r(8,0)</text:p>
          </table:table-cell>
          <table:table-cell table:style-name="Table29.E3" office:value-type="float" office:value="0">
            <text:p text:style-name="P1">0</text:p>
          </table:table-cell>
          <table:table-cell table:style-name="Table29.F2" office:value-type="string">
            <text:p text:style-name="P1"/>
          </table:table-cell>
        </table:table-row>
        <table:table-row>
          <table:table-cell table:style-name="Table29.A2" office:value-type="string">
            <text:p text:style-name="P32">xyxyxyz</text:p>
          </table:table-cell>
          <table:table-cell table:style-name="Table29.E3" office:value-type="float" office:value="1341351358">
            <text:p text:style-name="P32">1341351358</text:p>
          </table:table-cell>
          <table:table-cell table:style-name="Table29.A2" office:value-type="string">
            <text:p text:style-name="P32">$</text:p>
          </table:table-cell>
          <table:table-cell table:style-name="Table29.A2" office:value-type="string">
            <text:p text:style-name="P4">accept</text:p>
          </table:table-cell>
          <table:table-cell table:style-name="Table29.E3" office:value-type="float" office:value="0">
            <text:p text:style-name="P1">0</text:p>
          </table:table-cell>
          <table:table-cell table:style-name="Table29.F2" office:value-type="string">
            <text:p text:style-name="P1"/>
          </table:table-cell>
        </table:table-row>
      </table:table>
      <text:p text:style-name="P25"/>
      <text:p text:style-name="P15">We have the following action table</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7">Row</text:p>
          </table:table-cell>
          <table:table-cell table:style-name="Table33.A1" office:value-type="string">
            <text:p text:style-name="P36">Actions</text:p>
          </table:table-cell>
          <table:table-cell table:style-name="Table33.C1" office:value-type="float" office:value="0">
            <text:p text:style-name="P36">(Incoming from row):</text:p>
          </table:table-cell>
          <table:table-cell table:style-name="Table33.D1" office:value-type="string">
            <text:p text:style-name="P36">Parsed</text:p>
          </table:table-cell>
        </table:table-row>
        <table:table-row>
          <table:table-cell table:style-name="Table33.A2" office:value-type="string">
            <text:p text:style-name="P33">0</text:p>
          </table:table-cell>
          <table:table-cell table:style-name="Table33.A2" office:value-type="string">
            <text:p text:style-name="P32">s(x), r(i), s(y), r(3), r(i), p{x &gt; 1, z &gt; 2, w &gt; 3}, g{3 &gt; 5}, r<text:span text:style-name="T6">p</text:span>(4), r<text:span text:style-name="T6">p</text:span>(1), r(8), <text:span text:style-name="T8">accept</text:span></text:p>
          </table:table-cell>
          <table:table-cell table:style-name="Table33.C2" office:value-type="float" office:value="0">
            <text:p text:style-name="P32">NA, 1/2/3</text:p>
          </table:table-cell>
          <table:table-cell table:style-name="Table33.D2" office:value-type="string">
            <text:p text:style-name="P32">xy(x|z|w)</text:p>
          </table:table-cell>
        </table:table-row>
        <table:table-row>
          <table:table-cell table:style-name="Table33.A2" office:value-type="string">
            <text:p text:style-name="P33">1</text:p>
          </table:table-cell>
          <table:table-cell table:style-name="Table33.A2" office:value-type="string">
            <text:p text:style-name="P32">r(i), s(y), r(3), r(i), p{x &gt; 1, z &gt; 2, w &gt; 3}, g{3 &gt; 4}, r<text:span text:style-name="T6">p</text:span>(5), r<text:span text:style-name="T6">p</text:span>(1), <text:span text:style-name="T8">return</text:span></text:p>
          </table:table-cell>
          <table:table-cell table:style-name="Table33.C2" office:value-type="float" office:value="0">
            <text:p text:style-name="P32">0, 1, 2/3</text:p>
          </table:table-cell>
          <table:table-cell table:style-name="Table33.D2" office:value-type="string">
            <text:p text:style-name="P32">xy(xy...)(x|z|w)</text:p>
          </table:table-cell>
        </table:table-row>
        <table:table-row>
          <table:table-cell table:style-name="Table33.A2" office:value-type="string">
            <text:p text:style-name="P33">2</text:p>
          </table:table-cell>
          <table:table-cell table:style-name="Table33.A2" office:value-type="string">
            <text:p text:style-name="P38">return</text:p>
          </table:table-cell>
          <table:table-cell table:style-name="Table33.C2" office:value-type="float" office:value="36526">
            <text:p text:style-name="P32">0/1</text:p>
          </table:table-cell>
          <table:table-cell table:style-name="Table33.D2" office:value-type="string">
            <text:p text:style-name="P32">xy(xy...)z</text:p>
          </table:table-cell>
        </table:table-row>
        <table:table-row>
          <table:table-cell table:style-name="Table33.A2" office:value-type="string">
            <text:p text:style-name="P33">3</text:p>
          </table:table-cell>
          <table:table-cell table:style-name="Table33.A2" office:value-type="string">
            <text:p text:style-name="P38">return</text:p>
          </table:table-cell>
          <table:table-cell table:style-name="Table33.C2" office:value-type="float" office:value="0">
            <text:p text:style-name="P32">0/1</text:p>
          </table:table-cell>
          <table:table-cell table:style-name="Table33.D2" office:value-type="string">
            <text:p text:style-name="P32">xy(xy...)w</text:p>
          </table:table-cell>
        </table:table-row>
        <table:table-row>
          <table:table-cell table:style-name="Table33.A2" office:value-type="string">
            <text:p text:style-name="P33">4</text:p>
          </table:table-cell>
          <table:table-cell table:style-name="Table33.A2" office:value-type="string">
            <text:p text:style-name="P32">r<text:span text:style-name="T6">p</text:span>(7), r<text:span text:style-name="T6">p</text:span>(2), <text:span text:style-name="T8">return</text:span></text:p>
          </table:table-cell>
          <table:table-cell table:style-name="Table33.C2">
            <text:p text:style-name="P32"/>
          </table:table-cell>
          <table:table-cell table:style-name="Table33.D2" office:value-type="string">
            <text:p text:style-name="P32"/>
          </table:table-cell>
        </table:table-row>
        <table:table-row>
          <table:table-cell table:style-name="Table33.A2" office:value-type="string">
            <text:p text:style-name="P33">5</text:p>
          </table:table-cell>
          <table:table-cell table:style-name="Table33.A2" office:value-type="string">
            <text:p text:style-name="P32">r<text:span text:style-name="T6">p</text:span>(6), r<text:span text:style-name="T6">p</text:span>(2), r(9), <text:span text:style-name="T8">accept</text:span></text:p>
          </table:table-cell>
          <table:table-cell table:style-name="Table33.C2">
            <text:p text:style-name="P32"/>
          </table:table-cell>
          <table:table-cell table:style-name="Table33.D2" office:value-type="string">
            <text:p text:style-name="P32"/>
          </table:table-cell>
        </table:table-row>
      </table:table>
      <text:p text:style-name="P25"/>
      <text:p text:style-name="P27">Optimizations:</text:p>
      <text:p text:style-name="P25"/>
      <text:p text:style-name="P25">Note that by using this method we have relaxed the rule about which order reductions must take place in (that we had using naïve LR(0) + delays). The order is no longer important as long as each of the ignore tokens can be evaluated. We are making use of the fact that we already know the path that was taken during a lookahead operation, only the ordering was a problem.</text:p>
      <text:p text:style-name="P25">However we can optimize this process by making sure that an ignore rule only gets reduced if we need to follow it by another action. Let's redo both the examples we did previously, but we only add ignore actions where they are absolutely necessary:</text:p>
      <text:p text:style-name="P25"/>
      <text:p text:style-name="P25">TODO: Also, perhaps only add a state to the stack if it contains an ignore action (otherwise we can safely skip it...</text:p>
      <text:p text:style-name="P25"/>
      <text:p text:style-name="P25"/>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34">Parsed terminals</text:p>
          </table:table-cell>
          <table:table-cell table:style-name="Table31.A1" office:value-type="string">
            <text:p text:style-name="P34">Output rules</text:p>
          </table:table-cell>
          <table:table-cell table:style-name="Table31.A1" office:value-type="string">
            <text:p text:style-name="P51">Input</text:p>
          </table:table-cell>
          <table:table-cell table:style-name="Table31.A1" office:value-type="string">
            <text:p text:style-name="P6">Actions</text:p>
          </table:table-cell>
          <table:table-cell table:style-name="Table31.E1" office:value-type="string">
            <text:p text:style-name="P6">Row</text:p>
          </table:table-cell>
        </table:table-row>
        <table:table-row>
          <table:table-cell table:style-name="Table31.A2" office:value-type="string">
            <text:p text:style-name="P32"/>
          </table:table-cell>
          <table:table-cell table:style-name="Table31.A2" office:value-type="string">
            <text:p text:style-name="P32"/>
          </table:table-cell>
          <table:table-cell table:style-name="Table31.A2" office:value-type="string">
            <text:p text:style-name="P49">xyxyxyz$</text:p>
          </table:table-cell>
          <table:table-cell table:style-name="Table31.A2" office:value-type="string">
            <text:p text:style-name="P1"/>
          </table:table-cell>
          <table:table-cell table:style-name="Table31.E2" office:value-type="string">
            <text:p text:style-name="P1"/>
          </table:table-cell>
        </table:table-row>
        <table:table-row>
          <table:table-cell table:style-name="Table31.A2" office:value-type="string">
            <text:p text:style-name="P32">x</text:p>
          </table:table-cell>
          <table:table-cell table:style-name="Table31.A2" office:value-type="string">
            <text:p text:style-name="P32"/>
          </table:table-cell>
          <table:table-cell table:style-name="Table31.A2" office:value-type="string">
            <text:p text:style-name="P32">yxyxyz$</text:p>
          </table:table-cell>
          <table:table-cell table:style-name="Table31.A2" office:value-type="string">
            <text:p text:style-name="P1">s(x)</text:p>
          </table:table-cell>
          <table:table-cell table:style-name="Table31.E3" office:value-type="float" office:value="0">
            <text:p text:style-name="P1">0</text:p>
          </table:table-cell>
        </table:table-row>
        <table:table-row>
          <table:table-cell table:style-name="Table31.A2" office:value-type="string">
            <text:p text:style-name="P32">xy</text:p>
          </table:table-cell>
          <table:table-cell table:style-name="Table31.A2" office:value-type="string">
            <text:p text:style-name="P32"/>
          </table:table-cell>
          <table:table-cell table:style-name="Table31.A2" office:value-type="string">
            <text:p text:style-name="P32">xyxyz$</text:p>
          </table:table-cell>
          <table:table-cell table:style-name="Table31.A2" office:value-type="string">
            <text:p text:style-name="P1">s(y)</text:p>
          </table:table-cell>
          <table:table-cell table:style-name="Table31.E3" office:value-type="float" office:value="0">
            <text:p text:style-name="P1">0</text:p>
          </table:table-cell>
        </table:table-row>
        <table:table-row>
          <table:table-cell table:style-name="Table31.A5" office:value-type="string">
            <text:p text:style-name="P32">xy</text:p>
          </table:table-cell>
          <table:table-cell table:style-name="Table31.A5" office:value-type="string">
            <text:p text:style-name="P32">i</text:p>
          </table:table-cell>
          <table:table-cell table:style-name="Table31.A5" office:value-type="string">
            <text:p text:style-name="P32">xyxyz$</text:p>
          </table:table-cell>
          <table:table-cell table:style-name="Table31.A5" office:value-type="string">
            <text:p text:style-name="P1">r(i,0)</text:p>
          </table:table-cell>
          <table:table-cell table:style-name="Table31.E5" office:value-type="float" office:value="0">
            <text:p text:style-name="P1">0</text:p>
          </table:table-cell>
        </table:table-row>
        <table:table-row>
          <table:table-cell table:style-name="Table31.A2" office:value-type="string">
            <text:p text:style-name="P32">xy</text:p>
          </table:table-cell>
          <table:table-cell table:style-name="Table31.A2" office:value-type="string">
            <text:p text:style-name="P32">i3</text:p>
          </table:table-cell>
          <table:table-cell table:style-name="Table31.A2" office:value-type="string">
            <text:p text:style-name="P32">xyxyz$</text:p>
          </table:table-cell>
          <table:table-cell table:style-name="Table31.A2" office:value-type="string">
            <text:p text:style-name="Standard">r(3,0)</text:p>
          </table:table-cell>
          <table:table-cell table:style-name="Table31.E3" office:value-type="float" office:value="0">
            <text:p text:style-name="Standard">0</text:p>
          </table:table-cell>
        </table:table-row>
        <text:soft-page-break/>
        <table:table-row>
          <table:table-cell table:style-name="Table31.A2" office:value-type="string">
            <text:p text:style-name="P32">xyx</text:p>
          </table:table-cell>
          <table:table-cell table:style-name="Table31.A2" office:value-type="string">
            <text:p text:style-name="P32">i3</text:p>
          </table:table-cell>
          <table:table-cell table:style-name="Table31.A2" office:value-type="string">
            <text:p text:style-name="P32">yxyz$</text:p>
          </table:table-cell>
          <table:table-cell table:style-name="Table31.A2" office:value-type="string">
            <text:p text:style-name="P1">p(x)</text:p>
          </table:table-cell>
          <table:table-cell table:style-name="Table31.E2" office:value-type="string">
            <text:p text:style-name="P1">0 &gt; 1</text:p>
          </table:table-cell>
        </table:table-row>
        <table:table-row>
          <table:table-cell table:style-name="Table31.A2" office:value-type="string">
            <text:p text:style-name="P32">xyxy</text:p>
          </table:table-cell>
          <table:table-cell table:style-name="Table31.A2" office:value-type="string">
            <text:p text:style-name="P32">i3</text:p>
          </table:table-cell>
          <table:table-cell table:style-name="Table31.A2" office:value-type="string">
            <text:p text:style-name="P32">xyz$</text:p>
          </table:table-cell>
          <table:table-cell table:style-name="Table31.A2" office:value-type="string">
            <text:p text:style-name="P1">s(y)</text:p>
          </table:table-cell>
          <table:table-cell table:style-name="Table31.E3" office:value-type="float" office:value="1">
            <text:p text:style-name="P1">1</text:p>
          </table:table-cell>
        </table:table-row>
        <table:table-row>
          <table:table-cell table:style-name="Table31.A5" office:value-type="string">
            <text:p text:style-name="P32">xyxy</text:p>
          </table:table-cell>
          <table:table-cell table:style-name="Table31.A5" office:value-type="string">
            <text:p text:style-name="P32">i3i</text:p>
          </table:table-cell>
          <table:table-cell table:style-name="Table31.A5" office:value-type="string">
            <text:p text:style-name="P32">xyz$</text:p>
          </table:table-cell>
          <table:table-cell table:style-name="Table31.A5" office:value-type="string">
            <text:p text:style-name="P1">r(i,0)</text:p>
          </table:table-cell>
          <table:table-cell table:style-name="Table31.E5" office:value-type="float" office:value="1">
            <text:p text:style-name="P1">1</text:p>
          </table:table-cell>
        </table:table-row>
        <table:table-row>
          <table:table-cell table:style-name="Table31.A2" office:value-type="string">
            <text:p text:style-name="P32">xyxy</text:p>
          </table:table-cell>
          <table:table-cell table:style-name="Table31.A2" office:value-type="string">
            <text:p text:style-name="P32">i3i3</text:p>
          </table:table-cell>
          <table:table-cell table:style-name="Table31.A2" office:value-type="string">
            <text:p text:style-name="P32">xyz$</text:p>
          </table:table-cell>
          <table:table-cell table:style-name="Table31.A2" office:value-type="string">
            <text:p text:style-name="P1">r(3,0)</text:p>
          </table:table-cell>
          <table:table-cell table:style-name="Table31.E3" office:value-type="float" office:value="1">
            <text:p text:style-name="P1">1</text:p>
          </table:table-cell>
        </table:table-row>
        <table:table-row>
          <table:table-cell table:style-name="Table31.A2" office:value-type="string">
            <text:p text:style-name="P32">xyxyx</text:p>
          </table:table-cell>
          <table:table-cell table:style-name="Table31.A2" office:value-type="string">
            <text:p text:style-name="P32">i3i3</text:p>
          </table:table-cell>
          <table:table-cell table:style-name="Table31.A2" office:value-type="string">
            <text:p text:style-name="P32">yz$</text:p>
          </table:table-cell>
          <table:table-cell table:style-name="Table31.A2" office:value-type="string">
            <text:p text:style-name="P1">p(x)</text:p>
          </table:table-cell>
          <table:table-cell table:style-name="Table31.E2" office:value-type="string">
            <text:p text:style-name="P1">1 &gt; 1</text:p>
          </table:table-cell>
        </table:table-row>
        <table:table-row>
          <table:table-cell table:style-name="Table31.A2" office:value-type="string">
            <text:p text:style-name="P32">xyxyxy</text:p>
          </table:table-cell>
          <table:table-cell table:style-name="Table31.A2" office:value-type="string">
            <text:p text:style-name="P32">i3i3</text:p>
          </table:table-cell>
          <table:table-cell table:style-name="Table31.A2" office:value-type="string">
            <text:p text:style-name="P32">z$</text:p>
          </table:table-cell>
          <table:table-cell table:style-name="Table31.A2" office:value-type="string">
            <text:p text:style-name="P1">s(y)</text:p>
          </table:table-cell>
          <table:table-cell table:style-name="Table31.E3" office:value-type="float" office:value="1">
            <text:p text:style-name="P1">1</text:p>
          </table:table-cell>
        </table:table-row>
        <table:table-row>
          <table:table-cell table:style-name="Table31.A5" office:value-type="string">
            <text:p text:style-name="P32">xyxyxy</text:p>
          </table:table-cell>
          <table:table-cell table:style-name="Table31.A5" office:value-type="string">
            <text:p text:style-name="P32">i3i3i</text:p>
          </table:table-cell>
          <table:table-cell table:style-name="Table31.A5" office:value-type="string">
            <text:p text:style-name="P32">z$</text:p>
          </table:table-cell>
          <table:table-cell table:style-name="Table31.A5" office:value-type="string">
            <text:p text:style-name="P1">r(i,0)</text:p>
          </table:table-cell>
          <table:table-cell table:style-name="Table31.E5" office:value-type="float" office:value="1">
            <text:p text:style-name="P1">1</text:p>
          </table:table-cell>
        </table:table-row>
        <table:table-row>
          <table:table-cell table:style-name="Table31.A2" office:value-type="string">
            <text:p text:style-name="P32">xyxyxy</text:p>
          </table:table-cell>
          <table:table-cell table:style-name="Table31.A2" office:value-type="string">
            <text:p text:style-name="P32">i3i3i3</text:p>
          </table:table-cell>
          <table:table-cell table:style-name="Table31.A2" office:value-type="string">
            <text:p text:style-name="P32">z$</text:p>
          </table:table-cell>
          <table:table-cell table:style-name="Table31.A2" office:value-type="string">
            <text:p text:style-name="P1">r(3,0)</text:p>
          </table:table-cell>
          <table:table-cell table:style-name="Table31.E3" office:value-type="float" office:value="1">
            <text:p text:style-name="P1">1</text:p>
          </table:table-cell>
        </table:table-row>
        <table:table-row>
          <table:table-cell table:style-name="Table31.A2" office:value-type="string">
            <text:p text:style-name="P32">xyxyxyz</text:p>
          </table:table-cell>
          <table:table-cell table:style-name="Table31.A2" office:value-type="string">
            <text:p text:style-name="P32">i3i3i3</text:p>
          </table:table-cell>
          <table:table-cell table:style-name="Table31.A2" office:value-type="string">
            <text:p text:style-name="P32">$</text:p>
          </table:table-cell>
          <table:table-cell table:style-name="Table31.A2" office:value-type="string">
            <text:p text:style-name="P1">p(z)</text:p>
          </table:table-cell>
          <table:table-cell table:style-name="Table31.E2" office:value-type="string">
            <text:p text:style-name="P1">1 &gt; 2</text:p>
          </table:table-cell>
        </table:table-row>
        <table:table-row>
          <table:table-cell table:style-name="Table31.A2" office:value-type="string">
            <text:p text:style-name="P32">xyxyxyz</text:p>
          </table:table-cell>
          <table:table-cell table:style-name="Table31.A2" office:value-type="string">
            <text:p text:style-name="P32">i3i3{i3}4</text:p>
          </table:table-cell>
          <table:table-cell table:style-name="Table31.A2" office:value-type="string">
            <text:p text:style-name="P32">$</text:p>
          </table:table-cell>
          <table:table-cell table:style-name="Table31.A2" office:value-type="string">
            <text:p text:style-name="P1">r(4,0)</text:p>
          </table:table-cell>
          <table:table-cell table:style-name="Table31.E3" office:value-type="float" office:value="2">
            <text:p text:style-name="P1">2</text:p>
          </table:table-cell>
        </table:table-row>
        <table:table-row>
          <table:table-cell table:style-name="Table31.A2" office:value-type="string">
            <text:p text:style-name="P32">xyxyxyz</text:p>
          </table:table-cell>
          <table:table-cell table:style-name="Table31.A2" office:value-type="string">
            <text:p text:style-name="P32">i3i3{13}4</text:p>
          </table:table-cell>
          <table:table-cell table:style-name="Table31.A2" office:value-type="string">
            <text:p text:style-name="P32">$</text:p>
          </table:table-cell>
          <table:table-cell table:style-name="Table31.A2" office:value-type="string">
            <text:p text:style-name="P1">r(1,-1)</text:p>
          </table:table-cell>
          <table:table-cell table:style-name="Table31.E2" office:value-type="string">
            <text:p text:style-name="P1">2 &gt; 1</text:p>
          </table:table-cell>
        </table:table-row>
        <table:table-row>
          <table:table-cell table:style-name="Table31.A2" office:value-type="string">
            <text:p text:style-name="P32">xyxyxyz</text:p>
          </table:table-cell>
          <table:table-cell table:style-name="Table31.A2" office:value-type="string">
            <text:p text:style-name="P32">i3{i3{13}4}5</text:p>
          </table:table-cell>
          <table:table-cell table:style-name="Table31.A2" office:value-type="string">
            <text:p text:style-name="P32">$</text:p>
          </table:table-cell>
          <table:table-cell table:style-name="Table31.A2" office:value-type="string">
            <text:p text:style-name="P1">r(5,0)</text:p>
          </table:table-cell>
          <table:table-cell table:style-name="Table31.E3" office:value-type="float" office:value="1">
            <text:p text:style-name="P1">1</text:p>
          </table:table-cell>
        </table:table-row>
        <table:table-row>
          <table:table-cell table:style-name="Table31.A2" office:value-type="string">
            <text:p text:style-name="P32">xyxyxyz</text:p>
          </table:table-cell>
          <table:table-cell table:style-name="Table31.A2" office:value-type="string">
            <text:p text:style-name="P32">i3{13{13}4}5</text:p>
          </table:table-cell>
          <table:table-cell table:style-name="Table31.A2" office:value-type="string">
            <text:p text:style-name="P32">$</text:p>
          </table:table-cell>
          <table:table-cell table:style-name="Table31.A2" office:value-type="string">
            <text:p text:style-name="P1">r(1,-1)</text:p>
          </table:table-cell>
          <table:table-cell table:style-name="Table31.E2" office:value-type="string">
            <text:p text:style-name="P1">1 &gt; 1</text:p>
          </table:table-cell>
        </table:table-row>
        <table:table-row>
          <table:table-cell table:style-name="Table31.A2" office:value-type="string">
            <text:p text:style-name="P32">xyxyxyz</text:p>
          </table:table-cell>
          <table:table-cell table:style-name="Table31.A2" office:value-type="string">
            <text:p text:style-name="P32">{i3{13{13}4}5}5</text:p>
          </table:table-cell>
          <table:table-cell table:style-name="Table31.A2" office:value-type="string">
            <text:p text:style-name="P32">$</text:p>
          </table:table-cell>
          <table:table-cell table:style-name="Table31.A2" office:value-type="string">
            <text:p text:style-name="P1">r(5,0)</text:p>
          </table:table-cell>
          <table:table-cell table:style-name="Table31.E3" office:value-type="float" office:value="1">
            <text:p text:style-name="P1">1</text:p>
          </table:table-cell>
        </table:table-row>
        <table:table-row>
          <table:table-cell table:style-name="Table31.A2" office:value-type="string">
            <text:p text:style-name="P32">xyxyxyz</text:p>
          </table:table-cell>
          <table:table-cell table:style-name="Table31.A2" office:value-type="string">
            <text:p text:style-name="P32">{13{13{13}4}5}5</text:p>
          </table:table-cell>
          <table:table-cell table:style-name="Table31.A2" office:value-type="string">
            <text:p text:style-name="P32">$</text:p>
          </table:table-cell>
          <table:table-cell table:style-name="Table31.A2" office:value-type="string">
            <text:p text:style-name="P1">r(1,-1)</text:p>
          </table:table-cell>
          <table:table-cell table:style-name="Table31.E2" office:value-type="string">
            <text:p text:style-name="P1">1 &gt; 0</text:p>
          </table:table-cell>
        </table:table-row>
        <table:table-row>
          <table:table-cell table:style-name="Table31.A2" office:value-type="string">
            <text:p text:style-name="P32">xyxyxyz</text:p>
          </table:table-cell>
          <table:table-cell table:style-name="Table31.A2" office:value-type="string">
            <text:p text:style-name="P32">{{13{13{13}4}5}5}8</text:p>
          </table:table-cell>
          <table:table-cell table:style-name="Table31.A2" office:value-type="string">
            <text:p text:style-name="P32">$</text:p>
          </table:table-cell>
          <table:table-cell table:style-name="Table31.A2" office:value-type="string">
            <text:p text:style-name="P1">r(8,0)</text:p>
          </table:table-cell>
          <table:table-cell table:style-name="Table31.E3" office:value-type="float" office:value="0">
            <text:p text:style-name="P1">0</text:p>
          </table:table-cell>
        </table:table-row>
        <table:table-row>
          <table:table-cell table:style-name="Table31.A2" office:value-type="string">
            <text:p text:style-name="P32">xyxyxyz</text:p>
          </table:table-cell>
          <table:table-cell table:style-name="Table31.B23" office:value-type="float" office:value="1313134558">
            <text:p text:style-name="P32">1313134558</text:p>
          </table:table-cell>
          <table:table-cell table:style-name="Table31.A2" office:value-type="string">
            <text:p text:style-name="P32">$</text:p>
          </table:table-cell>
          <table:table-cell table:style-name="Table31.A2" office:value-type="string">
            <text:p text:style-name="P4">accept</text:p>
          </table:table-cell>
          <table:table-cell table:style-name="Table31.E3" office:value-type="float" office:value="0">
            <text:p text:style-name="P1">0</text:p>
          </table:table-cell>
        </table:table-row>
      </table:table>
      <text:p text:style-name="P25"/>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7">Row</text:p>
          </table:table-cell>
          <table:table-cell table:style-name="Table34.A1" office:value-type="string">
            <text:p text:style-name="P36">Actions</text:p>
          </table:table-cell>
          <table:table-cell table:style-name="Table34.C1" office:value-type="float" office:value="0">
            <text:p text:style-name="P36">(Incoming from row):</text:p>
          </table:table-cell>
          <table:table-cell table:style-name="Table34.D1" office:value-type="string">
            <text:p text:style-name="P36">Parsed</text:p>
          </table:table-cell>
        </table:table-row>
        <table:table-row>
          <table:table-cell table:style-name="Table34.A2" office:value-type="string">
            <text:p text:style-name="P33">0</text:p>
          </table:table-cell>
          <table:table-cell table:style-name="Table34.A2" office:value-type="string">
            <text:p text:style-name="P32">s(x), s(y), <text:span text:style-name="T20">r(i)</text:span>, r(3), p{x &gt; 1, z &gt; 2, w &gt; 3}, g{3 &gt; 5}, r(8), <text:span text:style-name="T8">accept</text:span></text:p>
          </table:table-cell>
          <table:table-cell table:style-name="Table34.C2" office:value-type="float" office:value="0">
            <text:p text:style-name="P32">NA, 1/2/3</text:p>
          </table:table-cell>
          <table:table-cell table:style-name="Table34.D2" office:value-type="string">
            <text:p text:style-name="P32">xy(x|z|w)</text:p>
          </table:table-cell>
        </table:table-row>
        <table:table-row>
          <table:table-cell table:style-name="Table34.A2" office:value-type="string">
            <text:p text:style-name="P33">1</text:p>
          </table:table-cell>
          <table:table-cell table:style-name="Table34.A2" office:value-type="string">
            <text:p text:style-name="P32">s(y), <text:span text:style-name="T20">r(i)</text:span>, r(3), p{x &gt; 1, z &gt; 2, w &gt; 3}, g{3 &gt; 4}, r<text:span text:style-name="T6">p</text:span>(5), r<text:span text:style-name="T6">p</text:span>(1), <text:span text:style-name="T8">return</text:span></text:p>
          </table:table-cell>
          <table:table-cell table:style-name="Table34.C2" office:value-type="float" office:value="0">
            <text:p text:style-name="P32">0, 1, 2/3</text:p>
          </table:table-cell>
          <table:table-cell table:style-name="Table34.D2" office:value-type="string">
            <text:p text:style-name="P32">xy(xy...)(x|z|w)</text:p>
          </table:table-cell>
        </table:table-row>
        <table:table-row>
          <table:table-cell table:style-name="Table34.A4" office:value-type="float" office:value="2">
            <text:p text:style-name="P33">2</text:p>
          </table:table-cell>
          <table:table-cell table:style-name="Table34.A2" office:value-type="string">
            <text:p text:style-name="P32"><text:span text:style-name="T13">r(4), r</text:span><text:span text:style-name="T7">p</text:span><text:span text:style-name="T13">(1), </text:span><text:span text:style-name="T8">return</text:span></text:p>
          </table:table-cell>
          <table:table-cell table:style-name="Table34.C2" office:value-type="float" office:value="36526">
            <text:p text:style-name="P32">0/1</text:p>
          </table:table-cell>
          <table:table-cell table:style-name="Table34.D2" office:value-type="string">
            <text:p text:style-name="P32">xy(xy...)z</text:p>
          </table:table-cell>
        </table:table-row>
        <table:table-row>
          <table:table-cell table:style-name="Table34.A2" office:value-type="string">
            <text:p text:style-name="P33">3</text:p>
          </table:table-cell>
          <table:table-cell table:style-name="Table34.A2" office:value-type="string">
            <text:p text:style-name="P32"><text:span text:style-name="T13">r(6), r</text:span><text:span text:style-name="T7">p</text:span><text:span text:style-name="T13">(2), </text:span><text:span text:style-name="T8">return</text:span></text:p>
          </table:table-cell>
          <table:table-cell table:style-name="Table34.C2" office:value-type="float" office:value="0">
            <text:p text:style-name="P32">0/1</text:p>
          </table:table-cell>
          <table:table-cell table:style-name="Table34.D2" office:value-type="string">
            <text:p text:style-name="P32">xy(xy...)w</text:p>
          </table:table-cell>
        </table:table-row>
        <table:table-row>
          <table:table-cell table:style-name="Table34.A2" office:value-type="string">
            <text:p text:style-name="P33">4</text:p>
          </table:table-cell>
          <table:table-cell table:style-name="Table34.A2" office:value-type="string">
            <text:p text:style-name="P32"><text:bookmark-start text:name="DDE_LINK2"/>r<text:span text:style-name="T6">p</text:span>(7<text:bookmark-end text:name="DDE_LINK2"/>), r<text:span text:style-name="T6">p</text:span>(2), <text:span text:style-name="T8">return</text:span></text:p>
          </table:table-cell>
          <table:table-cell table:style-name="Table34.C2">
            <text:p text:style-name="P32"/>
          </table:table-cell>
          <table:table-cell table:style-name="Table34.D2" office:value-type="string">
            <text:p text:style-name="P32"/>
          </table:table-cell>
        </table:table-row>
        <table:table-row>
          <table:table-cell table:style-name="Table34.A2" office:value-type="string">
            <text:p text:style-name="P33">5</text:p>
          </table:table-cell>
          <table:table-cell table:style-name="Table34.A2" office:value-type="string">
            <text:p text:style-name="P32">r(9), <text:span text:style-name="T8">accept</text:span></text:p>
          </table:table-cell>
          <table:table-cell table:style-name="Table34.C2">
            <text:p text:style-name="P32"/>
          </table:table-cell>
          <table:table-cell table:style-name="Table34.D2" office:value-type="string">
            <text:p text:style-name="P32"/>
          </table:table-cell>
        </table:table-row>
      </table:table>
      <text:p text:style-name="P25"/>
      <text:p text:style-name="P25"/>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34">Parsed terminals</text:p>
          </table:table-cell>
          <table:table-cell table:style-name="Table30.A1" office:value-type="string">
            <text:p text:style-name="P34">Output rules</text:p>
          </table:table-cell>
          <table:table-cell table:style-name="Table30.A1" office:value-type="string">
            <text:p text:style-name="P51">Input</text:p>
          </table:table-cell>
          <table:table-cell table:style-name="Table30.A1" office:value-type="string">
            <text:p text:style-name="P6">Actions</text:p>
          </table:table-cell>
          <table:table-cell table:style-name="Table30.A1" office:value-type="string">
            <text:p text:style-name="P6">Row</text:p>
          </table:table-cell>
          <table:table-cell table:style-name="Table30.F1" office:value-type="string">
            <text:p text:style-name="P6">Notes</text:p>
          </table:table-cell>
        </table:table-row>
        <table:table-row>
          <table:table-cell table:style-name="Table30.A2" office:value-type="string">
            <text:p text:style-name="P32"/>
          </table:table-cell>
          <table:table-cell table:style-name="Table30.A2" office:value-type="string">
            <text:p text:style-name="P32"/>
          </table:table-cell>
          <table:table-cell table:style-name="Table30.A2" office:value-type="string">
            <text:p text:style-name="P49">xyxyxyz$</text:p>
          </table:table-cell>
          <table:table-cell table:style-name="Table30.A2" office:value-type="string">
            <text:p text:style-name="P1"/>
          </table:table-cell>
          <table:table-cell table:style-name="Table30.A2" office:value-type="string">
            <text:p text:style-name="P1"/>
          </table:table-cell>
          <table:table-cell table:style-name="Table30.F2" office:value-type="string">
            <text:p text:style-name="P1"/>
          </table:table-cell>
        </table:table-row>
        <table:table-row>
          <table:table-cell table:style-name="Table30.A2" office:value-type="string">
            <text:p text:style-name="P32">x</text:p>
          </table:table-cell>
          <table:table-cell table:style-name="Table30.A2" office:value-type="string">
            <text:p text:style-name="P32"/>
          </table:table-cell>
          <table:table-cell table:style-name="Table30.A2" office:value-type="string">
            <text:p text:style-name="P32">yxyxyz$</text:p>
          </table:table-cell>
          <table:table-cell table:style-name="Table30.A2" office:value-type="string">
            <text:p text:style-name="P1">s(x)</text:p>
          </table:table-cell>
          <table:table-cell table:style-name="Table30.E3" office:value-type="float" office:value="0">
            <text:p text:style-name="P1">0</text:p>
          </table:table-cell>
          <table:table-cell table:style-name="Table30.F2" office:value-type="string">
            <text:p text:style-name="P1"/>
          </table:table-cell>
        </table:table-row>
        <table:table-row>
          <table:table-cell table:style-name="Table30.A4" office:value-type="string">
            <text:p text:style-name="P32">xy</text:p>
          </table:table-cell>
          <table:table-cell table:style-name="Table30.A4" office:value-type="string">
            <text:p text:style-name="P32"/>
          </table:table-cell>
          <table:table-cell table:style-name="Table30.A4" office:value-type="string">
            <text:p text:style-name="P32">xyxyz$</text:p>
          </table:table-cell>
          <table:table-cell table:style-name="Table30.A4" office:value-type="string">
            <text:p text:style-name="P1">s(y)</text:p>
          </table:table-cell>
          <table:table-cell table:style-name="Table30.E4" office:value-type="float" office:value="0">
            <text:p text:style-name="P1">0</text:p>
          </table:table-cell>
          <table:table-cell table:style-name="Table30.F4" office:value-type="string">
            <text:p text:style-name="P1"/>
          </table:table-cell>
        </table:table-row>
        <table:table-row>
          <table:table-cell table:style-name="Table30.A5" office:value-type="string">
            <text:p text:style-name="P32">xy</text:p>
          </table:table-cell>
          <table:table-cell table:style-name="Table30.A5" office:value-type="string">
            <text:p text:style-name="P32">i</text:p>
          </table:table-cell>
          <table:table-cell table:style-name="Table30.A5" office:value-type="string">
            <text:p text:style-name="P32">xyxyz$</text:p>
          </table:table-cell>
          <table:table-cell table:style-name="Table30.A5" office:value-type="string">
            <text:p text:style-name="P1">r(i,0)</text:p>
          </table:table-cell>
          <table:table-cell table:style-name="Table30.E5" office:value-type="float" office:value="0">
            <text:p text:style-name="P1">0</text:p>
          </table:table-cell>
          <table:table-cell table:style-name="Table30.F5" office:value-type="string">
            <text:p text:style-name="P1">i = 1 / 2</text:p>
          </table:table-cell>
        </table:table-row>
        <table:table-row>
          <table:table-cell table:style-name="Table30.A2" office:value-type="string">
            <text:p text:style-name="P32">xy</text:p>
          </table:table-cell>
          <table:table-cell table:style-name="Table30.A2" office:value-type="string">
            <text:p text:style-name="P32">i3</text:p>
          </table:table-cell>
          <table:table-cell table:style-name="Table30.A2" office:value-type="string">
            <text:p text:style-name="P32">xyxyz$</text:p>
          </table:table-cell>
          <table:table-cell table:style-name="Table30.A2" office:value-type="string">
            <text:p text:style-name="Standard">r(3,0)</text:p>
          </table:table-cell>
          <table:table-cell table:style-name="Table30.E3" office:value-type="float" office:value="0">
            <text:p text:style-name="Standard">0</text:p>
          </table:table-cell>
          <table:table-cell table:style-name="Table30.F2" office:value-type="string">
            <text:p text:style-name="Standard"/>
          </table:table-cell>
        </table:table-row>
        <text:soft-page-break/>
        <table:table-row>
          <table:table-cell table:style-name="Table30.A4" office:value-type="string">
            <text:p text:style-name="P32">xyx</text:p>
          </table:table-cell>
          <table:table-cell table:style-name="Table30.A4" office:value-type="string">
            <text:p text:style-name="P32">i3</text:p>
          </table:table-cell>
          <table:table-cell table:style-name="Table30.A4" office:value-type="string">
            <text:p text:style-name="P32">yxyz$</text:p>
          </table:table-cell>
          <table:table-cell table:style-name="Table30.A4" office:value-type="string">
            <text:p text:style-name="P1">p(x)</text:p>
          </table:table-cell>
          <table:table-cell table:style-name="Table30.A4" office:value-type="string">
            <text:p text:style-name="P1">0 &gt; 1</text:p>
          </table:table-cell>
          <table:table-cell table:style-name="Table30.F4" office:value-type="string">
            <text:p text:style-name="P1"/>
          </table:table-cell>
        </table:table-row>
        <table:table-row>
          <table:table-cell table:style-name="Table30.A2" office:value-type="string">
            <text:p text:style-name="P32">xyxy</text:p>
          </table:table-cell>
          <table:table-cell table:style-name="Table30.A2" office:value-type="string">
            <text:p text:style-name="P32">i3</text:p>
          </table:table-cell>
          <table:table-cell table:style-name="Table30.A2" office:value-type="string">
            <text:p text:style-name="P32">xyz$</text:p>
          </table:table-cell>
          <table:table-cell table:style-name="Table30.A2" office:value-type="string">
            <text:p text:style-name="P1">s(y)</text:p>
          </table:table-cell>
          <table:table-cell table:style-name="Table30.E3" office:value-type="float" office:value="1">
            <text:p text:style-name="P1">1</text:p>
          </table:table-cell>
          <table:table-cell table:style-name="Table30.F2" office:value-type="string">
            <text:p text:style-name="P1"/>
          </table:table-cell>
        </table:table-row>
        <table:table-row>
          <table:table-cell table:style-name="Table30.A5" office:value-type="string">
            <text:p text:style-name="P32">xyxy</text:p>
          </table:table-cell>
          <table:table-cell table:style-name="Table30.A5" office:value-type="string">
            <text:p text:style-name="P32">i3i</text:p>
          </table:table-cell>
          <table:table-cell table:style-name="Table30.A5" office:value-type="string">
            <text:p text:style-name="P32">xyz$</text:p>
          </table:table-cell>
          <table:table-cell table:style-name="Table30.A5" office:value-type="string">
            <text:p text:style-name="Standard">r(i,0)</text:p>
          </table:table-cell>
          <table:table-cell table:style-name="Table30.E5" office:value-type="float" office:value="1">
            <text:p text:style-name="Standard">1</text:p>
          </table:table-cell>
          <table:table-cell table:style-name="Table30.F5" office:value-type="string">
            <text:p text:style-name="P1">i = 4 / 6</text:p>
          </table:table-cell>
        </table:table-row>
        <table:table-row>
          <table:table-cell table:style-name="Table30.A5" office:value-type="string">
            <text:p text:style-name="P32">xyxy</text:p>
          </table:table-cell>
          <table:table-cell table:style-name="Table30.A5" office:value-type="string">
            <text:p text:style-name="P32">i3ii</text:p>
          </table:table-cell>
          <table:table-cell table:style-name="Table30.A5" office:value-type="string">
            <text:p text:style-name="P32">xyz$</text:p>
          </table:table-cell>
          <table:table-cell table:style-name="Table30.A5" office:value-type="string">
            <text:p text:style-name="P1">r(i,0)</text:p>
          </table:table-cell>
          <table:table-cell table:style-name="Table30.E5" office:value-type="float" office:value="1">
            <text:p text:style-name="P1">1</text:p>
          </table:table-cell>
          <table:table-cell table:style-name="Table30.F5" office:value-type="string">
            <text:p text:style-name="P1">i = 1 / 2</text:p>
          </table:table-cell>
        </table:table-row>
        <table:table-row>
          <table:table-cell table:style-name="Table30.A2" office:value-type="string">
            <text:p text:style-name="P32">xyxy</text:p>
          </table:table-cell>
          <table:table-cell table:style-name="Table30.A2" office:value-type="string">
            <text:p text:style-name="P32">i3ii3</text:p>
          </table:table-cell>
          <table:table-cell table:style-name="Table30.A2" office:value-type="string">
            <text:p text:style-name="P32">xyz$</text:p>
          </table:table-cell>
          <table:table-cell table:style-name="Table30.A2" office:value-type="string">
            <text:p text:style-name="P1">r(3,0)</text:p>
          </table:table-cell>
          <table:table-cell table:style-name="Table30.E3" office:value-type="float" office:value="1">
            <text:p text:style-name="P1">1</text:p>
          </table:table-cell>
          <table:table-cell table:style-name="Table30.F2" office:value-type="string">
            <text:p text:style-name="P1"/>
          </table:table-cell>
        </table:table-row>
        <table:table-row>
          <table:table-cell table:style-name="Table30.A4" office:value-type="string">
            <text:p text:style-name="P32">xyxyx</text:p>
          </table:table-cell>
          <table:table-cell table:style-name="Table30.A4" office:value-type="string">
            <text:p text:style-name="P32">i3ii3i</text:p>
          </table:table-cell>
          <table:table-cell table:style-name="Table30.A4" office:value-type="string">
            <text:p text:style-name="P32">yz$</text:p>
          </table:table-cell>
          <table:table-cell table:style-name="Table30.A4" office:value-type="string">
            <text:p text:style-name="P1">p(x)</text:p>
          </table:table-cell>
          <table:table-cell table:style-name="Table30.A4" office:value-type="string">
            <text:p text:style-name="P1">1 &gt; 2</text:p>
          </table:table-cell>
          <table:table-cell table:style-name="Table30.F4" office:value-type="string">
            <text:p text:style-name="P1"/>
          </table:table-cell>
        </table:table-row>
        <table:table-row>
          <table:table-cell table:style-name="Table30.A2" office:value-type="string">
            <text:p text:style-name="P32">xyxyxy</text:p>
          </table:table-cell>
          <table:table-cell table:style-name="Table30.A2" office:value-type="string">
            <text:p text:style-name="P32">i3ii3ii</text:p>
          </table:table-cell>
          <table:table-cell table:style-name="Table30.A2" office:value-type="string">
            <text:p text:style-name="P32">z$</text:p>
          </table:table-cell>
          <table:table-cell table:style-name="Table30.A2" office:value-type="string">
            <text:p text:style-name="P1">s(y)</text:p>
          </table:table-cell>
          <table:table-cell table:style-name="Table30.E3" office:value-type="float" office:value="2">
            <text:p text:style-name="P1">2</text:p>
          </table:table-cell>
          <table:table-cell table:style-name="Table30.F2" office:value-type="string">
            <text:p text:style-name="P1"/>
          </table:table-cell>
        </table:table-row>
        <table:table-row>
          <table:table-cell table:style-name="Table30.A5" office:value-type="string">
            <text:p text:style-name="P32">xyxyxy</text:p>
          </table:table-cell>
          <table:table-cell table:style-name="Table30.A5" office:value-type="string">
            <text:p text:style-name="P32">i3ii3i</text:p>
          </table:table-cell>
          <table:table-cell table:style-name="Table30.A5" office:value-type="string">
            <text:p text:style-name="P32">z$</text:p>
          </table:table-cell>
          <table:table-cell table:style-name="Table30.A5" office:value-type="string">
            <text:p text:style-name="P1">r(i,0)</text:p>
          </table:table-cell>
          <table:table-cell table:style-name="Table30.E5" office:value-type="float" office:value="2">
            <text:p text:style-name="P1">2</text:p>
          </table:table-cell>
          <table:table-cell table:style-name="Table30.F5" office:value-type="string">
            <text:p text:style-name="P1">i = 5 / 7</text:p>
          </table:table-cell>
        </table:table-row>
        <table:table-row>
          <table:table-cell table:style-name="Table30.A5" office:value-type="string">
            <text:p text:style-name="P32">xyxyxy</text:p>
          </table:table-cell>
          <table:table-cell table:style-name="Table30.A5" office:value-type="string">
            <text:p text:style-name="P32">i3ii3ii</text:p>
          </table:table-cell>
          <table:table-cell table:style-name="Table30.A5" office:value-type="string">
            <text:p text:style-name="P32">z$</text:p>
          </table:table-cell>
          <table:table-cell table:style-name="Table30.A5" office:value-type="string">
            <text:p text:style-name="P1">r(i,0)</text:p>
          </table:table-cell>
          <table:table-cell table:style-name="Table30.E5" office:value-type="float" office:value="2">
            <text:p text:style-name="P1">2</text:p>
          </table:table-cell>
          <table:table-cell table:style-name="Table30.F5" office:value-type="string">
            <text:p text:style-name="P1">i = 1 / 2</text:p>
          </table:table-cell>
        </table:table-row>
        <table:table-row>
          <table:table-cell table:style-name="Table30.A2" office:value-type="string">
            <text:p text:style-name="P32">xyxyxy</text:p>
          </table:table-cell>
          <table:table-cell table:style-name="Table30.A2" office:value-type="string">
            <text:p text:style-name="P32">i3ii3ii3</text:p>
          </table:table-cell>
          <table:table-cell table:style-name="Table30.A2" office:value-type="string">
            <text:p text:style-name="P32">z$</text:p>
          </table:table-cell>
          <table:table-cell table:style-name="Table30.A2" office:value-type="string">
            <text:p text:style-name="P1">r(3,0)</text:p>
          </table:table-cell>
          <table:table-cell table:style-name="Table30.E3" office:value-type="float" office:value="2">
            <text:p text:style-name="P1">2</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i3ii3ii3i</text:p>
          </table:table-cell>
          <table:table-cell table:style-name="Table30.A2" office:value-type="string">
            <text:p text:style-name="P32">$</text:p>
          </table:table-cell>
          <table:table-cell table:style-name="Table30.A2" office:value-type="string">
            <text:p text:style-name="P1">p(z)</text:p>
          </table:table-cell>
          <table:table-cell table:style-name="Table30.A2" office:value-type="string">
            <text:p text:style-name="P1">2 &gt; 3</text:p>
          </table:table-cell>
          <table:table-cell table:style-name="Table30.F2" office:value-type="string">
            <text:p text:style-name="P1"/>
          </table:table-cell>
        </table:table-row>
        <table:table-row>
          <table:table-cell table:style-name="Table30.A18" office:value-type="string">
            <text:p text:style-name="P32">xyxyxyz</text:p>
          </table:table-cell>
          <table:table-cell table:style-name="Table30.A18" office:value-type="string">
            <text:p text:style-name="P32">{i3ii3ii3}5</text:p>
          </table:table-cell>
          <table:table-cell table:style-name="Table30.A18" office:value-type="string">
            <text:p text:style-name="P32">$</text:p>
          </table:table-cell>
          <table:table-cell table:style-name="Table30.A18" office:value-type="string">
            <text:p text:style-name="P1">r(5, 0)</text:p>
          </table:table-cell>
          <table:table-cell table:style-name="Table30.E18" office:value-type="float" office:value="3">
            <text:p text:style-name="P1">3</text:p>
          </table:table-cell>
          <table:table-cell table:style-name="Table30.F18"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i3ii3i13}5</text:p>
          </table:table-cell>
          <table:table-cell table:style-name="Table30.A2" office:value-type="string">
            <text:p text:style-name="P32">$</text:p>
          </table:table-cell>
          <table:table-cell table:style-name="Table30.A2" office:value-type="string">
            <text:p text:style-name="P1">r(1,-1)</text:p>
          </table:table-cell>
          <table:table-cell table:style-name="Table30.A2" office:value-type="string">
            <text:p text:style-name="P1">3 &gt; 2</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i3ii3}513}5</text:p>
          </table:table-cell>
          <table:table-cell table:style-name="Table30.A2" office:value-type="string">
            <text:p text:style-name="P32">$</text:p>
          </table:table-cell>
          <table:table-cell table:style-name="Table30.A2" office:value-type="string">
            <text:p text:style-name="P1">r(5,-1)</text:p>
          </table:table-cell>
          <table:table-cell table:style-name="Table30.E3" office:value-type="float" office:value="2">
            <text:p text:style-name="P1">2</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i3i13}513}5</text:p>
          </table:table-cell>
          <table:table-cell table:style-name="Table30.A2" office:value-type="string">
            <text:p text:style-name="P32">$</text:p>
          </table:table-cell>
          <table:table-cell table:style-name="Table30.A2" office:value-type="string">
            <text:p text:style-name="P1">r(1,-1)</text:p>
          </table:table-cell>
          <table:table-cell table:style-name="Table30.A2" office:value-type="string">
            <text:p text:style-name="P1">2 &gt; 1 &gt; 0</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i3}413}513}5</text:p>
          </table:table-cell>
          <table:table-cell table:style-name="Table30.A2" office:value-type="string">
            <text:p text:style-name="P32">$</text:p>
          </table:table-cell>
          <table:table-cell table:style-name="Table30.A2" office:value-type="string">
            <text:p text:style-name="P1">r(4,-1)</text:p>
          </table:table-cell>
          <table:table-cell table:style-name="Table30.A2" office:value-type="string">
            <text:p text:style-name="P1">0 (or possibly 1)</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13}413}513}5</text:p>
          </table:table-cell>
          <table:table-cell table:style-name="Table30.A2" office:value-type="string">
            <text:p text:style-name="P32">$</text:p>
          </table:table-cell>
          <table:table-cell table:style-name="Table30.A2" office:value-type="string">
            <text:p text:style-name="P1">r(1,-1)</text:p>
          </table:table-cell>
          <table:table-cell table:style-name="Table30.A2" office:value-type="string">
            <text:p text:style-name="P1">0 (or possibly 1)</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A2" office:value-type="string">
            <text:p text:style-name="P32">{{{{13}413}513}5}8</text:p>
          </table:table-cell>
          <table:table-cell table:style-name="Table30.A2" office:value-type="string">
            <text:p text:style-name="P32">$</text:p>
          </table:table-cell>
          <table:table-cell table:style-name="Table30.A2" office:value-type="string">
            <text:p text:style-name="P1">r(8,0)</text:p>
          </table:table-cell>
          <table:table-cell table:style-name="Table30.E3" office:value-type="float" office:value="0">
            <text:p text:style-name="P1">0</text:p>
          </table:table-cell>
          <table:table-cell table:style-name="Table30.F2" office:value-type="string">
            <text:p text:style-name="P1"/>
          </table:table-cell>
        </table:table-row>
        <table:table-row>
          <table:table-cell table:style-name="Table30.A2" office:value-type="string">
            <text:p text:style-name="P32">xyxyxyz</text:p>
          </table:table-cell>
          <table:table-cell table:style-name="Table30.E3" office:value-type="float" office:value="1341351358">
            <text:p text:style-name="P32">1341351358</text:p>
          </table:table-cell>
          <table:table-cell table:style-name="Table30.A2" office:value-type="string">
            <text:p text:style-name="P32">$</text:p>
          </table:table-cell>
          <table:table-cell table:style-name="Table30.A2" office:value-type="string">
            <text:p text:style-name="P4">accept</text:p>
          </table:table-cell>
          <table:table-cell table:style-name="Table30.A2" office:value-type="string">
            <text:p text:style-name="P1"/>
          </table:table-cell>
          <table:table-cell table:style-name="Table30.F2" office:value-type="string">
            <text:p text:style-name="P1"/>
          </table:table-cell>
        </table:table-row>
      </table:table>
      <text:p text:style-name="P25"/>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37">Row</text:p>
          </table:table-cell>
          <table:table-cell table:style-name="Table35.A1" office:value-type="string">
            <text:p text:style-name="P36">Actions</text:p>
          </table:table-cell>
          <table:table-cell table:style-name="Table35.C1" office:value-type="float" office:value="0">
            <text:p text:style-name="P36">(Incoming from row):</text:p>
          </table:table-cell>
          <table:table-cell table:style-name="Table35.D1" office:value-type="string">
            <text:p text:style-name="P36">Parsed</text:p>
          </table:table-cell>
        </table:table-row>
        <table:table-row>
          <table:table-cell table:style-name="Table35.A2" office:value-type="string">
            <text:p text:style-name="P33">0</text:p>
          </table:table-cell>
          <table:table-cell table:style-name="Table35.A2" office:value-type="string">
            <text:p text:style-name="P32">s(x), s(y), <text:span text:style-name="T20">r(i)</text:span>, r(3), p{x &gt; 1, z &gt; 3, w &gt; 4}, g{4 &gt; 5}, r<text:span text:style-name="T6">p</text:span>(4), r<text:span text:style-name="T6">p</text:span>(1), r(8), <text:span text:style-name="T8">accept</text:span></text:p>
          </table:table-cell>
          <table:table-cell table:style-name="Table35.C2" office:value-type="float" office:value="0">
            <text:p text:style-name="P32">NA, 1/2/3/4</text:p>
          </table:table-cell>
          <table:table-cell table:style-name="Table35.D2" office:value-type="string">
            <text:p text:style-name="P32">xy(x|z|w)</text:p>
          </table:table-cell>
        </table:table-row>
        <table:table-row>
          <table:table-cell table:style-name="Table35.A2" office:value-type="string">
            <text:p text:style-name="P33">1</text:p>
          </table:table-cell>
          <table:table-cell table:style-name="Table35.A2" office:value-type="string">
            <text:p text:style-name="P32">s(y), <text:span text:style-name="T20">r(i), r(i)</text:span>, r(3), p{x &gt; 2, z &gt; 3, w &gt; 4}, <text:span text:style-name="T8">return</text:span></text:p>
          </table:table-cell>
          <table:table-cell table:style-name="Table35.C2" office:value-type="float" office:value="0">
            <text:p text:style-name="P32">0, 1, 3/4</text:p>
          </table:table-cell>
          <table:table-cell table:style-name="Table35.D2" office:value-type="string">
            <text:p text:style-name="P32">xy(xy...)(x|z|w)</text:p>
          </table:table-cell>
        </table:table-row>
        <table:table-row>
          <table:table-cell table:style-name="Table35.A4" office:value-type="float" office:value="2">
            <text:p text:style-name="P33">2</text:p>
          </table:table-cell>
          <table:table-cell table:style-name="Table35.A2" office:value-type="string">
            <text:p text:style-name="P32">s(y), <text:span text:style-name="T20">r(i), r(i)</text:span>, r(3), p{x &gt; 2, z &gt; 3, w &gt; 4}, g{4 &gt; 5}, r<text:span text:style-name="T6">p</text:span>(5), r<text:span text:style-name="T6">p</text:span>(1), <text:span text:style-name="T8">return</text:span></text:p>
          </table:table-cell>
          <table:table-cell table:style-name="Table35.C2" office:value-type="float" office:value="0">
            <text:p text:style-name="P32">0, 1/2, 3/4</text:p>
          </table:table-cell>
          <table:table-cell table:style-name="Table35.D2" office:value-type="string">
            <text:p text:style-name="P32">xyxy(xy...)(x|z|w)</text:p>
          </table:table-cell>
        </table:table-row>
        <table:table-row>
          <table:table-cell table:style-name="Table35.A4" office:value-type="float" office:value="3">
            <text:p text:style-name="P33">3</text:p>
          </table:table-cell>
          <table:table-cell table:style-name="Table35.A2" office:value-type="string">
            <text:p text:style-name="P32"><text:span text:style-name="T14">r(5)</text:span><text:span text:style-name="T13">, r</text:span><text:span text:style-name="T7">p</text:span><text:span text:style-name="T13">(1), </text:span><text:span text:style-name="T8">return</text:span></text:p>
          </table:table-cell>
          <table:table-cell table:style-name="Table35.C2" office:value-type="float" office:value="36526">
            <text:p text:style-name="P32">0/1/2</text:p>
          </table:table-cell>
          <table:table-cell table:style-name="Table35.D2" office:value-type="string">
            <text:p text:style-name="P32">xy(xy|(xy...))z</text:p>
          </table:table-cell>
        </table:table-row>
        <table:table-row>
          <table:table-cell table:style-name="Table35.A4" office:value-type="float" office:value="4">
            <text:p text:style-name="P33">4</text:p>
          </table:table-cell>
          <table:table-cell table:style-name="Table35.A2" office:value-type="string">
            <text:p text:style-name="P32"><text:span text:style-name="T14">r(7)</text:span><text:span text:style-name="T13">, r</text:span><text:span text:style-name="T7">p</text:span><text:span text:style-name="T13">(2), </text:span><text:span text:style-name="T8">return</text:span></text:p>
          </table:table-cell>
          <table:table-cell table:style-name="Table35.C2" office:value-type="float" office:value="0">
            <text:p text:style-name="P32">0/1/2</text:p>
          </table:table-cell>
          <table:table-cell table:style-name="Table35.D2" office:value-type="string">
            <text:p text:style-name="P32">xy(xy|(xy...))w</text:p>
          </table:table-cell>
        </table:table-row>
        <table:table-row>
          <table:table-cell table:style-name="Table35.A4" office:value-type="float" office:value="5">
            <text:p text:style-name="P33">5</text:p>
          </table:table-cell>
          <table:table-cell table:style-name="Table35.A2" office:value-type="string">
            <text:p text:style-name="P32">r<text:span text:style-name="T6">p</text:span>(6), r<text:span text:style-name="T6">p</text:span>(2), r(9), <text:span text:style-name="T8">accept</text:span></text:p>
          </table:table-cell>
          <table:table-cell table:style-name="Table35.C2">
            <text:p text:style-name="P32"/>
          </table:table-cell>
          <table:table-cell table:style-name="Table35.D2" office:value-type="string">
            <text:p text:style-name="P32"/>
          </table:table-cell>
        </table:table-row>
      </table:table>
      <text:p text:style-name="P25"/>
      <text:p text:style-name="P25"/>
      <text:p text:style-name="P25">Notice that shift and pivot actions now occur before the ignore reductions that should by our usual logic precede them. Ignore tokens are only added when a known reduce action must take place in order to eliminate the need for them when they are not needed (i.e. when the lookahead is not <text:soft-page-break/>necessary). This does not have such a large effect when the lookahead is required within a recursive rule, but it should eliminate many unnecessary ignore actions in simple non-recursive rules. </text:p>
      <text:p text:style-name="P25">(In these examples only the ignore action corresponding to the reduction in the orange line was eliminated).</text:p>
      <text:p text:style-name="P25">Because order is no longer important we can make sure we always replace the last available ignore token, eliminating the need for a specific delay. When an ignore token must stay put (because no reduction took place) we simply reduce(i, -1) again (but this time we don't push the position of the ignore token onto the stack... we only pop it off)</text:p>
      <text:p text:style-name="P25"/>
      <text:p text:style-name="P25"/>
      <text:p text:style-name="P25">Finally let's do this with a grammar that is simultaneously both left and right-recursive depending on our look-ahead.</text:p>
      <text:p text:style-name="P25"/>
      <table:table table:name="Table36" table:style-name="Table36">
        <table:table-column table:style-name="Table36.A"/>
        <table:table-column table:style-name="Table36.B"/>
        <table:table-row>
          <table:table-cell table:style-name="Table36.A1" office:value-type="string">
            <text:list xml:id="list1966462103" text:continue-list="list1105558740" text:style-name="L19">
              <text:list-item text:start-value="1">
                <text:p text:style-name="P120">A → x</text:p>
              </text:list-item>
              <text:list-item>
                <text:p text:style-name="P120">B → x</text:p>
              </text:list-item>
              <text:list-item>
                <text:p text:style-name="P120">C → y</text:p>
              </text:list-item>
              <text:list-item>
                <text:p text:style-name="P120">D → AC</text:p>
              </text:list-item>
              <text:list-item>
                <text:p text:style-name="P120">D → ACD</text:p>
              </text:list-item>
              <text:list-item>
                <text:p text:style-name="P120">E → BC</text:p>
              </text:list-item>
              <text:list-item>
                <text:p text:style-name="P120">E → EBC</text:p>
              </text:list-item>
              <text:list-item>
                <text:p text:style-name="P120">S → Dz</text:p>
              </text:list-item>
              <text:list-item>
                <text:p text:style-name="P120">S → Ew</text:p>
              </text:list-item>
            </text:list>
          </table:table-cell>
          <table:table-cell table:style-name="Table36.A1" office:value-type="string">
            <text:p text:style-name="P48"><text:span text:style-name="T1">input:</text:span> xyxyxyz$</text:p>
            <text:p text:style-name="P48"><text:span text:style-name="T1">result:</text:span> {{13{13{13}4}5}5}8</text:p>
            <text:p text:style-name="P48"><text:span text:style-name="T1">properties:</text:span> Both left-recursive and right-recursive, infinite lookahead</text:p>
          </table:table-cell>
        </table:table-row>
      </table:table>
      <text:p text:style-name="P25"/>
      <text:p text:style-name="P25">TODO: The following actions must take place:</text:p>
      <text:p text:style-name="P25"/>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office:value-type="string">
            <text:p text:style-name="P34">Parsed terminals</text:p>
          </table:table-cell>
          <table:table-cell table:style-name="Table37.A1" office:value-type="string">
            <text:p text:style-name="P34">Output rules</text:p>
          </table:table-cell>
          <table:table-cell table:style-name="Table37.A1" office:value-type="string">
            <text:p text:style-name="P51">Input</text:p>
          </table:table-cell>
          <table:table-cell table:style-name="Table37.A1" office:value-type="string">
            <text:p text:style-name="P6">Actions</text:p>
          </table:table-cell>
          <table:table-cell table:style-name="Table37.A1" office:value-type="string">
            <text:p text:style-name="P6">Row</text:p>
          </table:table-cell>
          <table:table-cell table:style-name="Table37.F1" office:value-type="string">
            <text:p text:style-name="P6">Notes</text:p>
          </table:table-cell>
        </table:table-row>
        <table:table-row>
          <table:table-cell table:style-name="Table37.A2" office:value-type="string">
            <text:p text:style-name="P32"/>
          </table:table-cell>
          <table:table-cell table:style-name="Table37.A2" office:value-type="string">
            <text:p text:style-name="P32"/>
          </table:table-cell>
          <table:table-cell table:style-name="Table37.A2" office:value-type="string">
            <text:p text:style-name="P49">xyxyxyz$</text:p>
          </table:table-cell>
          <table:table-cell table:style-name="Table37.A2" office:value-type="string">
            <text:p text:style-name="P1"/>
          </table:table-cell>
          <table:table-cell table:style-name="Table37.A2" office:value-type="string">
            <text:p text:style-name="P1"/>
          </table:table-cell>
          <table:table-cell table:style-name="Table37.F2" office:value-type="string">
            <text:p text:style-name="P1"/>
          </table:table-cell>
        </table:table-row>
        <table:table-row>
          <table:table-cell table:style-name="Table37.A2" office:value-type="string">
            <text:p text:style-name="P32">x</text:p>
          </table:table-cell>
          <table:table-cell table:style-name="Table37.A2" office:value-type="string">
            <text:p text:style-name="P32"/>
          </table:table-cell>
          <table:table-cell table:style-name="Table37.A2" office:value-type="string">
            <text:p text:style-name="P32">yxyxyz$</text:p>
          </table:table-cell>
          <table:table-cell table:style-name="Table37.A2" office:value-type="string">
            <text:p text:style-name="P1">s(x)</text:p>
          </table:table-cell>
          <table:table-cell table:style-name="Table37.E3" office:value-type="float" office:value="0">
            <text:p text:style-name="P1">0</text:p>
          </table:table-cell>
          <table:table-cell table:style-name="Table37.F2" office:value-type="string">
            <text:p text:style-name="P1"/>
          </table:table-cell>
        </table:table-row>
        <table:table-row>
          <table:table-cell table:style-name="Table37.A2" office:value-type="string">
            <text:p text:style-name="P32">x</text:p>
          </table:table-cell>
          <table:table-cell table:style-name="Table37.A2" office:value-type="string">
            <text:p text:style-name="P32">i</text:p>
          </table:table-cell>
          <table:table-cell table:style-name="Table37.A2" office:value-type="string">
            <text:p text:style-name="P32">yxyxyz$</text:p>
          </table:table-cell>
          <table:table-cell table:style-name="Table37.A2" office:value-type="string">
            <text:p text:style-name="P1">r(i,0)</text:p>
          </table:table-cell>
          <table:table-cell table:style-name="Table37.E3" office:value-type="float" office:value="0">
            <text:p text:style-name="P1">0</text:p>
          </table:table-cell>
          <table:table-cell table:style-name="Table37.F2" office:value-type="string">
            <text:p text:style-name="P1">i = 1 / 2</text:p>
          </table:table-cell>
        </table:table-row>
        <table:table-row>
          <table:table-cell table:style-name="Table37.A2" office:value-type="string">
            <text:p text:style-name="P32">xy</text:p>
          </table:table-cell>
          <table:table-cell table:style-name="Table37.A2" office:value-type="string">
            <text:p text:style-name="P32">i</text:p>
          </table:table-cell>
          <table:table-cell table:style-name="Table37.A2" office:value-type="string">
            <text:p text:style-name="P32">xyxyz$</text:p>
          </table:table-cell>
          <table:table-cell table:style-name="Table37.A2" office:value-type="string">
            <text:p text:style-name="P1">s(y)</text:p>
          </table:table-cell>
          <table:table-cell table:style-name="Table37.E3" office:value-type="float" office:value="0">
            <text:p text:style-name="P1">0</text:p>
          </table:table-cell>
          <table:table-cell table:style-name="Table37.F2" office:value-type="string">
            <text:p text:style-name="P1"/>
          </table:table-cell>
        </table:table-row>
        <table:table-row>
          <table:table-cell table:style-name="Table37.A2" office:value-type="string">
            <text:p text:style-name="P32">xy</text:p>
          </table:table-cell>
          <table:table-cell table:style-name="Table37.A2" office:value-type="string">
            <text:p text:style-name="P32">i3</text:p>
          </table:table-cell>
          <table:table-cell table:style-name="Table37.A2" office:value-type="string">
            <text:p text:style-name="P32">xyxyz$</text:p>
          </table:table-cell>
          <table:table-cell table:style-name="Table37.A2" office:value-type="string">
            <text:p text:style-name="Standard">r(3,0)</text:p>
          </table:table-cell>
          <table:table-cell table:style-name="Table37.E3" office:value-type="float" office:value="0">
            <text:p text:style-name="Standard">0</text:p>
          </table:table-cell>
          <table:table-cell table:style-name="Table37.F2" office:value-type="string">
            <text:p text:style-name="Standard"/>
          </table:table-cell>
        </table:table-row>
        <table:table-row>
          <table:table-cell table:style-name="Table37.A2" office:value-type="string">
            <text:p text:style-name="P32">xy</text:p>
          </table:table-cell>
          <table:table-cell table:style-name="Table37.A2" office:value-type="string">
            <text:p text:style-name="P32">i3i</text:p>
          </table:table-cell>
          <table:table-cell table:style-name="Table37.A2" office:value-type="string">
            <text:p text:style-name="P32">xyxyz$</text:p>
          </table:table-cell>
          <table:table-cell table:style-name="Table37.A2" office:value-type="string">
            <text:p text:style-name="Standard">r(i,0)</text:p>
          </table:table-cell>
          <table:table-cell table:style-name="Table37.E3" office:value-type="float" office:value="0">
            <text:p text:style-name="Standard">0</text:p>
          </table:table-cell>
          <table:table-cell table:style-name="Table37.F2" office:value-type="string">
            <text:p text:style-name="P1">i = i / 6</text:p>
          </table:table-cell>
        </table:table-row>
        <table:table-row>
          <table:table-cell table:style-name="Table37.A2" office:value-type="string">
            <text:p text:style-name="P32">xyx</text:p>
          </table:table-cell>
          <table:table-cell table:style-name="Table37.A2" office:value-type="string">
            <text:p text:style-name="P32">i3i</text:p>
          </table:table-cell>
          <table:table-cell table:style-name="Table37.A2" office:value-type="string">
            <text:p text:style-name="P32">yxyz$</text:p>
          </table:table-cell>
          <table:table-cell table:style-name="Table37.A2" office:value-type="string">
            <text:p text:style-name="P1">p(x)</text:p>
          </table:table-cell>
          <table:table-cell table:style-name="Table37.A2" office:value-type="string">
            <text:p text:style-name="P1">0 &gt; 1</text:p>
          </table:table-cell>
          <table:table-cell table:style-name="Table37.F2" office:value-type="string">
            <text:p text:style-name="P1"/>
          </table:table-cell>
        </table:table-row>
        <table:table-row>
          <table:table-cell table:style-name="Table37.A2" office:value-type="string">
            <text:p text:style-name="P32">xyx</text:p>
          </table:table-cell>
          <table:table-cell table:style-name="Table37.A2" office:value-type="string">
            <text:p text:style-name="P32">i3ii</text:p>
          </table:table-cell>
          <table:table-cell table:style-name="Table37.A2" office:value-type="string">
            <text:p text:style-name="P32">yxyz$</text:p>
          </table:table-cell>
          <table:table-cell table:style-name="Table37.A2" office:value-type="string">
            <text:p text:style-name="P1">r(i,0)</text:p>
          </table:table-cell>
          <table:table-cell table:style-name="Table37.E3" office:value-type="float" office:value="1">
            <text:p text:style-name="P1">1</text:p>
          </table:table-cell>
          <table:table-cell table:style-name="Table37.F2" office:value-type="string">
            <text:p text:style-name="P1">i = 1 / 2</text:p>
          </table:table-cell>
        </table:table-row>
        <table:table-row>
          <table:table-cell table:style-name="Table37.A2" office:value-type="string">
            <text:p text:style-name="P32">xyxy</text:p>
          </table:table-cell>
          <table:table-cell table:style-name="Table37.A2" office:value-type="string">
            <text:p text:style-name="P32">i3ii</text:p>
          </table:table-cell>
          <table:table-cell table:style-name="Table37.A2" office:value-type="string">
            <text:p text:style-name="P32">xyz$</text:p>
          </table:table-cell>
          <table:table-cell table:style-name="Table37.A2" office:value-type="string">
            <text:p text:style-name="P1">s(y)</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text:p>
          </table:table-cell>
          <table:table-cell table:style-name="Table37.A2" office:value-type="string">
            <text:p text:style-name="P32">i3ii3</text:p>
          </table:table-cell>
          <table:table-cell table:style-name="Table37.A2" office:value-type="string">
            <text:p text:style-name="P32">xyz$</text:p>
          </table:table-cell>
          <table:table-cell table:style-name="Table37.A2" office:value-type="string">
            <text:p text:style-name="P1">r(3,0)</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text:p>
          </table:table-cell>
          <table:table-cell table:style-name="Table37.A2" office:value-type="string">
            <text:p text:style-name="P32">i3ii3i</text:p>
          </table:table-cell>
          <table:table-cell table:style-name="Table37.A2" office:value-type="string">
            <text:p text:style-name="P32">xyz$</text:p>
          </table:table-cell>
          <table:table-cell table:style-name="Table37.A2" office:value-type="string">
            <text:p text:style-name="P1">r(i,0)</text:p>
          </table:table-cell>
          <table:table-cell table:style-name="Table37.E3" office:value-type="float" office:value="1">
            <text:p text:style-name="P1">1</text:p>
          </table:table-cell>
          <table:table-cell table:style-name="Table37.F2" office:value-type="string">
            <text:p text:style-name="P1">i = i / 7</text:p>
          </table:table-cell>
        </table:table-row>
        <table:table-row>
          <table:table-cell table:style-name="Table37.A2" office:value-type="string">
            <text:p text:style-name="P32">xyxyx</text:p>
          </table:table-cell>
          <table:table-cell table:style-name="Table37.A2" office:value-type="string">
            <text:p text:style-name="P32">i3ii3i</text:p>
          </table:table-cell>
          <table:table-cell table:style-name="Table37.A2" office:value-type="string">
            <text:p text:style-name="P32">yz$</text:p>
          </table:table-cell>
          <table:table-cell table:style-name="Table37.A2" office:value-type="string">
            <text:p text:style-name="P1">p(x)</text:p>
          </table:table-cell>
          <table:table-cell table:style-name="Table37.A2" office:value-type="string">
            <text:p text:style-name="P1">1 &gt; 1</text:p>
          </table:table-cell>
          <table:table-cell table:style-name="Table37.F2" office:value-type="string">
            <text:p text:style-name="P1"/>
          </table:table-cell>
        </table:table-row>
        <table:table-row>
          <table:table-cell table:style-name="Table37.A2" office:value-type="string">
            <text:p text:style-name="P32">xyxyx</text:p>
          </table:table-cell>
          <table:table-cell table:style-name="Table37.A2" office:value-type="string">
            <text:p text:style-name="P32">i3ii3ii</text:p>
          </table:table-cell>
          <table:table-cell table:style-name="Table37.A2" office:value-type="string">
            <text:p text:style-name="P32">yz$</text:p>
          </table:table-cell>
          <table:table-cell table:style-name="Table37.A2" office:value-type="string">
            <text:p text:style-name="P1">r(i,0)</text:p>
          </table:table-cell>
          <table:table-cell table:style-name="Table37.E3" office:value-type="float" office:value="1">
            <text:p text:style-name="P1">1</text:p>
          </table:table-cell>
          <table:table-cell table:style-name="Table37.F2" office:value-type="string">
            <text:p text:style-name="P1">i = 1 / 2</text:p>
          </table:table-cell>
        </table:table-row>
        <table:table-row>
          <table:table-cell table:style-name="Table37.A2" office:value-type="string">
            <text:p text:style-name="P32">xyxyxy</text:p>
          </table:table-cell>
          <table:table-cell table:style-name="Table37.A2" office:value-type="string">
            <text:p text:style-name="P32">i3ii3ii</text:p>
          </table:table-cell>
          <table:table-cell table:style-name="Table37.A2" office:value-type="string">
            <text:p text:style-name="P32">z$</text:p>
          </table:table-cell>
          <table:table-cell table:style-name="Table37.A2" office:value-type="string">
            <text:p text:style-name="P1">s(y)</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xy</text:p>
          </table:table-cell>
          <table:table-cell table:style-name="Table37.A2" office:value-type="string">
            <text:p text:style-name="P32">i3ii3ii3</text:p>
          </table:table-cell>
          <table:table-cell table:style-name="Table37.A2" office:value-type="string">
            <text:p text:style-name="P32">z$</text:p>
          </table:table-cell>
          <table:table-cell table:style-name="Table37.A2" office:value-type="string">
            <text:p text:style-name="P1">r(3,0)</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xy</text:p>
          </table:table-cell>
          <table:table-cell table:style-name="Table37.A2" office:value-type="string">
            <text:p text:style-name="P32">i3ii3ii3i</text:p>
          </table:table-cell>
          <table:table-cell table:style-name="Table37.A2" office:value-type="string">
            <text:p text:style-name="P32">z$</text:p>
          </table:table-cell>
          <table:table-cell table:style-name="Table37.A2" office:value-type="string">
            <text:p text:style-name="P1">r(i,0)</text:p>
          </table:table-cell>
          <table:table-cell table:style-name="Table37.E3" office:value-type="float" office:value="1">
            <text:p text:style-name="P1">1</text:p>
          </table:table-cell>
          <table:table-cell table:style-name="Table37.F2" office:value-type="string">
            <text:p text:style-name="P1">i = i / 7</text:p>
          </table:table-cell>
        </table:table-row>
        <text:soft-page-break/>
        <table:table-row>
          <table:table-cell table:style-name="Table37.A2" office:value-type="string">
            <text:p text:style-name="P32">xyxyxyz</text:p>
          </table:table-cell>
          <table:table-cell table:style-name="Table37.A2" office:value-type="string">
            <text:p text:style-name="P32">i3ii3ii3i</text:p>
          </table:table-cell>
          <table:table-cell table:style-name="Table37.A2" office:value-type="string">
            <text:p text:style-name="P32">$</text:p>
          </table:table-cell>
          <table:table-cell table:style-name="Table37.A2" office:value-type="string">
            <text:p text:style-name="P1">p(z)</text:p>
          </table:table-cell>
          <table:table-cell table:style-name="Table37.A2" office:value-type="string">
            <text:p text:style-name="P1">1 &gt; 2 &gt; 1</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i3ii3ii3}5</text:p>
          </table:table-cell>
          <table:table-cell table:style-name="Table37.A2" office:value-type="string">
            <text:p text:style-name="P32">$</text:p>
          </table:table-cell>
          <table:table-cell table:style-name="Table37.A2" office:value-type="string">
            <text:p text:style-name="P1">r(5,-1)</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i3ii3i13}5</text:p>
          </table:table-cell>
          <table:table-cell table:style-name="Table37.A2" office:value-type="string">
            <text:p text:style-name="P32">$</text:p>
          </table:table-cell>
          <table:table-cell table:style-name="Table37.A2" office:value-type="string">
            <text:p text:style-name="P1">r(1,-1)</text:p>
          </table:table-cell>
          <table:table-cell table:style-name="Table37.A2" office:value-type="string">
            <text:p text:style-name="P1">1 &gt; 1</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i3ii3}513}5</text:p>
          </table:table-cell>
          <table:table-cell table:style-name="Table37.A2" office:value-type="string">
            <text:p text:style-name="P32">$</text:p>
          </table:table-cell>
          <table:table-cell table:style-name="Table37.A2" office:value-type="string">
            <text:p text:style-name="P1">r(5,-1)</text:p>
          </table:table-cell>
          <table:table-cell table:style-name="Table37.E3" office:value-type="float" office:value="1">
            <text:p text:style-name="P1">1</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i3i13}513}5</text:p>
          </table:table-cell>
          <table:table-cell table:style-name="Table37.A2" office:value-type="string">
            <text:p text:style-name="P32">$</text:p>
          </table:table-cell>
          <table:table-cell table:style-name="Table37.A2" office:value-type="string">
            <text:p text:style-name="P1">r(1,-1)</text:p>
          </table:table-cell>
          <table:table-cell table:style-name="Table37.A2" office:value-type="string">
            <text:p text:style-name="P1">1 &gt; 0</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i3}413}513}5</text:p>
          </table:table-cell>
          <table:table-cell table:style-name="Table37.A2" office:value-type="string">
            <text:p text:style-name="P32">$</text:p>
          </table:table-cell>
          <table:table-cell table:style-name="Table37.A2" office:value-type="string">
            <text:p text:style-name="P1">r(4,-1)</text:p>
          </table:table-cell>
          <table:table-cell table:style-name="Table37.E3" office:value-type="float" office:value="0">
            <text:p text:style-name="P1">0</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13}413}513}5</text:p>
          </table:table-cell>
          <table:table-cell table:style-name="Table37.A2" office:value-type="string">
            <text:p text:style-name="P32">$</text:p>
          </table:table-cell>
          <table:table-cell table:style-name="Table37.A2" office:value-type="string">
            <text:p text:style-name="P1">r(1,-1)</text:p>
          </table:table-cell>
          <table:table-cell table:style-name="Table37.E3" office:value-type="float" office:value="0">
            <text:p text:style-name="P1">0</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A2" office:value-type="string">
            <text:p text:style-name="P32">{{{{13}413}513}5}8</text:p>
          </table:table-cell>
          <table:table-cell table:style-name="Table37.A2" office:value-type="string">
            <text:p text:style-name="P32">$</text:p>
          </table:table-cell>
          <table:table-cell table:style-name="Table37.A2" office:value-type="string">
            <text:p text:style-name="P1">r(8,0)</text:p>
          </table:table-cell>
          <table:table-cell table:style-name="Table37.E3" office:value-type="float" office:value="0">
            <text:p text:style-name="P1">0</text:p>
          </table:table-cell>
          <table:table-cell table:style-name="Table37.F2" office:value-type="string">
            <text:p text:style-name="P1"/>
          </table:table-cell>
        </table:table-row>
        <table:table-row>
          <table:table-cell table:style-name="Table37.A2" office:value-type="string">
            <text:p text:style-name="P32">xyxyxyz</text:p>
          </table:table-cell>
          <table:table-cell table:style-name="Table37.E3" office:value-type="float" office:value="1341351358">
            <text:p text:style-name="P32">1341351358</text:p>
          </table:table-cell>
          <table:table-cell table:style-name="Table37.A2" office:value-type="string">
            <text:p text:style-name="P32">$</text:p>
          </table:table-cell>
          <table:table-cell table:style-name="Table37.A2" office:value-type="string">
            <text:p text:style-name="P4">accept</text:p>
          </table:table-cell>
          <table:table-cell table:style-name="Table37.E3" office:value-type="float" office:value="0">
            <text:p text:style-name="P1">0</text:p>
          </table:table-cell>
          <table:table-cell table:style-name="Table37.F2" office:value-type="string">
            <text:p text:style-name="P1"/>
          </table:table-cell>
        </table:table-row>
      </table:table>
      <text:p text:style-name="P25"/>
      <text:p text:style-name="P15">We have the following action table</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7">Row</text:p>
          </table:table-cell>
          <table:table-cell table:style-name="Table38.A1" office:value-type="string">
            <text:p text:style-name="P36">Actions</text:p>
          </table:table-cell>
          <table:table-cell table:style-name="Table38.C1" office:value-type="float" office:value="0">
            <text:p text:style-name="P36">(Incoming from row):</text:p>
          </table:table-cell>
          <table:table-cell table:style-name="Table38.D1" office:value-type="string">
            <text:p text:style-name="P36">Parsed</text:p>
          </table:table-cell>
        </table:table-row>
        <table:table-row>
          <table:table-cell table:style-name="Table38.A2" office:value-type="string">
            <text:p text:style-name="P33">0</text:p>
          </table:table-cell>
          <table:table-cell table:style-name="Table38.A2" office:value-type="string">
            <text:p text:style-name="P32">s(x), r(i), s(y), r(3), r(i), p{x &gt; 1, z &gt; 2, w &gt; 3}, g{3 &gt; 5}, r<text:span text:style-name="T6">p</text:span>(4), r<text:span text:style-name="T6">p</text:span>(1), r(8), <text:span text:style-name="T8">accept</text:span></text:p>
          </table:table-cell>
          <table:table-cell table:style-name="Table38.C2" office:value-type="float" office:value="0">
            <text:p text:style-name="P32">NA, 1/2/3</text:p>
          </table:table-cell>
          <table:table-cell table:style-name="Table38.D2" office:value-type="string">
            <text:p text:style-name="P32">xy(x|z|w)</text:p>
          </table:table-cell>
        </table:table-row>
        <table:table-row>
          <table:table-cell table:style-name="Table38.A2" office:value-type="string">
            <text:p text:style-name="P33">1</text:p>
          </table:table-cell>
          <table:table-cell table:style-name="Table38.A2" office:value-type="string">
            <text:p text:style-name="P32">r(i), s(y), r(3), r(i), p{x &gt; 1, z &gt; 2, w &gt; 3}, g{3 &gt; 4}, r<text:span text:style-name="T6">p</text:span>(5), r<text:span text:style-name="T6">p</text:span>(1), <text:span text:style-name="T8">return</text:span></text:p>
          </table:table-cell>
          <table:table-cell table:style-name="Table38.C2" office:value-type="float" office:value="0">
            <text:p text:style-name="P32">0, 1, 2/3</text:p>
          </table:table-cell>
          <table:table-cell table:style-name="Table38.D2" office:value-type="string">
            <text:p text:style-name="P32">xy(xy...)(x|z|w)</text:p>
          </table:table-cell>
        </table:table-row>
        <table:table-row>
          <table:table-cell table:style-name="Table38.A2" office:value-type="string">
            <text:p text:style-name="P33">2</text:p>
          </table:table-cell>
          <table:table-cell table:style-name="Table38.A2" office:value-type="string">
            <text:p text:style-name="P38">return</text:p>
          </table:table-cell>
          <table:table-cell table:style-name="Table38.C2" office:value-type="float" office:value="36526">
            <text:p text:style-name="P32">0/1</text:p>
          </table:table-cell>
          <table:table-cell table:style-name="Table38.D2" office:value-type="string">
            <text:p text:style-name="P32">xy(xy...)z</text:p>
          </table:table-cell>
        </table:table-row>
        <table:table-row>
          <table:table-cell table:style-name="Table38.A2" office:value-type="string">
            <text:p text:style-name="P33">3</text:p>
          </table:table-cell>
          <table:table-cell table:style-name="Table38.A2" office:value-type="string">
            <text:p text:style-name="P38">return</text:p>
          </table:table-cell>
          <table:table-cell table:style-name="Table38.C2" office:value-type="float" office:value="0">
            <text:p text:style-name="P32">0/1</text:p>
          </table:table-cell>
          <table:table-cell table:style-name="Table38.D2" office:value-type="string">
            <text:p text:style-name="P32">xy(xy...)w</text:p>
          </table:table-cell>
        </table:table-row>
        <table:table-row>
          <table:table-cell table:style-name="Table38.A2" office:value-type="string">
            <text:p text:style-name="P33">4</text:p>
          </table:table-cell>
          <table:table-cell table:style-name="Table38.A2" office:value-type="string">
            <text:p text:style-name="P32">r<text:span text:style-name="T6">p</text:span>(7), r<text:span text:style-name="T6">p</text:span>(2), <text:span text:style-name="T8">return</text:span></text:p>
          </table:table-cell>
          <table:table-cell table:style-name="Table38.C2">
            <text:p text:style-name="P32"/>
          </table:table-cell>
          <table:table-cell table:style-name="Table38.D2" office:value-type="string">
            <text:p text:style-name="P32"/>
          </table:table-cell>
        </table:table-row>
        <table:table-row>
          <table:table-cell table:style-name="Table38.A2" office:value-type="string">
            <text:p text:style-name="P33">5</text:p>
          </table:table-cell>
          <table:table-cell table:style-name="Table38.A2" office:value-type="string">
            <text:p text:style-name="P32">r<text:span text:style-name="T6">p</text:span>(6), r<text:span text:style-name="T6">p</text:span>(2), r(9), <text:span text:style-name="T8">accept</text:span></text:p>
          </table:table-cell>
          <table:table-cell table:style-name="Table38.C2">
            <text:p text:style-name="P32"/>
          </table:table-cell>
          <table:table-cell table:style-name="Table38.D2" office:value-type="string">
            <text:p text:style-name="P32"/>
          </table:table-cell>
        </table:table-row>
      </table:table>
      <text:p text:style-name="P25"/>
      <text:p text:style-name="P25"/>
      <text:h text:style-name="Heading_20_3" text:outline-level="3">Building the parse matches</text:h>
      <text:p text:style-name="P72">New:</text:p>
      <text:p text:style-name="P72">We have two options: 1. To shift and reduce the tokens normally, or 2. to resort the reductions to suit us better.</text:p>
      <text:p text:style-name="P72">The only caveat to option 1 is that the source positions for every reduce rule as well as "ignore" actions must record their positions in the stream of lexical tokens. This can be tricky when delaying ignore options since more terminals are shifted than is required before the ignore token is placed. One can either leave out the delayed optimization or annotate the ignore action with negative offset parameter... (Todo: or possibly subtract the offset only when the ignore action is resolved by a reduce action... This should be slightly more efficient)</text:p>
      <text:p text:style-name="P72">However, for our implementation we've chosen option 2 for its simplicity. Despite the extra sorting phase this option should still perform very well when compared to... (Todo: test this...)</text:p>
      <text:p text:style-name="Text_20_body"/>
      <text:p text:style-name="Text_20_body"><text:soft-page-break/></text:p>
      <text:p text:style-name="Text_20_body"/>
      <text:p text:style-name="Text_20_body">All that is left to do is to finally build the parse tree. This is a little tricky because we need to traverse the reductions from top-to-bottom, left-to-right. But the output of the parsing algorithm is bottom-to-top, left-to-right. We must either process the output rules from right-to-left (in which case the child reductions will need to be reversed), or we must insert the parent matches in front for every reduction. Luckily because the terminals do not form part of the output, this simplifies it just a little bit.</text:p>
      <text:p text:style-name="Text_20_body">For leaf nodes we always know exactly the number of child rules. However above that level we require some form of counting to determine it.</text:p>
      <text:p text:style-name="P69"/>
      <text:p text:style-name="P20">So now producing the syntax tree from this output is a little bit more difficult when delayed reductions are used. We need to resolve this by making use of the number of “delayed” tokens:</text:p>
      <text:list xml:id="list735492359" text:style-name="L28">
        <text:list-item>
          <text:p text:style-name="P111"><text:span text:style-name="T9">Suppose we've just </text:span><text:span text:style-name="T12">written</text:span><text:span text:style-name="T9"> (not read) a leaf non-terminal match A containing k terminal </text:span><text:span text:style-name="T9">tokens and our our current position in the input stream is right next to the last terminal token.</text:span></text:p>
          <text:list>
            <text:list-item>
              <text:p text:style-name="P112">We cannot simply write the k terminal matches from left to right directly to the output because there may be delayed reductions interleaved with these tokens.</text:p>
            </text:list-item>
            <text:list-item>
              <text:p text:style-name="P112">For every token to the right of </text:p>
            </text:list-item>
          </text:list>
        </text:list-item>
        <text:list-item>
          <text:p text:style-name="P112">Suppose we've just written (not read) a non-terminal match B containing k tokens consisting of both terminal and non-terminal tokens. Our input position is right next to the last terminal/non-terminal in the input stream.</text:p>
        </text:list-item>
      </text:list>
      <text:list xml:id="list1009851794" text:style-name="L29">
        <text:list-item>
          <text:list>
            <text:list-item>
              <text:p text:style-name="P113">We cannot simply write k matches to the output stream since the non-terminals will contain (an unknown number of) additional tokens that must be written to the output.</text:p>
            </text:list-item>
            <text:list-item>
              <text:p text:style-name="P113"/>
            </text:list-item>
          </text:list>
        </text:list-item>
        <text:list-item>
          <text:p text:style-name="P113">Suppose we've reached a leaf non-terminal match. The output buffer will contain the parent non-terminal match and one or more terminal/non-terminal matches preceding the current match. </text:p>
          <text:list>
            <text:list-item>
              <text:p text:style-name="P113"/>
            </text:list-item>
            <text:list-item>
              <text:p text:style-name="P113"/>
            </text:list-item>
          </text:list>
        </text:list-item>
      </text:list>
      <text:p text:style-name="P24"/>
      <text:h text:style-name="P139" text:outline-level="4">Rearranging left-recursive productions</text:h>
      <text:p text:style-name="P20">So having discussed the post-processing step, let's get back to the problem of left-recursive grammar.</text:p>
      <text:p text:style-name="P20"/>
      <text:p text:style-name="P20">It is fortunate that our implementation uses the above mentioned post-processing algorithm because the ability to re-arrange tokens efficiently affords us some leniency in our parsing algorithm: <text:line-break/>Apparently using our standard algorithm, the reductions in a left-recursive algorithm cannot take place in a hierarchical fashion. An extra mechanism to control the order in which productions are written to the output buffer is needed. But we have exactly such a mechanism at our disposal! Since we know what reductions need to take place, we simply write them out and let the rearrangement algorithm take care of the ordering. This will work as follows:</text:p>
      <text:p text:style-name="P20"/>
      <text:p text:style-name="P20">While </text:p>
      <text:p text:style-name="P20"/>
      <text:p text:style-name="P25"/>
      <text:p text:style-name="Standard"> </text:p>
      <text:h text:style-name="Heading_20_4" text:outline-level="4">OLD SOLUTION: Using wait actions</text:h>
      <text:p text:style-name="P16"><text:soft-page-break/>We can parse the strings 'xy' and 'xz' to Ay and Bz respectively in row 0, but we can't reduce A and B in row 2 because we don't know how many tokens back to reduce the first A / B. (If it were a fixed number like 5 of tokens we could simply say r(1, -5), but because it is a recursive rule we simply don't know i.e. r(1, ?)).</text:p>
      <text:p text:style-name="P16">So we now introduce the final parse action. </text:p>
      <text:p text:style-name="P16"><text:tab/>w: wait. Take the current row and push it onto the “waiting stack”</text:p>
      <text:p text:style-name="P17"/>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60">Row</text:p>
          </table:table-cell>
          <table:table-cell table:style-name="Table24.A1" office:value-type="string">
            <text:p text:style-name="P59">Actions</text:p>
          </table:table-cell>
          <table:table-cell table:style-name="Table24.A1" office:value-type="string">
            <text:p text:style-name="P59">(Incoming from row):</text:p>
          </table:table-cell>
          <table:table-cell table:style-name="Table24.D1" office:value-type="string">
            <text:p text:style-name="P59">Parsed</text:p>
          </table:table-cell>
        </table:table-row>
        <table:table-row>
          <table:table-cell table:style-name="Table24.A2" office:value-type="string">
            <text:p text:style-name="P58">0</text:p>
          </table:table-cell>
          <table:table-cell table:style-name="Table24.A2" office:value-type="string">
            <text:p text:style-name="P57">s(x), p {x→1, y→2, z→3}, g(3, 4), r(1,0)</text:p>
          </table:table-cell>
          <table:table-cell table:style-name="Table24.A2" office:value-type="string">
            <text:p text:style-name="P57"/>
          </table:table-cell>
          <table:table-cell table:style-name="Table24.D2" office:value-type="string">
            <text:p text:style-name="P57">→x</text:p>
          </table:table-cell>
        </table:table-row>
        <table:table-row>
          <table:table-cell table:style-name="Table24.A2" office:value-type="string">
            <text:p text:style-name="P58">1</text:p>
          </table:table-cell>
          <table:table-cell table:style-name="Table24.A2" office:value-type="string">
            <text:p text:style-name="P57">p {x→1, y→2, z→3}, g(3,5), w, r(2,0)</text:p>
          </table:table-cell>
          <table:table-cell table:style-name="Table24.A2" office:value-type="string">
            <text:p text:style-name="P57">0/1</text:p>
          </table:table-cell>
          <table:table-cell table:style-name="Table24.D2" office:value-type="string">
            <text:p text:style-name="P57">xx</text:p>
          </table:table-cell>
        </table:table-row>
        <table:table-row>
          <table:table-cell table:style-name="Table24.A2" office:value-type="string">
            <text:p text:style-name="P58">2</text:p>
          </table:table-cell>
          <table:table-cell table:style-name="Table24.A2" office:value-type="string">
            <text:p text:style-name="P57">w, r(2,-1), r(5, 0), a</text:p>
          </table:table-cell>
          <table:table-cell table:style-name="Table24.A2" office:value-type="string">
            <text:p text:style-name="P57">0/1</text:p>
          </table:table-cell>
          <table:table-cell table:style-name="Table24.D2" office:value-type="string">
            <text:p text:style-name="P57">x...y</text:p>
          </table:table-cell>
        </table:table-row>
        <table:table-row>
          <table:table-cell table:style-name="Table24.A2" office:value-type="string">
            <text:p text:style-name="P58">3</text:p>
          </table:table-cell>
          <table:table-cell table:style-name="Table24.A2" office:value-type="string">
            <text:p text:style-name="P57">w, r(4, -1), r(6, 0), a</text:p>
          </table:table-cell>
          <table:table-cell table:style-name="Table24.A2" office:value-type="string">
            <text:p text:style-name="P57">0/1</text:p>
          </table:table-cell>
          <table:table-cell table:style-name="Table24.D2" office:value-type="string">
            <text:p text:style-name="P57">x...z</text:p>
          </table:table-cell>
        </table:table-row>
        <table:table-row>
          <table:table-cell table:style-name="Table24.A2" office:value-type="string">
            <text:p text:style-name="P58">4</text:p>
          </table:table-cell>
          <table:table-cell table:style-name="Table24.A2" office:value-type="string">
            <text:p text:style-name="P57">r(3, 0)</text:p>
          </table:table-cell>
          <table:table-cell table:style-name="Table24.A2" office:value-type="string">
            <text:p text:style-name="P57">Goto from 1</text:p>
          </table:table-cell>
          <table:table-cell table:style-name="Table24.D2" office:value-type="string">
            <text:p text:style-name="P57"/>
          </table:table-cell>
        </table:table-row>
        <table:table-row>
          <table:table-cell table:style-name="Table24.A2" office:value-type="string">
            <text:p text:style-name="P58">5</text:p>
          </table:table-cell>
          <table:table-cell table:style-name="Table24.A2" office:value-type="string">
            <text:p text:style-name="P57">r(4, 0)</text:p>
          </table:table-cell>
          <table:table-cell table:style-name="Table24.A2" office:value-type="string">
            <text:p text:style-name="P57">Goto from 1</text:p>
          </table:table-cell>
          <table:table-cell table:style-name="Table24.D2" office:value-type="string">
            <text:p text:style-name="P57"/>
          </table:table-cell>
        </table:table-row>
      </table:table>
      <text:p text:style-name="P18">Example</text:p>
      <text:p text:style-name="P18"/>
      <text:p text:style-name="P17">See the parsing in action: (using this string: xxxy$)</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table-cell table:style-name="Table25.A1" office:value-type="string">
            <text:p text:style-name="P19">Output</text:p>
          </table:table-cell>
          <table:table-cell table:style-name="Table25.A1" office:value-type="string">
            <text:p text:style-name="P19">Input</text:p>
          </table:table-cell>
          <table:table-cell table:style-name="Table25.A1" office:value-type="string">
            <text:p text:style-name="P19">Action</text:p>
          </table:table-cell>
          <table:table-cell table:style-name="Table25.A1" office:value-type="string">
            <text:p text:style-name="P19">State</text:p>
          </table:table-cell>
          <table:table-cell table:style-name="Table25.A1" office:value-type="string">
            <text:p text:style-name="P19">Output position</text:p>
          </table:table-cell>
          <table:table-cell table:style-name="Table25.A1" office:value-type="string">
            <text:p text:style-name="P19">State stack</text:p>
          </table:table-cell>
          <table:table-cell table:style-name="Table25.A1" office:value-type="string">
            <text:p text:style-name="P19">Waiting stack</text:p>
          </table:table-cell>
          <table:table-cell table:style-name="Table25.H1" office:value-type="string">
            <text:p text:style-name="P19">Output position stack</text:p>
          </table:table-cell>
        </table:table-row>
        <table:table-row>
          <table:table-cell table:style-name="Table25.A2" office:value-type="string">
            <text:p text:style-name="P57"/>
          </table:table-cell>
          <table:table-cell table:style-name="Table25.A2" office:value-type="string">
            <text:p text:style-name="P57">xxxy</text:p>
          </table:table-cell>
          <table:table-cell table:style-name="Table25.A2" office:value-type="string">
            <text:p text:style-name="P57">s(x)</text:p>
          </table:table-cell>
          <table:table-cell table:style-name="Table25.A2" office:value-type="string">
            <text:p text:style-name="P17">0</text:p>
          </table:table-cell>
          <table:table-cell table:style-name="Table25.A2" office:value-type="string">
            <text:p text:style-name="P17">0</text:p>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row>
          <table:table-cell table:style-name="Table25.A2" office:value-type="string">
            <text:p text:style-name="P57">x</text:p>
          </table:table-cell>
          <table:table-cell table:style-name="Table25.A2" office:value-type="string">
            <text:p text:style-name="P57">xxy</text:p>
          </table:table-cell>
          <table:table-cell table:style-name="Table25.A2" office:value-type="string">
            <text:p text:style-name="P57">p(x)</text:p>
          </table:table-cell>
          <table:table-cell table:style-name="Table25.A2" office:value-type="string">
            <text:p text:style-name="P17">1</text:p>
          </table:table-cell>
          <table:table-cell table:style-name="Table25.A2" office:value-type="string">
            <text:p text:style-name="P17">1</text:p>
          </table:table-cell>
          <table:table-cell table:style-name="Table25.A2" office:value-type="string">
            <text:p text:style-name="P17">0</text:p>
          </table:table-cell>
          <table:table-cell table:style-name="Table25.A2" office:value-type="string">
            <text:p text:style-name="P17"/>
          </table:table-cell>
          <table:table-cell table:style-name="Table25.H2" office:value-type="string">
            <text:p text:style-name="P17">1</text:p>
          </table:table-cell>
        </table:table-row>
        <table:table-row>
          <table:table-cell table:style-name="Table25.A2" office:value-type="string">
            <text:p text:style-name="P57">xx</text:p>
          </table:table-cell>
          <table:table-cell table:style-name="Table25.A2" office:value-type="string">
            <text:p text:style-name="P57">xy</text:p>
          </table:table-cell>
          <table:table-cell table:style-name="Table25.A2" office:value-type="string">
            <text:p text:style-name="P57">p(x)</text:p>
          </table:table-cell>
          <table:table-cell table:style-name="Table25.A2" office:value-type="string">
            <text:p text:style-name="P17">1</text:p>
          </table:table-cell>
          <table:table-cell table:style-name="Table25.A2" office:value-type="string">
            <text:p text:style-name="P17">2</text:p>
          </table:table-cell>
          <table:table-cell table:style-name="Table25.A2" office:value-type="string">
            <text:p text:style-name="P17">0, 1</text:p>
          </table:table-cell>
          <table:table-cell table:style-name="Table25.A2" office:value-type="string">
            <text:p text:style-name="P17"/>
          </table:table-cell>
          <table:table-cell table:style-name="Table25.H2" office:value-type="string">
            <text:p text:style-name="P17">1, 2</text:p>
          </table:table-cell>
        </table:table-row>
        <table:table-row>
          <table:table-cell table:style-name="Table25.A2" office:value-type="string">
            <text:p text:style-name="P57">xxx</text:p>
          </table:table-cell>
          <table:table-cell table:style-name="Table25.A2" office:value-type="string">
            <text:p text:style-name="P57">y</text:p>
          </table:table-cell>
          <table:table-cell table:style-name="Table25.A2" office:value-type="string">
            <text:p text:style-name="P57">p(y)</text:p>
          </table:table-cell>
          <table:table-cell table:style-name="Table25.A2" office:value-type="string">
            <text:p text:style-name="P17">1</text:p>
          </table:table-cell>
          <table:table-cell table:style-name="Table25.A2" office:value-type="string">
            <text:p text:style-name="P17">3</text:p>
          </table:table-cell>
          <table:table-cell table:style-name="Table25.A2" office:value-type="string">
            <text:p text:style-name="P17">0, 1, 1</text:p>
          </table:table-cell>
          <table:table-cell table:style-name="Table25.A2" office:value-type="string">
            <text:p text:style-name="P17"/>
          </table:table-cell>
          <table:table-cell table:style-name="Table25.H2" office:value-type="string">
            <text:p text:style-name="P17">1, 2, 3</text:p>
          </table:table-cell>
        </table:table-row>
        <table:table-row>
          <table:table-cell table:style-name="Table25.A2" office:value-type="string">
            <text:p text:style-name="P57">xxxy</text:p>
          </table:table-cell>
          <table:table-cell table:style-name="Table25.A2" office:value-type="string">
            <text:p text:style-name="P57"/>
          </table:table-cell>
          <table:table-cell table:style-name="Table25.A2" office:value-type="string">
            <text:p text:style-name="P57">w</text:p>
          </table:table-cell>
          <table:table-cell table:style-name="Table25.A2" office:value-type="string">
            <text:p text:style-name="P17">2</text:p>
          </table:table-cell>
          <table:table-cell table:style-name="Table25.A2" office:value-type="string">
            <text:p text:style-name="P17">4</text:p>
          </table:table-cell>
          <table:table-cell table:style-name="Table25.A2" office:value-type="string">
            <text:p text:style-name="P17">0, 1, 1, 1</text:p>
          </table:table-cell>
          <table:table-cell table:style-name="Table25.A2" office:value-type="string">
            <text:p text:style-name="P17"/>
          </table:table-cell>
          <table:table-cell table:style-name="Table25.H2" office:value-type="string">
            <text:p text:style-name="P17">1, 2, 3, 4</text:p>
          </table:table-cell>
        </table:table-row>
        <table:table-row>
          <table:table-cell table:style-name="Table25.A2" office:value-type="string">
            <text:p text:style-name="P57">xxxy</text:p>
          </table:table-cell>
          <table:table-cell table:style-name="Table25.A2" office:value-type="string">
            <text:p text:style-name="P57"/>
          </table:table-cell>
          <table:table-cell table:style-name="Table25.A2" office:value-type="string">
            <text:p text:style-name="P57">w</text:p>
          </table:table-cell>
          <table:table-cell table:style-name="Table25.A2" office:value-type="string">
            <text:p text:style-name="P17">1</text:p>
          </table:table-cell>
          <table:table-cell table:style-name="Table25.A2" office:value-type="string">
            <text:p text:style-name="P17">3</text:p>
          </table:table-cell>
          <table:table-cell table:style-name="Table25.A2" office:value-type="string">
            <text:p text:style-name="P17">0, 1, 1</text:p>
          </table:table-cell>
          <table:table-cell table:style-name="Table25.A2" office:value-type="string">
            <text:p text:style-name="P17">2</text:p>
          </table:table-cell>
          <table:table-cell table:style-name="Table25.H2" office:value-type="string">
            <text:p text:style-name="P17"/>
          </table:table-cell>
        </table:table-row>
        <table:table-row>
          <table:table-cell table:style-name="Table25.A2" office:value-type="string">
            <text:p text:style-name="P57">xxxy</text:p>
          </table:table-cell>
          <table:table-cell table:style-name="Table25.A2" office:value-type="string">
            <text:p text:style-name="P57"/>
          </table:table-cell>
          <table:table-cell table:style-name="Table25.A2" office:value-type="string">
            <text:p text:style-name="P57">w</text:p>
          </table:table-cell>
          <table:table-cell table:style-name="Table25.A2" office:value-type="string">
            <text:p text:style-name="P17">1</text:p>
          </table:table-cell>
          <table:table-cell table:style-name="Table25.A2" office:value-type="string">
            <text:p text:style-name="P17">2</text:p>
          </table:table-cell>
          <table:table-cell table:style-name="Table25.A2" office:value-type="string">
            <text:p text:style-name="P17">0, 1</text:p>
          </table:table-cell>
          <table:table-cell table:style-name="Table25.A2" office:value-type="string">
            <text:p text:style-name="P17">2, 1</text:p>
          </table:table-cell>
          <table:table-cell table:style-name="Table25.H2" office:value-type="string">
            <text:p text:style-name="P17"/>
          </table:table-cell>
        </table:table-row>
        <table:table-row>
          <table:table-cell table:style-name="Table25.A2" office:value-type="string">
            <text:p text:style-name="P57">xxxy</text:p>
          </table:table-cell>
          <table:table-cell table:style-name="Table25.A2" office:value-type="string">
            <text:p text:style-name="P57"/>
          </table:table-cell>
          <table:table-cell table:style-name="Table25.A2" office:value-type="string">
            <text:p text:style-name="P57">w</text:p>
          </table:table-cell>
          <table:table-cell table:style-name="Table25.A2" office:value-type="string">
            <text:p text:style-name="P17">1</text:p>
          </table:table-cell>
          <table:table-cell table:style-name="Table25.A2" office:value-type="string">
            <text:p text:style-name="P17">1</text:p>
          </table:table-cell>
          <table:table-cell table:style-name="Table25.A2" office:value-type="string">
            <text:p text:style-name="P17">0</text:p>
          </table:table-cell>
          <table:table-cell table:style-name="Table25.A2" office:value-type="string">
            <text:p text:style-name="P17">2, 1, 1</text:p>
          </table:table-cell>
          <table:table-cell table:style-name="Table25.H2" office:value-type="string">
            <text:p text:style-name="P17"/>
          </table:table-cell>
        </table:table-row>
        <table:table-row>
          <table:table-cell table:style-name="Table25.A2" office:value-type="string">
            <text:p text:style-name="P57">xxxy</text:p>
          </table:table-cell>
          <table:table-cell table:style-name="Table25.A2" office:value-type="string">
            <text:p text:style-name="P57"/>
          </table:table-cell>
          <table:table-cell table:style-name="Table25.A2" office:value-type="string">
            <text:p text:style-name="P57">r(1, 0)</text:p>
          </table:table-cell>
          <table:table-cell table:style-name="Table25.A2" office:value-type="string">
            <text:p text:style-name="P17">0</text:p>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2, 1, 1, 1</text:p>
          </table:table-cell>
          <table:table-cell table:style-name="Table25.H2" office:value-type="string">
            <text:p text:style-name="P17"/>
          </table:table-cell>
        </table:table-row>
        <table:table-row>
          <table:table-cell table:style-name="Table25.A2" office:value-type="string">
            <text:p text:style-name="P57">Axxy</text:p>
          </table:table-cell>
          <table:table-cell table:style-name="Table25.A2" office:value-type="string">
            <text:p text:style-name="P57"/>
          </table:table-cell>
          <table:table-cell table:style-name="Table25.A2" office:value-type="string">
            <text:p text:style-name="P57">r(2, 0)</text:p>
          </table:table-cell>
          <table:table-cell table:style-name="Table25.A2" office:value-type="string">
            <text:p text:style-name="P17">1</text:p>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row>
          <table:table-cell table:style-name="Table25.A2" office:value-type="string">
            <text:p text:style-name="P57">Axy</text:p>
          </table:table-cell>
          <table:table-cell table:style-name="Table25.A2" office:value-type="string">
            <text:p text:style-name="P57"/>
          </table:table-cell>
          <table:table-cell table:style-name="Table25.A2" office:value-type="string">
            <text:p text:style-name="P57">r(2, 0)</text:p>
          </table:table-cell>
          <table:table-cell table:style-name="Table25.A2" office:value-type="string">
            <text:p text:style-name="P17">1</text:p>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row>
          <table:table-cell table:style-name="Table25.A2" office:value-type="string">
            <text:p text:style-name="P57">Ay</text:p>
          </table:table-cell>
          <table:table-cell table:style-name="Table25.A2" office:value-type="string">
            <text:p text:style-name="P57"/>
          </table:table-cell>
          <table:table-cell table:style-name="Table25.A2" office:value-type="string">
            <text:p text:style-name="P57"/>
          </table:table-cell>
          <table:table-cell table:style-name="Table25.A2" office:value-type="string">
            <text:p text:style-name="P17">1</text:p>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row>
          <table:table-cell table:style-name="Table25.A2" office:value-type="string">
            <text:p text:style-name="P57"/>
          </table:table-cell>
          <table:table-cell table:style-name="Table25.A2" office:value-type="string">
            <text:p text:style-name="P57"/>
          </table:table-cell>
          <table:table-cell table:style-name="Table25.A2" office:value-type="string">
            <text:p text:style-name="P57"/>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row>
          <table:table-cell table:style-name="Table25.A2" office:value-type="string">
            <text:p text:style-name="P57"/>
          </table:table-cell>
          <table:table-cell table:style-name="Table25.A2" office:value-type="string">
            <text:p text:style-name="P57"/>
          </table:table-cell>
          <table:table-cell table:style-name="Table25.A2" office:value-type="string">
            <text:p text:style-name="P57"/>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A2" office:value-type="string">
            <text:p text:style-name="P17"/>
          </table:table-cell>
          <table:table-cell table:style-name="Table25.H2" office:value-type="string">
            <text:p text:style-name="P17"/>
          </table:table-cell>
        </table:table-row>
      </table:table>
      <text:p text:style-name="P18"/>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office:value-type="string">
            <text:p text:style-name="P19">Output</text:p>
          </table:table-cell>
          <table:table-cell table:style-name="Table26.A1" office:value-type="string">
            <text:p text:style-name="P19">Input</text:p>
          </table:table-cell>
          <table:table-cell table:style-name="Table26.A1" office:value-type="string">
            <text:p text:style-name="P19">Action</text:p>
          </table:table-cell>
          <table:table-cell table:style-name="Table26.A1" office:value-type="string">
            <text:p text:style-name="P19">State</text:p>
          </table:table-cell>
          <table:table-cell table:style-name="Table26.A1" office:value-type="string">
            <text:p text:style-name="P19">Output position</text:p>
          </table:table-cell>
          <table:table-cell table:style-name="Table26.A1" office:value-type="string">
            <text:p text:style-name="P19">State stack</text:p>
          </table:table-cell>
          <table:table-cell table:style-name="Table26.A1" office:value-type="string">
            <text:p text:style-name="P19">Waiting stack</text:p>
          </table:table-cell>
          <table:table-cell table:style-name="Table26.H1" office:value-type="string">
            <text:p text:style-name="P19">Output position stack</text:p>
          </table:table-cell>
        </table:table-row>
        <table:table-row>
          <table:table-cell table:style-name="Table26.A2" office:value-type="string">
            <text:p text:style-name="P57"/>
          </table:table-cell>
          <table:table-cell table:style-name="Table26.A2" office:value-type="string">
            <text:p text:style-name="P57">xxxy</text:p>
          </table:table-cell>
          <table:table-cell table:style-name="Table26.A2" office:value-type="string">
            <text:p text:style-name="P57">s(x)</text:p>
          </table:table-cell>
          <table:table-cell table:style-name="Table26.A2" office:value-type="string">
            <text:p text:style-name="P17">0</text:p>
          </table:table-cell>
          <table:table-cell table:style-name="Table26.A2" office:value-type="string">
            <text:p text:style-name="P17">0</text:p>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row>
          <table:table-cell table:style-name="Table26.A2" office:value-type="string">
            <text:p text:style-name="P57">x</text:p>
          </table:table-cell>
          <table:table-cell table:style-name="Table26.A2" office:value-type="string">
            <text:p text:style-name="P57">xxy</text:p>
          </table:table-cell>
          <table:table-cell table:style-name="Table26.A2" office:value-type="string">
            <text:p text:style-name="P57">p(x)</text:p>
          </table:table-cell>
          <table:table-cell table:style-name="Table26.A2" office:value-type="string">
            <text:p text:style-name="P17">1</text:p>
          </table:table-cell>
          <table:table-cell table:style-name="Table26.A2" office:value-type="string">
            <text:p text:style-name="P17">1</text:p>
          </table:table-cell>
          <table:table-cell table:style-name="Table26.A2" office:value-type="string">
            <text:p text:style-name="P17">0</text:p>
          </table:table-cell>
          <table:table-cell table:style-name="Table26.A2" office:value-type="string">
            <text:p text:style-name="P17"/>
          </table:table-cell>
          <table:table-cell table:style-name="Table26.H2" office:value-type="string">
            <text:p text:style-name="P17">1</text:p>
          </table:table-cell>
        </table:table-row>
        <table:table-row>
          <table:table-cell table:style-name="Table26.A2" office:value-type="string">
            <text:p text:style-name="P57">xx</text:p>
          </table:table-cell>
          <table:table-cell table:style-name="Table26.A2" office:value-type="string">
            <text:p text:style-name="P57">xy</text:p>
          </table:table-cell>
          <table:table-cell table:style-name="Table26.A2" office:value-type="string">
            <text:p text:style-name="P57">p(x)</text:p>
          </table:table-cell>
          <table:table-cell table:style-name="Table26.A2" office:value-type="string">
            <text:p text:style-name="P17">1</text:p>
          </table:table-cell>
          <table:table-cell table:style-name="Table26.A2" office:value-type="string">
            <text:p text:style-name="P17">2</text:p>
          </table:table-cell>
          <table:table-cell table:style-name="Table26.A2" office:value-type="string">
            <text:p text:style-name="P17">0, 1</text:p>
          </table:table-cell>
          <table:table-cell table:style-name="Table26.A2" office:value-type="string">
            <text:p text:style-name="P17"/>
          </table:table-cell>
          <table:table-cell table:style-name="Table26.H2" office:value-type="string">
            <text:p text:style-name="P17">1, 2</text:p>
          </table:table-cell>
        </table:table-row>
        <table:table-row>
          <table:table-cell table:style-name="Table26.A2" office:value-type="string">
            <text:p text:style-name="P57">xxx</text:p>
          </table:table-cell>
          <table:table-cell table:style-name="Table26.A2" office:value-type="string">
            <text:p text:style-name="P57">y</text:p>
          </table:table-cell>
          <table:table-cell table:style-name="Table26.A2" office:value-type="string">
            <text:p text:style-name="P57">p(y)</text:p>
          </table:table-cell>
          <table:table-cell table:style-name="Table26.A2" office:value-type="string">
            <text:p text:style-name="P17">1</text:p>
          </table:table-cell>
          <table:table-cell table:style-name="Table26.A2" office:value-type="string">
            <text:p text:style-name="P17">3</text:p>
          </table:table-cell>
          <table:table-cell table:style-name="Table26.A2" office:value-type="string">
            <text:p text:style-name="P17">0, 1, 1</text:p>
          </table:table-cell>
          <table:table-cell table:style-name="Table26.A2" office:value-type="string">
            <text:p text:style-name="P17"/>
          </table:table-cell>
          <table:table-cell table:style-name="Table26.H2" office:value-type="string">
            <text:p text:style-name="P17">1, 2, 3</text:p>
          </table:table-cell>
        </table:table-row>
        <table:table-row>
          <table:table-cell table:style-name="Table26.A2" office:value-type="string">
            <text:p text:style-name="P57">xxxy</text:p>
          </table:table-cell>
          <table:table-cell table:style-name="Table26.A2" office:value-type="string">
            <text:p text:style-name="P57"/>
          </table:table-cell>
          <table:table-cell table:style-name="Table26.A2" office:value-type="string">
            <text:p text:style-name="P57">w</text:p>
          </table:table-cell>
          <table:table-cell table:style-name="Table26.A2" office:value-type="string">
            <text:p text:style-name="P17">2</text:p>
          </table:table-cell>
          <table:table-cell table:style-name="Table26.A2" office:value-type="string">
            <text:p text:style-name="P17">4</text:p>
          </table:table-cell>
          <table:table-cell table:style-name="Table26.A2" office:value-type="string">
            <text:p text:style-name="P17">0, 1, 1, 1</text:p>
          </table:table-cell>
          <table:table-cell table:style-name="Table26.A2" office:value-type="string">
            <text:p text:style-name="P17"/>
          </table:table-cell>
          <table:table-cell table:style-name="Table26.H2" office:value-type="string">
            <text:p text:style-name="P17">1, 2, 3, 4</text:p>
          </table:table-cell>
        </table:table-row>
        <table:table-row>
          <table:table-cell table:style-name="Table26.A2" office:value-type="string">
            <text:p text:style-name="P57">xxxy</text:p>
          </table:table-cell>
          <table:table-cell table:style-name="Table26.A2" office:value-type="string">
            <text:p text:style-name="P57"/>
          </table:table-cell>
          <table:table-cell table:style-name="Table26.A2" office:value-type="string">
            <text:p text:style-name="P57">w</text:p>
          </table:table-cell>
          <table:table-cell table:style-name="Table26.A2" office:value-type="string">
            <text:p text:style-name="P17">1</text:p>
          </table:table-cell>
          <table:table-cell table:style-name="Table26.A2" office:value-type="string">
            <text:p text:style-name="P17">3</text:p>
          </table:table-cell>
          <table:table-cell table:style-name="Table26.A2" office:value-type="string">
            <text:p text:style-name="P17">0, 1, 1</text:p>
          </table:table-cell>
          <table:table-cell table:style-name="Table26.A2" office:value-type="string">
            <text:p text:style-name="P17">2</text:p>
          </table:table-cell>
          <table:table-cell table:style-name="Table26.H2" office:value-type="string">
            <text:p text:style-name="P17"/>
          </table:table-cell>
        </table:table-row>
        <table:table-row>
          <table:table-cell table:style-name="Table26.A2" office:value-type="string">
            <text:p text:style-name="P57">xxxy</text:p>
          </table:table-cell>
          <table:table-cell table:style-name="Table26.A2" office:value-type="string">
            <text:p text:style-name="P57"/>
          </table:table-cell>
          <table:table-cell table:style-name="Table26.A2" office:value-type="string">
            <text:p text:style-name="P57">w</text:p>
          </table:table-cell>
          <table:table-cell table:style-name="Table26.A2" office:value-type="string">
            <text:p text:style-name="P17">1</text:p>
          </table:table-cell>
          <table:table-cell table:style-name="Table26.A2" office:value-type="string">
            <text:p text:style-name="P17">2</text:p>
          </table:table-cell>
          <table:table-cell table:style-name="Table26.A2" office:value-type="string">
            <text:p text:style-name="P17">0, 1</text:p>
          </table:table-cell>
          <table:table-cell table:style-name="Table26.A2" office:value-type="string">
            <text:p text:style-name="P17">2, 1</text:p>
          </table:table-cell>
          <table:table-cell table:style-name="Table26.H2" office:value-type="string">
            <text:p text:style-name="P17"/>
          </table:table-cell>
        </table:table-row>
        <table:table-row>
          <table:table-cell table:style-name="Table26.A2" office:value-type="string">
            <text:p text:style-name="P57">xxxy</text:p>
          </table:table-cell>
          <table:table-cell table:style-name="Table26.A2" office:value-type="string">
            <text:p text:style-name="P57"/>
          </table:table-cell>
          <table:table-cell table:style-name="Table26.A2" office:value-type="string">
            <text:p text:style-name="P57">w</text:p>
          </table:table-cell>
          <table:table-cell table:style-name="Table26.A2" office:value-type="string">
            <text:p text:style-name="P17">0</text:p>
          </table:table-cell>
          <table:table-cell table:style-name="Table26.A2" office:value-type="string">
            <text:p text:style-name="P17">1</text:p>
          </table:table-cell>
          <table:table-cell table:style-name="Table26.A2" office:value-type="string">
            <text:p text:style-name="P17">0</text:p>
          </table:table-cell>
          <table:table-cell table:style-name="Table26.A2" office:value-type="string">
            <text:p text:style-name="P17">2, 1, 1</text:p>
          </table:table-cell>
          <table:table-cell table:style-name="Table26.H2" office:value-type="string">
            <text:p text:style-name="P17"/>
          </table:table-cell>
        </table:table-row>
        <table:table-row>
          <table:table-cell table:style-name="Table26.A2" office:value-type="string">
            <text:p text:style-name="P57">xxxy</text:p>
          </table:table-cell>
          <table:table-cell table:style-name="Table26.A2" office:value-type="string">
            <text:p text:style-name="P57"/>
          </table:table-cell>
          <table:table-cell table:style-name="Table26.A2" office:value-type="string">
            <text:p text:style-name="P57">r(1, 0)</text:p>
          </table:table-cell>
          <table:table-cell table:style-name="Table26.A2" office:value-type="string">
            <text:p text:style-name="P17">0</text:p>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2, 1, 1, 0</text:p>
          </table:table-cell>
          <table:table-cell table:style-name="Table26.H2" office:value-type="string">
            <text:p text:style-name="P17"/>
          </table:table-cell>
        </table:table-row>
        <table:table-row>
          <table:table-cell table:style-name="Table26.A2" office:value-type="string">
            <text:p text:style-name="P57">Axxy</text:p>
          </table:table-cell>
          <table:table-cell table:style-name="Table26.A2" office:value-type="string">
            <text:p text:style-name="P57"/>
          </table:table-cell>
          <table:table-cell table:style-name="Table26.A2" office:value-type="string">
            <text:p text:style-name="P57">r(2, 0)</text:p>
          </table:table-cell>
          <table:table-cell table:style-name="Table26.A2" office:value-type="string">
            <text:p text:style-name="P17">1</text:p>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row>
          <table:table-cell table:style-name="Table26.A2" office:value-type="string">
            <text:p text:style-name="P57">Axy</text:p>
          </table:table-cell>
          <table:table-cell table:style-name="Table26.A2" office:value-type="string">
            <text:p text:style-name="P57"/>
          </table:table-cell>
          <table:table-cell table:style-name="Table26.A2" office:value-type="string">
            <text:p text:style-name="P57">r(2, 0)</text:p>
          </table:table-cell>
          <table:table-cell table:style-name="Table26.A2" office:value-type="string">
            <text:p text:style-name="P17">1</text:p>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row>
          <table:table-cell table:style-name="Table26.A2" office:value-type="string">
            <text:p text:style-name="P57">Ay</text:p>
          </table:table-cell>
          <table:table-cell table:style-name="Table26.A2" office:value-type="string">
            <text:p text:style-name="P57"/>
          </table:table-cell>
          <table:table-cell table:style-name="Table26.A2" office:value-type="string">
            <text:p text:style-name="P57"/>
          </table:table-cell>
          <table:table-cell table:style-name="Table26.A2" office:value-type="string">
            <text:p text:style-name="P17">2</text:p>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row>
          <table:table-cell table:style-name="Table26.A2" office:value-type="string">
            <text:p text:style-name="P57"/>
          </table:table-cell>
          <table:table-cell table:style-name="Table26.A2" office:value-type="string">
            <text:p text:style-name="P57"/>
          </table:table-cell>
          <table:table-cell table:style-name="Table26.A2" office:value-type="string">
            <text:p text:style-name="P57"/>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row>
          <table:table-cell table:style-name="Table26.A2" office:value-type="string">
            <text:p text:style-name="P57"/>
          </table:table-cell>
          <table:table-cell table:style-name="Table26.A2" office:value-type="string">
            <text:p text:style-name="P57"/>
          </table:table-cell>
          <table:table-cell table:style-name="Table26.A2" office:value-type="string">
            <text:p text:style-name="P57"/>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
      <text:p text:style-name="P18"/>
      <text:h text:style-name="P135" text:outline-level="3">Simultaneously parsing left-recursive and right-recursive rules</text:h>
      <text:p text:style-name="P1">Now lets do another where two recursive rules must be parsed simultaneously.</text:p>
      <text:list xml:id="list23303605" text:style-name="L30">
        <text:list-item>
          <text:p text:style-name="P118">A → x</text:p>
        </text:list-item>
        <text:list-item>
          <text:p text:style-name="P118">A → Ax</text:p>
        </text:list-item>
        <text:list-item>
          <text:p text:style-name="P118">B → x</text:p>
        </text:list-item>
        <text:list-item>
          <text:p text:style-name="P118">B → xB</text:p>
        </text:list-item>
        <text:list-item>
          <text:p text:style-name="P118">S → Ay</text:p>
        </text:list-item>
        <text:list-item>
          <text:p text:style-name="P118">S → Bz</text:p>
          <text:p text:style-name="P121"/>
        </text:list-item>
      </text:list>
      <text:p text:style-name="Standard"/>
      <text:p text:style-name="Standard"/>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7">Row</text:p>
          </table:table-cell>
          <table:table-cell table:style-name="Table16.A1" office:value-type="string">
            <text:p text:style-name="P36">Actions</text:p>
          </table:table-cell>
          <table:table-cell table:style-name="Table16.A1" office:value-type="string">
            <text:p text:style-name="P36">(Incoming from row):</text:p>
          </table:table-cell>
          <table:table-cell table:style-name="Table16.A1" office:value-type="string">
            <text:p text:style-name="P36">(Returning from row):</text:p>
          </table:table-cell>
          <table:table-cell table:style-name="Table16.E1" office:value-type="string">
            <text:p text:style-name="P36">Parsed</text:p>
          </table:table-cell>
        </table:table-row>
        <table:table-row>
          <table:table-cell table:style-name="Table16.A2" office:value-type="string">
            <text:p text:style-name="P58">0</text:p>
          </table:table-cell>
          <table:table-cell table:style-name="Table16.A2" office:value-type="string">
            <text:p text:style-name="P57">s(x), p {x→0, a→1, b→2} g() r(1, -1) |<text:span text:style-name="T6">1</text:span> r(</text:p>
          </table:table-cell>
          <table:table-cell table:style-name="Table16.A2" office:value-type="string">
            <text:p text:style-name="P57"/>
          </table:table-cell>
          <table:table-cell table:style-name="Table16.A2" office:value-type="string">
            <text:p text:style-name="P57">1/2</text:p>
          </table:table-cell>
          <table:table-cell table:style-name="Table16.E2" office:value-type="string">
            <text:p text:style-name="P57">...→...x</text:p>
          </table:table-cell>
        </table:table-row>
        <table:table-row>
          <table:table-cell table:style-name="Table16.A2" office:value-type="string">
            <text:p text:style-name="P58">1</text:p>
          </table:table-cell>
          <table:table-cell table:style-name="Table16.A2" office:value-type="string">
            <text:p text:style-name="P57"/>
          </table:table-cell>
          <table:table-cell table:style-name="Table16.A2" office:value-type="string">
            <text:p text:style-name="P57">0</text:p>
          </table:table-cell>
          <table:table-cell table:style-name="Table16.A2" office:value-type="string">
            <text:p text:style-name="P57"/>
          </table:table-cell>
          <table:table-cell table:style-name="Table16.E2" office:value-type="string">
            <text:p text:style-name="P57">xx</text:p>
          </table:table-cell>
        </table:table-row>
        <table:table-row>
          <table:table-cell table:style-name="Table16.A2" office:value-type="string">
            <text:p text:style-name="P58">2</text:p>
          </table:table-cell>
          <table:table-cell table:style-name="Table16.A2" office:value-type="string">
            <text:p text:style-name="P57">r(1, -1), r(5, 0), </text:p>
          </table:table-cell>
          <table:table-cell table:style-name="Table16.A2" office:value-type="string">
            <text:p text:style-name="P57">0</text:p>
          </table:table-cell>
          <table:table-cell table:style-name="Table16.A2" office:value-type="string">
            <text:p text:style-name="P57"/>
          </table:table-cell>
          <table:table-cell table:style-name="Table16.E2" office:value-type="string">
            <text:p text:style-name="P57">xa→Aa→S</text:p>
          </table:table-cell>
        </table:table-row>
        <table:table-row>
          <table:table-cell table:style-name="Table16.A2" office:value-type="string">
            <text:p text:style-name="P58">3</text:p>
          </table:table-cell>
          <table:table-cell table:style-name="Table16.A2" office:value-type="string">
            <text:p text:style-name="P57">r(3, -1), r(6, 0)</text:p>
          </table:table-cell>
          <table:table-cell table:style-name="Table16.A2" office:value-type="string">
            <text:p text:style-name="P57">0</text:p>
          </table:table-cell>
          <table:table-cell table:style-name="Table16.A2" office:value-type="string">
            <text:p text:style-name="P57"/>
          </table:table-cell>
          <table:table-cell table:style-name="Table16.E2" office:value-type="string">
            <text:p text:style-name="P57">xb→Bb→S</text:p>
          </table:table-cell>
        </table:table-row>
        <table:table-row>
          <table:table-cell table:style-name="Table16.A2" office:value-type="string">
            <text:p text:style-name="P58">4</text:p>
          </table:table-cell>
          <table:table-cell table:style-name="Table16.A2" office:value-type="string">
            <text:p text:style-name="P57">s(x), s(x), p {y→5, $→6} </text:p>
          </table:table-cell>
          <table:table-cell table:style-name="Table16.A2" office:value-type="string">
            <text:p text:style-name="P57">0, 1</text:p>
          </table:table-cell>
          <table:table-cell table:style-name="Table16.A2" office:value-type="string">
            <text:p text:style-name="P57"/>
          </table:table-cell>
          <table:table-cell table:style-name="Table16.E2" office:value-type="string">
            <text:p text:style-name="P57">xxz→xxzxx</text:p>
          </table:table-cell>
        </table:table-row>
        <table:table-row>
          <table:table-cell table:style-name="Table16.A2" office:value-type="string">
            <text:p text:style-name="P58">5</text:p>
          </table:table-cell>
          <table:table-cell table:style-name="Table16.A2" office:value-type="string">
            <text:p text:style-name="P57">r(1, -3), r(2, -2), r(2, -1), r(4, 0), a</text:p>
          </table:table-cell>
          <table:table-cell table:style-name="Table16.A2" office:value-type="string">
            <text:p text:style-name="P57">0, 1, 4</text:p>
          </table:table-cell>
          <table:table-cell table:style-name="Table16.A2" office:value-type="string">
            <text:p text:style-name="P57"/>
          </table:table-cell>
          <table:table-cell table:style-name="Table16.E2" office:value-type="string">
            <text:p text:style-name="P57">xxzxxy→xxAxxy→xAxy→Ay→S</text:p>
          </table:table-cell>
        </table:table-row>
        <table:table-row>
          <table:table-cell table:style-name="Table16.A2" office:value-type="string">
            <text:p text:style-name="P58">6</text:p>
          </table:table-cell>
          <table:table-cell table:style-name="Table16.A2" office:value-type="string">
            <text:p text:style-name="P57">r(3, -1), r(5, -1), a</text:p>
          </table:table-cell>
          <table:table-cell table:style-name="Table16.A2" office:value-type="string">
            <text:p text:style-name="P57">0, 1, 4</text:p>
          </table:table-cell>
          <table:table-cell table:style-name="Table16.A2" office:value-type="string">
            <text:p text:style-name="P57"/>
          </table:table-cell>
          <table:table-cell table:style-name="Table16.E2" office:value-type="string">
            <text:p text:style-name="P57">xxzxx$→B$→S$</text:p>
          </table:table-cell>
        </table:table-row>
        <text:soft-page-break/>
        <table:table-row>
          <table:table-cell table:style-name="Table16.A2" office:value-type="string">
            <text:p text:style-name="P58">7</text:p>
          </table:table-cell>
          <table:table-cell table:style-name="Table16.A2" office:value-type="string">
            <text:p text:style-name="P57">p {x→7, z→8}, s(x), r(2, 0)</text:p>
          </table:table-cell>
          <table:table-cell table:style-name="Table16.A2" office:value-type="string">
            <text:p text:style-name="P57">0, 1, 3/7...7/8</text:p>
          </table:table-cell>
          <table:table-cell table:style-name="Table16.A2" office:value-type="string">
            <text:p text:style-name="P57"/>
          </table:table-cell>
          <table:table-cell table:style-name="Table16.E2" office:value-type="string">
            <text:p text:style-name="P57">xxxx...→xxxx...x→xxxA</text:p>
          </table:table-cell>
        </table:table-row>
        <table:table-row>
          <table:table-cell table:style-name="Table16.A2" office:value-type="string">
            <text:p text:style-name="P58">8</text:p>
          </table:table-cell>
          <table:table-cell table:style-name="Table16.A2" office:value-type="string">
            <text:p text:style-name="P57">r(A)</text:p>
          </table:table-cell>
          <table:table-cell table:style-name="Table16.A2" office:value-type="string">
            <text:p text:style-name="P57">0, 1, 3/7</text:p>
          </table:table-cell>
          <table:table-cell table:style-name="Table16.A2" office:value-type="string">
            <text:p text:style-name="P57"/>
          </table:table-cell>
          <table:table-cell table:style-name="Table16.E2" office:value-type="string">
            <text:p text:style-name="P57">xxx...z→xxx...A</text:p>
          </table:table-cell>
        </table:table-row>
      </table:table>
      <text:p text:style-name="P2">Example</text:p>
      <text:p text:style-name="Standard"/>
      <text:p text:style-name="P31">[todo: BUSY HERE]....</text:p>
      <text:h text:style-name="P136" text:outline-level="3">Building the parse matches: Leaving the parse trees in reverse</text:h>
      <text:p text:style-name="P73">The simplest solution to the reverse order of parse trees is to simply ignore the issue and use the trees as is. This may be appropriate if the tree data structure is designed to iterate through children in reverse or if the tree is processed by further transformation tools that do not require human intervention. However, in other cases this will not be appropriate and we need to output the data structure in a user friendly format. For this we'll need to consider one of the strategies that follows...</text:p>
      <text:h text:style-name="P136" text:outline-level="3">Building the parse matches: Parsing in reverse</text:h>
      <text:p text:style-name="P73">It is possible to generate the correct parse tree by simply reversing our parser. In other words if we process the input stream in reverse and instead build our parse table to parse in reverse order, we can then build the correct parse tree by applying the translation pass from back-to-front in linear time. Although theoretically the algorithm stays more-or-less the same as, we have rejected this solution in our parser for the simple reason that most programming language grammars will have far more complex lookahead when parsed in reverse (because programming languages are also designed to be read from left to right by humans, giving context early on in an expression). Thus, practically, programming language grammars will have much better recognition performance when parsed from left-to-right.</text:p>
      <text:h text:style-name="Heading_20_1" text:outline-level="1">Proofs of correctness</text:h>
      <text:h text:style-name="Heading_20_2" text:outline-level="2">Overview (informal proof)</text:h>
      <text:p text:style-name="P71">Terminology</text:p>
      <text:p text:style-name="Text_20_body"><text:tab/>Each row in the action table is refered to as a <text:span text:style-name="T8">parse state</text:span>.</text:p>
      <text:p text:style-name="P78"><text:span text:style-name="T13">When a parse state does not end in a pivot (i.e. the row of actions is fully deterministic: no more decisions are made and we return to the previous state at the end of it), the parse state is refered to as a </text:span><text:span text:style-name="T8">leaf parse state</text:span><text:span text:style-name="T13">.</text:span></text:p>
      <text:p text:style-name="Text_20_body">The proof of the correctness of this algorithm rests on the observation that all reductions requiring look-ahead can be determined using only the <text:span text:style-name="T8">path</text:span> that the algorithm has taken through the action table up to a <text:span text:style-name="T8">leaf parse state</text:span>.</text:p>
      <text:p text:style-name="Text_20_body">So how do we determine whether to reduce a reduction? Firstly we know that the non-terminal is preceded by some string of tokens, the non-terminal itself contains some string of tokens and finally it is followed by another string of tokens. (context-freeness?). </text:p>
      <text:p text:style-name="Text_20_body"/>
      <text:p text:style-name="Text_20_body"/>
      <text:h text:style-name="Heading_20_2" text:outline-level="2">Parser construction</text:h>
      <text:p text:style-name="Text_20_body">(TODO: This needs lots of work. Also see Earley parsing for some ideas)</text:p>
      <text:p text:style-name="Text_20_body"><text:soft-page-break/>While we know what our parsing tables should look like, we don't have an algorithm for constructing them in the first place... <text:span text:style-name="T8">[todo]</text:span></text:p>
      <text:p text:style-name="P73">The technique used to construct the parse table is similar to the parsing actions of an earley parser:</text:p>
      <text:list xml:id="list290381505" text:style-name="L31">
        <text:list-item>
          <text:p text:style-name="P128">Get all the rules that the input can possibly start with (RulesSet)</text:p>
        </text:list-item>
        <text:list-item>
          <text:p text:style-name="P128">Get the first set for each rule and union them all together (FirstTerminals)</text:p>
        </text:list-item>
        <text:list-item>
          <text:p text:style-name="P128">If output a shift action for the single terminal in the first set (continue to 6)</text:p>
        </text:list-item>
        <text:list-item>
          <text:p text:style-name="P128">If size(FirstTerminals) &gt; 1 output a pivot action and append size(FirstTerminals) new rows (continue to 5 for each terminal in the set / appended row)</text:p>
        </text:list-item>
        <text:list-item>
          <text:p text:style-name="P128">For each possible terminal in the first set with their corresponding row, eliminate the rules that are no longer possible... (and todo...)</text:p>
        </text:list-item>
        <text:list-item>
          <text:p text:style-name="P128">Get the follow set for the terminal using the remaining rules + 1 terminal</text:p>
        </text:list-item>
      </text:list>
      <text:h text:style-name="Heading_20_1" text:outline-level="1">Implementation</text:h>
      <text:h text:style-name="Heading_20_2" text:outline-level="2">Flattening the action table</text:h>
      <text:p text:style-name="P68">[todo]</text:p>
      <text:h text:style-name="Heading_20_2" text:outline-level="2">Binary indexed pivot tables</text:h>
      <text:p text:style-name="P68">[todo]</text:p>
      <text:h text:style-name="P132" text:outline-level="2"><text:bookmark-start text:name="DDE_LINK4"/>Shuffling non-terminals after parsing<text:bookmark-end text:name="DDE_LINK4"/></text:h>
      <text:h text:style-name="P132" text:outline-level="2">Adding extensions for disambiguating grammars</text:h>
      <text:p text:style-name="P73">Similar to LR parsers, many ambiguities can be easily removed by adding precedence rules. This is especially true for grammars if ... if ... else type of rules. In this case we either wish to make the else bind tightly or loosely. When ambiguity like this is present the parser, it manifests itself as a shift-reduce conflict. To resolve the conflict we simply need to give the parser an additional rule which forces it to choose either the shift action (bind the else rule tightly to the closest if) or the reduce action (bind the else rule loosely to the top-most if).</text:p>
      <text:h text:style-name="Heading_20_1" text:outline-level="1"><text:bookmark-start text:name="DDE_LINK"/>Results<text:bookmark-end text:name="DDE_LINK"/></text:h>
      <text:p text:style-name="Standard">........</text:p>
      <text:h text:style-name="Heading_20_1" text:outline-level="1">Conclusions</text:h>
      <text:p text:style-name="Text_20_body">...........</text:p>
      <text:h text:style-name="Heading_20_2" text:outline-level="2">Redundancy</text:h>
      <text:p text:style-name="Text_20_body">1. The former is achieved in our algorithm by noticing that a lookahead greater than one is very rarely necessary. <text:span text:style-name="T15">Thus we limit our look ahead to 1 except when the necessity to look further is required.</text:span><text:span text:style-name="T16"> Thus we look-ahead only as far as we need to (which is very rarely &gt; 1). In cases where </text:span><text:span text:style-name="T16">lookahead = 0, we perform no lookahead, we simply shift and reduce in a predetermined way.</text:span></text:p>
      <text:p text:style-name="Standard"><text:soft-page-break/></text:p>
      <text:p text:style-name="P16">2. We can make a further improvement to the parse table size by merging two different but related actions. This obviously also decreases the number of required states. We offer the following composite actions:</text:p>
      <text:list xml:id="list1120970232" text:style-name="L32">
        <text:list-item>
          <text:p text:style-name="P114">Shift-reduce (Perform a shift and reduce in one).</text:p>
        </text:list-item>
      </text:list>
      <text:p text:style-name="Standard"/>
      <text:p text:style-name="P16">3. LARL table compression</text:p>
      <text:p text:style-name="Standard">4. Observation: The pivot table is sparse. Binary indexing removes empty cells</text:p>
      <text:p text:style-name="P16">5. Each state has an “error” token. We can remove this and instead make an index of states with their number of non-empty collumns</text:p>
      <text:h text:style-name="Heading_20_1" text:outline-level="1">Future work</text:h>
      <text:h text:style-name="Heading_20_2" text:outline-level="2">Other Context-free grammars (that are not LR(k)):</text:h>
      <table:table table:name="Table15" table:style-name="Table15">
        <table:table-column table:style-name="Table15.A"/>
        <table:table-column table:style-name="Table15.B"/>
        <table:table-row>
          <table:table-cell table:style-name="Table15.A1" office:value-type="string">
            <text:p text:style-name="Standard">1. <text:span text:style-name="T3">A → x</text:span></text:p>
            <text:p text:style-name="Standard">2. <text:span text:style-name="T3">A → xAx<text:line-break/></text:span>3. <text:span text:style-name="T3">S → Ay</text:span></text:p>
          </table:table-cell>
          <table:table-cell table:style-name="Table15.A1" office:value-type="string">
            <text:p text:style-name="Table_20_Contents">with this string: xxxxxy</text:p>
          </table:table-cell>
        </table:table-row>
      </table:table>
      <text:h text:style-name="Heading_20_2" text:outline-level="2">Context sensitive grammars:</text:h>
      <text:p text:style-name="Text_20_body"/>
      <text:h text:style-name="Heading_20_2" text:outline-level="2">Etc:</text:h>
      <text:p text:style-name="Text_20_body">There are still many things left to discuss</text:p>
      <text:list xml:id="list243635574" text:style-name="L33">
        <text:list-item>
          <text:p text:style-name="P129">Extend the parser for ambiguous grammars (which is important for natural language processing). It might be possible to do this by using ignore actions which is resolved in two or more different ways in order to produce to or more strings... (This will probably have n2 worst-case performance???, but if everything goes well, resolving two ambiguous strings should be pretty quick since the main parse step has already done the hard work...?)</text:p>
          <text:list>
            <text:list-item>
              <text:p text:style-name="P129">I.e. Generalized left-to-right parsing with delayed reductions (GLD-parsing)</text:p>
            </text:list-item>
          </text:list>
        </text:list-item>
        <text:list-item>
          <text:p text:style-name="P129">Discuss extensions: <text:s/>recovery</text:p>
          <text:list>
            <text:list-item>
              <text:p text:style-name="P129">How would we implement error recovery? This is exceedingly important for a production parser.</text:p>
            </text:list-item>
            <text:list-item>
              <text:p text:style-name="P129">Semantic actions.</text:p>
            </text:list-item>
            <text:list-item>
              <text:p text:style-name="P129">Resolving ambiguous grammars (My current implementation already solves this using user-specified precedence rules in order to do away with shift-reduce errors).</text:p>
            </text:list-item>
            <text:list-item>
              <text:p text:style-name="P129">Solving the notorious “lexer hack”.</text:p>
              <text:list>
                <text:list-item>
                  <text:p text:style-name="P129">Probably by using semantic actions?</text:p>
                </text:list-item>
                <text:list-item>
                  <text:p text:style-name="P129">Possibly by integrating a identifier dictionary for classification, but this is a long shot that's unlikely to be flexible enough in practice...</text:p>
                </text:list-item>
              </text:list>
            </text:list-item>
          </text:list>
        </text:list-item>
        <text:list-item>
          <text:p text:style-name="P129">Compare our direct table-based parsing with generated parsers:</text:p>
          <text:list>
            <text:list-item>
              <text:p text:style-name="P129">E.g. Bison</text:p>
            </text:list-item>
            <text:list-item>
              <text:p text:style-name="P129">Compare time and space efficiency.</text:p>
            </text:list-item>
            <text:list-item>
              <text:p text:style-name="P129"><text:soft-page-break/>What is the cost of interpreting the table-based parser tokens?</text:p>
            </text:list-item>
            <text:list-item>
              <text:p text:style-name="P129">Is a table-based approach more or less user-friendly?</text:p>
            </text:list-item>
            <text:list-item>
              <text:p text:style-name="P129">Using dispatch-by-value to interpret output tokens</text:p>
            </text:list-item>
          </text:list>
        </text:list-item>
        <text:list-item>
          <text:p text:style-name="P129">Compare algorithm to Earley parsers</text:p>
        </text:list-item>
        <text:list-item>
          <text:p text:style-name="P129">Further optimizations?</text:p>
          <text:list>
            <text:list-item>
              <text:p text:style-name="P129">How could the algorithm can be made suitable for parallel processing? Is this really desirable? (For compilers it is easier to simply parse multiple files at once or continue compilation of previously parsed files in separate thread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Text_20_body" style:class="text" style:default-outline-level="4">
      <style:text-properties fo:color="#c0c0c0"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Raistlin Masjere</meta:initial-creator>
    <meta:creation-date>2009-01-28T17:57:43</meta:creation-date>
    <dc:date>2009-04-24T00:32:57</dc:date>
    <meta:editing-cycles>477</meta:editing-cycles>
    <meta:editing-duration>PT187H03M00S</meta:editing-duration>
    <meta:document-statistic meta:table-count="39" meta:image-count="2" meta:object-count="0" meta:page-count="35" meta:paragraph-count="1906" meta:word-count="11254" meta:character-count="60374"/>
    <meta:user-defined meta:name="Info 1"/>
    <meta:user-defined meta:name="Info 2"/>
    <meta:user-defined meta:name="Info 3"/>
    <meta:user-defined meta:name="Info 4"/>
  </office:meta>
</office:document-meta>
</file>